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style:font-face style:name="Liberation Sans1" svg:font-family="&quot;Liberation Sans1&quot;"/>
    <style:font-face style:name="Vani" svg:font-family="Vani"/>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none" fo:border-left="2pt solid #000000" fo:border-right="none"/>
    </style:style>
    <style:style style:name="ce3" style:family="table-cell" style:parent-style-name="Default" style:data-style-name="N0">
      <style:table-cell-properties fo:border-top="2pt solid #000000" fo:border-bottom="none" fo:border-left="none" fo:border-right="none"/>
    </style:style>
    <style:style style:name="ce4" style:family="table-cell" style:parent-style-name="Default" style:data-style-name="N0">
      <style:table-cell-properties fo:border-top="2pt solid #000000" fo:border-bottom="none" fo:border-left="none" fo:border-right="2pt solid #000000"/>
    </style:style>
    <style:style style:name="ce5" style:family="table-cell" style:parent-style-name="Default" style:data-style-name="N0">
      <style:table-cell-properties fo:border-top="none" fo:border-bottom="none" fo:border-left="2pt solid #000000" fo:border-right="none"/>
    </style:style>
    <style:style style:name="ce6" style:family="table-cell" style:parent-style-name="Default" style:data-style-name="N0">
      <style:table-cell-properties style:vertical-align="middle" fo:wrap-option="wrap" style:repeat-content="false"/>
      <style:paragraph-properties fo:text-align="center"/>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fo:border-top="none" fo:border-bottom="none" fo:border-left="none" fo:border-right="2pt solid #000000"/>
    </style:style>
    <style:style style:name="ce9"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fo:text-shadow="1pt 1pt" style:font-family-generic="swiss"/>
    </style:style>
    <style:style style:name="ce10" style:family="table-cell" style:parent-style-name="Default" style:data-style-name="N0">
      <style:table-cell-properties style:vertical-align="automatic" fo:wrap-option="wrap" style:repeat-content="false"/>
      <style:paragraph-properties fo:text-align="center"/>
      <style:text-properties style:font-name="Arial" style:font-name-asian="Arial" style:font-name-complex="Arial" style:font-family-generic="swiss"/>
    </style:style>
    <style:style style:name="ce11"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style:font-family-generic="swiss"/>
    </style:style>
    <style:style style:name="ce12" style:family="table-cell" style:parent-style-name="Default" style:data-style-name="N0">
      <style:table-cell-properties style:vertical-align="middle" fo:wrap-option="wrap" style:shrink-to-fit="true" style:repeat-content="false"/>
      <style:paragraph-properties fo:text-align="center"/>
      <style:text-properties style:font-name="Arial" style:font-name-asian="Arial" style:font-name-complex="Arial" fo:font-size="10pt" style:font-size-asian="10pt" style:font-size-complex="10pt" fo:text-shadow="1pt 1pt" style:font-family-generic="swiss"/>
    </style:style>
    <style:style style:name="ce13" style:family="table-cell" style:parent-style-name="Default" style:data-style-name="N0">
      <style:table-cell-properties style:vertical-align="automatic" fo:wrap-option="wrap" style:repeat-content="false"/>
      <style:paragraph-properties fo:text-align="center"/>
    </style:style>
    <style:style style:name="ce14"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center"/>
    </style:style>
    <style:style style:name="ce16" style:family="table-cell" style:parent-style-name="Default" style:data-style-name="N0">
      <style:table-cell-properties style:vertical-align="automatic" fo:wrap-option="wrap"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7"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8"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font-family-generic="swiss"/>
    </style:style>
    <style:style style:name="ce19"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style:font-family-generic="swiss"/>
    </style:style>
    <style:style style:name="ce2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able-cell-properties fo:border-top="none" fo:border-bottom="2pt solid #000000" fo:border-left="2pt solid #000000" fo:border-right="none"/>
    </style:style>
    <style:style style:name="ce22" style:family="table-cell" style:parent-style-name="Default" style:data-style-name="N0">
      <style:table-cell-properties fo:border-top="none" fo:border-bottom="2pt solid #000000" fo:border-left="none" fo:border-right="none"/>
    </style:style>
    <style:style style:name="ce23" style:family="table-cell" style:parent-style-name="Default" style:data-style-name="N0">
      <style:table-cell-properties fo:border-top="none" fo:border-bottom="2pt solid #000000" fo:border-left="none" fo:border-right="2pt solid #000000"/>
    </style:style>
    <style:style style:name="ce24" style:family="table-cell" style:parent-style-name="Default" style:data-style-name="N0">
      <style:table-cell-properties style:vertical-align="middle" fo:wrap-option="wrap" style:repeat-content="false"/>
      <style:paragraph-properties fo:text-align="center"/>
      <style:text-properties fo:font-size="24pt" style:font-size-asian="24pt" style:font-size-complex="24pt" fo:font-weight="bold" style:font-weight-asian="bold" style:font-weight-complex="bold"/>
    </style:style>
    <style:style style:name="ce25"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26" style:family="table-cell" style:parent-style-name="Default" style:data-style-name="N0"/>
    <style:style style:name="ce27" style:family="table-cell" style:parent-style-name="Default" style:data-style-name="N0">
      <style:table-cell-properties fo:border-top="none" fo:border-bottom="2pt solid #000000" fo:border-left="none" fo:border-right="none" fo:background-color="transparent"/>
    </style:style>
    <style:style style:name="ce28" style:family="table-cell" style:parent-style-name="Default" style:data-style-name="N0">
      <style:table-cell-properties fo:border="thin solid #000000" style:vertical-align="automatic"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9"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0" style:family="table-cell" style:parent-style-name="Default" style:data-style-name="N0">
      <style:table-cell-properties style:vertical-align="middle" style:repeat-content="false"/>
      <style:paragraph-properties fo:text-align="center"/>
    </style:style>
    <style:style style:name="ce31"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32"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3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4"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5"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36" style:family="table-cell" style:parent-style-name="Default" style:data-style-name="N0">
      <style:table-cell-properties fo:border-top="thin solid #000000" fo:border-bottom="none" fo:border-left="none" fo:border-right="none" fo:background-color="transparent"/>
    </style:style>
    <style:style style:name="ce3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38" style:family="table-cell" style:parent-style-name="Default" style:data-style-name="N0">
      <style:table-cell-properties style:cell-protect="hidden-and-protected"/>
    </style:style>
    <style:style style:name="ce39" style:family="table-cell" style:parent-style-name="Default" style:data-style-name="N0">
      <style:table-cell-properties style:vertical-align="middle" fo:background-color="transparent" style:cell-protect="hidden-and-protected" style:repeat-content="false"/>
      <style:paragraph-properties fo:text-align="center"/>
      <style:text-properties fo:color="#FFFFFF" fo:font-weight="bold" style:font-weight-asian="bold" style:font-weight-complex="bold"/>
    </style:style>
    <style:style style:name="ce40" style:family="table-cell" style:parent-style-name="Default" style:data-style-name="N0">
      <style:table-cell-properties style:vertical-align="middle" style:cell-protect="hidden-and-protected"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style:cell-protect="hidden-and-protected"/>
      <style:text-properties fo:font-weight="bold" style:font-weight-asian="bold" style:font-weight-complex="bold"/>
    </style:style>
    <style:style style:name="ce42" style:family="table-cell" style:parent-style-name="Default" style:data-style-name="N0">
      <style:table-cell-properties fo:border-top="2pt solid #000000" fo:border-bottom="none" fo:border-left="2pt solid #000000" fo:border-right="none" style:cell-protect="hidden-and-protected"/>
    </style:style>
    <style:style style:name="ce43" style:family="table-cell" style:parent-style-name="Default" style:data-style-name="N0">
      <style:table-cell-properties fo:border-top="2pt solid #000000" fo:border-bottom="none" fo:border-left="none" fo:border-right="none" style:vertical-align="middle" fo:background-color="transparent" style:cell-protect="hidden-and-protected" style:repeat-content="false"/>
      <style:paragraph-properties fo:text-align="center"/>
      <style:text-properties fo:color="#FFFFFF" fo:font-weight="bold" style:font-weight-asian="bold" style:font-weight-complex="bold"/>
    </style:style>
    <style:style style:name="ce44" style:family="table-cell" style:parent-style-name="Default" style:data-style-name="N0">
      <style:table-cell-properties fo:border-top="2pt solid #000000" fo:border-bottom="none" fo:border-left="none" fo:border-right="none" style:cell-protect="hidden-and-protected"/>
    </style:style>
    <style:style style:name="ce45" style:family="table-cell" style:parent-style-name="Default" style:data-style-name="N0">
      <style:table-cell-properties fo:border-top="2pt solid #000000" fo:border-bottom="none" fo:border-left="none" fo:border-right="2pt solid #000000" style:cell-protect="hidden-and-protected"/>
    </style:style>
    <style:style style:name="ce46" style:family="table-cell" style:parent-style-name="Default" style:data-style-name="N0">
      <style:table-cell-properties fo:border-top="none" fo:border-bottom="none" fo:border-left="2pt solid #000000" fo:border-right="none" style:cell-protect="hidden-and-protected"/>
    </style:style>
    <style:style style:name="ce47" style:family="table-cell" style:parent-style-name="Default" style:data-style-name="N0">
      <style:table-cell-properties fo:border-top="none" fo:border-bottom="none" fo:border-left="none" fo:border-right="2pt solid #000000" style:cell-protect="hidden-and-protected"/>
    </style:style>
    <style:style style:name="ce48" style:family="table-cell" style:parent-style-name="Default" style:data-style-name="N0">
      <style:table-cell-properties style:vertical-align="middle" style:cell-protect="hidden-and-protected" style:repeat-content="false"/>
      <style:paragraph-properties fo:text-align="center"/>
      <style:text-properties fo:font-style="italic" style:font-style-asian="italic" style:font-style-complex="italic" fo:font-weight="bold" style:font-weight-asian="bold" style:font-weight-complex="bold"/>
    </style:style>
    <style:style style:name="ce49" style:family="table-cell" style:parent-style-name="Default" style:data-style-name="N0">
      <style:table-cell-properties style:vertical-align="middle" fo:wrap-option="wrap" style:cell-protect="hidden-and-protected" style:repeat-content="false"/>
      <style:paragraph-properties fo:text-align="center"/>
      <style:text-properties fo:font-weight="bold" style:font-weight-asian="bold" style:font-weight-complex="bold"/>
    </style:style>
    <style:style style:name="ce50" style:family="table-cell" style:parent-style-name="Default" style:data-style-name="N0">
      <style:table-cell-properties fo:border="thin solid #000000" style:vertical-align="automatic" style:cell-protect="hidden-and-protected"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fo:background-color="transparent" style:cell-protect="hidden-and-protected"/>
    </style:style>
    <style:style style:name="ce52" style:family="table-cell" style:parent-style-name="Default" style:data-style-name="N0">
      <style:table-cell-properties fo:border="thin solid #000000" fo:background-color="#808080" style:cell-protect="hidden-and-protected"/>
    </style:style>
    <style:style style:name="ce53" style:family="table-cell" style:parent-style-name="Default" style:data-style-name="N0">
      <style:table-cell-properties fo:border="thin solid #000000" fo:background-color="#E9E6E6" style:cell-protect="hidden-and-protected"/>
    </style:style>
    <style:style style:name="ce54" style:family="table-cell" style:parent-style-name="Default" style:data-style-name="N0">
      <style:table-cell-properties fo:border="thin solid #000000" style:vertical-align="automatic" fo:background-color="transparent" style:cell-protect="hidden-and-protected" style:repeat-content="false"/>
      <style:paragraph-properties fo:text-align="center"/>
      <style:text-properties fo:font-weight="bold" style:font-weight-asian="bold" style:font-weight-complex="bold"/>
    </style:style>
    <style:style style:name="ce55" style:family="table-cell" style:parent-style-name="Default" style:data-style-name="N37">
      <style:table-cell-properties fo:border="thin solid #000000" style:vertical-align="automatic" fo:background-color="#E9E6E6" style:cell-protect="hidden-and-protected" style:repeat-content="false"/>
      <style:paragraph-properties fo:text-align="end" fo:margin-right="0cm"/>
    </style:style>
    <style:style style:name="ce56" style:family="table-cell" style:parent-style-name="Default" style:data-style-name="N0">
      <style:table-cell-properties fo:border="thin solid #000000" fo:background-color="transparent" style:cell-protect="hidden-and-protected"/>
      <style:text-properties fo:font-weight="bold" style:font-weight-asian="bold" style:font-weight-complex="bold"/>
    </style:style>
    <style:style style:name="ce57" style:family="table-cell" style:parent-style-name="Default" style:data-style-name="N0">
      <style:table-cell-properties fo:background-color="transparent" style:cell-protect="hidden-and-protected"/>
      <style:text-properties fo:font-weight="bold" style:font-weight-asian="bold" style:font-weight-complex="bold"/>
    </style:style>
    <style:style style:name="ce58" style:family="table-cell" style:parent-style-name="Default" style:data-style-name="N0">
      <style:table-cell-properties fo:border="thin solid #000000" style:cell-protect="hidden-and-protected"/>
    </style:style>
    <style:style style:name="ce59" style:family="table-cell" style:parent-style-name="Default" style:data-style-name="N0">
      <style:table-cell-properties fo:border="thin solid #000000" fo:background-color="#C0DAE1" style:cell-protect="none"/>
    </style:style>
    <style:style style:name="ce60" style:family="table-cell" style:parent-style-name="Default" style:data-style-name="N0">
      <style:table-cell-properties fo:border-top="none" fo:border-bottom="none" fo:border-left="none" fo:border-right="2pt solid #000000" fo:background-color="transparent" style:cell-protect="hidden-and-protected"/>
    </style:style>
    <style:style style:name="ce61" style:family="table-cell" style:parent-style-name="Default" style:data-style-name="N38">
      <style:table-cell-properties fo:background-color="transparent" style:cell-protect="hidden-and-protected"/>
    </style:style>
    <style:style style:name="ce62" style:family="table-cell" style:parent-style-name="Default" style:data-style-name="N0">
      <style:table-cell-properties style:vertical-align="middle" style:cell-protect="hidden-and-protected" style:repeat-content="false"/>
      <style:paragraph-properties fo:text-align="center"/>
    </style:style>
    <style:style style:name="ce63" style:family="table-cell" style:parent-style-name="Default" style:data-style-name="N0">
      <style:table-cell-properties fo:border="thin solid #000000" style:vertical-align="middle" style:cell-protect="hidden-and-protected" style:repeat-content="false"/>
      <style:paragraph-properties fo:text-align="end" fo:margin-right="0cm"/>
      <style:text-properties style:font-name="Liberation Sans1" style:font-name-asian="Liberation Sans1" style:font-name-complex="Liberation Sans1" fo:font-size="16pt" style:font-size-asian="16pt" style:font-size-complex="16pt" fo:font-weight="bold" style:font-weight-asian="bold" style:font-weight-complex="bold"/>
    </style:style>
    <style:style style:name="ce64" style:family="table-cell" style:parent-style-name="Default" style:data-style-name="N0">
      <style:table-cell-properties fo:border="thin solid #000000" style:vertical-align="middle" style:cell-protect="hidden-and-protected" style:repeat-content="false"/>
      <style:paragraph-properties fo:text-align="start" fo:margin-left="0cm"/>
    </style:style>
    <style:style style:name="ce65" style:family="table-cell" style:parent-style-name="Default" style:data-style-name="N0">
      <style:table-cell-properties fo:border="thin solid #000000" style:vertical-align="middle" style:cell-protect="hidden-and-protected" style:repeat-content="false"/>
      <style:paragraph-properties fo:text-align="end" fo:margin-right="0cm"/>
      <style:text-properties fo:font-size="16pt" style:font-size-asian="16pt" style:font-size-complex="16pt" fo:font-weight="bold" style:font-weight-asian="bold" style:font-weight-complex="bold"/>
    </style:style>
    <style:style style:name="ce66" style:family="table-cell" style:parent-style-name="Default" style:data-style-name="N36">
      <style:table-cell-properties fo:border="thin solid #000000" style:vertical-align="middle" style:cell-protect="hidden-and-protected" style:repeat-content="false"/>
      <style:paragraph-properties fo:text-align="start" fo:margin-left="0cm"/>
    </style:style>
    <style:style style:name="ce67" style:family="table-cell" style:parent-style-name="Default" style:data-style-name="N0">
      <style:table-cell-properties fo:border-top="none" fo:border-bottom="2pt solid #000000" fo:border-left="2pt solid #000000" fo:border-right="none" style:cell-protect="hidden-and-protected"/>
    </style:style>
    <style:style style:name="ce68" style:family="table-cell" style:parent-style-name="Default" style:data-style-name="N0">
      <style:table-cell-properties fo:border-top="none" fo:border-bottom="2pt solid #000000" fo:border-left="none" fo:border-right="none" style:cell-protect="hidden-and-protected"/>
    </style:style>
    <style:style style:name="ce69" style:family="table-cell" style:parent-style-name="Default" style:data-style-name="N0">
      <style:table-cell-properties fo:border-top="none" fo:border-bottom="2pt solid #000000" fo:border-left="none" fo:border-right="2pt solid #000000" style:cell-protect="hidden-and-protected"/>
    </style:style>
    <style:style style:name="ce70" style:family="table-cell" style:parent-style-name="Default" style:data-style-name="N0">
      <style:table-cell-properties fo:background-color="#808080"/>
    </style:style>
    <style:style style:name="ce71" style:family="table-cell" style:parent-style-name="Default" style:data-style-name="N0">
      <style:table-cell-properties style:vertical-align="middle" fo:background-color="#808080" style:cell-protect="hidden-and-protected" style:repeat-content="false"/>
      <style:paragraph-properties fo:text-align="center"/>
      <style:text-properties fo:color="#FFFFFF" fo:font-weight="bold" style:font-weight-asian="bold" style:font-weight-complex="bold"/>
    </style:style>
    <style:style style:name="ce72" style:family="table-cell" style:parent-style-name="Default" style:data-style-name="N0">
      <style:table-cell-properties style:vertical-align="middle" style:cell-protect="hidden-and-protected" style:repeat-content="false"/>
      <style:paragraph-properties fo:text-align="center"/>
      <style:text-properties fo:font-style="italic" style:font-style-asian="italic" style:font-style-complex="italic" fo:font-weight="bold" style:font-weight-asian="bold" style:font-weight-complex="bold"/>
    </style:style>
    <style:style style:name="ce73" style:family="table-cell" style:parent-style-name="Default" style:data-style-name="N0">
      <style:table-cell-properties style:vertical-align="middle" style:cell-protect="hidden-and-protected" style:repeat-content="false"/>
      <style:paragraph-properties fo:text-align="center"/>
      <style:text-properties fo:font-weight="bold" style:font-weight-asian="bold" style:font-weight-complex="bold"/>
    </style:style>
    <style:style style:name="ce74" style:family="table-cell" style:parent-style-name="Default" style:data-style-name="N0">
      <style:table-cell-properties style:vertical-align="middle" fo:wrap-option="wrap" style:cell-protect="hidden-and-protected" style:repeat-content="false"/>
      <style:paragraph-properties fo:text-align="center"/>
      <style:text-properties fo:font-weight="bold" style:font-weight-asian="bold" style:font-weight-complex="bold"/>
    </style:style>
    <style:style style:name="ce75" style:family="table-cell" style:parent-style-name="Default" style:data-style-name="N0">
      <style:table-cell-properties style:vertical-align="middle" style:repeat-content="false"/>
      <style:paragraph-properties fo:text-align="start" fo:margin-left="0cm"/>
    </style:style>
    <style:style style:name="ce76" style:family="table-cell" style:parent-style-name="Default" style:data-style-name="N0">
      <style:table-cell-properties style:vertical-align="middle" style:cell-protect="hidden-and-protected" style:repeat-content="false"/>
      <style:paragraph-properties fo:text-align="start" fo:margin-left="0cm"/>
    </style:style>
    <style:style style:name="ce77" style:family="table-cell" style:parent-style-name="Default" style:data-style-name="N0">
      <style:table-cell-properties style:vertical-align="middle" fo:wrap-option="wrap" style:cell-protect="hidden-and-protected" style:repeat-content="false"/>
      <style:paragraph-properties fo:text-align="center"/>
      <style:text-properties fo:color="#CE181E" fo:font-weight="bold" style:font-weight-asian="bold" style:font-weight-complex="bold"/>
    </style:style>
    <style:style style:name="ce78" style:family="table-cell" style:parent-style-name="Default" style:data-style-name="N0">
      <style:table-cell-properties style:vertical-align="middle" fo:background-color="transparent" style:repeat-content="false"/>
      <style:paragraph-properties fo:text-align="center"/>
      <style:text-properties fo:color="#FFFFFF" fo:font-weight="bold" style:font-weight-asian="bold" style:font-weight-complex="bold"/>
    </style:style>
    <style:style style:name="ce79" style:family="table-cell" style:parent-style-name="Default" style:data-style-name="N0">
      <style:table-cell-properties fo:background-color="transparent"/>
    </style:style>
    <style:style style:name="ce80" style:family="table-cell" style:parent-style-name="Default" style:data-style-name="N0">
      <style:table-cell-properties style:vertical-align="automatic" fo:background-color="transparent" style:repeat-content="false"/>
      <style:paragraph-properties fo:text-align="center"/>
    </style:style>
    <style:style style:name="ce81" style:family="table-cell" style:parent-style-name="Default" style:data-style-name="N0">
      <style:text-properties fo:font-weight="bold" style:font-weight-asian="bold" style:font-weight-complex="bold"/>
    </style:style>
    <style:style style:name="ce82" style:family="table-cell" style:parent-style-name="Default" style:data-style-name="N0">
      <style:table-cell-properties fo:border-top="2pt solid #000000" fo:border-bottom="none" fo:border-left="none" fo:border-right="none" fo:background-color="transparent"/>
    </style:style>
    <style:style style:name="ce83" style:family="table-cell" style:parent-style-name="Default" style:data-style-name="N0">
      <style:table-cell-properties fo:border-top="2pt solid #000000" fo:border-bottom="none" fo:border-left="none" fo:border-right="none" style:vertical-align="automatic" fo:background-color="transparent" style:repeat-content="false"/>
      <style:paragraph-properties fo:text-align="center"/>
    </style:style>
    <style:style style:name="ce84" style:family="table-cell" style:parent-style-name="Default" style:data-style-name="N0">
      <style:table-cell-properties style:vertical-align="middle" style:repeat-content="false"/>
      <style:paragraph-properties fo:text-align="center"/>
      <style:text-properties fo:font-style="italic" style:font-style-asian="italic" style:font-style-complex="italic" fo:font-weight="bold" style:font-weight-asian="bold" style:font-weight-complex="bold"/>
    </style:style>
    <style:style style:name="ce85"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e86" style:family="table-cell" style:parent-style-name="Default" style:data-style-name="N0">
      <style:table-cell-properties fo:border="thin solid #000000" style:vertical-align="automatic" style:cell-protect="none" style:repeat-content="false"/>
      <style:paragraph-properties fo:text-align="center"/>
      <style:text-properties fo:font-weight="bold" style:font-weight-asian="bold" style:font-weight-complex="bold"/>
    </style:style>
    <style:style style:name="ce87" style:family="table-cell" style:parent-style-name="Default" style:data-style-name="N0">
      <style:table-cell-properties fo:border="thin solid #000000" fo:background-color="#808080"/>
    </style:style>
    <style:style style:name="ce88" style:family="table-cell" style:parent-style-name="Default" style:data-style-name="N0">
      <style:table-cell-properties fo:border="thin solid #000000" fo:background-color="#E9E6E6"/>
    </style:style>
    <style:style style:name="ce89" style:family="table-cell" style:parent-style-name="Default" style:data-style-name="N0">
      <style:table-cell-properties fo:border="thin solid #000000" style:vertical-align="automatic" fo:background-color="transparent" style:repeat-content="false"/>
      <style:paragraph-properties fo:text-align="center"/>
      <style:text-properties fo:font-weight="bold" style:font-weight-asian="bold" style:font-weight-complex="bold"/>
    </style:style>
    <style:style style:name="ce90" style:family="table-cell" style:parent-style-name="Default" style:data-style-name="N38">
      <style:table-cell-properties fo:border="thin solid #000000" fo:background-color="#E9E6E6"/>
    </style:style>
    <style:style style:name="ce91" style:family="table-cell" style:parent-style-name="Default" style:data-style-name="N0">
      <style:table-cell-properties fo:border="thin solid #000000" fo:background-color="transparent"/>
      <style:text-properties fo:font-weight="bold" style:font-weight-asian="bold" style:font-weight-complex="bold"/>
    </style:style>
    <style:style style:name="ce92" style:family="table-cell" style:parent-style-name="Default" style:data-style-name="N0">
      <style:table-cell-properties fo:background-color="transparent"/>
      <style:text-properties fo:font-weight="bold" style:font-weight-asian="bold" style:font-weight-complex="bold"/>
    </style:style>
    <style:style style:name="ce93" style:family="table-cell" style:parent-style-name="Default" style:data-style-name="N0">
      <style:table-cell-properties fo:border="thin solid #000000"/>
    </style:style>
    <style:style style:name="ce94" style:family="table-cell" style:parent-style-name="Default" style:data-style-name="N0">
      <style:table-cell-properties fo:border="thin solid #000000" style:vertical-align="middle" style:repeat-content="false"/>
      <style:paragraph-properties fo:text-align="end" fo:margin-right="0cm"/>
      <style:text-properties style:font-name="Liberation Sans1" style:font-name-asian="Liberation Sans1" style:font-name-complex="Liberation Sans1" fo:font-size="16pt" style:font-size-asian="16pt" style:font-size-complex="16pt" fo:font-weight="bold" style:font-weight-asian="bold" style:font-weight-complex="bold"/>
    </style:style>
    <style:style style:name="ce95" style:family="table-cell" style:parent-style-name="Default" style:data-style-name="N0">
      <style:table-cell-properties fo:border="thin solid #000000" style:vertical-align="middle" style:repeat-content="false"/>
      <style:paragraph-properties fo:text-align="start" fo:margin-left="0cm"/>
    </style:style>
    <style:style style:name="ce96" style:family="table-cell" style:parent-style-name="Default" style:data-style-name="N0">
      <style:table-cell-properties fo:border="thin solid #000000" style:vertical-align="middle" style:repeat-content="false"/>
      <style:paragraph-properties fo:text-align="end" fo:margin-right="0cm"/>
      <style:text-properties fo:font-size="16pt" style:font-size-asian="16pt" style:font-size-complex="16pt" fo:font-weight="bold" style:font-weight-asian="bold" style:font-weight-complex="bold"/>
    </style:style>
    <style:style style:name="ce97" style:family="table-cell" style:parent-style-name="Default" style:data-style-name="N36">
      <style:table-cell-properties fo:border="thin solid #000000" style:vertical-align="middle" style:repeat-content="false"/>
      <style:paragraph-properties fo:text-align="start" fo:margin-left="0cm"/>
      <style:text-properties fo:color="#CE181E"/>
    </style:style>
    <style:style style:name="ce98" style:family="table-cell" style:parent-style-name="Default" style:data-style-name="N0">
      <style:text-properties style:font-name="Vani" style:font-name-asian="Vani" style:font-name-complex="Vani"/>
    </style:style>
    <style:style style:name="ce99" style:family="table-cell" style:parent-style-name="Default" style:data-style-name="N0">
      <style:table-cell-properties fo:border-top="none" fo:border-bottom="2pt solid #000000" fo:border-left="none" fo:border-right="none" style:vertical-align="automatic" style:repeat-content="false"/>
      <style:paragraph-properties fo:text-align="center"/>
    </style:style>
    <style:style style:name="ce100" style:family="table-cell" style:parent-style-name="Default" style:data-style-name="N0">
      <style:table-cell-properties style:vertical-align="middle" fo:background-color="#808080" style:repeat-content="false"/>
      <style:paragraph-properties fo:text-align="center"/>
      <style:text-properties fo:color="#FFFFFF" fo:font-weight="bold" style:font-weight-asian="bold" style:font-weight-complex="bold"/>
    </style:style>
    <style:style style:name="ce101" style:family="table-cell" style:parent-style-name="Default" style:data-style-name="N0">
      <style:table-cell-properties style:vertical-align="middle" style:repeat-content="false"/>
      <style:paragraph-properties fo:text-align="center"/>
      <style:text-properties fo:font-style="italic" style:font-style-asian="italic" style:font-style-complex="italic" fo:font-weight="bold" style:font-weight-asian="bold" style:font-weight-complex="bold"/>
    </style:style>
    <style:style style:name="ce102" style:family="table-cell" style:parent-style-name="Default" style:data-style-name="N0">
      <style:table-cell-properties style:vertical-align="middle" fo:wrap-option="wrap" style:repeat-content="false"/>
      <style:paragraph-properties fo:text-align="center"/>
      <style:text-properties fo:color="#CE181E" fo:font-weight="bold" style:font-weight-asian="bold" style:font-weight-complex="bold"/>
    </style:style>
    <style:style style:name="ce103" style:family="table-cell" style:parent-style-name="Default" style:data-style-name="N0">
      <style:table-cell-properties fo:border-top="2pt solid #000000" fo:border-bottom="none" fo:border-left="2pt solid #000000" fo:border-right="none" fo:background-color="transparent"/>
    </style:style>
    <style:style style:name="ce104" style:family="table-cell" style:parent-style-name="Default" style:data-style-name="N0">
      <style:table-cell-properties fo:border-top="2pt solid #000000" fo:border-bottom="none" fo:border-left="none" fo:border-right="none" style:vertical-align="middle" fo:background-color="transparent" style:repeat-content="false"/>
      <style:paragraph-properties fo:text-align="center"/>
      <style:text-properties fo:color="#FFFFFF" fo:font-weight="bold" style:font-weight-asian="bold" style:font-weight-complex="bold"/>
    </style:style>
    <style:style style:name="ce105" style:family="table-cell" style:parent-style-name="Default" style:data-style-name="N0">
      <style:table-cell-properties fo:border-top="2pt solid #000000" fo:border-bottom="none" fo:border-left="none" fo:border-right="2pt solid #000000" fo:background-color="transparent"/>
    </style:style>
    <style:style style:name="ce106" style:family="table-cell" style:parent-style-name="Default" style:data-style-name="N0">
      <style:table-cell-properties fo:border-top="none" fo:border-bottom="none" fo:border-left="none" fo:border-right="2pt solid #000000"/>
      <style:text-properties fo:font-weight="bold" style:font-weight-asian="bold" style:font-weight-complex="bold"/>
    </style:style>
    <style:style style:name="ce107" style:family="table-cell" style:parent-style-name="Default" style:data-style-name="N0">
      <style:table-cell-properties fo:border="thin solid #000000" fo:background-color="#E9E6E6"/>
      <style:text-properties fo:font-weight="bold" style:font-weight-asian="bold" style:font-weight-complex="bold"/>
    </style:style>
    <style:style style:name="ce108" style:family="table-cell" style:parent-style-name="Default" style:data-style-name="N37">
      <style:table-cell-properties fo:border="thin solid #000000" fo:background-color="#E9E6E6"/>
    </style:style>
    <style:style style:name="ce109" style:family="table-cell" style:parent-style-name="Default" style:data-style-name="N2">
      <style:table-cell-properties fo:border="thin solid #000000" fo:background-color="transparent"/>
      <style:text-properties fo:font-weight="bold" style:font-weight-asian="bold" style:font-weight-complex="bold"/>
    </style:style>
    <style:style style:name="ce11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C0DAE1"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C0DAE1"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Liberation Sans" style:font-name-asian="Liberation Sans" style:font-name-complex="Liberation Sans"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Liberation Sans" style:font-name-asian="Liberation Sans" style:font-name-complex="Liberation Sans" fo:font-size="16pt" style:font-size-asian="16pt" style:font-size-complex="16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0" style:family="text" style:parent-style-name="Default">
      <style:text-properties fo:color="#000000" style:text-line-through-style="none" style:font-name="Liberation Sans" style:font-name-asian="Liberation Sans" style:font-name-complex="Liberation Sans"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2.24895833333333cm"/>
    </style:style>
    <style:style style:name="co2" style:family="table-column">
      <style:table-column-properties fo:break-before="auto" style:column-width="0.687916666666667cm"/>
    </style:style>
    <style:style style:name="co3" style:family="table-column">
      <style:table-column-properties fo:break-before="auto" style:column-width="1.13770833333333cm"/>
    </style:style>
    <style:style style:name="co4" style:family="table-column">
      <style:table-column-properties fo:break-before="auto" style:column-width="0.767291666666667cm"/>
    </style:style>
    <style:style style:name="co5" style:family="table-column">
      <style:table-column-properties fo:break-before="auto" style:column-width="4.02166666666667cm"/>
    </style:style>
    <style:style style:name="co6" style:family="table-column">
      <style:table-column-properties fo:break-before="auto" style:column-width="6.24416666666667cm"/>
    </style:style>
    <style:style style:name="co7" style:family="table-column">
      <style:table-column-properties fo:break-before="auto" style:column-width="5.58270833333333cm"/>
    </style:style>
    <style:style style:name="co8" style:family="table-column">
      <style:table-column-properties fo:break-before="auto" style:column-width="0.978958333333333cm"/>
    </style:style>
    <style:style style:name="co9" style:family="table-column">
      <style:table-column-properties fo:break-before="auto" style:column-width="1.29645833333333cm"/>
    </style:style>
    <style:style style:name="co10" style:family="table-column">
      <style:table-column-properties fo:break-before="auto" style:column-width="1.27cm"/>
    </style:style>
    <style:style style:name="co11" style:family="table-column">
      <style:table-column-properties fo:break-before="auto" style:column-width="2.32833333333333cm"/>
    </style:style>
    <style:style style:name="co12" style:family="table-column">
      <style:table-column-properties fo:break-before="auto" style:column-width="2.16958333333333cm"/>
    </style:style>
    <style:style style:name="co13" style:family="table-column">
      <style:table-column-properties fo:break-before="auto" style:column-width="1.825625cm" style:use-optimal-column-width="true"/>
    </style:style>
    <style:style style:name="co14" style:family="table-column">
      <style:table-column-properties fo:break-before="auto" style:column-width="2.51354166666667cm" style:use-optimal-column-width="true"/>
    </style:style>
    <style:style style:name="co15" style:family="table-column">
      <style:table-column-properties fo:break-before="auto" style:column-width="1.349375cm" style:use-optimal-column-width="true"/>
    </style:style>
    <style:style style:name="co16" style:family="table-column">
      <style:table-column-properties fo:break-before="auto" style:column-width="3.81cm"/>
    </style:style>
    <style:style style:name="co17" style:family="table-column">
      <style:table-column-properties fo:break-before="auto" style:column-width="3.62479166666667cm" style:use-optimal-column-width="true"/>
    </style:style>
    <style:style style:name="co18" style:family="table-column">
      <style:table-column-properties fo:break-before="auto" style:column-width="6.40291666666667cm" style:use-optimal-column-width="true"/>
    </style:style>
    <style:style style:name="co19" style:family="table-column">
      <style:table-column-properties fo:break-before="auto" style:column-width="5.476875cm" style:use-optimal-column-width="true"/>
    </style:style>
    <style:style style:name="co20" style:family="table-column">
      <style:table-column-properties fo:break-before="auto" style:column-width="0.926041666666667cm"/>
    </style:style>
    <style:style style:name="co21" style:family="table-column">
      <style:table-column-properties fo:break-before="auto" style:column-width="1.24354166666667cm" style:use-optimal-column-width="true"/>
    </style:style>
    <style:style style:name="co22" style:family="table-column">
      <style:table-column-properties fo:break-before="auto" style:column-width="3.254375cm" style:use-optimal-column-width="true"/>
    </style:style>
    <style:style style:name="co23" style:family="table-column">
      <style:table-column-properties fo:break-before="auto" style:column-width="3.46604166666667cm"/>
    </style:style>
    <style:style style:name="co24" style:family="table-column">
      <style:table-column-properties fo:break-before="auto" style:column-width="5.08cm"/>
    </style:style>
    <style:style style:name="co25" style:family="table-column">
      <style:table-column-properties fo:break-before="auto" style:column-width="5.55625cm"/>
    </style:style>
    <style:style style:name="co26" style:family="table-column">
      <style:table-column-properties fo:break-before="auto" style:column-width="0.79375cm"/>
    </style:style>
    <style:style style:name="co27" style:family="table-column">
      <style:table-column-properties fo:break-before="auto" style:column-width="3.14854166666667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30.4pt" style:use-optimal-row-height="false" fo:break-before="auto"/>
    </style:style>
    <style:style style:name="ro4" style:family="table-row">
      <style:table-row-properties style:row-height="23.85pt" style:use-optimal-row-height="false" fo:break-before="auto"/>
    </style:style>
    <style:style style:name="ro5" style:family="table-row">
      <style:table-row-properties style:row-height="27.6pt" style:use-optimal-row-height="false" fo:break-before="auto"/>
    </style:style>
    <style:style style:name="ro6" style:family="table-row">
      <style:table-row-properties style:row-height="50.1pt" style:use-optimal-row-height="false" fo:break-before="auto"/>
    </style:style>
    <style:style style:name="ro7" style:family="table-row">
      <style:table-row-properties style:row-height="14.25pt" style:use-optimal-row-height="false" fo:break-before="auto"/>
    </style:style>
    <style:style style:name="ro8" style:family="table-row">
      <style:table-row-properties style:row-height="13.35pt" style:use-optimal-row-height="false" fo:break-before="auto"/>
    </style:style>
    <style:style style:name="ro9" style:family="table-row">
      <style:table-row-properties style:row-height="30pt" style:use-optimal-row-height="true" fo:break-before="auto"/>
    </style:style>
    <style:style style:name="ro10" style:family="table-row">
      <style:table-row-properties style:row-height="15.95pt" style:use-optimal-row-height="false" fo:break-before="auto"/>
    </style:style>
    <style:style style:name="ta1" style:family="table" style:master-page-name="mp1">
      <style:table-properties table:display="true" style:writing-mode="lr-tb"/>
    </style:style>
    <style:style style:name="ce111" style:family="table-cell" style:parent-style-name="Default" style:data-style-name="N36">
      <style:table-cell-properties fo:border="thin solid #000000" style:vertical-align="middle" style:cell-protect="hidden-and-protected" style:repeat-content="false"/>
      <style:paragraph-properties fo:text-align="start" fo:margin-left="0cm"/>
      <style:map style:condition="of:cell-content()&lt;=0.1" style:apply-style-name="cf1"/>
      <style:map style:condition="of:cell-content()&gt;0.1" style:apply-style-name="cf2"/>
    </style:style>
    <style:style style:name="ce112" style:family="table-cell" style:parent-style-name="Default" style:data-style-name="N36">
      <style:table-cell-properties fo:border="thin solid #000000" style:vertical-align="middle" style:repeat-content="false"/>
      <style:paragraph-properties fo:text-align="start" fo:margin-left="0cm"/>
      <style:text-properties fo:color="#CE181E"/>
      <style:map style:condition="of:cell-content()&lt;=0.1" style:apply-style-name="cf1"/>
      <style:map style:condition="of:cell-content()&gt;0.1" style:apply-style-name="cf2"/>
    </style:style>
    <style:style style:name="ce113" style:family="table-cell" style:parent-style-name="Default" style:data-style-name="N36">
      <style:table-cell-properties fo:border="thin solid #000000" style:vertical-align="middle" style:repeat-content="false"/>
      <style:paragraph-properties fo:text-align="start" fo:margin-left="0cm"/>
      <style:text-properties fo:color="#CE181E"/>
      <style:map style:condition="of:cell-content()&lt;=0.1" style:apply-style-name="cf1"/>
      <style:map style:condition="of:cell-content()&gt;0.1" style:apply-style-name="cf2"/>
    </style:style>
    <style:style style:name="ce114" style:family="table-cell" style:parent-style-name="Default" style:data-style-name="N36">
      <style:table-cell-properties fo:border="thin solid #000000" style:vertical-align="middle" style:repeat-content="false"/>
      <style:paragraph-properties fo:text-align="start" fo:margin-left="0cm"/>
      <style:text-properties fo:color="#CE181E"/>
      <style:map style:condition="of:cell-content()&lt;=0.1" style:apply-style-name="cf1"/>
      <style:map style:condition="of:cell-content()&gt;0.1" style:apply-style-name="cf2"/>
    </style:style>
    <style:style style:name="ce115" style:family="table-cell" style:parent-style-name="Default" style:data-style-name="N36">
      <style:table-cell-properties fo:border="thin solid #000000" style:vertical-align="middle" style:repeat-content="false"/>
      <style:paragraph-properties fo:text-align="start" fo:margin-left="0cm"/>
      <style:text-properties fo:color="#CE181E"/>
      <style:map style:condition="of:cell-content()&lt;=0.1" style:apply-style-name="cf1"/>
      <style:map style:condition="of:cell-content()&gt;0.1" style:apply-style-name="cf2"/>
    </style:style>
    <style:style style:name="ce116" style:family="table-cell" style:parent-style-name="Default" style:data-style-name="N36">
      <style:table-cell-properties fo:border="thin solid #000000" style:vertical-align="middle" style:repeat-content="false"/>
      <style:paragraph-properties fo:text-align="start" fo:margin-left="0cm"/>
      <style:text-properties fo:color="#CE181E"/>
      <style:map style:condition="of:cell-content()&lt;=0.1" style:apply-style-name="cf1"/>
      <style:map style:condition="of:cell-content()&gt;0.1" style:apply-style-name="cf2"/>
    </style:style>
    <style:style style:name="ce117" style:family="table-cell" style:parent-style-name="Default" style:data-style-name="N36">
      <style:table-cell-properties fo:border="thin solid #000000" style:vertical-align="middle" style:repeat-content="false"/>
      <style:paragraph-properties fo:text-align="start" fo:margin-left="0cm"/>
      <style:text-properties fo:color="#CE181E"/>
      <style:map style:condition="of:cell-content()&lt;=0.1" style:apply-style-name="cf1"/>
      <style:map style:condition="of:cell-content()&gt;0.1" style:apply-style-name="cf2"/>
    </style:style>
    <style:style style:name="ce118" style:family="table-cell" style:parent-style-name="Default" style:data-style-name="N36">
      <style:table-cell-properties fo:border="thin solid #000000" style:vertical-align="middle" style:repeat-content="false"/>
      <style:paragraph-properties fo:text-align="start" fo:margin-left="0cm"/>
      <style:text-properties fo:color="#CE181E"/>
      <style:map style:condition="of:cell-content()&lt;=0.1" style:apply-style-name="cf1"/>
      <style:map style:condition="of:cell-content()&gt;0.1" style:apply-style-name="cf2"/>
    </style:style>
    <style:style style:name="ce119" style:family="table-cell" style:parent-style-name="Default" style:data-style-name="N36">
      <style:table-cell-properties fo:border="thin solid #000000" style:vertical-align="middle" style:repeat-content="false"/>
      <style:paragraph-properties fo:text-align="start" fo:margin-left="0cm"/>
      <style:text-properties fo:color="#CE181E"/>
      <style:map style:condition="of:cell-content()&lt;=0.1" style:apply-style-name="cf1"/>
      <style:map style:condition="of:cell-content()&gt;0.1" style:apply-style-name="cf2"/>
    </style:style>
    <style:style style:name="ce120" style:family="table-cell" style:parent-style-name="Default" style:data-style-name="N36">
      <style:table-cell-properties fo:border="thin solid #000000" style:vertical-align="middle" style:repeat-content="false"/>
      <style:paragraph-properties fo:text-align="start" fo:margin-left="0cm"/>
      <style:text-properties fo:color="#CE181E"/>
      <style:map style:condition="of:cell-content()&lt;=0.1" style:apply-style-name="cf1"/>
      <style:map style:condition="of:cell-content()&gt;0.1" style:apply-style-name="cf2"/>
    </style:style>
  </office:automatic-styles>
  <office:body>
    <office:spreadsheet>
      <table:calculation-settings table:case-sensitive="true" table:search-criteria-must-apply-to-whole-cell="true" table:use-wildcards="true" table:use-regular-expressions="false" table:automatic-find-labels="false"/>
      <table:table table:name="Introduction"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2" table:default-cell-style-name="ce1"/>
        <table:table-column table:style-name="co5" table:default-cell-style-name="ce1"/>
        <table:table-column table:style-name="co6" table:default-cell-style-name="ce1"/>
        <table:table-column table:style-name="co1" table:number-columns-repeated="6" table:default-cell-style-name="ce1"/>
        <table:table-column table:style-name="co7" table:default-cell-style-name="ce1"/>
        <table:table-column table:style-name="co8" table:default-cell-style-name="ce1"/>
        <table:table-column table:style-name="co9" table:default-cell-style-name="ce1"/>
        <table:table-column table:style-name="co4" table:default-cell-style-name="ce1"/>
        <table:table-column table:style-name="co10" table:default-cell-style-name="ce1"/>
        <table:table-column table:style-name="co1" table:default-cell-style-name="ce1"/>
        <table:table-column table:style-name="co1" table:number-columns-repeated="1003" table:default-cell-style-name="ce1" table:visibility="collapse"/>
        <table:table-column table:style-name="co11" table:number-columns-repeated="15360" table:default-cell-style-name="ce1"/>
        <table:table-row table:style-name="ro1">
          <table:table-cell/>
          <table:table-cell table:number-columns-repeated="16383" table:style-name="ce1"/>
        </table:table-row>
        <table:table-row table:style-name="ro2">
          <table:table-cell/>
          <table:table-cell table:style-name="ce2"/>
          <table:table-cell table:number-columns-repeated="17" table:style-name="ce3"/>
          <table:table-cell table:style-name="ce4"/>
          <table:table-cell table:number-columns-repeated="16364"/>
        </table:table-row>
        <table:table-row table:style-name="ro2">
          <table:table-cell/>
          <table:table-cell table:style-name="ce5"/>
          <table:table-cell table:style-name="ce1"/>
          <table:table-cell table:style-name="ce6"/>
          <table:table-cell table:number-columns-repeated="14" table:style-name="ce7"/>
          <table:table-cell table:style-name="ce1"/>
          <table:table-cell table:style-name="ce8"/>
          <table:table-cell table:number-columns-repeated="16364"/>
        </table:table-row>
        <table:table-row table:style-name="ro2">
          <table:table-cell/>
          <table:table-cell table:style-name="ce5"/>
          <table:table-cell table:style-name="ce1"/>
          <table:table-cell table:style-name="ce7"/>
          <table:table-cell table:style-name="ce9"/>
          <table:table-cell table:number-columns-repeated="13" table:style-name="ce10"/>
          <table:table-cell table:style-name="ce11"/>
          <table:table-cell table:style-name="ce8"/>
          <table:table-cell table:number-columns-repeated="16364"/>
        </table:table-row>
        <table:table-row table:style-name="ro2">
          <table:table-cell/>
          <table:table-cell table:style-name="ce5"/>
          <table:table-cell table:style-name="ce1"/>
          <table:table-cell table:style-name="ce7"/>
          <table:table-cell table:number-columns-repeated="14" table:style-name="ce10"/>
          <table:table-cell table:style-name="ce11"/>
          <table:table-cell table:style-name="ce8"/>
          <table:table-cell table:number-columns-repeated="16364"/>
        </table:table-row>
        <table:table-row table:style-name="ro2">
          <table:table-cell/>
          <table:table-cell table:style-name="ce5"/>
          <table:table-cell table:style-name="ce1"/>
          <table:table-cell table:style-name="ce7"/>
          <table:table-cell table:style-name="ce9"/>
          <table:table-cell table:number-columns-repeated="13" table:style-name="ce10"/>
          <table:table-cell table:style-name="ce11"/>
          <table:table-cell table:style-name="ce8"/>
          <table:table-cell table:number-columns-repeated="16364"/>
        </table:table-row>
        <table:table-row table:style-name="ro2">
          <table:table-cell/>
          <table:table-cell table:style-name="ce5"/>
          <table:table-cell table:style-name="ce1"/>
          <table:table-cell table:style-name="ce7"/>
          <table:table-cell table:number-columns-repeated="14" table:style-name="ce10"/>
          <table:table-cell table:style-name="ce11"/>
          <table:table-cell table:style-name="ce8"/>
          <table:table-cell table:number-columns-repeated="16364"/>
        </table:table-row>
        <table:table-row table:style-name="ro2">
          <table:table-cell/>
          <table:table-cell table:style-name="ce5"/>
          <table:table-cell table:style-name="ce1"/>
          <table:table-cell table:style-name="ce7"/>
          <table:table-cell table:style-name="ce12"/>
          <table:table-cell table:number-columns-repeated="13" table:style-name="ce10"/>
          <table:table-cell table:style-name="ce11"/>
          <table:table-cell table:style-name="ce8"/>
          <table:table-cell table:number-columns-repeated="16364"/>
        </table:table-row>
        <table:table-row table:style-name="ro1">
          <table:table-cell/>
          <table:table-cell table:style-name="ce5"/>
          <table:table-cell table:style-name="ce1"/>
          <table:table-cell table:style-name="ce7"/>
          <table:table-cell table:number-columns-repeated="3" table:style-name="ce13"/>
          <table:table-cell table:number-columns-repeated="8" table:style-name="ce14"/>
          <table:table-cell table:number-columns-repeated="3" table:style-name="ce13"/>
          <table:table-cell table:style-name="ce15"/>
          <table:table-cell table:style-name="ce8"/>
          <table:table-cell table:number-columns-repeated="16364"/>
        </table:table-row>
        <table:table-row table:style-name="ro3">
          <table:table-cell/>
          <table:table-cell table:style-name="ce5"/>
          <table:table-cell table:style-name="ce1"/>
          <table:table-cell table:style-name="ce7"/>
          <table:table-cell table:style-name="ce6"/>
          <table:table-cell table:style-name="ce13"/>
          <table:table-cell office:value-type="string" table:number-columns-spanned="9" table:number-rows-spanned="3" table:style-name="ce24">
            <text:p>Outil de calcul des poids pour la mise en œuvre d’une évaluation multicritères</text:p>
          </table:table-cell>
          <table:covered-table-cell table:number-columns-repeated="8"/>
          <table:table-cell table:number-columns-repeated="3" table:style-name="ce13"/>
          <table:table-cell table:style-name="ce15"/>
          <table:table-cell table:style-name="ce8"/>
          <table:table-cell table:number-columns-repeated="16364"/>
        </table:table-row>
        <table:table-row table:style-name="ro4">
          <table:table-cell/>
          <table:table-cell table:style-name="ce5"/>
          <table:table-cell table:style-name="ce1"/>
          <table:table-cell table:style-name="ce7"/>
          <table:table-cell table:style-name="ce9"/>
          <table:table-cell table:style-name="ce1"/>
          <table:covered-table-cell/>
          <table:covered-table-cell table:number-columns-repeated="8"/>
          <table:table-cell table:style-name="ce1"/>
          <table:table-cell table:number-columns-repeated="3" table:style-name="ce11"/>
          <table:table-cell table:style-name="ce8"/>
          <table:table-cell table:number-columns-repeated="16364"/>
        </table:table-row>
        <table:table-row table:style-name="ro2">
          <table:table-cell/>
          <table:table-cell table:style-name="ce5"/>
          <table:table-cell table:style-name="ce1"/>
          <table:table-cell table:number-columns-repeated="2" table:style-name="ce7"/>
          <table:table-cell table:style-name="ce1"/>
          <table:covered-table-cell/>
          <table:covered-table-cell table:number-columns-repeated="8"/>
          <table:table-cell table:style-name="ce1"/>
          <table:table-cell table:number-columns-repeated="3" table:style-name="ce11"/>
          <table:table-cell table:style-name="ce8"/>
          <table:table-cell table:number-columns-repeated="16364"/>
        </table:table-row>
        <table:table-row table:style-name="ro5">
          <table:table-cell/>
          <table:table-cell table:style-name="ce5"/>
          <table:table-cell table:style-name="ce1"/>
          <table:table-cell table:number-columns-repeated="2" table:style-name="ce7"/>
          <table:table-cell table:number-columns-repeated="11" table:style-name="ce1"/>
          <table:table-cell table:number-columns-repeated="3" table:style-name="ce11"/>
          <table:table-cell table:style-name="ce8"/>
          <table:table-cell table:number-columns-repeated="16364"/>
        </table:table-row>
        <table:table-row table:number-rows-repeated="4" table:style-name="ro2">
          <table:table-cell/>
          <table:table-cell table:style-name="ce5"/>
          <table:table-cell table:style-name="ce1"/>
          <table:table-cell table:number-columns-repeated="4" table:style-name="ce7"/>
          <table:table-cell table:style-name="ce16"/>
          <table:table-cell table:style-name="ce17"/>
          <table:table-cell table:style-name="ce16"/>
          <table:table-cell table:style-name="ce17"/>
          <table:table-cell table:number-columns-repeated="5" table:style-name="ce16"/>
          <table:table-cell table:number-columns-repeated="2" table:style-name="ce7"/>
          <table:table-cell table:style-name="ce1"/>
          <table:table-cell table:style-name="ce8"/>
          <table:table-cell table:number-columns-repeated="16364"/>
        </table:table-row>
        <table:table-row table:style-name="ro1">
          <table:table-cell/>
          <table:table-cell table:style-name="ce5"/>
          <table:table-cell table:style-name="ce1"/>
          <table:table-cell office:value-type="string" table:number-columns-spanned="14" table:number-rows-spanned="1" table:style-name="ce25">
            <text:p>Ce tableur permet de calculer les poids à assigner à chacun de critères que vous souhaitez intégrer à votre analyse multicritères, selon les principes développés par Thomas L. Saaty</text:p>
          </table:table-cell>
          <table:covered-table-cell table:number-columns-repeated="13"/>
          <table:table-cell table:style-name="ce7"/>
          <table:table-cell table:style-name="ce1"/>
          <table:table-cell table:style-name="ce8"/>
          <table:table-cell table:number-columns-repeated="16364"/>
        </table:table-row>
        <table:table-row table:style-name="ro1">
          <table:table-cell/>
          <table:table-cell table:style-name="ce5"/>
          <table:table-cell table:style-name="ce1"/>
          <table:table-cell table:number-columns-repeated="2" table:style-name="ce18"/>
          <table:table-cell table:number-columns-spanned="6" table:number-rows-spanned="1" table:style-name="ce26"/>
          <table:covered-table-cell table:number-columns-repeated="5"/>
          <table:table-cell table:number-columns-spanned="6" table:number-rows-spanned="1" table:style-name="ce26"/>
          <table:covered-table-cell table:number-columns-repeated="5"/>
          <table:table-cell table:style-name="ce7"/>
          <table:table-cell table:style-name="ce1"/>
          <table:table-cell table:style-name="ce8"/>
          <table:table-cell table:number-columns-repeated="16364"/>
        </table:table-row>
        <table:table-row table:style-name="ro1">
          <table:table-cell/>
          <table:table-cell table:style-name="ce5"/>
          <table:table-cell table:style-name="ce1"/>
          <table:table-cell office:value-type="string" table:number-columns-spanned="14" table:number-rows-spanned="1" table:style-name="ce25">
            <text:p>Il se présente sous la forme de 10 feuilles de calculs, chacune permettant d’évaluer les poids dans le cadre d’analyses incluant de 3 et 12 critères<text:s text:c="3"/></text:p>
          </table:table-cell>
          <table:covered-table-cell table:number-columns-repeated="13"/>
          <table:table-cell table:style-name="ce7"/>
          <table:table-cell table:style-name="ce1"/>
          <table:table-cell table:style-name="ce8"/>
          <table:table-cell table:number-columns-repeated="16364"/>
        </table:table-row>
        <table:table-row table:style-name="ro1">
          <table:table-cell/>
          <table:table-cell table:style-name="ce5"/>
          <table:table-cell table:style-name="ce1"/>
          <table:table-cell table:number-columns-repeated="14" table:style-name="ce18"/>
          <table:table-cell table:style-name="ce7"/>
          <table:table-cell table:style-name="ce1"/>
          <table:table-cell table:style-name="ce8"/>
          <table:table-cell table:number-columns-repeated="16364"/>
        </table:table-row>
        <table:table-row table:style-name="ro1">
          <table:table-cell/>
          <table:table-cell table:style-name="ce5"/>
          <table:table-cell table:style-name="ce1"/>
          <table:table-cell office:value-type="string" table:number-columns-spanned="13" table:number-rows-spanned="1" table:style-name="ce25">
            <text:p>Les principes sont expliqués dans l’onglet suivant</text:p>
          </table:table-cell>
          <table:covered-table-cell table:number-columns-repeated="12"/>
          <table:table-cell table:style-name="ce18"/>
          <table:table-cell table:style-name="ce7"/>
          <table:table-cell table:style-name="ce1"/>
          <table:table-cell table:style-name="ce8"/>
          <table:table-cell table:number-columns-repeated="16364"/>
        </table:table-row>
        <table:table-row table:style-name="ro2">
          <table:table-cell/>
          <table:table-cell table:style-name="ce5"/>
          <table:table-cell table:style-name="ce1"/>
          <table:table-cell table:number-columns-repeated="4" table:style-name="ce7"/>
          <table:table-cell table:style-name="ce19"/>
          <table:table-cell table:number-columns-repeated="10" table:style-name="ce7"/>
          <table:table-cell table:style-name="ce1"/>
          <table:table-cell table:style-name="ce8"/>
          <table:table-cell table:number-columns-repeated="16364"/>
        </table:table-row>
        <table:table-row table:number-rows-repeated="4" table:style-name="ro2">
          <table:table-cell/>
          <table:table-cell table:style-name="ce5"/>
          <table:table-cell table:style-name="ce1"/>
          <table:table-cell table:number-columns-repeated="4" table:style-name="ce7"/>
          <table:table-cell table:style-name="ce6"/>
          <table:table-cell table:number-columns-repeated="10" table:style-name="ce7"/>
          <table:table-cell table:style-name="ce1"/>
          <table:table-cell table:style-name="ce8"/>
          <table:table-cell table:number-columns-repeated="16364"/>
        </table:table-row>
        <table:table-row table:style-name="ro1">
          <table:table-cell/>
          <table:table-cell table:style-name="ce5"/>
          <table:table-cell table:style-name="ce1"/>
          <table:table-cell table:style-name="ce20"/>
          <table:table-cell table:style-name="ce7"/>
          <table:table-cell table:style-name="ce20"/>
          <table:table-cell table:number-columns-repeated="12" table:style-name="ce7"/>
          <table:table-cell table:style-name="ce1"/>
          <table:table-cell table:style-name="ce8"/>
          <table:table-cell table:number-columns-repeated="16364"/>
        </table:table-row>
        <table:table-row table:style-name="ro6">
          <table:table-cell/>
          <table:table-cell table:style-name="ce21"/>
          <table:table-cell table:style-name="ce22"/>
          <table:table-cell table:number-columns-spanned="16" table:number-rows-spanned="1" table:style-name="ce27"/>
          <table:covered-table-cell table:number-columns-repeated="15"/>
          <table:table-cell table:style-name="ce23"/>
          <table:table-cell table:number-columns-repeated="16364"/>
        </table:table-row>
        <table:table-row table:style-name="ro2">
          <table:table-cell table:number-columns-repeated="16384"/>
        </table:table-row>
        <table:table-row table:number-rows-repeated="2" table:style-name="ro2" table:visibility="collapse">
          <table:table-cell/>
          <table:table-cell table:number-columns-repeated="16383" table:style-name="ce1"/>
        </table:table-row>
        <table:table-row table:number-rows-repeated="1048543" table:style-name="ro2" table:visibility="collapse">
          <table:table-cell table:number-columns-repeated="16384"/>
        </table:table-row>
        <table:table-row table:style-name="ro2">
          <table:table-cell table:number-columns-repeated="16384"/>
        </table:table-row>
      </table:table>
      <table:table table:name="Principes" table:style-name="ta1">
        <table:table-column table:style-name="co12"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2" table:default-cell-style-name="ce1"/>
        <table:table-column table:style-name="co5" table:default-cell-style-name="ce1"/>
        <table:table-column table:style-name="co6" table:default-cell-style-name="ce1"/>
        <table:table-column table:style-name="co1" table:number-columns-repeated="6" table:default-cell-style-name="ce1"/>
        <table:table-column table:style-name="co7" table:default-cell-style-name="ce1"/>
        <table:table-column table:style-name="co8" table:default-cell-style-name="ce1"/>
        <table:table-column table:style-name="co9" table:default-cell-style-name="ce1"/>
        <table:table-column table:style-name="co4" table:default-cell-style-name="ce1"/>
        <table:table-column table:style-name="co10" table:default-cell-style-name="ce1"/>
        <table:table-column table:style-name="co1" table:default-cell-style-name="ce1"/>
        <table:table-column table:style-name="co1" table:number-columns-repeated="1003" table:default-cell-style-name="ce1" table:visibility="collapse"/>
        <table:table-column table:style-name="co11" table:number-columns-repeated="15360" table:default-cell-style-name="ce1"/>
        <table:table-row table:style-name="ro1">
          <table:table-cell/>
          <table:table-cell table:number-columns-repeated="16383" table:style-name="ce1"/>
        </table:table-row>
        <table:table-row table:style-name="ro2">
          <table:table-cell/>
          <table:table-cell table:style-name="ce2"/>
          <table:table-cell table:number-columns-repeated="17" table:style-name="ce3"/>
          <table:table-cell table:style-name="ce4"/>
          <table:table-cell table:number-columns-repeated="16364"/>
        </table:table-row>
        <table:table-row table:style-name="ro2">
          <table:table-cell/>
          <table:table-cell table:style-name="ce5"/>
          <table:table-cell office:value-type="string" table:number-columns-spanned="17" table:number-rows-spanned="3" table:style-name="ce25">
            <text:p><text:span text:style-name="T3">Pour calculer les points, il convient de remplir la matrice de comparaison 2 à 2 des critères, en renseignant les</text:span><text:span text:style-name="T4"><text:s/></text:span><text:span text:style-name="T5">cases bleues</text:span><text:span text:style-name="T3">. Seules ces cases sont modifiables, la tableur étant verrouillé (sans mot de passe). Les calculs intermédiaires se font au sein des colonnes U à AM qui sont masquées pour un affichage plus simple. En complément des poids, plusieurs indices sont également calculés dont un ratio de cohérence CR dont la valeur ne doit pas excéder 10 %.</text:span></text:p>
          </table:table-cell>
          <table:covered-table-cell table:number-columns-repeated="16"/>
          <table:table-cell table:style-name="ce8"/>
          <table:table-cell table:number-columns-repeated="16364"/>
        </table:table-row>
        <table:table-row table:style-name="ro2">
          <table:table-cell/>
          <table:table-cell table:style-name="ce5"/>
          <table:covered-table-cell/>
          <table:covered-table-cell table:number-columns-repeated="16"/>
          <table:table-cell table:style-name="ce8"/>
          <table:table-cell table:number-columns-repeated="16364"/>
        </table:table-row>
        <table:table-row table:style-name="ro3">
          <table:table-cell/>
          <table:table-cell table:style-name="ce5"/>
          <table:covered-table-cell/>
          <table:covered-table-cell table:number-columns-repeated="16"/>
          <table:table-cell table:style-name="ce8"/>
          <table:table-cell table:number-columns-repeated="16364"/>
        </table:table-row>
        <table:table-row table:style-name="ro4">
          <table:table-cell/>
          <table:table-cell table:style-name="ce5"/>
          <table:table-cell table:number-columns-repeated="2" table:style-name="ce1"/>
          <table:table-cell office:value-type="string" table:number-columns-spanned="15" table:number-rows-spanned="1" table:style-name="ce32">
            <text:p>Pour <text:s/>cela, on affecte à chaque paire le degré d’importance d’un critère par rapport à l’autre, selon les principes suivants :</text:p>
          </table:table-cell>
          <table:covered-table-cell table:number-columns-repeated="14"/>
          <table:table-cell table:style-name="ce8"/>
          <table:table-cell table:number-columns-repeated="16364"/>
        </table:table-row>
        <table:table-row table:style-name="ro2">
          <table:table-cell/>
          <table:table-cell table:style-name="ce5"/>
          <table:table-cell table:number-columns-repeated="5" table:style-name="ce1"/>
          <table:table-cell office:value-type="string" table:number-columns-spanned="1" table:number-rows-spanned="2" table:style-name="ce33">
            <text:p>Degrés d’importance sur une échelle absolue</text:p>
          </table:table-cell>
          <table:table-cell office:value-type="string" table:number-columns-spanned="2" table:number-rows-spanned="2" table:style-name="ce34">
            <text:p>Définition</text:p>
          </table:table-cell>
          <table:covered-table-cell/>
          <table:table-cell office:value-type="string" table:number-columns-spanned="6" table:number-rows-spanned="2" table:style-name="ce34">
            <text:p>Explication</text:p>
          </table:table-cell>
          <table:covered-table-cell table:number-columns-repeated="5"/>
          <table:table-cell table:number-columns-repeated="3" table:style-name="ce1"/>
          <table:table-cell table:style-name="ce8"/>
          <table:table-cell table:number-columns-repeated="16364"/>
        </table:table-row>
        <table:table-row table:style-name="ro5">
          <table:table-cell/>
          <table:table-cell table:style-name="ce5"/>
          <table:table-cell table:number-columns-repeated="5" table:style-name="ce1"/>
          <table:covered-table-cell/>
          <table:covered-table-cell/>
          <table:covered-table-cell/>
          <table:covered-table-cell/>
          <table:covered-table-cell table:number-columns-repeated="5"/>
          <table:table-cell table:number-columns-repeated="3" table:style-name="ce1"/>
          <table:table-cell table:style-name="ce8"/>
          <table:table-cell table:number-columns-repeated="16364"/>
        </table:table-row>
        <table:table-row table:style-name="ro2">
          <table:table-cell/>
          <table:table-cell table:style-name="ce5"/>
          <table:table-cell table:number-columns-repeated="5" table:style-name="ce1"/>
          <table:table-cell office:value-type="float" office:value="1" table:style-name="ce28">
            <text:p>1</text:p>
          </table:table-cell>
          <table:table-cell office:value-type="string" table:number-columns-spanned="2" table:number-rows-spanned="1" table:style-name="ce35">
            <text:p>Importance égale</text:p>
          </table:table-cell>
          <table:covered-table-cell/>
          <table:table-cell office:value-type="string" table:number-columns-spanned="6" table:number-rows-spanned="1" table:style-name="ce35">
            <text:p>Deux critères contribuent de manière égale au processus</text:p>
          </table:table-cell>
          <table:covered-table-cell table:number-columns-repeated="5"/>
          <table:table-cell table:number-columns-repeated="3" table:style-name="ce1"/>
          <table:table-cell table:style-name="ce8"/>
          <table:table-cell table:number-columns-repeated="16364"/>
        </table:table-row>
        <table:table-row table:style-name="ro2">
          <table:table-cell/>
          <table:table-cell table:style-name="ce5"/>
          <table:table-cell table:number-columns-repeated="5" table:style-name="ce1"/>
          <table:table-cell office:value-type="float" office:value="3" table:style-name="ce28">
            <text:p>3</text:p>
          </table:table-cell>
          <table:table-cell office:value-type="string" table:number-columns-spanned="2" table:number-rows-spanned="1" table:style-name="ce35">
            <text:p>Importance modérée d’un critère sur l’autre</text:p>
          </table:table-cell>
          <table:covered-table-cell/>
          <table:table-cell office:value-type="string" table:number-columns-spanned="6" table:number-rows-spanned="1" table:style-name="ce35">
            <text:p>L’expérience et le jugement favorisent légèrement un critère par rapport à un autre.</text:p>
          </table:table-cell>
          <table:covered-table-cell table:number-columns-repeated="5"/>
          <table:table-cell table:number-columns-repeated="3" table:style-name="ce1"/>
          <table:table-cell table:style-name="ce8"/>
          <table:table-cell table:number-columns-repeated="16364"/>
        </table:table-row>
        <table:table-row table:style-name="ro2">
          <table:table-cell/>
          <table:table-cell table:style-name="ce5"/>
          <table:table-cell table:number-columns-repeated="5" table:style-name="ce1"/>
          <table:table-cell office:value-type="float" office:value="5" table:style-name="ce28">
            <text:p>5</text:p>
          </table:table-cell>
          <table:table-cell office:value-type="string" table:number-columns-spanned="2" table:number-rows-spanned="1" table:style-name="ce35">
            <text:p>Importance forte ou essentiel</text:p>
          </table:table-cell>
          <table:covered-table-cell/>
          <table:table-cell office:value-type="string" table:number-columns-spanned="6" table:number-rows-spanned="1" table:style-name="ce35">
            <text:p>L’expérience et le jugement favorisent fortement un critère par rapport à un autre.</text:p>
          </table:table-cell>
          <table:covered-table-cell table:number-columns-repeated="5"/>
          <table:table-cell table:number-columns-repeated="3" table:style-name="ce1"/>
          <table:table-cell table:style-name="ce8"/>
          <table:table-cell table:number-columns-repeated="16364"/>
        </table:table-row>
        <table:table-row table:style-name="ro2">
          <table:table-cell/>
          <table:table-cell table:style-name="ce5"/>
          <table:table-cell table:number-columns-repeated="5" table:style-name="ce1"/>
          <table:table-cell office:value-type="float" office:value="7" table:style-name="ce28">
            <text:p>7</text:p>
          </table:table-cell>
          <table:table-cell office:value-type="string" table:number-columns-spanned="2" table:number-rows-spanned="1" table:style-name="ce35">
            <text:p>Importance très forte</text:p>
          </table:table-cell>
          <table:covered-table-cell/>
          <table:table-cell office:value-type="string" table:number-columns-spanned="6" table:number-rows-spanned="1" table:style-name="ce35">
            <text:p>Un critère est fortement favorisé ; Sa dominance est démontrée dans la pratique.</text:p>
          </table:table-cell>
          <table:covered-table-cell table:number-columns-repeated="5"/>
          <table:table-cell table:number-columns-repeated="3" table:style-name="ce1"/>
          <table:table-cell table:style-name="ce8"/>
          <table:table-cell table:number-columns-repeated="16364"/>
        </table:table-row>
        <table:table-row table:style-name="ro2">
          <table:table-cell/>
          <table:table-cell table:style-name="ce5"/>
          <table:table-cell table:number-columns-repeated="5" table:style-name="ce1"/>
          <table:table-cell office:value-type="float" office:value="9" table:style-name="ce28">
            <text:p>9</text:p>
          </table:table-cell>
          <table:table-cell office:value-type="string" table:number-columns-spanned="2" table:number-rows-spanned="1" table:style-name="ce35">
            <text:p>Importance extrême</text:p>
          </table:table-cell>
          <table:covered-table-cell/>
          <table:table-cell office:value-type="string" table:number-columns-spanned="6" table:number-rows-spanned="1" table:style-name="ce35">
            <text:p><text:span text:style-name="T6">Les preuves favorisant un critère par rapport à une autre sont aussi<text:s/></text:span><text:span text:style-name="T6">convaincantes que possible.</text:span></text:p>
          </table:table-cell>
          <table:covered-table-cell table:number-columns-repeated="5"/>
          <table:table-cell table:number-columns-repeated="3" table:style-name="ce1"/>
          <table:table-cell table:style-name="ce8"/>
          <table:table-cell table:number-columns-repeated="16364"/>
        </table:table-row>
        <table:table-row table:style-name="ro2">
          <table:table-cell/>
          <table:table-cell table:style-name="ce5"/>
          <table:table-cell table:number-columns-repeated="5" table:style-name="ce1"/>
          <table:table-cell office:value-type="string" table:style-name="ce28">
            <text:p>2, 4, 6, 8</text:p>
          </table:table-cell>
          <table:table-cell office:value-type="string" table:number-columns-spanned="2" table:number-rows-spanned="1" table:style-name="ce35">
            <text:p>Jugements intermédiaires</text:p>
          </table:table-cell>
          <table:covered-table-cell/>
          <table:table-cell office:value-type="string" table:number-columns-spanned="6" table:number-rows-spanned="1" table:style-name="ce35">
            <text:p>Quand un compromis est nécessaire</text:p>
          </table:table-cell>
          <table:covered-table-cell table:number-columns-repeated="5"/>
          <table:table-cell table:number-columns-repeated="3" table:style-name="ce1"/>
          <table:table-cell table:style-name="ce8"/>
          <table:table-cell table:number-columns-repeated="16364"/>
        </table:table-row>
        <table:table-row table:style-name="ro2">
          <table:table-cell/>
          <table:table-cell table:style-name="ce5"/>
          <table:table-cell table:number-columns-repeated="5" table:style-name="ce1"/>
          <table:table-cell table:style-name="ce29"/>
          <table:table-cell table:number-columns-spanned="8" table:number-rows-spanned="1" table:style-name="ce36"/>
          <table:covered-table-cell table:number-columns-repeated="7"/>
          <table:table-cell table:number-columns-repeated="3" table:style-name="ce1"/>
          <table:table-cell table:style-name="ce8"/>
          <table:table-cell table:number-columns-repeated="16364"/>
        </table:table-row>
        <table:table-row table:style-name="ro1">
          <table:table-cell/>
          <table:table-cell table:style-name="ce5"/>
          <table:table-cell table:number-columns-repeated="3" table:style-name="ce1"/>
          <table:table-cell office:value-type="string" table:number-columns-spanned="14" table:number-rows-spanned="1" table:style-name="ce32">
            <text:p><text:span text:style-name="T6">Principe de réciprocité : Si le critère<text:s/></text:span><text:span text:style-name="T7">i</text:span><text:span text:style-name="T6"><text:s/>se voit affecter une des précédentes par rapport au critère<text:s/></text:span><text:span text:style-name="T7">j</text:span><text:span text:style-name="T6">, alors le critère<text:s/></text:span><text:span text:style-name="T7">j</text:span><text:span text:style-name="T6"><text:s/>se voit attribuer la valeur réciproque par rapport à<text:s/></text:span><text:span text:style-name="T7">i</text:span></text:p>
          </table:table-cell>
          <table:covered-table-cell table:number-columns-repeated="13"/>
          <table:table-cell table:style-name="ce8"/>
          <table:table-cell table:number-columns-repeated="16364"/>
        </table:table-row>
        <table:table-row table:style-name="ro2">
          <table:table-cell/>
          <table:table-cell table:style-name="ce5"/>
          <table:table-cell table:number-columns-repeated="17" table:style-name="ce1"/>
          <table:table-cell table:style-name="ce8"/>
          <table:table-cell table:number-columns-repeated="16364"/>
        </table:table-row>
        <table:table-row table:style-name="ro1">
          <table:table-cell/>
          <table:table-cell table:style-name="ce5"/>
          <table:table-cell table:number-columns-repeated="5" table:style-name="ce1"/>
          <table:table-cell office:value-type="string" table:number-columns-spanned="9" table:number-rows-spanned="1" table:style-name="ce32">
            <text:p>Ainsi, les valeurs que l’on peut entrer dans la matrice sont donc :<text:s/><text:span text:style-name="T1">1/9 1/8 1/7 1/6 1/5 1/4 1/3 1/2 1 2 3 4 5 6 7 8 9</text:span></text:p>
          </table:table-cell>
          <table:covered-table-cell table:number-columns-repeated="8"/>
          <table:table-cell table:number-columns-repeated="3" table:style-name="ce1"/>
          <table:table-cell table:style-name="ce8"/>
          <table:table-cell table:number-columns-repeated="16364"/>
        </table:table-row>
        <table:table-row table:number-rows-repeated="2" table:style-name="ro2">
          <table:table-cell/>
          <table:table-cell table:style-name="ce5"/>
          <table:table-cell table:number-columns-repeated="5" table:style-name="ce1"/>
          <table:table-cell table:style-name="ce30"/>
          <table:table-cell table:number-columns-repeated="11" table:style-name="ce1"/>
          <table:table-cell table:style-name="ce8"/>
          <table:table-cell table:number-columns-repeated="16364"/>
        </table:table-row>
        <table:table-row table:style-name="ro1">
          <table:table-cell/>
          <table:table-cell table:style-name="ce5"/>
          <table:table-cell table:style-name="ce1"/>
          <table:table-cell office:value-type="string" table:number-columns-spanned="16" table:number-rows-spanned="1" table:style-name="ce32">
            <text:p>Pour plus de détail sur les calculs des poids et des indices se reporter aux références ci-dessous.</text:p>
          </table:table-cell>
          <table:covered-table-cell table:number-columns-repeated="15"/>
          <table:table-cell table:style-name="ce8"/>
          <table:table-cell table:number-columns-repeated="16364"/>
        </table:table-row>
        <table:table-row table:number-rows-repeated="2" table:style-name="ro2">
          <table:table-cell/>
          <table:table-cell table:style-name="ce5"/>
          <table:table-cell table:number-columns-repeated="5" table:style-name="ce1"/>
          <table:table-cell table:style-name="ce30"/>
          <table:table-cell table:number-columns-repeated="11" table:style-name="ce1"/>
          <table:table-cell table:style-name="ce8"/>
          <table:table-cell table:number-columns-repeated="16364"/>
        </table:table-row>
        <table:table-row table:style-name="ro1">
          <table:table-cell/>
          <table:table-cell table:style-name="ce5"/>
          <table:table-cell table:style-name="ce1"/>
          <table:table-cell office:value-type="string" table:number-columns-spanned="4" table:number-rows-spanned="1" table:style-name="ce37">
            <text:p>Références :</text:p>
          </table:table-cell>
          <table:covered-table-cell table:number-columns-repeated="3"/>
          <table:table-cell table:style-name="ce30"/>
          <table:table-cell table:number-columns-repeated="11" table:style-name="ce1"/>
          <table:table-cell table:style-name="ce8"/>
          <table:table-cell table:number-columns-repeated="16364"/>
        </table:table-row>
        <table:table-row table:style-name="ro2">
          <table:table-cell/>
          <table:table-cell table:style-name="ce5"/>
          <table:table-cell table:style-name="ce1"/>
          <table:table-cell office:value-type="string" table:style-name="ce1">
            <text:p><text:span text:style-name="T6">Saaty T. (1980). The Analytic Hierarchy Process, Planning, Priority Setting. New York : McGraw-Hill.</text:span><text:span text:style-name="T6"/></text:p>
            <text:p><text:span text:style-name="T6">Saaty T. (1984). Décider face à la complexité : Une approche analytique multicritère d’aide à la décision, Paris : ESF, 223 p.</text:span><text:span text:style-name="T6"/></text:p>
            <text:p><text:span text:style-name="T6">Saaty T. (1990). How to make a decision : The analytic Hierarchy Process. European Journal of Operational Research, 48 (1), pp : 9 – 26 DOI :<text:s/></text:span>https://doi.org/10.1016/0377-2217(90)90057-i</text:p>
          </table:table-cell>
          <table:table-cell table:number-columns-repeated="3" table:style-name="ce1"/>
          <table:table-cell table:style-name="ce30"/>
          <table:table-cell table:number-columns-repeated="11" table:style-name="ce1"/>
          <table:table-cell table:style-name="ce8"/>
          <table:table-cell table:number-columns-repeated="16364"/>
        </table:table-row>
        <table:table-row table:style-name="ro2">
          <table:table-cell/>
          <table:table-cell table:style-name="ce5"/>
          <table:table-cell table:number-columns-repeated="5" table:style-name="ce1"/>
          <table:table-cell table:style-name="ce30"/>
          <table:table-cell table:number-columns-repeated="11" table:style-name="ce1"/>
          <table:table-cell table:style-name="ce8"/>
          <table:table-cell table:number-columns-repeated="16364"/>
        </table:table-row>
        <table:table-row table:style-name="ro7">
          <table:table-cell/>
          <table:table-cell table:style-name="ce5"/>
          <table:table-cell table:number-columns-repeated="5" table:style-name="ce1"/>
          <table:table-cell table:style-name="ce30"/>
          <table:table-cell table:number-columns-repeated="11" table:style-name="ce1"/>
          <table:table-cell table:style-name="ce8"/>
          <table:table-cell table:number-columns-repeated="16364"/>
        </table:table-row>
        <table:table-row table:style-name="ro1">
          <table:table-cell/>
          <table:table-cell table:style-name="ce5"/>
          <table:table-cell table:number-columns-repeated="3" table:style-name="ce1"/>
          <table:table-cell table:style-name="ce31"/>
          <table:table-cell table:number-columns-repeated="13" table:style-name="ce1"/>
          <table:table-cell table:style-name="ce8"/>
          <table:table-cell table:number-columns-repeated="16364"/>
        </table:table-row>
        <table:table-row table:style-name="ro8">
          <table:table-cell/>
          <table:table-cell table:style-name="ce21"/>
          <table:table-cell table:style-name="ce22"/>
          <table:table-cell table:number-columns-spanned="16" table:number-rows-spanned="1" table:style-name="ce27"/>
          <table:covered-table-cell table:number-columns-repeated="15"/>
          <table:table-cell table:style-name="ce23"/>
          <table:table-cell table:number-columns-repeated="16364"/>
        </table:table-row>
        <table:table-row table:style-name="ro2">
          <table:table-cell table:number-columns-repeated="16384"/>
        </table:table-row>
        <table:table-row table:number-rows-repeated="2" table:style-name="ro2" table:visibility="collapse">
          <table:table-cell/>
          <table:table-cell table:number-columns-repeated="16383" table:style-name="ce1"/>
        </table:table-row>
        <table:table-row table:number-rows-repeated="1048544" table:style-name="ro2" table:visibility="collapse">
          <table:table-cell table:number-columns-repeated="16384"/>
        </table:table-row>
      </table:table>
      <table:table table:name="3_critères" table:style-name="ta1">
        <table:table-column table:style-name="co1" table:number-columns-repeated="2" table:default-cell-style-name="ce38"/>
        <table:table-column table:style-name="co13" table:default-cell-style-name="ce38"/>
        <table:table-column table:style-name="co14" table:default-cell-style-name="ce38"/>
        <table:table-column table:style-name="co13" table:number-columns-repeated="2" table:default-cell-style-name="ce38"/>
        <table:table-column table:style-name="co1" table:default-cell-style-name="ce38"/>
        <table:table-column table:style-name="co13" table:default-cell-style-name="ce38"/>
        <table:table-column table:style-name="co15" table:default-cell-style-name="ce38"/>
        <table:table-column table:style-name="co1" table:number-columns-repeated="10" table:default-cell-style-name="ce38"/>
        <table:table-column table:style-name="co16" table:default-cell-style-name="ce38"/>
        <table:table-column table:style-name="co13" table:number-columns-repeated="2" table:default-cell-style-name="ce38"/>
        <table:table-column table:style-name="co14" table:default-cell-style-name="ce38"/>
        <table:table-column table:style-name="co13" table:default-cell-style-name="ce38"/>
        <table:table-column table:style-name="co1" table:default-cell-style-name="ce38" table:visibility="collapse"/>
        <table:table-column table:style-name="co17" table:default-cell-style-name="ce38"/>
        <table:table-column table:style-name="co1" table:default-cell-style-name="ce38" table:visibility="collapse"/>
        <table:table-column table:style-name="co18" table:default-cell-style-name="ce38"/>
        <table:table-column table:style-name="co1" table:default-cell-style-name="ce38" table:visibility="collapse"/>
        <table:table-column table:style-name="co19" table:default-cell-style-name="ce38"/>
        <table:table-column table:style-name="co1" table:number-columns-repeated="993" table:default-cell-style-name="ce38" table:visibility="collapse"/>
        <table:table-column table:style-name="co20" table:default-cell-style-name="ce38"/>
        <table:table-column table:style-name="co11" table:number-columns-repeated="15360" table:default-cell-style-name="ce1"/>
        <table:table-row table:style-name="ro1">
          <table:table-cell/>
          <table:table-cell table:style-name="ce38"/>
          <table:table-cell table:style-name="ce39"/>
          <table:table-cell table:number-columns-repeated="17" table:style-name="ce38"/>
          <table:table-cell table:style-name="ce40"/>
          <table:table-cell table:number-columns-repeated="5" table:style-name="ce41"/>
          <table:table-cell table:number-columns-repeated="998" table:style-name="ce38"/>
          <table:table-cell table:number-columns-repeated="15360"/>
        </table:table-row>
        <table:table-row table:style-name="ro1">
          <table:table-cell/>
          <table:table-cell table:style-name="ce42"/>
          <table:table-cell table:style-name="ce43"/>
          <table:table-cell table:number-columns-repeated="15" table:style-name="ce44"/>
          <table:table-cell table:style-name="ce45"/>
          <table:table-cell table:style-name="ce38"/>
          <table:table-cell table:style-name="ce40"/>
          <table:table-cell table:number-columns-repeated="5" table:style-name="ce41"/>
          <table:table-cell table:number-columns-repeated="998" table:style-name="ce38"/>
          <table:table-cell table:number-columns-repeated="15360"/>
        </table:table-row>
        <table:table-row table:style-name="ro1">
          <table:table-cell/>
          <table:table-cell table:style-name="ce46"/>
          <table:table-cell office:value-type="string" table:number-columns-spanned="4" table:number-rows-spanned="1" table:style-name="ce71">
            <text:p><text:s text:c="2"/>3 critères</text:p>
          </table:table-cell>
          <table:covered-table-cell table:number-columns-repeated="3"/>
          <table:table-cell table:number-columns-repeated="12" table:style-name="ce38"/>
          <table:table-cell table:style-name="ce47"/>
          <table:table-cell table:style-name="ce38"/>
          <table:table-cell table:style-name="ce40"/>
          <table:table-cell table:number-columns-repeated="5" table:style-name="ce41"/>
          <table:table-cell table:number-columns-repeated="998" table:style-name="ce38"/>
          <table:table-cell table:number-columns-repeated="15360"/>
        </table:table-row>
        <table:table-row table:style-name="ro1">
          <table:table-cell/>
          <table:table-cell table:style-name="ce46"/>
          <table:table-cell table:style-name="ce39"/>
          <table:table-cell table:number-columns-repeated="15" table:style-name="ce38"/>
          <table:table-cell table:style-name="ce47"/>
          <table:table-cell table:style-name="ce38"/>
          <table:table-cell table:style-name="ce40"/>
          <table:table-cell table:number-columns-repeated="5" table:style-name="ce41"/>
          <table:table-cell table:number-columns-repeated="998" table:style-name="ce38"/>
          <table:table-cell table:number-columns-repeated="15360"/>
        </table:table-row>
        <table:table-row table:style-name="ro1">
          <table:table-cell/>
          <table:table-cell table:style-name="ce46"/>
          <table:table-cell office:value-type="string" table:number-columns-spanned="4" table:number-rows-spanned="1" table:style-name="ce72">
            <text:p>Matrice de comparaison binaire</text:p>
          </table:table-cell>
          <table:covered-table-cell table:number-columns-repeated="3"/>
          <table:table-cell table:number-columns-repeated="12" table:style-name="ce38"/>
          <table:table-cell table:style-name="ce47"/>
          <table:table-cell table:style-name="ce38"/>
          <table:table-cell office:value-type="string" table:number-columns-spanned="4" table:number-rows-spanned="1" table:style-name="ce73">
            <text:p>Matrice de poids</text:p>
          </table:table-cell>
          <table:covered-table-cell table:number-columns-repeated="3"/>
          <table:table-cell table:style-name="ce41"/>
          <table:table-cell office:value-type="string" table:style-name="ce41">
            <text:p>Vecteur de propre</text:p>
          </table:table-cell>
          <table:table-cell table:style-name="ce38"/>
          <table:table-cell office:value-type="string" table:number-columns-spanned="1" table:number-rows-spanned="2" table:style-name="ce74">
            <text:p>Somme pondéré par les priorités</text:p>
          </table:table-cell>
          <table:table-cell table:style-name="ce38"/>
          <table:table-cell office:value-type="string" table:style-name="ce41">
            <text:p>Somme pondérée / Priorités</text:p>
          </table:table-cell>
          <table:table-cell table:style-name="ce38"/>
          <table:table-cell table:style-name="ce41"/>
          <table:table-cell table:number-columns-repeated="992" table:style-name="ce38"/>
          <table:table-cell table:number-columns-repeated="15360"/>
        </table:table-row>
        <table:table-row table:style-name="ro1">
          <table:table-cell/>
          <table:table-cell table:style-name="ce46"/>
          <table:table-cell table:style-name="ce48"/>
          <table:table-cell table:number-columns-repeated="15" table:style-name="ce38"/>
          <table:table-cell table:style-name="ce47"/>
          <table:table-cell table:style-name="ce38"/>
          <table:table-cell table:number-columns-repeated="5" table:style-name="ce41"/>
          <table:table-cell table:number-columns-repeated="2" table:style-name="ce38"/>
          <table:covered-table-cell/>
          <table:table-cell table:number-columns-repeated="996" table:style-name="ce38"/>
          <table:table-cell table:number-columns-repeated="15360"/>
        </table:table-row>
        <table:table-row table:style-name="ro1">
          <table:table-cell/>
          <table:table-cell table:style-name="ce46"/>
          <table:table-cell table:style-name="ce38"/>
          <table:table-cell office:value-type="string" table:style-name="ce50">
            <text:p>Critère 1</text:p>
          </table:table-cell>
          <table:table-cell office:value-type="string" table:style-name="ce50">
            <text:p>Critère 2</text:p>
          </table:table-cell>
          <table:table-cell office:value-type="string" table:style-name="ce50">
            <text:p>Critère 3</text:p>
          </table:table-cell>
          <table:table-cell table:number-columns-repeated="2" table:style-name="ce51"/>
          <table:table-cell office:value-type="string" table:style-name="ce50">
            <text:p>Poids</text:p>
          </table:table-cell>
          <table:table-cell table:number-columns-repeated="9" table:style-name="ce38"/>
          <table:table-cell table:style-name="ce47"/>
          <table:table-cell table:style-name="ce38"/>
          <table:table-cell table:style-name="ce41"/>
          <table:table-cell office:value-type="string" table:style-name="ce50">
            <text:p>Critère 1</text:p>
          </table:table-cell>
          <table:table-cell office:value-type="string" table:style-name="ce50">
            <text:p>Critère 2</text:p>
          </table:table-cell>
          <table:table-cell office:value-type="string" table:style-name="ce50">
            <text:p>Critère 3</text:p>
          </table:table-cell>
          <table:table-cell table:style-name="ce41"/>
          <table:table-cell office:value-type="string" table:style-name="ce50">
            <text:p>Priorité</text:p>
          </table:table-cell>
          <table:table-cell table:number-columns-repeated="998" table:style-name="ce38"/>
          <table:table-cell table:number-columns-repeated="15360"/>
        </table:table-row>
        <table:table-row table:style-name="ro1">
          <table:table-cell/>
          <table:table-cell table:style-name="ce46"/>
          <table:table-cell office:value-type="string" table:style-name="ce50">
            <text:p>Critère 1</text:p>
          </table:table-cell>
          <table:table-cell office:value-type="float" office:value="1" table:style-name="ce52">
            <text:p>1</text:p>
          </table:table-cell>
          <table:table-cell office:value-type="float" office:value="0.5" table:formula="of:=1/[.D9]" table:style-name="ce53">
            <text:p>0,5</text:p>
          </table:table-cell>
          <table:table-cell office:value-type="float" office:value="1" table:formula="of:=1/[.D10]" table:style-name="ce53">
            <text:p>1</text:p>
          </table:table-cell>
          <table:table-cell table:style-name="ce51"/>
          <table:table-cell office:value-type="string" office:string-value="Critère 1" table:formula="of:=[.C8]" table:style-name="ce54">
            <text:p>Critère 1</text:p>
          </table:table-cell>
          <table:table-cell office:value-type="float" office:value="0.26428571428571429" table:formula="of:=[.Z8]" table:style-name="ce55">
            <text:p>0,2643</text:p>
          </table:table-cell>
          <table:table-cell table:number-columns-repeated="9" table:style-name="ce38"/>
          <table:table-cell table:style-name="ce47"/>
          <table:table-cell table:style-name="ce38"/>
          <table:table-cell office:value-type="string" table:style-name="ce50">
            <text:p>Critère 1</text:p>
          </table:table-cell>
          <table:table-cell office:value-type="float" office:value="0.25" table:formula="of:=[.D8]/SUM([.D$8:.D$10])" table:style-name="ce56">
            <text:p>0,25</text:p>
          </table:table-cell>
          <table:table-cell office:value-type="float" office:value="0.14285714285714285" table:formula="of:=[.E8]/SUM([.E$8:.E$10])" table:style-name="ce56">
            <text:p>0,142857143</text:p>
          </table:table-cell>
          <table:table-cell office:value-type="float" office:value="0.4" table:formula="of:=[.F8]/SUM([.F$8:.F$10])" table:style-name="ce56">
            <text:p>0,4</text:p>
          </table:table-cell>
          <table:table-cell table:style-name="ce57"/>
          <table:table-cell office:value-type="float" office:value="0.26428571428571429" table:formula="of:=AVERAGE([.V8:.X8])" table:style-name="ce58">
            <text:p>0,264285714</text:p>
          </table:table-cell>
          <table:table-cell table:style-name="ce38"/>
          <table:table-cell office:value-type="float" office:value="0.83571428571428585" table:formula="of:=([.D8]*[.$Z$8])+([.E8]*[.$Z$9])+([.F8]*[.$Z$10])" table:style-name="ce58">
            <text:p>0,835714286</text:p>
          </table:table-cell>
          <table:table-cell table:style-name="ce38"/>
          <table:table-cell office:value-type="float" office:value="3.1621621621621627" table:formula="of:=[.AB8]/[.Z8]" table:style-name="ce58">
            <text:p>3,162162162</text:p>
          </table:table-cell>
          <table:table-cell table:number-columns-repeated="994" table:style-name="ce38"/>
          <table:table-cell table:number-columns-repeated="15360"/>
        </table:table-row>
        <table:table-row table:style-name="ro1">
          <table:table-cell/>
          <table:table-cell table:style-name="ce46"/>
          <table:table-cell office:value-type="string" table:style-name="ce50">
            <text:p>Critère 2</text:p>
          </table:table-cell>
          <table:table-cell office:value-type="float" office:value="2" table:style-name="ce59">
            <text:p>2</text:p>
          </table:table-cell>
          <table:table-cell office:value-type="float" office:value="1" table:style-name="ce52">
            <text:p>1</text:p>
          </table:table-cell>
          <table:table-cell office:value-type="float" office:value="0.5" table:formula="of:=1/[.E10]" table:style-name="ce53">
            <text:p>0,5</text:p>
          </table:table-cell>
          <table:table-cell table:style-name="ce51"/>
          <table:table-cell office:value-type="string" office:string-value="Critère 2" table:formula="of:=[.C9]" table:style-name="ce54">
            <text:p>Critère 2</text:p>
          </table:table-cell>
          <table:table-cell office:value-type="float" office:value="0.32857142857142857" table:formula="of:=[.Z9]" table:style-name="ce55">
            <text:p>0,3286</text:p>
          </table:table-cell>
          <table:table-cell table:number-columns-repeated="9" table:style-name="ce51"/>
          <table:table-cell table:style-name="ce60"/>
          <table:table-cell table:style-name="ce51"/>
          <table:table-cell office:value-type="string" table:style-name="ce50">
            <text:p>Critère 2</text:p>
          </table:table-cell>
          <table:table-cell office:value-type="float" office:value="0.5" table:formula="of:=[.D9]/SUM([.D$8:.D$10])" table:style-name="ce56">
            <text:p>0,5</text:p>
          </table:table-cell>
          <table:table-cell office:value-type="float" office:value="0.2857142857142857" table:formula="of:=[.E9]/SUM([.E$8:.E$10])" table:style-name="ce56">
            <text:p>0,285714286</text:p>
          </table:table-cell>
          <table:table-cell office:value-type="float" office:value="0.2" table:formula="of:=[.F9]/SUM([.F$8:.F$10])" table:style-name="ce56">
            <text:p>0,2</text:p>
          </table:table-cell>
          <table:table-cell table:style-name="ce57"/>
          <table:table-cell office:value-type="float" office:value="0.32857142857142857" table:formula="of:=AVERAGE([.V9:.X9])" table:style-name="ce58">
            <text:p>0,328571429</text:p>
          </table:table-cell>
          <table:table-cell table:style-name="ce51"/>
          <table:table-cell office:value-type="float" office:value="1.0607142857142857" table:formula="of:=([.D9]*[.$Z$8])+([.E9]*[.$Z$9])+([.F9]*[.$Z$10])" table:style-name="ce58">
            <text:p>1,060714286</text:p>
          </table:table-cell>
          <table:table-cell table:style-name="ce38"/>
          <table:table-cell office:value-type="float" office:value="3.2282608695652173" table:formula="of:=[.AB9]/[.Z9]" table:style-name="ce58">
            <text:p>3,22826087</text:p>
          </table:table-cell>
          <table:table-cell table:number-columns-repeated="3" table:style-name="ce38"/>
          <table:table-cell table:number-columns-repeated="989" table:style-name="ce51"/>
          <table:table-cell table:number-columns-repeated="15362"/>
        </table:table-row>
        <table:table-row table:style-name="ro1">
          <table:table-cell/>
          <table:table-cell table:style-name="ce46"/>
          <table:table-cell office:value-type="string" table:style-name="ce50">
            <text:p>Critère 3</text:p>
          </table:table-cell>
          <table:table-cell office:value-type="float" office:value="1" table:style-name="ce59">
            <text:p>1</text:p>
          </table:table-cell>
          <table:table-cell office:value-type="float" office:value="2" table:style-name="ce59">
            <text:p>2</text:p>
          </table:table-cell>
          <table:table-cell office:value-type="float" office:value="1" table:style-name="ce52">
            <text:p>1</text:p>
          </table:table-cell>
          <table:table-cell table:style-name="ce51"/>
          <table:table-cell office:value-type="string" office:string-value="Critère 3" table:formula="of:=[.C10]" table:style-name="ce54">
            <text:p>Critère 3</text:p>
          </table:table-cell>
          <table:table-cell office:value-type="float" office:value="0.4071428571428572" table:formula="of:=[.Z10]" table:style-name="ce55">
            <text:p>0,4071</text:p>
          </table:table-cell>
          <table:table-cell table:number-columns-repeated="9" table:style-name="ce38"/>
          <table:table-cell table:style-name="ce47"/>
          <table:table-cell table:style-name="ce38"/>
          <table:table-cell office:value-type="string" table:style-name="ce50">
            <text:p>Critère 3</text:p>
          </table:table-cell>
          <table:table-cell office:value-type="float" office:value="0.25" table:formula="of:=[.D10]/SUM([.D$8:.D$10])" table:style-name="ce56">
            <text:p>0,25</text:p>
          </table:table-cell>
          <table:table-cell office:value-type="float" office:value="0.5714285714285714" table:formula="of:=[.E10]/SUM([.E$8:.E$10])" table:style-name="ce56">
            <text:p>0,571428571</text:p>
          </table:table-cell>
          <table:table-cell office:value-type="float" office:value="0.4" table:formula="of:=[.F10]/SUM([.F$8:.F$10])" table:style-name="ce56">
            <text:p>0,4</text:p>
          </table:table-cell>
          <table:table-cell table:style-name="ce57"/>
          <table:table-cell office:value-type="float" office:value="0.4071428571428572" table:formula="of:=AVERAGE([.V10:.X10])" table:style-name="ce58">
            <text:p>0,407142857</text:p>
          </table:table-cell>
          <table:table-cell table:style-name="ce38"/>
          <table:table-cell office:value-type="float" office:value="1.3285714285714287" table:formula="of:=([.D10]*[.$Z$8])+([.E10]*[.$Z$9])+([.F10]*[.$Z$10])" table:style-name="ce58">
            <text:p>1,328571429</text:p>
          </table:table-cell>
          <table:table-cell table:style-name="ce38"/>
          <table:table-cell office:value-type="float" office:value="3.263157894736842" table:formula="of:=[.AB10]/[.Z10]" table:style-name="ce58">
            <text:p>3,263157895</text:p>
          </table:table-cell>
          <table:table-cell table:number-columns-repeated="994" table:style-name="ce38"/>
          <table:table-cell table:number-columns-repeated="15360"/>
        </table:table-row>
        <table:table-row table:style-name="ro1">
          <table:table-cell/>
          <table:table-cell table:style-name="ce46"/>
          <table:table-cell table:number-columns-repeated="6" table:style-name="ce51"/>
          <table:table-cell table:style-name="ce61"/>
          <table:table-cell table:number-columns-repeated="9" table:style-name="ce38"/>
          <table:table-cell table:style-name="ce47"/>
          <table:table-cell table:style-name="ce38"/>
          <table:table-cell table:number-columns-repeated="5" table:style-name="ce57"/>
          <table:table-cell table:style-name="ce51"/>
          <table:table-cell table:number-columns-repeated="998" table:style-name="ce38"/>
          <table:table-cell table:number-columns-repeated="15360"/>
        </table:table-row>
        <table:table-row table:style-name="ro1">
          <table:table-cell/>
          <table:table-cell table:style-name="ce46"/>
          <table:table-cell table:number-columns-repeated="16" table:style-name="ce38"/>
          <table:table-cell table:style-name="ce47"/>
          <table:table-cell table:number-columns-repeated="5" table:style-name="ce38"/>
          <table:table-cell table:style-name="ce41"/>
          <table:table-cell table:number-columns-repeated="999" table:style-name="ce38"/>
          <table:table-cell table:number-columns-repeated="15360"/>
        </table:table-row>
        <table:table-row table:style-name="ro2">
          <table:table-cell/>
          <table:table-cell table:style-name="ce46"/>
          <table:table-cell table:number-columns-repeated="16" table:style-name="ce38"/>
          <table:table-cell table:style-name="ce47"/>
          <table:table-cell table:style-name="ce38"/>
          <table:table-cell table:style-name="ce62"/>
          <table:table-cell table:number-columns-repeated="1003" table:style-name="ce38"/>
          <table:table-cell table:number-columns-repeated="15360"/>
        </table:table-row>
        <table:table-row table:style-name="ro4">
          <table:table-cell/>
          <table:table-cell table:style-name="ce46"/>
          <table:table-cell office:value-type="string" table:style-name="ce63">
            <text:p><text:span text:style-name="T8">λ</text:span><text:span text:style-name="T9">max </text:span><text:span text:style-name="T10">:</text:span></text:p>
          </table:table-cell>
          <table:table-cell office:value-type="float" office:value="3.2178603088214075" table:formula="of:=AVERAGE([.AD8:.AD10])" table:style-name="ce64">
            <text:p>3,217860309</text:p>
          </table:table-cell>
          <table:table-cell office:value-type="string" table:number-columns-spanned="3" table:number-rows-spanned="1" table:style-name="ce75">
            <text:p><text:s/>(Cohérence moyenne)</text:p>
          </table:table-cell>
          <table:covered-table-cell table:number-columns-repeated="2"/>
          <table:table-cell table:number-columns-repeated="11" table:style-name="ce38"/>
          <table:table-cell table:style-name="ce47"/>
          <table:table-cell table:number-columns-repeated="1005" table:style-name="ce38"/>
          <table:table-cell table:number-columns-repeated="15360"/>
        </table:table-row>
        <table:table-row table:style-name="ro4">
          <table:table-cell/>
          <table:table-cell table:style-name="ce46"/>
          <table:table-cell office:value-type="string" table:style-name="ce63">
            <text:p>RI :</text:p>
          </table:table-cell>
          <table:table-cell office:value-type="float" office:value="0.57999999999999996" table:style-name="ce64">
            <text:p>0,58</text:p>
          </table:table-cell>
          <table:table-cell office:value-type="string" table:number-columns-spanned="3" table:number-rows-spanned="1" table:style-name="ce76">
            <text:p><text:s/>(Indice aléatoire)</text:p>
          </table:table-cell>
          <table:covered-table-cell table:number-columns-repeated="2"/>
          <table:table-cell table:number-columns-repeated="11" table:style-name="ce38"/>
          <table:table-cell table:style-name="ce47"/>
          <table:table-cell table:number-columns-repeated="1005" table:style-name="ce38"/>
          <table:table-cell table:number-columns-repeated="15360"/>
        </table:table-row>
        <table:table-row table:style-name="ro4">
          <table:table-cell/>
          <table:table-cell table:style-name="ce46"/>
          <table:table-cell office:value-type="string" table:style-name="ce65">
            <text:p>CI :</text:p>
          </table:table-cell>
          <table:table-cell office:value-type="float" office:value="0.10893015441070375" table:formula="of:=([.D14]-3)/(3-1)" table:style-name="ce64">
            <text:p>0,108930154</text:p>
          </table:table-cell>
          <table:table-cell office:value-type="string" table:number-columns-spanned="3" table:number-rows-spanned="1" table:style-name="ce76">
            <text:p><text:s/>(Indice de Cohérence)</text:p>
          </table:table-cell>
          <table:covered-table-cell table:number-columns-repeated="2"/>
          <table:table-cell table:number-columns-repeated="11" table:style-name="ce38"/>
          <table:table-cell table:style-name="ce47"/>
          <table:table-cell table:number-columns-repeated="1005" table:style-name="ce38"/>
          <table:table-cell table:number-columns-repeated="15360"/>
        </table:table-row>
        <table:table-row table:style-name="ro4">
          <table:table-cell/>
          <table:table-cell table:style-name="ce46"/>
          <table:table-cell office:value-type="string" table:style-name="ce65">
            <text:p>CR :</text:p>
          </table:table-cell>
          <table:table-cell office:value-type="percentage" office:value="0.1878106110529375" table:formula="of:=[.D16]/[.D15]" table:style-name="ce111">
            <text:p>18,78 %</text:p>
          </table:table-cell>
          <table:table-cell office:value-type="string" table:number-columns-spanned="3" table:number-rows-spanned="1" table:style-name="ce76">
            <text:p><text:s/>(Ratio de cohérence)</text:p>
          </table:table-cell>
          <table:covered-table-cell table:number-columns-repeated="2"/>
          <table:table-cell table:number-columns-repeated="11" table:style-name="ce38"/>
          <table:table-cell table:style-name="ce47"/>
          <table:table-cell table:number-columns-repeated="16365"/>
        </table:table-row>
        <table:table-row table:style-name="ro2">
          <table:table-cell/>
          <table:table-cell table:style-name="ce46"/>
          <table:table-cell table:number-columns-repeated="16" table:style-name="ce38"/>
          <table:table-cell table:style-name="ce47"/>
          <table:table-cell table:number-columns-repeated="16365"/>
        </table:table-row>
        <table:table-row table:style-name="ro2">
          <table:table-cell/>
          <table:table-cell table:style-name="ce46"/>
          <table:table-cell office:value-type="string" office:string-value="Le ration de cohérence est supérieur à 10%, vous devriez reprendre la matrice" table:formula="of:=IF([.D17]&lt;0.1;&quot;&quot;;&quot;Le ration de cohérence est supérieur à 10%, vous devriez reprendre la matrice&quot;)" table:number-columns-spanned="5" table:number-rows-spanned="2" table:style-name="ce77">
            <text:p>Le ration de cohérence est supérieur à 10%, vous devriez reprendre la matrice</text:p>
          </table:table-cell>
          <table:covered-table-cell table:number-columns-repeated="4"/>
          <table:table-cell table:number-columns-repeated="11" table:style-name="ce38"/>
          <table:table-cell table:style-name="ce47"/>
          <table:table-cell table:number-columns-repeated="16365"/>
        </table:table-row>
        <table:table-row table:style-name="ro4">
          <table:table-cell/>
          <table:table-cell table:style-name="ce46"/>
          <table:covered-table-cell/>
          <table:covered-table-cell table:number-columns-repeated="4"/>
          <table:table-cell table:number-columns-repeated="11" table:style-name="ce38"/>
          <table:table-cell table:style-name="ce47"/>
          <table:table-cell table:number-columns-repeated="16365"/>
        </table:table-row>
        <table:table-row table:number-rows-repeated="10" table:style-name="ro2">
          <table:table-cell/>
          <table:table-cell table:style-name="ce46"/>
          <table:table-cell table:number-columns-repeated="16" table:style-name="ce38"/>
          <table:table-cell table:style-name="ce47"/>
          <table:table-cell table:number-columns-repeated="16365"/>
        </table:table-row>
        <table:table-row table:style-name="ro2">
          <table:table-cell/>
          <table:table-cell table:style-name="ce67"/>
          <table:table-cell table:number-columns-repeated="16" table:style-name="ce68"/>
          <table:table-cell table:style-name="ce69"/>
          <table:table-cell table:number-columns-repeated="16365"/>
        </table:table-row>
        <table:table-row table:style-name="ro2">
          <table:table-cell table:number-columns-repeated="16384"/>
        </table:table-row>
        <table:table-row table:number-rows-repeated="1048544" table:style-name="ro2" table:visibility="collapse">
          <table:table-cell table:number-columns-repeated="16384"/>
        </table:table-row>
      </table:table>
      <table:table table:name="4_critères" table:style-name="ta1">
        <table:table-column table:style-name="co1" table:number-columns-repeated="2" table:default-cell-style-name="ce1"/>
        <table:table-column table:style-name="co13" table:default-cell-style-name="ce1"/>
        <table:table-column table:style-name="co14" table:number-columns-repeated="2" table:default-cell-style-name="ce1"/>
        <table:table-column table:style-name="co13" table:number-columns-repeated="2" table:default-cell-style-name="ce1"/>
        <table:table-column table:style-name="co1" table:default-cell-style-name="ce1"/>
        <table:table-column table:style-name="co13" table:default-cell-style-name="ce15"/>
        <table:table-column table:style-name="co21" table:default-cell-style-name="ce1"/>
        <table:table-column table:style-name="co1" table:number-columns-repeated="10" table:default-cell-style-name="ce1"/>
        <table:table-column table:style-name="co1" table:default-cell-style-name="ce1" table:visibility="collapse"/>
        <table:table-column table:style-name="co13" table:default-cell-style-name="ce1"/>
        <table:table-column table:style-name="co14" table:number-columns-repeated="4" table:default-cell-style-name="ce1"/>
        <table:table-column table:style-name="co1" table:default-cell-style-name="ce1" table:visibility="collapse"/>
        <table:table-column table:style-name="co17" table:default-cell-style-name="ce1"/>
        <table:table-column table:style-name="co1" table:default-cell-style-name="ce1" table:visibility="collapse"/>
        <table:table-column table:style-name="co22" table:default-cell-style-name="ce1"/>
        <table:table-column table:style-name="co1" table:default-cell-style-name="ce1" table:visibility="collapse"/>
        <table:table-column table:style-name="co19" table:default-cell-style-name="ce1"/>
        <table:table-column table:style-name="co1" table:number-columns-repeated="992" table:default-cell-style-name="ce1" table:visibility="collapse"/>
        <table:table-column table:style-name="co11" table:number-columns-repeated="15360" table:default-cell-style-name="ce1"/>
        <table:table-row table:style-name="ro1">
          <table:table-cell/>
          <table:table-cell table:style-name="ce1"/>
          <table:table-cell table:style-name="ce78"/>
          <table:table-cell table:number-columns-repeated="4" table:style-name="ce1"/>
          <table:table-cell table:style-name="ce79"/>
          <table:table-cell table:style-name="ce80"/>
          <table:table-cell table:number-columns-repeated="12" table:style-name="ce1"/>
          <table:table-cell table:number-columns-repeated="7" table:style-name="ce81"/>
          <table:table-cell table:number-columns-repeated="16356" table:style-name="ce1"/>
        </table:table-row>
        <table:table-row table:style-name="ro1">
          <table:table-cell/>
          <table:table-cell table:style-name="ce2"/>
          <table:table-cell table:number-columns-repeated="6" table:style-name="ce82"/>
          <table:table-cell table:style-name="ce83"/>
          <table:table-cell table:number-columns-repeated="9" table:style-name="ce3"/>
          <table:table-cell table:style-name="ce4"/>
          <table:table-cell table:number-columns-repeated="2" table:style-name="ce1"/>
          <table:table-cell table:number-columns-repeated="7" table:style-name="ce81"/>
          <table:table-cell table:number-columns-repeated="16356" table:style-name="ce1"/>
        </table:table-row>
        <table:table-row table:style-name="ro1">
          <table:table-cell/>
          <table:table-cell table:style-name="ce5"/>
          <table:table-cell office:value-type="string" table:number-columns-spanned="5" table:number-rows-spanned="1" table:style-name="ce100">
            <text:p><text:s text:c="2"/>4 critères</text:p>
          </table:table-cell>
          <table:covered-table-cell table:number-columns-repeated="4"/>
          <table:table-cell table:style-name="ce79"/>
          <table:table-cell table:style-name="ce80"/>
          <table:table-cell table:number-columns-repeated="9" table:style-name="ce1"/>
          <table:table-cell table:style-name="ce8"/>
          <table:table-cell table:number-columns-repeated="2" table:style-name="ce1"/>
          <table:table-cell table:number-columns-repeated="7" table:style-name="ce81"/>
          <table:table-cell table:number-columns-repeated="16356" table:style-name="ce1"/>
        </table:table-row>
        <table:table-row table:style-name="ro1">
          <table:table-cell/>
          <table:table-cell table:style-name="ce5"/>
          <table:table-cell table:number-columns-repeated="5" table:style-name="ce1"/>
          <table:table-cell table:style-name="ce79"/>
          <table:table-cell table:style-name="ce80"/>
          <table:table-cell table:number-columns-repeated="9" table:style-name="ce1"/>
          <table:table-cell table:style-name="ce8"/>
          <table:table-cell table:number-columns-repeated="2" table:style-name="ce1"/>
          <table:table-cell table:number-columns-repeated="7" table:style-name="ce81"/>
          <table:table-cell table:number-columns-repeated="16356" table:style-name="ce1"/>
        </table:table-row>
        <table:table-row table:style-name="ro9">
          <table:table-cell/>
          <table:table-cell table:style-name="ce5"/>
          <table:table-cell office:value-type="string" table:number-columns-spanned="5" table:number-rows-spanned="1" table:style-name="ce101">
            <text:p>Matrice de comparaison binaire</text:p>
          </table:table-cell>
          <table:covered-table-cell table:number-columns-repeated="4"/>
          <table:table-cell table:style-name="ce79"/>
          <table:table-cell table:style-name="ce80"/>
          <table:table-cell table:number-columns-repeated="9" table:style-name="ce1"/>
          <table:table-cell table:style-name="ce8"/>
          <table:table-cell table:number-columns-repeated="2" table:style-name="ce1"/>
          <table:table-cell table:number-columns-repeated="6" table:style-name="ce81"/>
          <table:table-cell office:value-type="string" table:style-name="ce41">
            <text:p>Vecteur de propre</text:p>
          </table:table-cell>
          <table:table-cell table:style-name="ce38"/>
          <table:table-cell office:value-type="string" table:style-name="ce49">
            <text:p>Somme pondéré par les priorités</text:p>
          </table:table-cell>
          <table:table-cell table:style-name="ce38"/>
          <table:table-cell office:value-type="string" table:style-name="ce41">
            <text:p>Somme pondérée / Priorités</text:p>
          </table:table-cell>
          <table:table-cell table:style-name="ce1"/>
          <table:table-cell table:style-name="ce81"/>
          <table:table-cell table:number-columns-repeated="16350"/>
        </table:table-row>
        <table:table-row table:style-name="ro1">
          <table:table-cell/>
          <table:table-cell table:style-name="ce5"/>
          <table:table-cell table:number-columns-repeated="5" table:style-name="ce1"/>
          <table:table-cell table:style-name="ce79"/>
          <table:table-cell table:style-name="ce80"/>
          <table:table-cell table:number-columns-repeated="9" table:style-name="ce1"/>
          <table:table-cell table:style-name="ce8"/>
          <table:table-cell table:number-columns-repeated="2" table:style-name="ce1"/>
          <table:table-cell table:number-columns-repeated="6" table:style-name="ce81"/>
          <table:table-cell table:number-columns-repeated="16357" table:style-name="ce1"/>
        </table:table-row>
        <table:table-row table:style-name="ro1">
          <table:table-cell/>
          <table:table-cell table:style-name="ce5"/>
          <table:table-cell table:style-name="ce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table:style-name="ce79"/>
          <table:table-cell table:style-name="ce80"/>
          <table:table-cell office:value-type="string" table:style-name="ce85">
            <text:p>Poids</text:p>
          </table:table-cell>
          <table:table-cell table:number-columns-repeated="8" table:style-name="ce1"/>
          <table:table-cell table:style-name="ce8"/>
          <table:table-cell table:number-columns-repeated="2" table:style-name="ce1"/>
          <table:table-cell table:style-name="ce81"/>
          <table:table-cell office:value-type="string" table:style-name="ce86">
            <text:p>Critère 1</text:p>
          </table:table-cell>
          <table:table-cell office:value-type="string" table:style-name="ce86">
            <text:p>Critère 2</text:p>
          </table:table-cell>
          <table:table-cell office:value-type="string" table:style-name="ce86">
            <text:p>Critère 3</text:p>
          </table:table-cell>
          <table:table-cell office:value-type="string" table:style-name="ce86">
            <text:p>Critère 4</text:p>
          </table:table-cell>
          <table:table-cell table:style-name="ce81"/>
          <table:table-cell office:value-type="string" table:style-name="ce85">
            <text:p>Priorité</text:p>
          </table:table-cell>
          <table:table-cell table:number-columns-repeated="16356" table:style-name="ce1"/>
        </table:table-row>
        <table:table-row table:style-name="ro1">
          <table:table-cell/>
          <table:table-cell table:style-name="ce5"/>
          <table:table-cell office:value-type="string" table:style-name="ce85">
            <text:p>Critère 1</text:p>
          </table:table-cell>
          <table:table-cell office:value-type="float" office:value="1" table:style-name="ce87">
            <text:p>1</text:p>
          </table:table-cell>
          <table:table-cell office:value-type="float" office:value="0.33333333333333331" table:formula="of:=1/[.D9]" table:style-name="ce88">
            <text:p>0,333333333</text:p>
          </table:table-cell>
          <table:table-cell office:value-type="float" office:value="3" table:formula="of:=1/[.D10]" table:style-name="ce88">
            <text:p>3</text:p>
          </table:table-cell>
          <table:table-cell office:value-type="float" office:value="5" table:formula="of:=1/[.D11]" table:style-name="ce88">
            <text:p>5</text:p>
          </table:table-cell>
          <table:table-cell table:style-name="ce79"/>
          <table:table-cell office:value-type="string" office:string-value="Critère 1" table:formula="of:=[.C8]" table:style-name="ce89">
            <text:p>Critère 1</text:p>
          </table:table-cell>
          <table:table-cell office:value-type="float" office:value="0.32262957630604688" table:formula="of:=[.AB8]" table:style-name="ce90">
            <text:p>0,323</text:p>
          </table:table-cell>
          <table:table-cell table:number-columns-repeated="8" table:style-name="ce1"/>
          <table:table-cell table:style-name="ce8"/>
          <table:table-cell table:number-columns-repeated="2" table:style-name="ce1"/>
          <table:table-cell office:value-type="string" table:style-name="ce86">
            <text:p>Critère 1</text:p>
          </table:table-cell>
          <table:table-cell office:value-type="float" office:value="0.22058823529411764" table:formula="of:=[.D8]/SUM([.D$8:.D$11])" table:style-name="ce91">
            <text:p>0,220588235</text:p>
          </table:table-cell>
          <table:table-cell office:value-type="float" office:value="0.15384615384615385" table:formula="of:=[.E8]/SUM([.E$8:.E$11])" table:style-name="ce91">
            <text:p>0,153846154</text:p>
          </table:table-cell>
          <table:table-cell office:value-type="float" office:value="0.46153846153846156" table:formula="of:=[.F8]/SUM([.F$8:.F$11])" table:style-name="ce91">
            <text:p>0,461538462</text:p>
          </table:table-cell>
          <table:table-cell office:value-type="float" office:value="0.45454545454545453" table:formula="of:=[.G8]/SUM([.G$8:.G$11])" table:style-name="ce91">
            <text:p>0,454545455</text:p>
          </table:table-cell>
          <table:table-cell table:style-name="ce92"/>
          <table:table-cell office:value-type="float" office:value="0.32262957630604688" table:formula="of:=AVERAGE([.W8:.Z8])" table:style-name="ce93">
            <text:p>0,322629576</text:p>
          </table:table-cell>
          <table:table-cell table:style-name="ce1"/>
          <table:table-cell office:value-type="float" office:value="1.4018236665295489" table:formula="of:=([.D8]*[.$AB$8])+([.E8]*[.$AB$9])+([.F8]*[.$AB$10])+([.G8]*[.$AB$11])" table:style-name="ce93">
            <text:p>1,401823667</text:p>
          </table:table-cell>
          <table:table-cell table:style-name="ce1"/>
          <table:table-cell office:value-type="float" office:value="4.3449942890535773" table:formula="of:=[.AD8]/[.AB8]" table:style-name="ce93">
            <text:p>4,344994289</text:p>
          </table:table-cell>
          <table:table-cell table:number-columns-repeated="16352" table:style-name="ce1"/>
        </table:table-row>
        <table:table-row table:style-name="ro1">
          <table:table-cell/>
          <table:table-cell table:style-name="ce5"/>
          <table:table-cell office:value-type="string" table:style-name="ce85">
            <text:p>Critère 2</text:p>
          </table:table-cell>
          <table:table-cell office:value-type="float" office:value="3" table:style-name="ce59">
            <text:p>3</text:p>
          </table:table-cell>
          <table:table-cell office:value-type="float" office:value="1" table:style-name="ce87">
            <text:p>1</text:p>
          </table:table-cell>
          <table:table-cell office:value-type="float" office:value="2" table:formula="of:=1/[.E10]" table:style-name="ce88">
            <text:p>2</text:p>
          </table:table-cell>
          <table:table-cell office:value-type="float" office:value="3" table:formula="of:=1/[.E11]" table:style-name="ce88">
            <text:p>3</text:p>
          </table:table-cell>
          <table:table-cell table:style-name="ce79"/>
          <table:table-cell office:value-type="string" office:string-value="Critère 2" table:formula="of:=[.C9]" table:style-name="ce89">
            <text:p>Critère 2</text:p>
          </table:table-cell>
          <table:table-cell office:value-type="float" office:value="0.42593068696009873" table:formula="of:=[.AB9]" table:style-name="ce90">
            <text:p>0,426</text:p>
          </table:table-cell>
          <table:table-cell table:number-columns-repeated="8" table:style-name="ce1"/>
          <table:table-cell table:style-name="ce8"/>
          <table:table-cell table:number-columns-repeated="2" table:style-name="ce1"/>
          <table:table-cell office:value-type="string" table:style-name="ce86">
            <text:p>Critère 2</text:p>
          </table:table-cell>
          <table:table-cell office:value-type="float" office:value="0.66176470588235292" table:formula="of:=[.D9]/SUM([.D$8:.D$11])" table:style-name="ce91">
            <text:p>0,661764706</text:p>
          </table:table-cell>
          <table:table-cell office:value-type="float" office:value="0.46153846153846156" table:formula="of:=[.E9]/SUM([.E$8:.E$11])" table:style-name="ce91">
            <text:p>0,461538462</text:p>
          </table:table-cell>
          <table:table-cell office:value-type="float" office:value="0.30769230769230771" table:formula="of:=[.F9]/SUM([.F$8:.F$11])" table:style-name="ce91">
            <text:p>0,307692308</text:p>
          </table:table-cell>
          <table:table-cell office:value-type="float" office:value="0.27272727272727271" table:formula="of:=[.G9]/SUM([.G$8:.G$11])" table:style-name="ce91">
            <text:p>0,272727273</text:p>
          </table:table-cell>
          <table:table-cell table:style-name="ce92"/>
          <table:table-cell office:value-type="float" office:value="0.42593068696009873" table:formula="of:=AVERAGE([.W9:.Z9])" table:style-name="ce93">
            <text:p>0,425930687</text:p>
          </table:table-cell>
          <table:table-cell table:style-name="ce79"/>
          <table:table-cell office:value-type="float" office:value="1.9881478815302345" table:formula="of:=([.D9]*[.$AB$8])+([.E9]*[.$AB$9])+([.F9]*[.$AB$10])+([.G9]*[.$AB$11])" table:style-name="ce93">
            <text:p>1,988147882</text:p>
          </table:table-cell>
          <table:table-cell table:style-name="ce1"/>
          <table:table-cell office:value-type="float" office:value="4.6677732842397539" table:formula="of:=[.AD9]/[.AB9]" table:style-name="ce93">
            <text:p>4,667773284</text:p>
          </table:table-cell>
          <table:table-cell table:number-columns-repeated="16352" table:style-name="ce1"/>
        </table:table-row>
        <table:table-row table:style-name="ro1">
          <table:table-cell/>
          <table:table-cell table:style-name="ce5"/>
          <table:table-cell office:value-type="string" table:style-name="ce85">
            <text:p>Critère 3</text:p>
          </table:table-cell>
          <table:table-cell office:value-type="float" office:value="0.33333333333333331" table:formula="of:=1/3" table:style-name="ce59">
            <text:p>0,333333333</text:p>
          </table:table-cell>
          <table:table-cell office:value-type="float" office:value="0.5" table:style-name="ce59">
            <text:p>0,5</text:p>
          </table:table-cell>
          <table:table-cell office:value-type="float" office:value="1" table:style-name="ce87">
            <text:p>1</text:p>
          </table:table-cell>
          <table:table-cell office:value-type="float" office:value="2" table:formula="of:=1/[.F11]" table:style-name="ce88">
            <text:p>2</text:p>
          </table:table-cell>
          <table:table-cell table:style-name="ce79"/>
          <table:table-cell office:value-type="string" office:string-value="Critère 3" table:formula="of:=[.C10]" table:style-name="ce89">
            <text:p>Critère 3</text:p>
          </table:table-cell>
          <table:table-cell office:value-type="float" office:value="0.15999074454956808" table:formula="of:=[.AB10]" table:style-name="ce90">
            <text:p>0,160</text:p>
          </table:table-cell>
          <table:table-cell table:number-columns-repeated="8" table:style-name="ce1"/>
          <table:table-cell table:style-name="ce8"/>
          <table:table-cell table:number-columns-repeated="2" table:style-name="ce1"/>
          <table:table-cell office:value-type="string" table:style-name="ce86">
            <text:p>Critère 3</text:p>
          </table:table-cell>
          <table:table-cell office:value-type="float" office:value="7.3529411764705885E-2" table:formula="of:=[.D10]/SUM([.D$8:.D$11])" table:style-name="ce91">
            <text:p>0,073529412</text:p>
          </table:table-cell>
          <table:table-cell office:value-type="float" office:value="0.23076923076923078" table:formula="of:=[.E10]/SUM([.E$8:.E$11])" table:style-name="ce91">
            <text:p>0,230769231</text:p>
          </table:table-cell>
          <table:table-cell office:value-type="float" office:value="0.15384615384615385" table:formula="of:=[.F10]/SUM([.F$8:.F$11])" table:style-name="ce91">
            <text:p>0,153846154</text:p>
          </table:table-cell>
          <table:table-cell office:value-type="float" office:value="0.18181818181818182" table:formula="of:=[.G10]/SUM([.G$8:.G$11])" table:style-name="ce91">
            <text:p>0,181818182</text:p>
          </table:table-cell>
          <table:table-cell table:style-name="ce92"/>
          <table:table-cell office:value-type="float" office:value="0.15999074454956808" table:formula="of:=AVERAGE([.W10:.Z10])" table:style-name="ce93">
            <text:p>0,159990745</text:p>
          </table:table-cell>
          <table:table-cell table:style-name="ce1"/>
          <table:table-cell office:value-type="float" office:value="0.66339726450020575" table:formula="of:=([.D10]*[.$AB$8])+([.E10]*[.$AB$9])+([.F10]*[.$AB$10])+([.G10]*[.$AB$11])" table:style-name="ce93">
            <text:p>0,663397265</text:p>
          </table:table-cell>
          <table:table-cell table:style-name="ce1"/>
          <table:table-cell office:value-type="float" office:value="4.1464727623332802" table:formula="of:=[.AD10]/[.AB10]" table:style-name="ce93">
            <text:p>4,146472762</text:p>
          </table:table-cell>
          <table:table-cell table:number-columns-repeated="16352" table:style-name="ce1"/>
        </table:table-row>
        <table:table-row table:style-name="ro1">
          <table:table-cell/>
          <table:table-cell table:style-name="ce5"/>
          <table:table-cell office:value-type="string" table:style-name="ce85">
            <text:p>Critère 4</text:p>
          </table:table-cell>
          <table:table-cell office:value-type="float" office:value="0.2" table:formula="of:=1/5" table:style-name="ce59">
            <text:p>0,2</text:p>
          </table:table-cell>
          <table:table-cell office:value-type="float" office:value="0.33333333333333331" table:formula="of:=1/3" table:style-name="ce59">
            <text:p>0,333333333</text:p>
          </table:table-cell>
          <table:table-cell office:value-type="float" office:value="0.5" table:formula="of:=1/2" table:style-name="ce59">
            <text:p>0,5</text:p>
          </table:table-cell>
          <table:table-cell office:value-type="float" office:value="1" table:style-name="ce87">
            <text:p>1</text:p>
          </table:table-cell>
          <table:table-cell table:style-name="ce79"/>
          <table:table-cell office:value-type="string" office:string-value="Critère 4" table:formula="of:=[.C11]" table:style-name="ce89">
            <text:p>Critère 4</text:p>
          </table:table-cell>
          <table:table-cell office:value-type="float" office:value="9.1448992184286315E-2" table:formula="of:=[.AB11]" table:style-name="ce90">
            <text:p>0,091</text:p>
          </table:table-cell>
          <table:table-cell table:number-columns-repeated="8" table:style-name="ce1"/>
          <table:table-cell table:style-name="ce8"/>
          <table:table-cell table:number-columns-repeated="2" table:style-name="ce1"/>
          <table:table-cell office:value-type="string" table:style-name="ce86">
            <text:p>Critère 4</text:p>
          </table:table-cell>
          <table:table-cell office:value-type="float" office:value="4.4117647058823532E-2" table:formula="of:=[.D11]/SUM([.D$8:.D$11])" table:style-name="ce91">
            <text:p>0,044117647</text:p>
          </table:table-cell>
          <table:table-cell office:value-type="float" office:value="0.15384615384615385" table:formula="of:=[.E11]/SUM([.E$8:.E$11])" table:style-name="ce91">
            <text:p>0,153846154</text:p>
          </table:table-cell>
          <table:table-cell office:value-type="float" office:value="7.6923076923076927E-2" table:formula="of:=[.F11]/SUM([.F$8:.F$11])" table:style-name="ce91">
            <text:p>0,076923077</text:p>
          </table:table-cell>
          <table:table-cell office:value-type="float" office:value="9.0909090909090912E-2" table:formula="of:=[.G11]/SUM([.G$8:.G$11])" table:style-name="ce91">
            <text:p>0,090909091</text:p>
          </table:table-cell>
          <table:table-cell table:style-name="ce92"/>
          <table:table-cell office:value-type="float" office:value="9.1448992184286315E-2" table:formula="of:=AVERAGE([.W11:.Z11])" table:style-name="ce93">
            <text:p>0,091448992</text:p>
          </table:table-cell>
          <table:table-cell table:style-name="ce1"/>
          <table:table-cell office:value-type="float" office:value="0.37794717537364597" table:formula="of:=([.D11]*[.$AB$8])+([.E11]*[.$AB$9])+([.F11]*[.$AB$10])+([.G11]*[.$AB$11])" table:style-name="ce93">
            <text:p>0,377947175</text:p>
          </table:table-cell>
          <table:table-cell table:style-name="ce1"/>
          <table:table-cell office:value-type="float" office:value="4.1328741448786426" table:formula="of:=[.AD11]/[.AB11]" table:style-name="ce93">
            <text:p>4,132874145</text:p>
          </table:table-cell>
          <table:table-cell table:number-columns-repeated="16352" table:style-name="ce1"/>
        </table:table-row>
        <table:table-row table:number-rows-repeated="3" table:style-name="ro2">
          <table:table-cell/>
          <table:table-cell table:style-name="ce5"/>
          <table:table-cell table:number-columns-repeated="6" table:style-name="ce1"/>
          <table:table-cell table:style-name="ce15"/>
          <table:table-cell table:number-columns-repeated="9" table:style-name="ce1"/>
          <table:table-cell table:style-name="ce8"/>
          <table:table-cell table:number-columns-repeated="16365" table:style-name="ce1"/>
        </table:table-row>
        <table:table-row table:style-name="ro4">
          <table:table-cell/>
          <table:table-cell table:style-name="ce5"/>
          <table:table-cell office:value-type="string" table:style-name="ce94">
            <text:p>λ<text:span text:style-name="T11">max </text:span><text:span text:style-name="T2">:</text:span></text:p>
          </table:table-cell>
          <table:table-cell office:value-type="float" office:value="4.3230286201263137" table:formula="of:=AVERAGE([.AF8:.AF11])" table:style-name="ce95">
            <text:p>4,32302862</text:p>
          </table:table-cell>
          <table:table-cell office:value-type="string" table:number-columns-spanned="3" table:number-rows-spanned="1" table:style-name="ce75">
            <text:p><text:s/>(Cohérence moyenne)</text:p>
          </table:table-cell>
          <table:covered-table-cell table:number-columns-repeated="2"/>
          <table:table-cell table:style-name="ce1"/>
          <table:table-cell table:style-name="ce15"/>
          <table:table-cell table:number-columns-repeated="9" table:style-name="ce1"/>
          <table:table-cell table:style-name="ce8"/>
          <table:table-cell table:number-columns-repeated="16365" table:style-name="ce1"/>
        </table:table-row>
        <table:table-row table:style-name="ro4">
          <table:table-cell/>
          <table:table-cell table:style-name="ce5"/>
          <table:table-cell office:value-type="string" table:style-name="ce94">
            <text:p>RI :</text:p>
          </table:table-cell>
          <table:table-cell office:value-type="float" office:value="0.9" table:style-name="ce95">
            <text:p>0,9</text:p>
          </table:table-cell>
          <table:table-cell office:value-type="string" table:number-columns-spanned="3" table:number-rows-spanned="1" table:style-name="ce76">
            <text:p><text:s/>(Indice aléatoire)</text:p>
          </table:table-cell>
          <table:covered-table-cell table:number-columns-repeated="2"/>
          <table:table-cell table:style-name="ce1"/>
          <table:table-cell table:style-name="ce15"/>
          <table:table-cell table:number-columns-repeated="9" table:style-name="ce1"/>
          <table:table-cell table:style-name="ce8"/>
          <table:table-cell table:number-columns-repeated="16365" table:style-name="ce1"/>
        </table:table-row>
        <table:table-row table:style-name="ro4">
          <table:table-cell/>
          <table:table-cell table:style-name="ce5"/>
          <table:table-cell office:value-type="string" table:style-name="ce96">
            <text:p>CI :</text:p>
          </table:table-cell>
          <table:table-cell office:value-type="float" office:value="0.10767620670877125" table:formula="of:=([.D15]-4)/(4-1)" table:style-name="ce95">
            <text:p>0,107676207</text:p>
          </table:table-cell>
          <table:table-cell office:value-type="string" table:number-columns-spanned="3" table:number-rows-spanned="1" table:style-name="ce76">
            <text:p><text:s/>(Indice de Cohérence)</text:p>
          </table:table-cell>
          <table:covered-table-cell table:number-columns-repeated="2"/>
          <table:table-cell table:style-name="ce1"/>
          <table:table-cell table:style-name="ce15"/>
          <table:table-cell table:number-columns-repeated="9" table:style-name="ce1"/>
          <table:table-cell table:style-name="ce8"/>
          <table:table-cell table:number-columns-repeated="16365"/>
        </table:table-row>
        <table:table-row table:style-name="ro4">
          <table:table-cell/>
          <table:table-cell table:style-name="ce5"/>
          <table:table-cell office:value-type="string" table:style-name="ce96">
            <text:p>CR :</text:p>
          </table:table-cell>
          <table:table-cell office:value-type="percentage" office:value="0.1196402296764125" table:formula="of:=[.D17]/[.D16]" table:style-name="ce112">
            <text:p>11,96 %</text:p>
          </table:table-cell>
          <table:table-cell office:value-type="string" table:number-columns-spanned="3" table:number-rows-spanned="1" table:style-name="ce76">
            <text:p><text:s/>(Ratio de cohérence)</text:p>
          </table:table-cell>
          <table:covered-table-cell table:number-columns-repeated="2"/>
          <table:table-cell table:style-name="ce1"/>
          <table:table-cell table:style-name="ce15"/>
          <table:table-cell table:number-columns-repeated="9" table:style-name="ce1"/>
          <table:table-cell table:style-name="ce8"/>
          <table:table-cell table:number-columns-repeated="16365"/>
        </table:table-row>
        <table:table-row table:style-name="ro2">
          <table:table-cell/>
          <table:table-cell table:style-name="ce5"/>
          <table:table-cell table:number-columns-repeated="6" table:style-name="ce1"/>
          <table:table-cell table:style-name="ce15"/>
          <table:table-cell table:number-columns-repeated="9" table:style-name="ce1"/>
          <table:table-cell table:style-name="ce8"/>
          <table:table-cell table:number-columns-repeated="16365"/>
        </table:table-row>
        <table:table-row table:style-name="ro2">
          <table:table-cell/>
          <table:table-cell table:style-name="ce5"/>
          <table:table-cell office:value-type="string" office:string-value="Le ration de cohérence est supérieur à 10%, vous devriez reprendre la matrice" table:formula="of:=IF([.D18]&lt;0.1;&quot;&quot;;&quot;Le ration de cohérence est supérieur à 10%, vous devriez reprendre la matrice&quot;)" table:number-columns-spanned="5" table:number-rows-spanned="2" table:style-name="ce102">
            <text:p>Le ration de cohérence est supérieur à 10%, vous devriez reprendre la matrice</text:p>
          </table:table-cell>
          <table:covered-table-cell table:number-columns-repeated="4"/>
          <table:table-cell table:style-name="ce1"/>
          <table:table-cell table:style-name="ce15"/>
          <table:table-cell table:number-columns-repeated="9" table:style-name="ce1"/>
          <table:table-cell table:style-name="ce8"/>
          <table:table-cell table:number-columns-repeated="16365"/>
        </table:table-row>
        <table:table-row table:style-name="ro4">
          <table:table-cell/>
          <table:table-cell table:style-name="ce5"/>
          <table:covered-table-cell/>
          <table:covered-table-cell table:number-columns-repeated="4"/>
          <table:table-cell table:style-name="ce1"/>
          <table:table-cell table:style-name="ce15"/>
          <table:table-cell table:number-columns-repeated="9" table:style-name="ce1"/>
          <table:table-cell table:style-name="ce8"/>
          <table:table-cell table:number-columns-repeated="16365"/>
        </table:table-row>
        <table:table-row table:number-rows-repeated="7" table:style-name="ro2">
          <table:table-cell/>
          <table:table-cell table:style-name="ce5"/>
          <table:table-cell table:number-columns-repeated="6" table:style-name="ce1"/>
          <table:table-cell table:style-name="ce15"/>
          <table:table-cell table:number-columns-repeated="9" table:style-name="ce1"/>
          <table:table-cell table:style-name="ce8"/>
          <table:table-cell table:number-columns-repeated="16365"/>
        </table:table-row>
        <table:table-row table:style-name="ro2">
          <table:table-cell/>
          <table:table-cell table:style-name="ce5"/>
          <table:table-cell table:number-columns-repeated="6" table:style-name="ce1"/>
          <table:table-cell table:style-name="ce15"/>
          <table:table-cell office:value-type="string" table:style-name="ce98">
            <text:p>×</text:p>
          </table:table-cell>
          <table:table-cell table:number-columns-repeated="8" table:style-name="ce1"/>
          <table:table-cell table:style-name="ce8"/>
          <table:table-cell table:number-columns-repeated="16365"/>
        </table:table-row>
        <table:table-row table:style-name="ro10">
          <table:table-cell/>
          <table:table-cell table:style-name="ce21"/>
          <table:table-cell table:number-columns-repeated="6" table:style-name="ce22"/>
          <table:table-cell table:style-name="ce99"/>
          <table:table-cell table:number-columns-repeated="9" table:style-name="ce22"/>
          <table:table-cell table:style-name="ce23"/>
          <table:table-cell table:number-columns-repeated="16365"/>
        </table:table-row>
        <table:table-row table:style-name="ro2">
          <table:table-cell table:number-columns-repeated="16384"/>
        </table:table-row>
        <table:table-row table:style-name="ro2" table:visibility="collapse">
          <table:table-cell/>
          <table:table-cell table:number-columns-repeated="7" table:style-name="ce1"/>
          <table:table-cell table:style-name="ce15"/>
          <table:table-cell table:number-columns-repeated="16375" table:style-name="ce1"/>
        </table:table-row>
        <table:table-row table:number-rows-repeated="1048544" table:style-name="ro2" table:visibility="collapse">
          <table:table-cell table:number-columns-repeated="16384"/>
        </table:table-row>
      </table:table>
      <table:table table:name="5_critères" table:style-name="ta1" table:protected="true">
        <table:table-column table:style-name="co1" table:number-columns-repeated="20" table:default-cell-style-name="ce1"/>
        <table:table-column table:style-name="co1" table:number-columns-repeated="5" table:default-cell-style-name="ce1" table:visibility="collapse"/>
        <table:table-column table:style-name="co23" table:default-cell-style-name="ce1" table:visibility="collapse"/>
        <table:table-column table:style-name="co1" table:default-cell-style-name="ce1" table:visibility="collapse"/>
        <table:table-column table:style-name="co23" table:default-cell-style-name="ce1" table:visibility="collapse"/>
        <table:table-column table:style-name="co1" table:default-cell-style-name="ce1" table:visibility="collapse"/>
        <table:table-column table:style-name="co23" table:default-cell-style-name="ce1" table:visibility="collapse"/>
        <table:table-column table:style-name="co1" table:default-cell-style-name="ce1" table:visibility="collapse"/>
        <table:table-column table:style-name="co24" table:default-cell-style-name="ce1" table:visibility="collapse"/>
        <table:table-column table:style-name="co1" table:default-cell-style-name="ce1" table:visibility="collapse"/>
        <table:table-column table:style-name="co25" table:default-cell-style-name="ce1" table:visibility="collapse"/>
        <table:table-column table:style-name="co26" table:default-cell-style-name="ce1" table:visibility="collapse"/>
        <table:table-column table:style-name="co1" table:number-columns-repeated="989" table:default-cell-style-name="ce1" table:visibility="collapse"/>
        <table:table-column table:style-name="co11" table:number-columns-repeated="15360" table:default-cell-style-name="ce1"/>
        <table:table-row table:style-name="ro1">
          <table:table-cell table:style-name="ce79"/>
          <table:table-cell table:style-name="ce79"/>
          <table:table-cell table:style-name="ce78"/>
          <table:table-cell table:number-columns-repeated="17" table:style-name="ce79"/>
          <table:table-cell table:number-columns-repeated="7" table:style-name="ce92"/>
          <table:table-cell table:number-columns-repeated="16357" table:style-name="ce79"/>
        </table:table-row>
        <table:table-row table:style-name="ro1">
          <table:table-cell table:style-name="ce79"/>
          <table:table-cell table:style-name="ce103"/>
          <table:table-cell table:style-name="ce104"/>
          <table:table-cell table:number-columns-repeated="15" table:style-name="ce82"/>
          <table:table-cell table:style-name="ce105"/>
          <table:table-cell table:style-name="ce79"/>
          <table:table-cell table:number-columns-repeated="7" table:style-name="ce92"/>
          <table:table-cell table:number-columns-repeated="16357" table:style-name="ce79"/>
        </table:table-row>
        <table:table-row table:style-name="ro1">
          <table:table-cell/>
          <table:table-cell table:style-name="ce5"/>
          <table:table-cell office:value-type="string" table:number-columns-spanned="6" table:number-rows-spanned="1" table:style-name="ce100">
            <text:p>5 critères</text:p>
          </table:table-cell>
          <table:covered-table-cell table:number-columns-repeated="5"/>
          <table:table-cell table:style-name="ce79"/>
          <table:table-cell table:number-columns-repeated="9" table:style-name="ce1"/>
          <table:table-cell table:style-name="ce8"/>
          <table:table-cell table:style-name="ce1"/>
          <table:table-cell table:number-columns-repeated="7" table:style-name="ce81"/>
          <table:table-cell table:number-columns-repeated="16357" table:style-name="ce1"/>
        </table:table-row>
        <table:table-row table:style-name="ro1">
          <table:table-cell/>
          <table:table-cell table:style-name="ce5"/>
          <table:table-cell table:number-columns-repeated="5" table:style-name="ce1"/>
          <table:table-cell table:style-name="ce79"/>
          <table:table-cell table:style-name="ce80"/>
          <table:table-cell table:number-columns-repeated="9" table:style-name="ce1"/>
          <table:table-cell table:style-name="ce8"/>
          <table:table-cell table:number-columns-repeated="7" table:style-name="ce81"/>
          <table:table-cell table:number-columns-repeated="16358" table:style-name="ce1"/>
        </table:table-row>
        <table:table-row table:style-name="ro1">
          <table:table-cell/>
          <table:table-cell table:style-name="ce5"/>
          <table:table-cell office:value-type="string" table:number-columns-spanned="5" table:number-rows-spanned="1" table:style-name="ce101">
            <text:p>Matrice de comparaison binaire</text:p>
          </table:table-cell>
          <table:covered-table-cell table:number-columns-repeated="4"/>
          <table:table-cell table:style-name="ce79"/>
          <table:table-cell table:style-name="ce80"/>
          <table:table-cell table:number-columns-repeated="9" table:style-name="ce1"/>
          <table:table-cell table:style-name="ce8"/>
          <table:table-cell table:number-columns-repeated="6" table:style-name="ce81"/>
          <table:table-cell table:number-columns-repeated="2" table:style-name="ce1"/>
          <table:table-cell office:value-type="string" table:style-name="ce41">
            <text:p>Vecteur de propore de la matrice de comparaison</text:p>
          </table:table-cell>
          <table:table-cell table:style-name="ce38"/>
          <table:table-cell office:value-type="string" table:number-columns-spanned="1" table:number-rows-spanned="2" table:style-name="ce74">
            <text:p>Somme pondéré par les priorités</text:p>
          </table:table-cell>
          <table:table-cell table:style-name="ce38"/>
          <table:table-cell office:value-type="string" table:style-name="ce41">
            <text:p>Somme pondérée / Priorités</text:p>
          </table:table-cell>
          <table:table-cell table:style-name="ce1"/>
          <table:table-cell table:style-name="ce81"/>
          <table:table-cell table:number-columns-repeated="16350"/>
        </table:table-row>
        <table:table-row table:style-name="ro1">
          <table:table-cell/>
          <table:table-cell table:style-name="ce5"/>
          <table:table-cell table:number-columns-repeated="5" table:style-name="ce1"/>
          <table:table-cell table:style-name="ce79"/>
          <table:table-cell table:style-name="ce80"/>
          <table:table-cell table:number-columns-repeated="9" table:style-name="ce1"/>
          <table:table-cell table:style-name="ce8"/>
          <table:table-cell table:number-columns-repeated="6" table:style-name="ce81"/>
          <table:table-cell table:number-columns-repeated="4" table:style-name="ce1"/>
          <table:covered-table-cell/>
          <table:table-cell table:number-columns-repeated="16354" table:style-name="ce1"/>
        </table:table-row>
        <table:table-row table:style-name="ro1">
          <table:table-cell/>
          <table:table-cell table:style-name="ce5"/>
          <table:table-cell table:style-name="ce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table:style-name="ce79"/>
          <table:table-cell table:style-name="ce1"/>
          <table:table-cell office:value-type="string" table:style-name="ce85">
            <text:p>Poids</text:p>
          </table:table-cell>
          <table:table-cell table:number-columns-repeated="7" table:style-name="ce1"/>
          <table:table-cell table:style-name="ce8"/>
          <table:table-cell table:style-name="ce1"/>
          <table:table-cell table:style-name="ce8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table:style-name="ce81"/>
          <table:table-cell office:value-type="string" table:style-name="ce85">
            <text:p>Priorité</text:p>
          </table:table-cell>
          <table:table-cell table:number-columns-repeated="16356" table:style-name="ce1"/>
        </table:table-row>
        <table:table-row table:style-name="ro1">
          <table:table-cell/>
          <table:table-cell table:style-name="ce5"/>
          <table:table-cell office:value-type="string" table:style-name="ce85">
            <text:p>Critère 1</text:p>
          </table:table-cell>
          <table:table-cell office:value-type="float" office:value="1" table:style-name="ce87">
            <text:p>1</text:p>
          </table:table-cell>
          <table:table-cell office:value-type="float" office:value="1" table:formula="of:=1/[.D9]" table:style-name="ce88">
            <text:p>1</text:p>
          </table:table-cell>
          <table:table-cell office:value-type="float" office:value="0.5" table:formula="of:=1/[.D10]" table:style-name="ce88">
            <text:p>0,5</text:p>
          </table:table-cell>
          <table:table-cell office:value-type="float" office:value="0.5" table:formula="of:=1/[.D11]" table:style-name="ce88">
            <text:p>0,5</text:p>
          </table:table-cell>
          <table:table-cell office:value-type="float" office:value="0.33333333333333331" table:formula="of:=1/[.D12]" table:style-name="ce88">
            <text:p>0,333333333</text:p>
          </table:table-cell>
          <table:table-cell table:style-name="ce79"/>
          <table:table-cell office:value-type="string" office:string-value="Critère 1" table:formula="of:=[.C8]" table:style-name="ce85">
            <text:p>Critère 1</text:p>
          </table:table-cell>
          <table:table-cell office:value-type="float" office:value="0.10913565966197544" table:formula="of:=[.AB8]" table:style-name="ce90">
            <text:p>0,109</text:p>
          </table:table-cell>
          <table:table-cell table:number-columns-repeated="7" table:style-name="ce1"/>
          <table:table-cell table:style-name="ce8"/>
          <table:table-cell table:style-name="ce1"/>
          <table:table-cell office:value-type="string" table:style-name="ce85">
            <text:p>Critère 1</text:p>
          </table:table-cell>
          <table:table-cell office:value-type="float" office:value="0.1111111111111111" table:formula="of:=[.D8]/SUM([.D$8:.D$12])" table:style-name="ce91">
            <text:p>0,111111111</text:p>
          </table:table-cell>
          <table:table-cell office:value-type="float" office:value="0.16666666666666666" table:formula="of:=[.E8]/SUM([.E$8:.E$12])" table:style-name="ce91">
            <text:p>0,166666667</text:p>
          </table:table-cell>
          <table:table-cell office:value-type="float" office:value="7.6923076923076927E-2" table:formula="of:=[.F8]/SUM([.F$8:.F$12])" table:style-name="ce91">
            <text:p>0,076923077</text:p>
          </table:table-cell>
          <table:table-cell office:value-type="float" office:value="8.5714285714285715E-2" table:formula="of:=[.G8]/SUM([.G$8:.G$12])" table:style-name="ce91">
            <text:p>0,085714286</text:p>
          </table:table-cell>
          <table:table-cell office:value-type="float" office:value="0.10526315789473684" table:formula="of:=[.H8]/SUM([.H$8:.H$12])" table:style-name="ce91">
            <text:p>0,105263158</text:p>
          </table:table-cell>
          <table:table-cell table:style-name="ce92"/>
          <table:table-cell office:value-type="float" office:value="0.10913565966197544" table:formula="of:=AVERAGE([.V8:.Z8])" table:style-name="ce93">
            <text:p>0,10913566</text:p>
          </table:table-cell>
          <table:table-cell table:style-name="ce1"/>
          <table:table-cell office:value-type="float" office:value="0.57564295353769035" table:formula="of:=([.D8]*[.$AB$8])+([.E8]*[.$AB$9])+([.F8]*[.$AB$10])+([.G8]*[.$AB$11])+([.H8]*[.$AB$12])" table:style-name="ce93">
            <text:p>0,575642954</text:p>
          </table:table-cell>
          <table:table-cell table:style-name="ce1"/>
          <table:table-cell office:value-type="float" office:value="5.2745633766325533" table:formula="of:=[.AD8]/[.AB8]" table:style-name="ce93">
            <text:p>5,274563377</text:p>
          </table:table-cell>
          <table:table-cell table:number-columns-repeated="16352" table:style-name="ce1"/>
        </table:table-row>
        <table:table-row table:style-name="ro1">
          <table:table-cell/>
          <table:table-cell table:style-name="ce5"/>
          <table:table-cell office:value-type="string" table:style-name="ce85">
            <text:p>Critère 2</text:p>
          </table:table-cell>
          <table:table-cell office:value-type="float" office:value="1" table:style-name="ce59">
            <text:p>1</text:p>
          </table:table-cell>
          <table:table-cell office:value-type="float" office:value="1" table:style-name="ce87">
            <text:p>1</text:p>
          </table:table-cell>
          <table:table-cell office:value-type="float" office:value="1" table:formula="of:=1/[.E10]" table:style-name="ce88">
            <text:p>1</text:p>
          </table:table-cell>
          <table:table-cell office:value-type="float" office:value="1" table:formula="of:=1/[.E11]" table:style-name="ce88">
            <text:p>1</text:p>
          </table:table-cell>
          <table:table-cell office:value-type="float" office:value="0.5" table:formula="of:=1/[.E12]" table:style-name="ce88">
            <text:p>0,5</text:p>
          </table:table-cell>
          <table:table-cell table:style-name="ce79"/>
          <table:table-cell office:value-type="string" office:string-value="Critère 2" table:formula="of:=[.C9]" table:style-name="ce85">
            <text:p>Critère 2</text:p>
          </table:table-cell>
          <table:table-cell office:value-type="float" office:value="0.1521894479789217" table:formula="of:=[.AB9]" table:style-name="ce90">
            <text:p>0,152</text:p>
          </table:table-cell>
          <table:table-cell table:number-columns-repeated="7" table:style-name="ce1"/>
          <table:table-cell table:style-name="ce8"/>
          <table:table-cell table:style-name="ce1"/>
          <table:table-cell office:value-type="string" table:style-name="ce85">
            <text:p>Critère 2</text:p>
          </table:table-cell>
          <table:table-cell office:value-type="float" office:value="0.1111111111111111" table:formula="of:=[.D9]/SUM([.D$8:.D$12])" table:style-name="ce91">
            <text:p>0,111111111</text:p>
          </table:table-cell>
          <table:table-cell office:value-type="float" office:value="0.16666666666666666" table:formula="of:=[.E9]/SUM([.E$8:.E$12])" table:style-name="ce91">
            <text:p>0,166666667</text:p>
          </table:table-cell>
          <table:table-cell office:value-type="float" office:value="0.15384615384615385" table:formula="of:=[.F9]/SUM([.F$8:.F$12])" table:style-name="ce91">
            <text:p>0,153846154</text:p>
          </table:table-cell>
          <table:table-cell office:value-type="float" office:value="0.17142857142857143" table:formula="of:=[.G9]/SUM([.G$8:.G$12])" table:style-name="ce91">
            <text:p>0,171428571</text:p>
          </table:table-cell>
          <table:table-cell office:value-type="float" office:value="0.15789473684210528" table:formula="of:=[.H9]/SUM([.H$8:.H$12])" table:style-name="ce91">
            <text:p>0,157894737</text:p>
          </table:table-cell>
          <table:table-cell table:style-name="ce92"/>
          <table:table-cell office:value-type="float" office:value="0.1521894479789217" table:formula="of:=AVERAGE([.V9:.Z9])" table:style-name="ce93">
            <text:p>0,152189448</text:p>
          </table:table-cell>
          <table:table-cell table:style-name="ce1"/>
          <table:table-cell office:value-type="float" office:value="0.83494119915172549" table:formula="of:=([.D9]*[.$AB$8])+([.E9]*[.$AB$9])+([.F9]*[.$AB$10])+([.G9]*[.$AB$11])+([.H9]*[.$AB$12])" table:style-name="ce93">
            <text:p>0,834941199</text:p>
          </table:table-cell>
          <table:table-cell table:style-name="ce1"/>
          <table:table-cell office:value-type="float" office:value="5.4861963837819108" table:formula="of:=[.AD9]/[.AB9]" table:style-name="ce93">
            <text:p>5,486196384</text:p>
          </table:table-cell>
          <table:table-cell table:number-columns-repeated="16352" table:style-name="ce1"/>
        </table:table-row>
        <table:table-row table:style-name="ro1">
          <table:table-cell/>
          <table:table-cell table:style-name="ce5"/>
          <table:table-cell office:value-type="string" table:style-name="ce85">
            <text:p>Critère 3</text:p>
          </table:table-cell>
          <table:table-cell office:value-type="float" office:value="2" table:style-name="ce59">
            <text:p>2</text:p>
          </table:table-cell>
          <table:table-cell office:value-type="float" office:value="1" table:style-name="ce59">
            <text:p>1</text:p>
          </table:table-cell>
          <table:table-cell office:value-type="float" office:value="1" table:style-name="ce87">
            <text:p>1</text:p>
          </table:table-cell>
          <table:table-cell office:value-type="float" office:value="0.33333333333333331" table:formula="of:=1/[.F11]" table:style-name="ce88">
            <text:p>0,333333333</text:p>
          </table:table-cell>
          <table:table-cell office:value-type="float" office:value="1" table:formula="of:=1/[.F12]" table:style-name="ce88">
            <text:p>1</text:p>
          </table:table-cell>
          <table:table-cell table:style-name="ce79"/>
          <table:table-cell office:value-type="string" office:string-value="Critère 3" table:formula="of:=[.C10]" table:style-name="ce85">
            <text:p>Critère 3</text:p>
          </table:table-cell>
          <table:table-cell office:value-type="float" office:value="0.18313347471242208" table:formula="of:=[.AB10]" table:style-name="ce90">
            <text:p>0,183</text:p>
          </table:table-cell>
          <table:table-cell table:number-columns-repeated="7" table:style-name="ce1"/>
          <table:table-cell table:style-name="ce8"/>
          <table:table-cell table:style-name="ce1"/>
          <table:table-cell office:value-type="string" table:style-name="ce85">
            <text:p>Critère 3</text:p>
          </table:table-cell>
          <table:table-cell office:value-type="float" office:value="0.22222222222222221" table:formula="of:=[.D10]/SUM([.D$8:.D$12])" table:style-name="ce91">
            <text:p>0,222222222</text:p>
          </table:table-cell>
          <table:table-cell office:value-type="float" office:value="0.16666666666666666" table:formula="of:=[.E10]/SUM([.E$8:.E$12])" table:style-name="ce91">
            <text:p>0,166666667</text:p>
          </table:table-cell>
          <table:table-cell office:value-type="float" office:value="0.15384615384615385" table:formula="of:=[.F10]/SUM([.F$8:.F$12])" table:style-name="ce91">
            <text:p>0,153846154</text:p>
          </table:table-cell>
          <table:table-cell office:value-type="float" office:value="5.7142857142857141E-2" table:formula="of:=[.G10]/SUM([.G$8:.G$12])" table:style-name="ce91">
            <text:p>0,057142857</text:p>
          </table:table-cell>
          <table:table-cell office:value-type="float" office:value="0.31578947368421056" table:formula="of:=[.H10]/SUM([.H$8:.H$12])" table:style-name="ce91">
            <text:p>0,315789474</text:p>
          </table:table-cell>
          <table:table-cell table:style-name="ce92"/>
          <table:table-cell office:value-type="float" office:value="0.18313347471242208" table:formula="of:=AVERAGE([.V10:.Z10])" table:style-name="ce93">
            <text:p>0,183133475</text:p>
          </table:table-cell>
          <table:table-cell table:style-name="ce1"/>
          <table:table-cell office:value-type="float" office:value="0.95885311569522103" table:formula="of:=([.D10]*[.$AB$8])+([.E10]*[.$AB$9])+([.F10]*[.$AB$10])+([.G10]*[.$AB$11])+([.H10]*[.$AB$12])" table:style-name="ce93">
            <text:p>0,958853116</text:p>
          </table:table-cell>
          <table:table-cell table:style-name="ce1"/>
          <table:table-cell office:value-type="float" office:value="5.2358156650548242" table:formula="of:=[.AD10]/[.AB10]" table:style-name="ce93">
            <text:p>5,235815665</text:p>
          </table:table-cell>
          <table:table-cell table:number-columns-repeated="16352" table:style-name="ce1"/>
        </table:table-row>
        <table:table-row table:style-name="ro1">
          <table:table-cell/>
          <table:table-cell table:style-name="ce5"/>
          <table:table-cell office:value-type="string" table:style-name="ce85">
            <text:p>Critère 4</text:p>
          </table:table-cell>
          <table:table-cell office:value-type="float" office:value="2" table:style-name="ce59">
            <text:p>2</text:p>
          </table:table-cell>
          <table:table-cell office:value-type="float" office:value="1" table:style-name="ce59">
            <text:p>1</text:p>
          </table:table-cell>
          <table:table-cell office:value-type="float" office:value="3" table:style-name="ce59">
            <text:p>3</text:p>
          </table:table-cell>
          <table:table-cell office:value-type="float" office:value="1" table:style-name="ce87">
            <text:p>1</text:p>
          </table:table-cell>
          <table:table-cell office:value-type="float" office:value="0.33333333333333331" table:formula="of:=1/[.G12]" table:style-name="ce88">
            <text:p>0,333333333</text:p>
          </table:table-cell>
          <table:table-cell table:style-name="ce79"/>
          <table:table-cell office:value-type="string" office:string-value="Critère 4" table:formula="of:=[.C11]" table:style-name="ce85">
            <text:p>Critère 4</text:p>
          </table:table-cell>
          <table:table-cell office:value-type="float" office:value="0.2254238159501317" table:formula="of:=[.AB11]" table:style-name="ce90">
            <text:p>0,225</text:p>
          </table:table-cell>
          <table:table-cell table:number-columns-repeated="7" table:style-name="ce1"/>
          <table:table-cell table:style-name="ce8"/>
          <table:table-cell table:style-name="ce1"/>
          <table:table-cell office:value-type="string" table:style-name="ce85">
            <text:p>Critère 4</text:p>
          </table:table-cell>
          <table:table-cell office:value-type="float" office:value="0.22222222222222221" table:formula="of:=[.D11]/SUM([.D$8:.D$12])" table:style-name="ce91">
            <text:p>0,222222222</text:p>
          </table:table-cell>
          <table:table-cell office:value-type="float" office:value="0.16666666666666666" table:formula="of:=[.E11]/SUM([.E$8:.E$12])" table:style-name="ce91">
            <text:p>0,166666667</text:p>
          </table:table-cell>
          <table:table-cell office:value-type="float" office:value="0.46153846153846156" table:formula="of:=[.F11]/SUM([.F$8:.F$12])" table:style-name="ce91">
            <text:p>0,461538462</text:p>
          </table:table-cell>
          <table:table-cell office:value-type="float" office:value="0.17142857142857143" table:formula="of:=[.G11]/SUM([.G$8:.G$12])" table:style-name="ce91">
            <text:p>0,171428571</text:p>
          </table:table-cell>
          <table:table-cell office:value-type="float" office:value="0.10526315789473684" table:formula="of:=[.H11]/SUM([.H$8:.H$12])" table:style-name="ce91">
            <text:p>0,105263158</text:p>
          </table:table-cell>
          <table:table-cell table:style-name="ce92"/>
          <table:table-cell office:value-type="float" office:value="0.2254238159501317" table:formula="of:=AVERAGE([.V11:.Z11])" table:style-name="ce93">
            <text:p>0,225423816</text:p>
          </table:table-cell>
          <table:table-cell table:style-name="ce1"/>
          <table:table-cell office:value-type="float" office:value="1.2553242079557869" table:formula="of:=([.D11]*[.$AB$8])+([.E11]*[.$AB$9])+([.F11]*[.$AB$10])+([.G11]*[.$AB$11])+([.H11]*[.$AB$12])" table:style-name="ce93">
            <text:p>1,255324208</text:p>
          </table:table-cell>
          <table:table-cell table:style-name="ce1"/>
          <table:table-cell office:value-type="float" office:value="5.5687292962580761" table:formula="of:=[.AD11]/[.AB11]" table:style-name="ce93">
            <text:p>5,568729296</text:p>
          </table:table-cell>
          <table:table-cell table:number-columns-repeated="16352" table:style-name="ce1"/>
        </table:table-row>
        <table:table-row table:style-name="ro1">
          <table:table-cell/>
          <table:table-cell table:style-name="ce5"/>
          <table:table-cell office:value-type="string" table:style-name="ce85">
            <text:p>Critère 5</text:p>
          </table:table-cell>
          <table:table-cell office:value-type="float" office:value="3" table:style-name="ce59">
            <text:p>3</text:p>
          </table:table-cell>
          <table:table-cell office:value-type="float" office:value="2" table:style-name="ce59">
            <text:p>2</text:p>
          </table:table-cell>
          <table:table-cell office:value-type="float" office:value="1" table:style-name="ce59">
            <text:p>1</text:p>
          </table:table-cell>
          <table:table-cell office:value-type="float" office:value="3" table:style-name="ce59">
            <text:p>3</text:p>
          </table:table-cell>
          <table:table-cell office:value-type="float" office:value="1" table:style-name="ce87">
            <text:p>1</text:p>
          </table:table-cell>
          <table:table-cell table:style-name="ce79"/>
          <table:table-cell office:value-type="string" office:string-value="Critère 5" table:formula="of:=[.C12]" table:style-name="ce85">
            <text:p>Critère 5</text:p>
          </table:table-cell>
          <table:table-cell office:value-type="float" office:value="0.33011760169654913" table:formula="of:=[.AB12]" table:style-name="ce90">
            <text:p>0,330</text:p>
          </table:table-cell>
          <table:table-cell table:number-columns-repeated="7" table:style-name="ce1"/>
          <table:table-cell table:style-name="ce8"/>
          <table:table-cell table:style-name="ce1"/>
          <table:table-cell office:value-type="string" table:style-name="ce85">
            <text:p>Critère 5</text:p>
          </table:table-cell>
          <table:table-cell office:value-type="float" office:value="0.33333333333333331" table:formula="of:=[.D12]/SUM([.D$8:.D$12])" table:style-name="ce91">
            <text:p>0,333333333</text:p>
          </table:table-cell>
          <table:table-cell office:value-type="float" office:value="0.33333333333333331" table:formula="of:=[.E12]/SUM([.E$8:.E$12])" table:style-name="ce91">
            <text:p>0,333333333</text:p>
          </table:table-cell>
          <table:table-cell office:value-type="float" office:value="0.15384615384615385" table:formula="of:=[.F12]/SUM([.F$8:.F$12])" table:style-name="ce91">
            <text:p>0,153846154</text:p>
          </table:table-cell>
          <table:table-cell office:value-type="float" office:value="0.51428571428571435" table:formula="of:=[.G12]/SUM([.G$8:.G$12])" table:style-name="ce91">
            <text:p>0,514285714</text:p>
          </table:table-cell>
          <table:table-cell office:value-type="float" office:value="0.31578947368421056" table:formula="of:=[.H12]/SUM([.H$8:.H$12])" table:style-name="ce91">
            <text:p>0,315789474</text:p>
          </table:table-cell>
          <table:table-cell table:style-name="ce1"/>
          <table:table-cell office:value-type="float" office:value="0.33011760169654913" table:formula="of:=AVERAGE([.V12:.Z12])" table:style-name="ce93">
            <text:p>0,330117602</text:p>
          </table:table-cell>
          <table:table-cell table:style-name="ce1"/>
          <table:table-cell office:value-type="float" office:value="1.821308399203136" table:formula="of:=([.D12]*[.$AB$8])+([.E12]*[.$AB$9])+([.F12]*[.$AB$10])+([.G12]*[.$AB$11])+([.H12]*[.$AB$12])" table:style-name="ce93">
            <text:p>1,821308399</text:p>
          </table:table-cell>
          <table:table-cell table:style-name="ce1"/>
          <table:table-cell office:value-type="float" office:value="5.5171502211424643" table:formula="of:=[.AD12]/[.AB12]" table:style-name="ce93">
            <text:p>5,517150221</text:p>
          </table:table-cell>
          <table:table-cell table:number-columns-repeated="16352" table:style-name="ce1"/>
        </table:table-row>
        <table:table-row table:number-rows-repeated="3" table:style-name="ro2">
          <table:table-cell/>
          <table:table-cell table:style-name="ce5"/>
          <table:table-cell table:number-columns-repeated="16" table:style-name="ce1"/>
          <table:table-cell table:style-name="ce8"/>
          <table:table-cell table:number-columns-repeated="16365" table:style-name="ce1"/>
        </table:table-row>
        <table:table-row table:style-name="ro4">
          <table:table-cell/>
          <table:table-cell table:style-name="ce5"/>
          <table:table-cell office:value-type="string" table:style-name="ce94">
            <text:p>λ<text:span text:style-name="T11">max </text:span><text:span text:style-name="T2">:</text:span></text:p>
          </table:table-cell>
          <table:table-cell office:value-type="float" office:value="5.4164909885739663" table:formula="of:=AVERAGE([.AF8:.AF12])" table:style-name="ce95">
            <text:p>5,416490989</text:p>
          </table:table-cell>
          <table:table-cell office:value-type="string" table:number-columns-spanned="3" table:number-rows-spanned="1" table:style-name="ce75">
            <text:p><text:s/>(Cohérence moyenne)</text:p>
          </table:table-cell>
          <table:covered-table-cell table:number-columns-repeated="2"/>
          <table:table-cell table:number-columns-repeated="11" table:style-name="ce1"/>
          <table:table-cell table:style-name="ce8"/>
          <table:table-cell table:number-columns-repeated="16365" table:style-name="ce1"/>
        </table:table-row>
        <table:table-row table:style-name="ro4">
          <table:table-cell/>
          <table:table-cell table:style-name="ce5"/>
          <table:table-cell office:value-type="string" table:style-name="ce94">
            <text:p>RI :</text:p>
          </table:table-cell>
          <table:table-cell office:value-type="float" office:value="1.1200000000000001" table:style-name="ce95">
            <text:p>1,12</text:p>
          </table:table-cell>
          <table:table-cell office:value-type="string" table:number-columns-spanned="3" table:number-rows-spanned="1" table:style-name="ce76">
            <text:p><text:s/>(Indice aléatoir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6">
            <text:p>CI :</text:p>
          </table:table-cell>
          <table:table-cell office:value-type="float" office:value="0.10412274714349157" table:formula="of:=([.D16]-5)/(5-1)" table:style-name="ce95">
            <text:p>0,104122747</text:p>
          </table:table-cell>
          <table:table-cell office:value-type="string" table:number-columns-spanned="3" table:number-rows-spanned="1" table:style-name="ce76">
            <text:p><text:s/>(Indice de Cohérenc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6">
            <text:p>CR :</text:p>
          </table:table-cell>
          <table:table-cell office:value-type="percentage" office:value="9.2966738520974604E-2" table:formula="of:=[.D18]/[.D17]" table:style-name="ce113">
            <text:p>9,30 %</text:p>
          </table:table-cell>
          <table:table-cell office:value-type="string" table:number-columns-spanned="3" table:number-rows-spanned="1" table:style-name="ce76">
            <text:p><text:s/>(Ratio de cohérence)</text:p>
          </table:table-cell>
          <table:covered-table-cell table:number-columns-repeated="2"/>
          <table:table-cell table:number-columns-repeated="11" table:style-name="ce1"/>
          <table:table-cell table:style-name="ce8"/>
          <table:table-cell table:number-columns-repeated="16365"/>
        </table:table-row>
        <table:table-row table:style-name="ro2">
          <table:table-cell/>
          <table:table-cell table:style-name="ce5"/>
          <table:table-cell table:number-columns-repeated="16" table:style-name="ce1"/>
          <table:table-cell table:style-name="ce8"/>
          <table:table-cell table:number-columns-repeated="16365"/>
        </table:table-row>
        <table:table-row table:style-name="ro2">
          <table:table-cell/>
          <table:table-cell table:style-name="ce5"/>
          <table:table-cell office:value-type="string" office:string-value="" table:formula="of:=IF([.D19]&lt;0.1;&quot;&quot;;&quot;Le ration de cohérence est supérieur à 10%, vous devriez reprendre la matrice&quot;)" table:number-columns-spanned="5" table:number-rows-spanned="2" table:style-name="ce102"/>
          <table:covered-table-cell table:number-columns-repeated="4"/>
          <table:table-cell table:number-columns-repeated="11" table:style-name="ce1"/>
          <table:table-cell table:style-name="ce8"/>
          <table:table-cell table:number-columns-repeated="16365"/>
        </table:table-row>
        <table:table-row table:style-name="ro4">
          <table:table-cell/>
          <table:table-cell table:style-name="ce5"/>
          <table:covered-table-cell/>
          <table:covered-table-cell table:number-columns-repeated="4"/>
          <table:table-cell table:number-columns-repeated="11" table:style-name="ce1"/>
          <table:table-cell table:style-name="ce8"/>
          <table:table-cell table:number-columns-repeated="16365"/>
        </table:table-row>
        <table:table-row table:number-rows-repeated="8" table:style-name="ro2">
          <table:table-cell/>
          <table:table-cell table:style-name="ce5"/>
          <table:table-cell table:number-columns-repeated="16" table:style-name="ce1"/>
          <table:table-cell table:style-name="ce8"/>
          <table:table-cell table:number-columns-repeated="16365"/>
        </table:table-row>
        <table:table-row table:style-name="ro2">
          <table:table-cell/>
          <table:table-cell table:style-name="ce21"/>
          <table:table-cell table:number-columns-repeated="16" table:style-name="ce22"/>
          <table:table-cell table:style-name="ce23"/>
          <table:table-cell table:number-columns-repeated="16365"/>
        </table:table-row>
        <table:table-row table:style-name="ro2">
          <table:table-cell table:number-columns-repeated="16384"/>
        </table:table-row>
        <table:table-row table:number-rows-repeated="1048544" table:style-name="ro2" table:visibility="collapse">
          <table:table-cell table:number-columns-repeated="16384"/>
        </table:table-row>
      </table:table>
      <table:table table:name="6_critères" table:style-name="ta1" table:protected="true">
        <table:table-column table:style-name="co1" table:number-columns-repeated="20" table:default-cell-style-name="ce1"/>
        <table:table-column table:style-name="co1" table:number-columns-repeated="8" table:default-cell-style-name="ce1" table:visibility="collapse"/>
        <table:table-column table:style-name="co23" table:default-cell-style-name="ce1" table:visibility="collapse"/>
        <table:table-column table:style-name="co1" table:default-cell-style-name="ce1" table:visibility="collapse"/>
        <table:table-column table:style-name="co23" table:default-cell-style-name="ce1" table:visibility="collapse"/>
        <table:table-column table:style-name="co1" table:default-cell-style-name="ce1" table:visibility="collapse"/>
        <table:table-column table:style-name="co24" table:default-cell-style-name="ce1" table:visibility="collapse"/>
        <table:table-column table:style-name="co1" table:number-columns-repeated="991" table:default-cell-style-name="ce1" table:visibility="collapse"/>
        <table:table-column table:style-name="co11" table:number-columns-repeated="15360" table:default-cell-style-name="ce1"/>
        <table:table-row table:style-name="ro1">
          <table:table-cell table:style-name="ce79"/>
          <table:table-cell table:style-name="ce79"/>
          <table:table-cell table:style-name="ce78"/>
          <table:table-cell table:number-columns-repeated="17" table:style-name="ce79"/>
          <table:table-cell table:number-columns-repeated="8" table:style-name="ce92"/>
          <table:table-cell table:number-columns-repeated="16356" table:style-name="ce79"/>
        </table:table-row>
        <table:table-row table:style-name="ro1">
          <table:table-cell table:style-name="ce79"/>
          <table:table-cell table:style-name="ce103"/>
          <table:table-cell table:style-name="ce104"/>
          <table:table-cell table:number-columns-repeated="15" table:style-name="ce82"/>
          <table:table-cell table:style-name="ce105"/>
          <table:table-cell table:style-name="ce79"/>
          <table:table-cell table:number-columns-repeated="8" table:style-name="ce92"/>
          <table:table-cell table:number-columns-repeated="16356" table:style-name="ce79"/>
        </table:table-row>
        <table:table-row table:style-name="ro1">
          <table:table-cell/>
          <table:table-cell table:style-name="ce5"/>
          <table:table-cell office:value-type="string" table:number-columns-spanned="7" table:number-rows-spanned="1" table:style-name="ce100">
            <text:p>6 critères</text:p>
          </table:table-cell>
          <table:covered-table-cell table:number-columns-repeated="6"/>
          <table:table-cell table:style-name="ce79"/>
          <table:table-cell table:number-columns-repeated="8" table:style-name="ce1"/>
          <table:table-cell table:style-name="ce8"/>
          <table:table-cell table:style-name="ce1"/>
          <table:table-cell table:number-columns-repeated="8" table:style-name="ce81"/>
          <table:table-cell table:number-columns-repeated="16356" table:style-name="ce1"/>
        </table:table-row>
        <table:table-row table:style-name="ro1">
          <table:table-cell/>
          <table:table-cell table:style-name="ce5"/>
          <table:table-cell table:number-columns-repeated="5" table:style-name="ce1"/>
          <table:table-cell table:style-name="ce79"/>
          <table:table-cell table:style-name="ce80"/>
          <table:table-cell table:number-columns-repeated="3" table:style-name="ce1"/>
          <table:table-cell table:number-columns-repeated="6" table:style-name="ce81"/>
          <table:table-cell table:style-name="ce106"/>
          <table:table-cell table:number-columns-repeated="6" table:style-name="ce81"/>
          <table:table-cell table:number-columns-repeated="16359" table:style-name="ce1"/>
        </table:table-row>
        <table:table-row table:style-name="ro1">
          <table:table-cell/>
          <table:table-cell table:style-name="ce5"/>
          <table:table-cell office:value-type="string" table:number-columns-spanned="7" table:number-rows-spanned="1" table:style-name="ce101">
            <text:p>Matrice de comparaison binaire</text:p>
          </table:table-cell>
          <table:covered-table-cell table:number-columns-repeated="6"/>
          <table:table-cell table:number-columns-repeated="3" table:style-name="ce1"/>
          <table:table-cell table:number-columns-repeated="6" table:style-name="ce81"/>
          <table:table-cell table:style-name="ce106"/>
          <table:table-cell table:number-columns-repeated="5" table:style-name="ce81"/>
          <table:table-cell table:number-columns-repeated="4" table:style-name="ce1"/>
          <table:table-cell office:value-type="string" table:style-name="ce41">
            <text:p>Vecteur de propre</text:p>
          </table:table-cell>
          <table:table-cell table:style-name="ce38"/>
          <table:table-cell office:value-type="string" table:number-columns-spanned="1" table:number-rows-spanned="2" table:style-name="ce74">
            <text:p>Somme pondéré par les priorités</text:p>
          </table:table-cell>
          <table:table-cell table:style-name="ce38"/>
          <table:table-cell office:value-type="string" table:style-name="ce41">
            <text:p>Somme pondérée / Priorités</text:p>
          </table:table-cell>
          <table:table-cell table:style-name="ce1"/>
          <table:table-cell table:style-name="ce81"/>
          <table:table-cell table:number-columns-repeated="16349"/>
        </table:table-row>
        <table:table-row table:style-name="ro1">
          <table:table-cell/>
          <table:table-cell table:style-name="ce5"/>
          <table:table-cell table:number-columns-repeated="5" table:style-name="ce1"/>
          <table:table-cell table:number-columns-repeated="3" table:style-name="ce79"/>
          <table:table-cell table:number-columns-repeated="8" table:style-name="ce1"/>
          <table:table-cell table:style-name="ce8"/>
          <table:table-cell table:style-name="ce1"/>
          <table:table-cell table:number-columns-repeated="8" table:style-name="ce81"/>
          <table:table-cell table:number-columns-repeated="2" table:style-name="ce1"/>
          <table:covered-table-cell/>
          <table:table-cell table:number-columns-repeated="16353" table:style-name="ce1"/>
        </table:table-row>
        <table:table-row table:style-name="ro1">
          <table:table-cell/>
          <table:table-cell table:style-name="ce5"/>
          <table:table-cell table:style-name="ce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table:style-name="ce79"/>
          <table:table-cell table:style-name="ce1"/>
          <table:table-cell office:value-type="string" table:style-name="ce85">
            <text:p>Poids</text:p>
          </table:table-cell>
          <table:table-cell table:number-columns-repeated="6" table:style-name="ce1"/>
          <table:table-cell table:style-name="ce8"/>
          <table:table-cell table:style-name="ce1"/>
          <table:table-cell table:style-name="ce8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table:style-name="ce81"/>
          <table:table-cell office:value-type="string" table:style-name="ce85">
            <text:p>Priorité</text:p>
          </table:table-cell>
          <table:table-cell table:number-columns-repeated="16355" table:style-name="ce1"/>
        </table:table-row>
        <table:table-row table:style-name="ro1">
          <table:table-cell/>
          <table:table-cell table:style-name="ce5"/>
          <table:table-cell office:value-type="string" table:style-name="ce85">
            <text:p>Critère 1</text:p>
          </table:table-cell>
          <table:table-cell office:value-type="float" office:value="1" table:style-name="ce87">
            <text:p>1</text:p>
          </table:table-cell>
          <table:table-cell office:value-type="float" office:value="0.1111111111111111" table:formula="of:=1/[.D9]" table:style-name="ce88">
            <text:p>0,111111111</text:p>
          </table:table-cell>
          <table:table-cell office:value-type="float" office:value="0.16666666666666666" table:formula="of:=1/[.D10]" table:style-name="ce88">
            <text:p>0,166666667</text:p>
          </table:table-cell>
          <table:table-cell office:value-type="float" office:value="0.2" table:formula="of:=1/[.D11]" table:style-name="ce88">
            <text:p>0,2</text:p>
          </table:table-cell>
          <table:table-cell office:value-type="float" office:value="0.25" table:formula="of:=1/[.D12]" table:style-name="ce88">
            <text:p>0,25</text:p>
          </table:table-cell>
          <table:table-cell office:value-type="float" office:value="1" table:formula="of:=1/[.D13]" table:style-name="ce88">
            <text:p>1</text:p>
          </table:table-cell>
          <table:table-cell table:style-name="ce79"/>
          <table:table-cell office:value-type="string" office:string-value="Critère 1" table:formula="of:=[.C8]" table:style-name="ce85">
            <text:p>Critère 1</text:p>
          </table:table-cell>
          <table:table-cell office:value-type="float" office:value="6.4580509931609895E-2" table:formula="of:=[.AC8]" table:style-name="ce90">
            <text:p>0,065</text:p>
          </table:table-cell>
          <table:table-cell table:number-columns-repeated="6" table:style-name="ce1"/>
          <table:table-cell table:style-name="ce8"/>
          <table:table-cell table:style-name="ce1"/>
          <table:table-cell office:value-type="string" table:style-name="ce85">
            <text:p>Critère 1</text:p>
          </table:table-cell>
          <table:table-cell office:value-type="float" office:value="3.8461538461538464E-2" table:formula="of:=[.D8]/SUM([.D$8:.D$13])" table:style-name="ce91">
            <text:p>0,038461538</text:p>
          </table:table-cell>
          <table:table-cell office:value-type="float" office:value="4.8076923076923071E-3" table:formula="of:=[.E8]/SUM([.E$8:.E$13])" table:style-name="ce91">
            <text:p>0,004807692</text:p>
          </table:table-cell>
          <table:table-cell office:value-type="float" office:value="2.222222222222222E-2" table:formula="of:=[.F8]/SUM([.F$8:.F$13])" table:style-name="ce91">
            <text:p>0,022222222</text:p>
          </table:table-cell>
          <table:table-cell office:value-type="float" office:value="2.0356234096692113E-2" table:formula="of:=[.G8]/SUM([.G$8:.G$13])" table:style-name="ce91">
            <text:p>0,020356234</text:p>
          </table:table-cell>
          <table:table-cell office:value-type="float" office:value="7.0866141732283464E-2" table:formula="of:=[.H8]/SUM([.H$8:.H$13])" table:style-name="ce91">
            <text:p>0,070866142</text:p>
          </table:table-cell>
          <table:table-cell office:value-type="float" office:value="0.23076923076923078" table:formula="of:=[.I8]/SUM([.I$8:.I$13])" table:style-name="ce91">
            <text:p>0,230769231</text:p>
          </table:table-cell>
          <table:table-cell table:style-name="ce92"/>
          <table:table-cell office:value-type="float" office:value="6.4580509931609895E-2" table:formula="of:=AVERAGE([.V8:.AA8])" table:style-name="ce93">
            <text:p>0,06458051</text:p>
          </table:table-cell>
          <table:table-cell table:style-name="ce1"/>
          <table:table-cell office:value-type="float" office:value="0.41856226903808058" table:formula="of:=([.D8]*[.$AC$8])+([.E8]*[.$AC$9])+([.F8]*[.$AC$10])+([.G8]*[.$AC$11])+([.H8]*[.$AC$12])+([.I8]*[.$AC$13])" table:style-name="ce93">
            <text:p>0,418562269</text:p>
          </table:table-cell>
          <table:table-cell table:style-name="ce1"/>
          <table:table-cell office:value-type="float" office:value="6.4812475076665352" table:formula="of:=[.AE8]/[.AC8]" table:style-name="ce93">
            <text:p>6,481247508</text:p>
          </table:table-cell>
          <table:table-cell table:number-columns-repeated="16351" table:style-name="ce1"/>
        </table:table-row>
        <table:table-row table:style-name="ro1">
          <table:table-cell/>
          <table:table-cell table:style-name="ce5"/>
          <table:table-cell office:value-type="string" table:style-name="ce85">
            <text:p>Critère 2</text:p>
          </table:table-cell>
          <table:table-cell office:value-type="float" office:value="9" table:style-name="ce59">
            <text:p>9</text:p>
          </table:table-cell>
          <table:table-cell office:value-type="float" office:value="1" table:style-name="ce87">
            <text:p>1</text:p>
          </table:table-cell>
          <table:table-cell office:value-type="float" office:value="0.33333333333333331" table:formula="of:=1/[.E10]" table:style-name="ce88">
            <text:p>0,333333333</text:p>
          </table:table-cell>
          <table:table-cell office:value-type="float" office:value="0.125" table:formula="of:=1/[.E11]" table:style-name="ce88">
            <text:p>0,125</text:p>
          </table:table-cell>
          <table:table-cell office:value-type="float" office:value="0.1111111111111111" table:formula="of:=1/[.E12]" table:style-name="ce88">
            <text:p>0,111111111</text:p>
          </table:table-cell>
          <table:table-cell office:value-type="float" office:value="0.5" table:formula="of:=1/[.E13]" table:style-name="ce88">
            <text:p>0,5</text:p>
          </table:table-cell>
          <table:table-cell table:style-name="ce79"/>
          <table:table-cell office:value-type="string" office:string-value="Critère 2" table:formula="of:=[.C9]" table:style-name="ce85">
            <text:p>Critère 2</text:p>
          </table:table-cell>
          <table:table-cell office:value-type="float" office:value="9.8911807675782559E-2" table:formula="of:=[.AC9]" table:style-name="ce90">
            <text:p>0,099</text:p>
          </table:table-cell>
          <table:table-cell table:number-columns-repeated="6" table:style-name="ce1"/>
          <table:table-cell table:style-name="ce8"/>
          <table:table-cell table:style-name="ce1"/>
          <table:table-cell office:value-type="string" table:style-name="ce85">
            <text:p>Critère 2</text:p>
          </table:table-cell>
          <table:table-cell office:value-type="float" office:value="0.34615384615384615" table:formula="of:=[.D9]/SUM([.D$8:.D$13])" table:style-name="ce91">
            <text:p>0,346153846</text:p>
          </table:table-cell>
          <table:table-cell office:value-type="float" office:value="4.3269230769230768E-2" table:formula="of:=[.E9]/SUM([.E$8:.E$13])" table:style-name="ce91">
            <text:p>0,043269231</text:p>
          </table:table-cell>
          <table:table-cell office:value-type="float" office:value="4.4444444444444439E-2" table:formula="of:=[.F9]/SUM([.F$8:.F$13])" table:style-name="ce91">
            <text:p>0,044444444</text:p>
          </table:table-cell>
          <table:table-cell office:value-type="float" office:value="1.2722646310432571E-2" table:formula="of:=[.G9]/SUM([.G$8:.G$13])" table:style-name="ce91">
            <text:p>0,012722646</text:p>
          </table:table-cell>
          <table:table-cell office:value-type="float" office:value="3.1496062992125984E-2" table:formula="of:=[.H9]/SUM([.H$8:.H$13])" table:style-name="ce91">
            <text:p>0,031496063</text:p>
          </table:table-cell>
          <table:table-cell office:value-type="float" office:value="0.11538461538461539" table:formula="of:=[.I9]/SUM([.I$8:.I$13])" table:style-name="ce91">
            <text:p>0,115384615</text:p>
          </table:table-cell>
          <table:table-cell table:style-name="ce92"/>
          <table:table-cell office:value-type="float" office:value="9.8911807675782559E-2" table:formula="of:=AVERAGE([.V9:.AA9])" table:style-name="ce93">
            <text:p>0,098911808</text:p>
          </table:table-cell>
          <table:table-cell table:style-name="ce1"/>
          <table:table-cell office:value-type="float" office:value="0.88963457875245866" table:formula="of:=([.D9]*[.$AC$8])+([.E9]*[.$AC$9])+([.F9]*[.$AC$10])+([.G9]*[.$AC$11])+([.H9]*[.$AC$12])+([.I9]*[.$AC$13])" table:style-name="ce93">
            <text:p>0,889634579</text:p>
          </table:table-cell>
          <table:table-cell table:style-name="ce1"/>
          <table:table-cell office:value-type="float" office:value="8.9942202013792087" table:formula="of:=[.AE9]/[.AC9]" table:style-name="ce93">
            <text:p>8,994220201</text:p>
          </table:table-cell>
          <table:table-cell table:number-columns-repeated="16351" table:style-name="ce1"/>
        </table:table-row>
        <table:table-row table:style-name="ro1">
          <table:table-cell/>
          <table:table-cell table:style-name="ce5"/>
          <table:table-cell office:value-type="string" table:style-name="ce85">
            <text:p>Critère 3</text:p>
          </table:table-cell>
          <table:table-cell office:value-type="float" office:value="6" table:style-name="ce59">
            <text:p>6</text:p>
          </table:table-cell>
          <table:table-cell office:value-type="float" office:value="3" table:style-name="ce59">
            <text:p>3</text:p>
          </table:table-cell>
          <table:table-cell office:value-type="float" office:value="1" table:style-name="ce87">
            <text:p>1</text:p>
          </table:table-cell>
          <table:table-cell office:value-type="float" office:value="0.5" table:formula="of:=1/[.F11]" table:style-name="ce88">
            <text:p>0,5</text:p>
          </table:table-cell>
          <table:table-cell office:value-type="float" office:value="1" table:formula="of:=1/[.F12]" table:style-name="ce88">
            <text:p>1</text:p>
          </table:table-cell>
          <table:table-cell office:value-type="float" office:value="0.33333333333333331" table:formula="of:=1/[.F13]" table:style-name="ce88">
            <text:p>0,333333333</text:p>
          </table:table-cell>
          <table:table-cell table:style-name="ce79"/>
          <table:table-cell office:value-type="string" office:string-value="Critère 3" table:formula="of:=[.C10]" table:style-name="ce85">
            <text:p>Critère 3</text:p>
          </table:table-cell>
          <table:table-cell office:value-type="float" office:value="0.1508647475840329" table:formula="of:=[.AC10]" table:style-name="ce90">
            <text:p>0,151</text:p>
          </table:table-cell>
          <table:table-cell table:number-columns-repeated="6" table:style-name="ce1"/>
          <table:table-cell table:style-name="ce8"/>
          <table:table-cell table:style-name="ce1"/>
          <table:table-cell office:value-type="string" table:style-name="ce85">
            <text:p>Critère 3</text:p>
          </table:table-cell>
          <table:table-cell office:value-type="float" office:value="0.23076923076923078" table:formula="of:=[.D10]/SUM([.D$8:.D$13])" table:style-name="ce91">
            <text:p>0,230769231</text:p>
          </table:table-cell>
          <table:table-cell office:value-type="float" office:value="0.12980769230769232" table:formula="of:=[.E10]/SUM([.E$8:.E$13])" table:style-name="ce91">
            <text:p>0,129807692</text:p>
          </table:table-cell>
          <table:table-cell office:value-type="float" office:value="0.13333333333333333" table:formula="of:=[.F10]/SUM([.F$8:.F$13])" table:style-name="ce91">
            <text:p>0,133333333</text:p>
          </table:table-cell>
          <table:table-cell office:value-type="float" office:value="5.0890585241730284E-2" table:formula="of:=[.G10]/SUM([.G$8:.G$13])" table:style-name="ce91">
            <text:p>0,050890585</text:p>
          </table:table-cell>
          <table:table-cell office:value-type="float" office:value="0.28346456692913385" table:formula="of:=[.H10]/SUM([.H$8:.H$13])" table:style-name="ce91">
            <text:p>0,283464567</text:p>
          </table:table-cell>
          <table:table-cell office:value-type="float" office:value="7.6923076923076927E-2" table:formula="of:=[.I10]/SUM([.I$8:.I$13])" table:style-name="ce91">
            <text:p>0,076923077</text:p>
          </table:table-cell>
          <table:table-cell table:style-name="ce92"/>
          <table:table-cell office:value-type="float" office:value="0.1508647475840329" table:formula="of:=AVERAGE([.V10:.AA10])" table:style-name="ce93">
            <text:p>0,150864748</text:p>
          </table:table-cell>
          <table:table-cell table:style-name="ce1"/>
          <table:table-cell office:value-type="float" office:value="1.2935095313675435" table:formula="of:=([.D10]*[.$AC$8])+([.E10]*[.$AC$9])+([.F10]*[.$AC$10])+([.G10]*[.$AC$11])+([.H10]*[.$AC$12])+([.I10]*[.$AC$13])" table:style-name="ce93">
            <text:p>1,293509531</text:p>
          </table:table-cell>
          <table:table-cell table:style-name="ce1"/>
          <table:table-cell office:value-type="float" office:value="8.5739680878533147" table:formula="of:=[.AE10]/[.AC10]" table:style-name="ce93">
            <text:p>8,573968088</text:p>
          </table:table-cell>
          <table:table-cell table:number-columns-repeated="16351" table:style-name="ce1"/>
        </table:table-row>
        <table:table-row table:style-name="ro1">
          <table:table-cell/>
          <table:table-cell table:style-name="ce5"/>
          <table:table-cell office:value-type="string" table:style-name="ce85">
            <text:p>Critère 4</text:p>
          </table:table-cell>
          <table:table-cell office:value-type="float" office:value="5" table:style-name="ce59">
            <text:p>5</text:p>
          </table:table-cell>
          <table:table-cell office:value-type="float" office:value="8" table:style-name="ce59">
            <text:p>8</text:p>
          </table:table-cell>
          <table:table-cell office:value-type="float" office:value="2" table:style-name="ce59">
            <text:p>2</text:p>
          </table:table-cell>
          <table:table-cell office:value-type="float" office:value="1" table:style-name="ce87">
            <text:p>1</text:p>
          </table:table-cell>
          <table:table-cell office:value-type="float" office:value="0.16666666666666666" table:formula="of:=1/[.G12]" table:style-name="ce88">
            <text:p>0,166666667</text:p>
          </table:table-cell>
          <table:table-cell office:value-type="float" office:value="0.5" table:formula="of:=1/[.G13]" table:style-name="ce88">
            <text:p>0,5</text:p>
          </table:table-cell>
          <table:table-cell table:style-name="ce79"/>
          <table:table-cell office:value-type="string" office:string-value="Critère 4" table:formula="of:=[.C11]" table:style-name="ce85">
            <text:p>Critère 4</text:p>
          </table:table-cell>
          <table:table-cell office:value-type="float" office:value="0.17825634758074502" table:formula="of:=[.AC11]" table:style-name="ce90">
            <text:p>0,178</text:p>
          </table:table-cell>
          <table:table-cell table:number-columns-repeated="6" table:style-name="ce1"/>
          <table:table-cell table:style-name="ce8"/>
          <table:table-cell table:style-name="ce1"/>
          <table:table-cell office:value-type="string" table:style-name="ce85">
            <text:p>Critère 4</text:p>
          </table:table-cell>
          <table:table-cell office:value-type="float" office:value="0.19230769230769232" table:formula="of:=[.D11]/SUM([.D$8:.D$13])" table:style-name="ce91">
            <text:p>0,192307692</text:p>
          </table:table-cell>
          <table:table-cell office:value-type="float" office:value="0.34615384615384615" table:formula="of:=[.E11]/SUM([.E$8:.E$13])" table:style-name="ce91">
            <text:p>0,346153846</text:p>
          </table:table-cell>
          <table:table-cell office:value-type="float" office:value="0.26666666666666666" table:formula="of:=[.F11]/SUM([.F$8:.F$13])" table:style-name="ce91">
            <text:p>0,266666667</text:p>
          </table:table-cell>
          <table:table-cell office:value-type="float" office:value="0.10178117048346057" table:formula="of:=[.G11]/SUM([.G$8:.G$13])" table:style-name="ce91">
            <text:p>0,10178117</text:p>
          </table:table-cell>
          <table:table-cell office:value-type="float" office:value="4.7244094488188976E-2" table:formula="of:=[.H11]/SUM([.H$8:.H$13])" table:style-name="ce91">
            <text:p>0,047244094</text:p>
          </table:table-cell>
          <table:table-cell office:value-type="float" office:value="0.11538461538461539" table:formula="of:=[.I11]/SUM([.I$8:.I$13])" table:style-name="ce91">
            <text:p>0,115384615</text:p>
          </table:table-cell>
          <table:table-cell table:style-name="ce92"/>
          <table:table-cell office:value-type="float" office:value="0.17825634758074502" table:formula="of:=AVERAGE([.V11:.AA11])" table:style-name="ce93">
            <text:p>0,178256348</text:p>
          </table:table-cell>
          <table:table-cell table:style-name="ce1"/>
          <table:table-cell office:value-type="float" office:value="1.7477915149436083" table:formula="of:=([.D11]*[.$AC$8])+([.E11]*[.$AC$9])+([.F11]*[.$AC$10])+([.G11]*[.$AC$11])+([.H11]*[.$AC$12])+([.I11]*[.$AC$13])" table:style-name="ce93">
            <text:p>1,747791515</text:p>
          </table:table-cell>
          <table:table-cell table:style-name="ce1"/>
          <table:table-cell office:value-type="float" office:value="9.804932832206207" table:formula="of:=[.AE11]/[.AC11]" table:style-name="ce93">
            <text:p>9,804932832</text:p>
          </table:table-cell>
          <table:table-cell table:number-columns-repeated="16351" table:style-name="ce1"/>
        </table:table-row>
        <table:table-row table:style-name="ro1">
          <table:table-cell/>
          <table:table-cell table:style-name="ce5"/>
          <table:table-cell office:value-type="string" table:style-name="ce85">
            <text:p>Critère 5</text:p>
          </table:table-cell>
          <table:table-cell office:value-type="float" office:value="4" table:style-name="ce59">
            <text:p>4</text:p>
          </table:table-cell>
          <table:table-cell office:value-type="float" office:value="9" table:style-name="ce59">
            <text:p>9</text:p>
          </table:table-cell>
          <table:table-cell office:value-type="float" office:value="1" table:style-name="ce59">
            <text:p>1</text:p>
          </table:table-cell>
          <table:table-cell office:value-type="float" office:value="6" table:style-name="ce59">
            <text:p>6</text:p>
          </table:table-cell>
          <table:table-cell office:value-type="float" office:value="1" table:style-name="ce87">
            <text:p>1</text:p>
          </table:table-cell>
          <table:table-cell office:value-type="float" office:value="1" table:formula="of:=1/[.H13]" table:style-name="ce88">
            <text:p>1</text:p>
          </table:table-cell>
          <table:table-cell table:style-name="ce79"/>
          <table:table-cell office:value-type="string" office:string-value="Critère 5" table:formula="of:=[.C12]" table:style-name="ce85">
            <text:p>Critère 5</text:p>
          </table:table-cell>
          <table:table-cell office:value-type="float" office:value="0.30025389745028203" table:formula="of:=[.AC12]" table:style-name="ce90">
            <text:p>0,300</text:p>
          </table:table-cell>
          <table:table-cell table:number-columns-repeated="6" table:style-name="ce1"/>
          <table:table-cell table:style-name="ce8"/>
          <table:table-cell table:style-name="ce1"/>
          <table:table-cell office:value-type="string" table:style-name="ce85">
            <text:p>Critère 5</text:p>
          </table:table-cell>
          <table:table-cell office:value-type="float" office:value="0.15384615384615385" table:formula="of:=[.D12]/SUM([.D$8:.D$13])" table:style-name="ce91">
            <text:p>0,153846154</text:p>
          </table:table-cell>
          <table:table-cell office:value-type="float" office:value="0.38942307692307693" table:formula="of:=[.E12]/SUM([.E$8:.E$13])" table:style-name="ce91">
            <text:p>0,389423077</text:p>
          </table:table-cell>
          <table:table-cell office:value-type="float" office:value="0.13333333333333333" table:formula="of:=[.F12]/SUM([.F$8:.F$13])" table:style-name="ce91">
            <text:p>0,133333333</text:p>
          </table:table-cell>
          <table:table-cell office:value-type="float" office:value="0.61068702290076338" table:formula="of:=[.G12]/SUM([.G$8:.G$13])" table:style-name="ce91">
            <text:p>0,610687023</text:p>
          </table:table-cell>
          <table:table-cell office:value-type="float" office:value="0.28346456692913385" table:formula="of:=[.H12]/SUM([.H$8:.H$13])" table:style-name="ce91">
            <text:p>0,283464567</text:p>
          </table:table-cell>
          <table:table-cell office:value-type="float" office:value="0.23076923076923078" table:formula="of:=[.I12]/SUM([.I$8:.I$13])" table:style-name="ce91">
            <text:p>0,230769231</text:p>
          </table:table-cell>
          <table:table-cell table:style-name="ce1"/>
          <table:table-cell office:value-type="float" office:value="0.30025389745028203" table:formula="of:=AVERAGE([.V12:.AA12])" table:style-name="ce93">
            <text:p>0,300253897</text:p>
          </table:table-cell>
          <table:table-cell table:style-name="ce1"/>
          <table:table-cell office:value-type="float" office:value="2.8763177291048154" table:formula="of:=([.D12]*[.$AC$8])+([.E12]*[.$AC$9])+([.F12]*[.$AC$10])+([.G12]*[.$AC$11])+([.H12]*[.$AC$12])+([.I12]*[.$AC$13])" table:style-name="ce93">
            <text:p>2,876317729</text:p>
          </table:table-cell>
          <table:table-cell table:style-name="ce1"/>
          <table:table-cell office:value-type="float" office:value="9.5796182948169548" table:formula="of:=[.AE12]/[.AC12]" table:style-name="ce93">
            <text:p>9,579618295</text:p>
          </table:table-cell>
          <table:table-cell table:number-columns-repeated="16351" table:style-name="ce1"/>
        </table:table-row>
        <table:table-row table:style-name="ro1">
          <table:table-cell/>
          <table:table-cell table:style-name="ce5"/>
          <table:table-cell office:value-type="string" table:style-name="ce85">
            <text:p>Critère 6</text:p>
          </table:table-cell>
          <table:table-cell office:value-type="float" office:value="1" table:style-name="ce59">
            <text:p>1</text:p>
          </table:table-cell>
          <table:table-cell office:value-type="float" office:value="2" table:style-name="ce59">
            <text:p>2</text:p>
          </table:table-cell>
          <table:table-cell office:value-type="float" office:value="3" table:style-name="ce59">
            <text:p>3</text:p>
          </table:table-cell>
          <table:table-cell office:value-type="float" office:value="2" table:style-name="ce59">
            <text:p>2</text:p>
          </table:table-cell>
          <table:table-cell office:value-type="float" office:value="1" table:style-name="ce59">
            <text:p>1</text:p>
          </table:table-cell>
          <table:table-cell office:value-type="float" office:value="1" table:style-name="ce87">
            <text:p>1</text:p>
          </table:table-cell>
          <table:table-cell table:style-name="ce79"/>
          <table:table-cell office:value-type="string" office:string-value="Critère 6" table:formula="of:=[.C13]" table:style-name="ce85">
            <text:p>Critère 6</text:p>
          </table:table-cell>
          <table:table-cell office:value-type="float" office:value="0.20713268977754765" table:formula="of:=[.AC13]" table:style-name="ce90">
            <text:p>0,207</text:p>
          </table:table-cell>
          <table:table-cell table:number-columns-repeated="6" table:style-name="ce1"/>
          <table:table-cell table:style-name="ce8"/>
          <table:table-cell table:style-name="ce1"/>
          <table:table-cell office:value-type="string" table:style-name="ce85">
            <text:p>Critère 6</text:p>
          </table:table-cell>
          <table:table-cell office:value-type="float" office:value="3.8461538461538464E-2" table:formula="of:=[.D13]/SUM([.D$8:.D$13])" table:style-name="ce91">
            <text:p>0,038461538</text:p>
          </table:table-cell>
          <table:table-cell office:value-type="float" office:value="8.6538461538461536E-2" table:formula="of:=[.E13]/SUM([.E$8:.E$13])" table:style-name="ce91">
            <text:p>0,086538462</text:p>
          </table:table-cell>
          <table:table-cell office:value-type="float" office:value="0.4" table:formula="of:=[.F13]/SUM([.F$8:.F$13])" table:style-name="ce91">
            <text:p>0,4</text:p>
          </table:table-cell>
          <table:table-cell office:value-type="float" office:value="0.20356234096692113" table:formula="of:=[.G13]/SUM([.G$8:.G$13])" table:style-name="ce91">
            <text:p>0,203562341</text:p>
          </table:table-cell>
          <table:table-cell office:value-type="float" office:value="0.28346456692913385" table:formula="of:=[.H13]/SUM([.H$8:.H$13])" table:style-name="ce91">
            <text:p>0,283464567</text:p>
          </table:table-cell>
          <table:table-cell office:value-type="float" office:value="0.23076923076923078" table:formula="of:=[.I13]/SUM([.I$8:.I$13])" table:style-name="ce91">
            <text:p>0,230769231</text:p>
          </table:table-cell>
          <table:table-cell table:style-name="ce1"/>
          <table:table-cell office:value-type="float" office:value="0.20713268977754765" table:formula="of:=AVERAGE([.V13:.AA13])" table:style-name="ce93">
            <text:p>0,20713269</text:p>
          </table:table-cell>
          <table:table-cell table:style-name="ce1"/>
          <table:table-cell office:value-type="float" office:value="1.5788976504245933" table:formula="of:=([.D13]*[.$AC$8])+([.E13]*[.$AC$9])+([.F13]*[.$AC$10])+([.G13]*[.$AC$11])+([.H13]*[.$AC$12])+([.I13]*[.$AC$13])" table:style-name="ce93">
            <text:p>1,57889765</text:p>
          </table:table-cell>
          <table:table-cell table:style-name="ce1"/>
          <table:table-cell office:value-type="float" office:value="7.6226386676109268" table:formula="of:=[.AE13]/[.AC13]" table:style-name="ce93">
            <text:p>7,622638668</text:p>
          </table:table-cell>
          <table:table-cell table:number-columns-repeated="16351" table:style-name="ce1"/>
        </table:table-row>
        <table:table-row table:number-rows-repeated="3" table:style-name="ro2">
          <table:table-cell/>
          <table:table-cell table:style-name="ce5"/>
          <table:table-cell table:number-columns-repeated="16" table:style-name="ce1"/>
          <table:table-cell table:style-name="ce8"/>
          <table:table-cell table:number-columns-repeated="16365" table:style-name="ce1"/>
        </table:table-row>
        <table:table-row table:style-name="ro4">
          <table:table-cell/>
          <table:table-cell table:style-name="ce5"/>
          <table:table-cell office:value-type="string" table:style-name="ce94">
            <text:p>λ<text:span text:style-name="T11">max </text:span><text:span text:style-name="T2">:</text:span></text:p>
          </table:table-cell>
          <table:table-cell office:value-type="float" office:value="8.5094375985888586" table:formula="of:=AVERAGE([.AG8:.AG13])" table:style-name="ce95">
            <text:p>8,509437599</text:p>
          </table:table-cell>
          <table:table-cell office:value-type="string" table:number-columns-spanned="3" table:number-rows-spanned="1" table:style-name="ce75">
            <text:p><text:s/>(Cohérence moyenn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4">
            <text:p>RI :</text:p>
          </table:table-cell>
          <table:table-cell office:value-type="float" office:value="1.24" table:style-name="ce95">
            <text:p>1,24</text:p>
          </table:table-cell>
          <table:table-cell office:value-type="string" table:number-columns-spanned="3" table:number-rows-spanned="1" table:style-name="ce76">
            <text:p><text:s/>(Indice aléatoir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6">
            <text:p>CI :</text:p>
          </table:table-cell>
          <table:table-cell office:value-type="float" office:value="0.50188751971777168" table:formula="of:=([.D17]-6)/(6-1)" table:style-name="ce95">
            <text:p>0,50188752</text:p>
          </table:table-cell>
          <table:table-cell office:value-type="string" table:number-columns-spanned="3" table:number-rows-spanned="1" table:style-name="ce76">
            <text:p><text:s/>(Indice de Cohérenc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6">
            <text:p>CR :</text:p>
          </table:table-cell>
          <table:table-cell office:value-type="percentage" office:value="0.40474799977239651" table:formula="of:=[.D19]/[.D18]" table:style-name="ce114">
            <text:p>40,47 %</text:p>
          </table:table-cell>
          <table:table-cell office:value-type="string" table:number-columns-spanned="3" table:number-rows-spanned="1" table:style-name="ce76">
            <text:p><text:s/>(Ratio de cohérence)</text:p>
          </table:table-cell>
          <table:covered-table-cell table:number-columns-repeated="2"/>
          <table:table-cell table:number-columns-repeated="11" table:style-name="ce1"/>
          <table:table-cell table:style-name="ce8"/>
          <table:table-cell table:number-columns-repeated="16365"/>
        </table:table-row>
        <table:table-row table:style-name="ro2">
          <table:table-cell/>
          <table:table-cell table:style-name="ce5"/>
          <table:table-cell table:number-columns-repeated="16" table:style-name="ce1"/>
          <table:table-cell table:style-name="ce8"/>
          <table:table-cell table:number-columns-repeated="16365"/>
        </table:table-row>
        <table:table-row table:style-name="ro4">
          <table:table-cell/>
          <table:table-cell table:style-name="ce5"/>
          <table:table-cell office:value-type="string" office:string-value="Le ration de cohérence est supérieur à 10%, vous devriez reprendre la matrice" table:formula="of:=IF([.D20]&lt;0.1;&quot;&quot;;&quot;Le ration de cohérence est supérieur à 10%, vous devriez reprendre la matrice&quot;)" table:number-columns-spanned="5" table:number-rows-spanned="2" table:style-name="ce102">
            <text:p>Le ration de cohérence est supérieur à 10%, vous devriez reprendre la matrice</text:p>
          </table:table-cell>
          <table:covered-table-cell table:number-columns-repeated="4"/>
          <table:table-cell table:number-columns-repeated="11" table:style-name="ce1"/>
          <table:table-cell table:style-name="ce8"/>
          <table:table-cell table:number-columns-repeated="16365"/>
        </table:table-row>
        <table:table-row table:style-name="ro2">
          <table:table-cell/>
          <table:table-cell table:style-name="ce5"/>
          <table:covered-table-cell/>
          <table:covered-table-cell table:number-columns-repeated="4"/>
          <table:table-cell table:number-columns-repeated="11" table:style-name="ce1"/>
          <table:table-cell table:style-name="ce8"/>
          <table:table-cell table:number-columns-repeated="16365"/>
        </table:table-row>
        <table:table-row table:number-rows-repeated="7" table:style-name="ro2">
          <table:table-cell/>
          <table:table-cell table:style-name="ce5"/>
          <table:table-cell table:number-columns-repeated="16" table:style-name="ce1"/>
          <table:table-cell table:style-name="ce8"/>
          <table:table-cell table:number-columns-repeated="16365"/>
        </table:table-row>
        <table:table-row table:style-name="ro2">
          <table:table-cell/>
          <table:table-cell table:style-name="ce21"/>
          <table:table-cell table:number-columns-repeated="16" table:style-name="ce22"/>
          <table:table-cell table:style-name="ce23"/>
          <table:table-cell table:number-columns-repeated="16365"/>
        </table:table-row>
        <table:table-row table:style-name="ro2">
          <table:table-cell table:number-columns-repeated="16384"/>
        </table:table-row>
        <table:table-row table:number-rows-repeated="1048544" table:style-name="ro2" table:visibility="collapse">
          <table:table-cell table:number-columns-repeated="16384"/>
        </table:table-row>
      </table:table>
      <table:table table:name="7_critères" table:style-name="ta1" table:protected="true">
        <table:table-column table:style-name="co1" table:number-columns-repeated="20" table:default-cell-style-name="ce1"/>
        <table:table-column table:style-name="co1" table:number-columns-repeated="9" table:default-cell-style-name="ce1" table:visibility="collapse"/>
        <table:table-column table:style-name="co23" table:default-cell-style-name="ce1" table:visibility="collapse"/>
        <table:table-column table:style-name="co1" table:default-cell-style-name="ce1" table:visibility="collapse"/>
        <table:table-column table:style-name="co23" table:default-cell-style-name="ce1" table:visibility="collapse"/>
        <table:table-column table:style-name="co1" table:default-cell-style-name="ce1" table:visibility="collapse"/>
        <table:table-column table:style-name="co24" table:default-cell-style-name="ce1" table:visibility="collapse"/>
        <table:table-column table:style-name="co1" table:number-columns-repeated="990" table:default-cell-style-name="ce1" table:visibility="collapse"/>
        <table:table-column table:style-name="co11" table:number-columns-repeated="15360" table:default-cell-style-name="ce1"/>
        <table:table-row table:style-name="ro1">
          <table:table-cell table:style-name="ce79"/>
          <table:table-cell table:style-name="ce79"/>
          <table:table-cell table:style-name="ce78"/>
          <table:table-cell table:number-columns-repeated="17" table:style-name="ce79"/>
          <table:table-cell table:number-columns-repeated="9" table:style-name="ce92"/>
          <table:table-cell table:number-columns-repeated="16355" table:style-name="ce79"/>
        </table:table-row>
        <table:table-row table:style-name="ro1">
          <table:table-cell table:style-name="ce79"/>
          <table:table-cell table:style-name="ce103"/>
          <table:table-cell table:style-name="ce104"/>
          <table:table-cell table:number-columns-repeated="15" table:style-name="ce82"/>
          <table:table-cell table:style-name="ce105"/>
          <table:table-cell table:style-name="ce79"/>
          <table:table-cell table:number-columns-repeated="9" table:style-name="ce92"/>
          <table:table-cell table:number-columns-repeated="16355" table:style-name="ce79"/>
        </table:table-row>
        <table:table-row table:style-name="ro1">
          <table:table-cell/>
          <table:table-cell table:style-name="ce5"/>
          <table:table-cell office:value-type="string" table:number-columns-spanned="8" table:number-rows-spanned="1" table:style-name="ce100">
            <text:p>7 critères</text:p>
          </table:table-cell>
          <table:covered-table-cell table:number-columns-repeated="7"/>
          <table:table-cell table:number-columns-repeated="2" table:style-name="ce79"/>
          <table:table-cell table:number-columns-repeated="6" table:style-name="ce1"/>
          <table:table-cell table:style-name="ce8"/>
          <table:table-cell table:style-name="ce1"/>
          <table:table-cell table:number-columns-repeated="9" table:style-name="ce81"/>
          <table:table-cell table:number-columns-repeated="16355" table:style-name="ce1"/>
        </table:table-row>
        <table:table-row table:style-name="ro1">
          <table:table-cell/>
          <table:table-cell table:style-name="ce5"/>
          <table:table-cell table:number-columns-repeated="5" table:style-name="ce1"/>
          <table:table-cell table:style-name="ce79"/>
          <table:table-cell table:style-name="ce80"/>
          <table:table-cell table:number-columns-repeated="3" table:style-name="ce1"/>
          <table:table-cell table:number-columns-repeated="6" table:style-name="ce81"/>
          <table:table-cell table:style-name="ce106"/>
          <table:table-cell table:number-columns-repeated="5" table:style-name="ce81"/>
          <table:table-cell table:number-columns-repeated="16360" table:style-name="ce1"/>
        </table:table-row>
        <table:table-row table:style-name="ro1">
          <table:table-cell/>
          <table:table-cell table:style-name="ce5"/>
          <table:table-cell office:value-type="string" table:number-columns-spanned="8" table:number-rows-spanned="1" table:style-name="ce101">
            <text:p>Matrice de comparaison binaire</text:p>
          </table:table-cell>
          <table:covered-table-cell table:number-columns-repeated="7"/>
          <table:table-cell table:number-columns-repeated="2" table:style-name="ce1"/>
          <table:table-cell table:number-columns-repeated="6" table:style-name="ce81"/>
          <table:table-cell table:style-name="ce106"/>
          <table:table-cell table:number-columns-repeated="4" table:style-name="ce81"/>
          <table:table-cell table:number-columns-repeated="4" table:style-name="ce1"/>
          <table:table-cell table:style-name="ce81"/>
          <table:table-cell table:style-name="ce1"/>
          <table:table-cell office:value-type="string" table:style-name="ce41">
            <text:p>Vecteur de propre</text:p>
          </table:table-cell>
          <table:table-cell table:style-name="ce38"/>
          <table:table-cell office:value-type="string" table:number-columns-spanned="1" table:number-rows-spanned="2" table:style-name="ce74">
            <text:p>Somme pondéré par les priorités</text:p>
          </table:table-cell>
          <table:table-cell table:style-name="ce38"/>
          <table:table-cell office:value-type="string" table:style-name="ce41">
            <text:p>Somme pondérée / Priorités</text:p>
          </table:table-cell>
          <table:table-cell table:number-columns-repeated="16350"/>
        </table:table-row>
        <table:table-row table:style-name="ro1">
          <table:table-cell/>
          <table:table-cell table:style-name="ce5"/>
          <table:table-cell table:number-columns-repeated="5" table:style-name="ce1"/>
          <table:table-cell table:number-columns-repeated="3" table:style-name="ce79"/>
          <table:table-cell table:number-columns-repeated="8" table:style-name="ce1"/>
          <table:table-cell table:style-name="ce8"/>
          <table:table-cell table:number-columns-repeated="8" table:style-name="ce81"/>
          <table:table-cell table:number-columns-repeated="4" table:style-name="ce1"/>
          <table:covered-table-cell/>
          <table:table-cell table:number-columns-repeated="16352" table:style-name="ce1"/>
        </table:table-row>
        <table:table-row table:style-name="ro1">
          <table:table-cell/>
          <table:table-cell table:style-name="ce5"/>
          <table:table-cell table:style-name="ce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table:number-columns-repeated="2" table:style-name="ce79"/>
          <table:table-cell office:value-type="string" table:style-name="ce107">
            <text:p>Poids</text:p>
          </table:table-cell>
          <table:table-cell table:number-columns-repeated="5" table:style-name="ce1"/>
          <table:table-cell table:style-name="ce8"/>
          <table:table-cell table:style-name="ce1"/>
          <table:table-cell table:style-name="ce8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table:style-name="ce81"/>
          <table:table-cell office:value-type="string" table:style-name="ce85">
            <text:p>Priorité</text:p>
          </table:table-cell>
          <table:table-cell table:number-columns-repeated="16354" table:style-name="ce1"/>
        </table:table-row>
        <table:table-row table:style-name="ro1">
          <table:table-cell/>
          <table:table-cell table:style-name="ce5"/>
          <table:table-cell office:value-type="string" table:style-name="ce85">
            <text:p>Critère 1</text:p>
          </table:table-cell>
          <table:table-cell office:value-type="float" office:value="1" table:style-name="ce87">
            <text:p>1</text:p>
          </table:table-cell>
          <table:table-cell office:value-type="float" office:value="1" table:formula="of:=1/[.D9]" table:style-name="ce88">
            <text:p>1</text:p>
          </table:table-cell>
          <table:table-cell office:value-type="float" office:value="0.1111111111111111" table:formula="of:=1/[.D10]" table:style-name="ce88">
            <text:p>0,111111111</text:p>
          </table:table-cell>
          <table:table-cell office:value-type="float" office:value="0.25" table:formula="of:=1/[.D11]" table:style-name="ce88">
            <text:p>0,25</text:p>
          </table:table-cell>
          <table:table-cell office:value-type="float" office:value="0.5" table:formula="of:=1/[.D12]" table:style-name="ce88">
            <text:p>0,5</text:p>
          </table:table-cell>
          <table:table-cell office:value-type="float" office:value="0.33333333333333331" table:formula="of:=1/[.D13]" table:style-name="ce88">
            <text:p>0,333333333</text:p>
          </table:table-cell>
          <table:table-cell office:value-type="float" office:value="0.5" table:formula="of:=1/[.D14]" table:style-name="ce88">
            <text:p>0,5</text:p>
          </table:table-cell>
          <table:table-cell table:style-name="ce79"/>
          <table:table-cell office:value-type="string" office:string-value="Critère 1" table:formula="of:=[.C8]" table:style-name="ce89">
            <text:p>Critère 1</text:p>
          </table:table-cell>
          <table:table-cell office:value-type="float" office:value="5.4781327744401684E-2" table:formula="of:=[.AD8]" table:style-name="ce90">
            <text:p>0,055</text:p>
          </table:table-cell>
          <table:table-cell table:number-columns-repeated="5" table:style-name="ce1"/>
          <table:table-cell table:style-name="ce8"/>
          <table:table-cell table:style-name="ce1"/>
          <table:table-cell office:value-type="string" table:style-name="ce85">
            <text:p>Critère 1</text:p>
          </table:table-cell>
          <table:table-cell office:value-type="float" office:value="4.5454545454545456E-2" table:formula="of:=[.D8]/SUM([.D$8:.D$14])" table:style-name="ce91">
            <text:p>0,045454545</text:p>
          </table:table-cell>
          <table:table-cell office:value-type="float" office:value="3.8461538461538464E-2" table:formula="of:=[.E8]/SUM([.E$8:.E$14])" table:style-name="ce91">
            <text:p>0,038461538</text:p>
          </table:table-cell>
          <table:table-cell office:value-type="float" office:value="9.823182711198428E-3" table:formula="of:=[.F8]/SUM([.F$8:.F$14])" table:style-name="ce91">
            <text:p>0,009823183</text:p>
          </table:table-cell>
          <table:table-cell office:value-type="float" office:value="1.7964071856287425E-2" table:formula="of:=[.G8]/SUM([.G$8:.G$14])" table:style-name="ce91">
            <text:p>0,017964072</text:p>
          </table:table-cell>
          <table:table-cell office:value-type="float" office:value="8.9108910891089119E-2" table:formula="of:=[.H8]/SUM([.H$8:.H$14])" table:style-name="ce91">
            <text:p>0,089108911</text:p>
          </table:table-cell>
          <table:table-cell office:value-type="float" office:value="5.6074766355140179E-2" table:formula="of:=[.I8]/SUM([.I$8:.I$14])" table:style-name="ce91">
            <text:p>0,056074766</text:p>
          </table:table-cell>
          <table:table-cell office:value-type="float" office:value="0.12658227848101264" table:formula="of:=[.J8]/SUM([.J$8:.J$14])" table:style-name="ce91">
            <text:p>0,126582278</text:p>
          </table:table-cell>
          <table:table-cell table:style-name="ce92"/>
          <table:table-cell office:value-type="float" office:value="5.4781327744401684E-2" table:formula="of:=AVERAGE([.V8:.AB8])" table:style-name="ce93">
            <text:p>0,054781328</text:p>
          </table:table-cell>
          <table:table-cell table:style-name="ce1"/>
          <table:table-cell office:value-type="float" office:value="0.42551025946724808" table:formula="of:=([.D8]*[.$AD$8])+([.E8]*[.$AD$9])+([.F8]*[.$AD$10])+([.G8]*[.$AD$11])+([.H8]*[.$AD$12])+([.I8]*[.$AD$13])+([.J8]*[.$AD$14])" table:style-name="ce93">
            <text:p>0,425510259</text:p>
          </table:table-cell>
          <table:table-cell table:style-name="ce1"/>
          <table:table-cell office:value-type="float" office:value="7.7674323896016304" table:formula="of:=[.AF8]/[.AD8]" table:style-name="ce93">
            <text:p>7,76743239</text:p>
          </table:table-cell>
          <table:table-cell table:number-columns-repeated="16350"/>
        </table:table-row>
        <table:table-row table:style-name="ro1">
          <table:table-cell/>
          <table:table-cell table:style-name="ce5"/>
          <table:table-cell office:value-type="string" table:style-name="ce85">
            <text:p>Critère 2</text:p>
          </table:table-cell>
          <table:table-cell office:value-type="float" office:value="1" table:style-name="ce59">
            <text:p>1</text:p>
          </table:table-cell>
          <table:table-cell office:value-type="float" office:value="1" table:style-name="ce87">
            <text:p>1</text:p>
          </table:table-cell>
          <table:table-cell office:value-type="float" office:value="0.2" table:formula="of:=1/[.E10]" table:style-name="ce88">
            <text:p>0,2</text:p>
          </table:table-cell>
          <table:table-cell office:value-type="float" office:value="0.33333333333333331" table:formula="of:=1/[.E11]" table:style-name="ce88">
            <text:p>0,333333333</text:p>
          </table:table-cell>
          <table:table-cell office:value-type="float" office:value="0.5" table:formula="of:=1/[.E12]" table:style-name="ce88">
            <text:p>0,5</text:p>
          </table:table-cell>
          <table:table-cell office:value-type="float" office:value="0.1111111111111111" table:formula="of:=1/[.E13]" table:style-name="ce88">
            <text:p>0,111111111</text:p>
          </table:table-cell>
          <table:table-cell office:value-type="float" office:value="0.2" table:formula="of:=1/[.E14]" table:style-name="ce88">
            <text:p>0,2</text:p>
          </table:table-cell>
          <table:table-cell table:style-name="ce79"/>
          <table:table-cell office:value-type="string" office:string-value="Critère 2" table:formula="of:=[.C9]" table:style-name="ce89">
            <text:p>Critère 2</text:p>
          </table:table-cell>
          <table:table-cell office:value-type="float" office:value="4.056904566759504E-2" table:formula="of:=[.AD9]" table:style-name="ce90">
            <text:p>0,041</text:p>
          </table:table-cell>
          <table:table-cell table:number-columns-repeated="5" table:style-name="ce1"/>
          <table:table-cell table:style-name="ce8"/>
          <table:table-cell table:style-name="ce1"/>
          <table:table-cell office:value-type="string" table:style-name="ce85">
            <text:p>Critère 2</text:p>
          </table:table-cell>
          <table:table-cell office:value-type="float" office:value="4.5454545454545456E-2" table:formula="of:=[.D9]/SUM([.D$8:.D$14])" table:style-name="ce91">
            <text:p>0,045454545</text:p>
          </table:table-cell>
          <table:table-cell office:value-type="float" office:value="3.8461538461538464E-2" table:formula="of:=[.E9]/SUM([.E$8:.E$14])" table:style-name="ce91">
            <text:p>0,038461538</text:p>
          </table:table-cell>
          <table:table-cell office:value-type="float" office:value="1.7681728880157174E-2" table:formula="of:=[.F9]/SUM([.F$8:.F$14])" table:style-name="ce91">
            <text:p>0,017681729</text:p>
          </table:table-cell>
          <table:table-cell office:value-type="float" office:value="2.3952095808383232E-2" table:formula="of:=[.G9]/SUM([.G$8:.G$14])" table:style-name="ce91">
            <text:p>0,023952096</text:p>
          </table:table-cell>
          <table:table-cell office:value-type="float" office:value="8.9108910891089119E-2" table:formula="of:=[.H9]/SUM([.H$8:.H$14])" table:style-name="ce91">
            <text:p>0,089108911</text:p>
          </table:table-cell>
          <table:table-cell office:value-type="float" office:value="1.8691588785046728E-2" table:formula="of:=[.I9]/SUM([.I$8:.I$14])" table:style-name="ce91">
            <text:p>0,018691589</text:p>
          </table:table-cell>
          <table:table-cell office:value-type="float" office:value="5.0632911392405063E-2" table:formula="of:=[.J9]/SUM([.J$8:.J$14])" table:style-name="ce91">
            <text:p>0,050632911</text:p>
          </table:table-cell>
          <table:table-cell table:style-name="ce92"/>
          <table:table-cell office:value-type="float" office:value="4.056904566759504E-2" table:formula="of:=AVERAGE([.V9:.AB9])" table:style-name="ce93">
            <text:p>0,040569046</text:p>
          </table:table-cell>
          <table:table-cell table:style-name="ce1"/>
          <table:table-cell office:value-type="float" office:value="0.34250171342826796" table:formula="of:=([.D9]*[.$AD$8])+([.E9]*[.$AD$9])+([.F9]*[.$AD$10])+([.G9]*[.$AD$11])+([.H9]*[.$AD$12])+([.I9]*[.$AD$13])+([.J9]*[.$AD$14])" table:style-name="ce93">
            <text:p>0,342501713</text:p>
          </table:table-cell>
          <table:table-cell table:style-name="ce1"/>
          <table:table-cell office:value-type="float" office:value="8.4424394952392205" table:formula="of:=[.AF9]/[.AD9]" table:style-name="ce93">
            <text:p>8,442439495</text:p>
          </table:table-cell>
          <table:table-cell table:number-columns-repeated="16350"/>
        </table:table-row>
        <table:table-row table:style-name="ro1">
          <table:table-cell/>
          <table:table-cell table:style-name="ce5"/>
          <table:table-cell office:value-type="string" table:style-name="ce85">
            <text:p>Critère 3</text:p>
          </table:table-cell>
          <table:table-cell office:value-type="float" office:value="9" table:style-name="ce59">
            <text:p>9</text:p>
          </table:table-cell>
          <table:table-cell office:value-type="float" office:value="5" table:style-name="ce59">
            <text:p>5</text:p>
          </table:table-cell>
          <table:table-cell office:value-type="float" office:value="1" table:style-name="ce87">
            <text:p>1</text:p>
          </table:table-cell>
          <table:table-cell office:value-type="float" office:value="0.33333333333333331" table:formula="of:=1/[.F11]" table:style-name="ce88">
            <text:p>0,333333333</text:p>
          </table:table-cell>
          <table:table-cell office:value-type="float" office:value="0.5" table:formula="of:=1/[.F12]" table:style-name="ce88">
            <text:p>0,5</text:p>
          </table:table-cell>
          <table:table-cell office:value-type="float" office:value="1" table:formula="of:=1/[.F13]" table:style-name="ce88">
            <text:p>1</text:p>
          </table:table-cell>
          <table:table-cell office:value-type="float" office:value="0.25" table:formula="of:=1/[.F14]" table:style-name="ce88">
            <text:p>0,25</text:p>
          </table:table-cell>
          <table:table-cell table:style-name="ce79"/>
          <table:table-cell office:value-type="string" office:string-value="Critère 3" table:formula="of:=[.C10]" table:style-name="ce89">
            <text:p>Critère 3</text:p>
          </table:table-cell>
          <table:table-cell office:value-type="float" office:value="0.14776909868639806" table:formula="of:=[.AD10]" table:style-name="ce90">
            <text:p>0,148</text:p>
          </table:table-cell>
          <table:table-cell table:number-columns-repeated="5" table:style-name="ce1"/>
          <table:table-cell table:style-name="ce8"/>
          <table:table-cell table:style-name="ce1"/>
          <table:table-cell office:value-type="string" table:style-name="ce85">
            <text:p>Critère 3</text:p>
          </table:table-cell>
          <table:table-cell office:value-type="float" office:value="0.40909090909090912" table:formula="of:=[.D10]/SUM([.D$8:.D$14])" table:style-name="ce91">
            <text:p>0,409090909</text:p>
          </table:table-cell>
          <table:table-cell office:value-type="float" office:value="0.19230769230769232" table:formula="of:=[.E10]/SUM([.E$8:.E$14])" table:style-name="ce91">
            <text:p>0,192307692</text:p>
          </table:table-cell>
          <table:table-cell office:value-type="float" office:value="8.8408644400785857E-2" table:formula="of:=[.F10]/SUM([.F$8:.F$14])" table:style-name="ce91">
            <text:p>0,088408644</text:p>
          </table:table-cell>
          <table:table-cell office:value-type="float" office:value="2.3952095808383232E-2" table:formula="of:=[.G10]/SUM([.G$8:.G$14])" table:style-name="ce91">
            <text:p>0,023952096</text:p>
          </table:table-cell>
          <table:table-cell office:value-type="float" office:value="8.9108910891089119E-2" table:formula="of:=[.H10]/SUM([.H$8:.H$14])" table:style-name="ce91">
            <text:p>0,089108911</text:p>
          </table:table-cell>
          <table:table-cell office:value-type="float" office:value="0.16822429906542055" table:formula="of:=[.I10]/SUM([.I$8:.I$14])" table:style-name="ce91">
            <text:p>0,168224299</text:p>
          </table:table-cell>
          <table:table-cell office:value-type="float" office:value="6.3291139240506319E-2" table:formula="of:=[.J10]/SUM([.J$8:.J$14])" table:style-name="ce91">
            <text:p>0,063291139</text:p>
          </table:table-cell>
          <table:table-cell table:style-name="ce92"/>
          <table:table-cell office:value-type="float" office:value="0.14776909868639806" table:formula="of:=AVERAGE([.V10:.AB10])" table:style-name="ce93">
            <text:p>0,147769099</text:p>
          </table:table-cell>
          <table:table-cell table:style-name="ce1"/>
          <table:table-cell office:value-type="float" office:value="1.2366243492931235" table:formula="of:=([.D10]*[.$AD$8])+([.E10]*[.$AD$9])+([.F10]*[.$AD$10])+([.G10]*[.$AD$11])+([.H10]*[.$AD$12])+([.I10]*[.$AD$13])+([.J10]*[.$AD$14])" table:style-name="ce93">
            <text:p>1,236624349</text:p>
          </table:table-cell>
          <table:table-cell table:style-name="ce1"/>
          <table:table-cell office:value-type="float" office:value="8.3686261896848997" table:formula="of:=[.AF10]/[.AD10]" table:style-name="ce93">
            <text:p>8,36862619</text:p>
          </table:table-cell>
          <table:table-cell table:number-columns-repeated="16350"/>
        </table:table-row>
        <table:table-row table:style-name="ro1">
          <table:table-cell/>
          <table:table-cell table:style-name="ce5"/>
          <table:table-cell office:value-type="string" table:style-name="ce85">
            <text:p>Critère 4</text:p>
          </table:table-cell>
          <table:table-cell office:value-type="float" office:value="4" table:style-name="ce59">
            <text:p>4</text:p>
          </table:table-cell>
          <table:table-cell office:value-type="float" office:value="3" table:style-name="ce59">
            <text:p>3</text:p>
          </table:table-cell>
          <table:table-cell office:value-type="float" office:value="3" table:style-name="ce59">
            <text:p>3</text:p>
          </table:table-cell>
          <table:table-cell office:value-type="float" office:value="1" table:style-name="ce87">
            <text:p>1</text:p>
          </table:table-cell>
          <table:table-cell office:value-type="float" office:value="0.1111111111111111" table:formula="of:=1/[.G12]" table:style-name="ce88">
            <text:p>0,111111111</text:p>
          </table:table-cell>
          <table:table-cell office:value-type="float" office:value="1" table:formula="of:=1/[.G13]" table:style-name="ce88">
            <text:p>1</text:p>
          </table:table-cell>
          <table:table-cell office:value-type="float" office:value="0.5" table:formula="of:=1/[.G14]" table:style-name="ce88">
            <text:p>0,5</text:p>
          </table:table-cell>
          <table:table-cell table:style-name="ce79"/>
          <table:table-cell office:value-type="string" office:string-value="Critère 4" table:formula="of:=[.C11]" table:style-name="ce89">
            <text:p>Critère 4</text:p>
          </table:table-cell>
          <table:table-cell office:value-type="float" office:value="0.13555622508210821" table:formula="of:=[.AD11]" table:style-name="ce90">
            <text:p>0,136</text:p>
          </table:table-cell>
          <table:table-cell table:number-columns-repeated="5" table:style-name="ce1"/>
          <table:table-cell table:style-name="ce8"/>
          <table:table-cell table:style-name="ce1"/>
          <table:table-cell office:value-type="string" table:style-name="ce85">
            <text:p>Critère 4</text:p>
          </table:table-cell>
          <table:table-cell office:value-type="float" office:value="0.18181818181818182" table:formula="of:=[.D11]/SUM([.D$8:.D$14])" table:style-name="ce91">
            <text:p>0,181818182</text:p>
          </table:table-cell>
          <table:table-cell office:value-type="float" office:value="0.11538461538461539" table:formula="of:=[.E11]/SUM([.E$8:.E$14])" table:style-name="ce91">
            <text:p>0,115384615</text:p>
          </table:table-cell>
          <table:table-cell office:value-type="float" office:value="0.2652259332023576" table:formula="of:=[.F11]/SUM([.F$8:.F$14])" table:style-name="ce91">
            <text:p>0,265225933</text:p>
          </table:table-cell>
          <table:table-cell office:value-type="float" office:value="7.1856287425149698E-2" table:formula="of:=[.G11]/SUM([.G$8:.G$14])" table:style-name="ce91">
            <text:p>0,071856287</text:p>
          </table:table-cell>
          <table:table-cell office:value-type="float" office:value="1.9801980198019802E-2" table:formula="of:=[.H11]/SUM([.H$8:.H$14])" table:style-name="ce91">
            <text:p>0,01980198</text:p>
          </table:table-cell>
          <table:table-cell office:value-type="float" office:value="0.16822429906542055" table:formula="of:=[.I11]/SUM([.I$8:.I$14])" table:style-name="ce91">
            <text:p>0,168224299</text:p>
          </table:table-cell>
          <table:table-cell office:value-type="float" office:value="0.12658227848101264" table:formula="of:=[.J11]/SUM([.J$8:.J$14])" table:style-name="ce91">
            <text:p>0,126582278</text:p>
          </table:table-cell>
          <table:table-cell table:style-name="ce92"/>
          <table:table-cell office:value-type="float" office:value="0.13555622508210821" table:formula="of:=AVERAGE([.V11:.AB11])" table:style-name="ce93">
            <text:p>0,135556225</text:p>
          </table:table-cell>
          <table:table-cell table:style-name="ce1"/>
          <table:table-cell office:value-type="float" office:value="1.2390745309832591" table:formula="of:=([.D11]*[.$AD$8])+([.E11]*[.$AD$9])+([.F11]*[.$AD$10])+([.G11]*[.$AD$11])+([.H11]*[.$AD$12])+([.I11]*[.$AD$13])+([.J11]*[.$AD$14])" table:style-name="ce93">
            <text:p>1,239074531</text:p>
          </table:table-cell>
          <table:table-cell table:style-name="ce1"/>
          <table:table-cell office:value-type="float" office:value="9.1406686062018565" table:formula="of:=[.AF11]/[.AD11]" table:style-name="ce93">
            <text:p>9,140668606</text:p>
          </table:table-cell>
          <table:table-cell table:number-columns-repeated="16350"/>
        </table:table-row>
        <table:table-row table:style-name="ro1">
          <table:table-cell/>
          <table:table-cell table:style-name="ce5"/>
          <table:table-cell office:value-type="string" table:style-name="ce85">
            <text:p>Critère 5</text:p>
          </table:table-cell>
          <table:table-cell office:value-type="float" office:value="2" table:style-name="ce59">
            <text:p>2</text:p>
          </table:table-cell>
          <table:table-cell office:value-type="float" office:value="2" table:style-name="ce59">
            <text:p>2</text:p>
          </table:table-cell>
          <table:table-cell office:value-type="float" office:value="2" table:style-name="ce59">
            <text:p>2</text:p>
          </table:table-cell>
          <table:table-cell office:value-type="float" office:value="9" table:style-name="ce59">
            <text:p>9</text:p>
          </table:table-cell>
          <table:table-cell office:value-type="float" office:value="1" table:style-name="ce87">
            <text:p>1</text:p>
          </table:table-cell>
          <table:table-cell office:value-type="float" office:value="0.5" table:formula="of:=1/[.H13]" table:style-name="ce88">
            <text:p>0,5</text:p>
          </table:table-cell>
          <table:table-cell office:value-type="float" office:value="1" table:formula="of:=1/[.H14]" table:style-name="ce88">
            <text:p>1</text:p>
          </table:table-cell>
          <table:table-cell table:style-name="ce79"/>
          <table:table-cell office:value-type="string" office:string-value="Critère 5" table:formula="of:=[.C12]" table:style-name="ce89">
            <text:p>Critère 5</text:p>
          </table:table-cell>
          <table:table-cell office:value-type="float" office:value="0.21526436739100011" table:formula="of:=[.AD12]" table:style-name="ce90">
            <text:p>0,215</text:p>
          </table:table-cell>
          <table:table-cell table:number-columns-repeated="5" table:style-name="ce1"/>
          <table:table-cell table:style-name="ce8"/>
          <table:table-cell table:style-name="ce1"/>
          <table:table-cell office:value-type="string" table:style-name="ce85">
            <text:p>Critère 5</text:p>
          </table:table-cell>
          <table:table-cell office:value-type="float" office:value="9.0909090909090912E-2" table:formula="of:=[.D12]/SUM([.D$8:.D$14])" table:style-name="ce91">
            <text:p>0,090909091</text:p>
          </table:table-cell>
          <table:table-cell office:value-type="float" office:value="7.6923076923076927E-2" table:formula="of:=[.E12]/SUM([.E$8:.E$14])" table:style-name="ce91">
            <text:p>0,076923077</text:p>
          </table:table-cell>
          <table:table-cell office:value-type="float" office:value="0.17681728880157171" table:formula="of:=[.F12]/SUM([.F$8:.F$14])" table:style-name="ce91">
            <text:p>0,176817289</text:p>
          </table:table-cell>
          <table:table-cell office:value-type="float" office:value="0.6467065868263473" table:formula="of:=[.G12]/SUM([.G$8:.G$14])" table:style-name="ce91">
            <text:p>0,646706587</text:p>
          </table:table-cell>
          <table:table-cell office:value-type="float" office:value="0.17821782178217824" table:formula="of:=[.H12]/SUM([.H$8:.H$14])" table:style-name="ce91">
            <text:p>0,178217822</text:p>
          </table:table-cell>
          <table:table-cell office:value-type="float" office:value="8.4112149532710276E-2" table:formula="of:=[.I12]/SUM([.I$8:.I$14])" table:style-name="ce91">
            <text:p>0,08411215</text:p>
          </table:table-cell>
          <table:table-cell office:value-type="float" office:value="0.25316455696202528" table:formula="of:=[.J12]/SUM([.J$8:.J$14])" table:style-name="ce91">
            <text:p>0,253164557</text:p>
          </table:table-cell>
          <table:table-cell table:style-name="ce92"/>
          <table:table-cell office:value-type="float" office:value="0.21526436739100011" table:formula="of:=AVERAGE([.V12:.AB12])" table:style-name="ce93">
            <text:p>0,215264367</text:p>
          </table:table-cell>
          <table:table-cell table:style-name="ce1"/>
          <table:table-cell office:value-type="float" office:value="2.2351389416513889" table:formula="of:=([.D12]*[.$AD$8])+([.E12]*[.$AD$9])+([.F12]*[.$AD$10])+([.G12]*[.$AD$11])+([.H12]*[.$AD$12])+([.I12]*[.$AD$13])+([.J12]*[.$AD$14])" table:style-name="ce93">
            <text:p>2,235138942</text:p>
          </table:table-cell>
          <table:table-cell table:style-name="ce1"/>
          <table:table-cell office:value-type="float" office:value="10.383227696906966" table:formula="of:=[.AF12]/[.AD12]" table:style-name="ce93">
            <text:p>10,3832277</text:p>
          </table:table-cell>
          <table:table-cell table:number-columns-repeated="16350"/>
        </table:table-row>
        <table:table-row table:style-name="ro1">
          <table:table-cell/>
          <table:table-cell table:style-name="ce5"/>
          <table:table-cell office:value-type="string" table:style-name="ce85">
            <text:p>Critère 6</text:p>
          </table:table-cell>
          <table:table-cell office:value-type="float" office:value="3" table:style-name="ce59">
            <text:p>3</text:p>
          </table:table-cell>
          <table:table-cell office:value-type="float" office:value="9" table:style-name="ce59">
            <text:p>9</text:p>
          </table:table-cell>
          <table:table-cell office:value-type="float" office:value="1" table:style-name="ce59">
            <text:p>1</text:p>
          </table:table-cell>
          <table:table-cell office:value-type="float" office:value="1" table:style-name="ce59">
            <text:p>1</text:p>
          </table:table-cell>
          <table:table-cell office:value-type="float" office:value="2" table:style-name="ce59">
            <text:p>2</text:p>
          </table:table-cell>
          <table:table-cell office:value-type="float" office:value="1" table:style-name="ce87">
            <text:p>1</text:p>
          </table:table-cell>
          <table:table-cell office:value-type="float" office:value="0.5" table:formula="of:=1/[.I14]" table:style-name="ce88">
            <text:p>0,5</text:p>
          </table:table-cell>
          <table:table-cell table:style-name="ce79"/>
          <table:table-cell office:value-type="string" office:string-value="Critère 6" table:formula="of:=[.C13]" table:style-name="ce89">
            <text:p>Critère 6</text:p>
          </table:table-cell>
          <table:table-cell office:value-type="float" office:value="0.18486066220774397" table:formula="of:=[.AD13]" table:style-name="ce90">
            <text:p>0,185</text:p>
          </table:table-cell>
          <table:table-cell table:number-columns-repeated="5" table:style-name="ce1"/>
          <table:table-cell table:style-name="ce8"/>
          <table:table-cell table:style-name="ce1"/>
          <table:table-cell office:value-type="string" table:style-name="ce85">
            <text:p>Critère 6</text:p>
          </table:table-cell>
          <table:table-cell office:value-type="float" office:value="0.13636363636363635" table:formula="of:=[.D13]/SUM([.D$8:.D$14])" table:style-name="ce91">
            <text:p>0,136363636</text:p>
          </table:table-cell>
          <table:table-cell office:value-type="float" office:value="0.34615384615384615" table:formula="of:=[.E13]/SUM([.E$8:.E$14])" table:style-name="ce91">
            <text:p>0,346153846</text:p>
          </table:table-cell>
          <table:table-cell office:value-type="float" office:value="8.8408644400785857E-2" table:formula="of:=[.F13]/SUM([.F$8:.F$14])" table:style-name="ce91">
            <text:p>0,088408644</text:p>
          </table:table-cell>
          <table:table-cell office:value-type="float" office:value="7.1856287425149698E-2" table:formula="of:=[.G13]/SUM([.G$8:.G$14])" table:style-name="ce91">
            <text:p>0,071856287</text:p>
          </table:table-cell>
          <table:table-cell office:value-type="float" office:value="0.35643564356435647" table:formula="of:=[.H13]/SUM([.H$8:.H$14])" table:style-name="ce91">
            <text:p>0,356435644</text:p>
          </table:table-cell>
          <table:table-cell office:value-type="float" office:value="0.16822429906542055" table:formula="of:=[.I13]/SUM([.I$8:.I$14])" table:style-name="ce91">
            <text:p>0,168224299</text:p>
          </table:table-cell>
          <table:table-cell office:value-type="float" office:value="0.12658227848101264" table:formula="of:=[.J13]/SUM([.J$8:.J$14])" table:style-name="ce91">
            <text:p>0,126582278</text:p>
          </table:table-cell>
          <table:table-cell table:style-name="ce92"/>
          <table:table-cell office:value-type="float" office:value="0.18486066220774397" table:formula="of:=AVERAGE([.V13:.AB13])" table:style-name="ce93">
            <text:p>0,184860662</text:p>
          </table:table-cell>
          <table:table-cell table:style-name="ce1"/>
          <table:table-cell office:value-type="float" office:value="1.5387797516101873" table:formula="of:=([.D13]*[.$AD$8])+([.E13]*[.$AD$9])+([.F13]*[.$AD$10])+([.G13]*[.$AD$11])+([.H13]*[.$AD$12])+([.I13]*[.$AD$13])+([.J13]*[.$AD$14])" table:style-name="ce93">
            <text:p>1,538779752</text:p>
          </table:table-cell>
          <table:table-cell table:style-name="ce1"/>
          <table:table-cell office:value-type="float" office:value="8.3239978329241673" table:formula="of:=[.AF13]/[.AD13]" table:style-name="ce93">
            <text:p>8,323997833</text:p>
          </table:table-cell>
          <table:table-cell table:number-columns-repeated="16350"/>
        </table:table-row>
        <table:table-row table:style-name="ro1">
          <table:table-cell/>
          <table:table-cell table:style-name="ce5"/>
          <table:table-cell office:value-type="string" table:style-name="ce85">
            <text:p>Critère 7</text:p>
          </table:table-cell>
          <table:table-cell office:value-type="float" office:value="2" table:style-name="ce59">
            <text:p>2</text:p>
          </table:table-cell>
          <table:table-cell office:value-type="float" office:value="5" table:style-name="ce59">
            <text:p>5</text:p>
          </table:table-cell>
          <table:table-cell office:value-type="float" office:value="4" table:style-name="ce59">
            <text:p>4</text:p>
          </table:table-cell>
          <table:table-cell office:value-type="float" office:value="2" table:style-name="ce59">
            <text:p>2</text:p>
          </table:table-cell>
          <table:table-cell office:value-type="float" office:value="1" table:style-name="ce59">
            <text:p>1</text:p>
          </table:table-cell>
          <table:table-cell office:value-type="float" office:value="2" table:style-name="ce59">
            <text:p>2</text:p>
          </table:table-cell>
          <table:table-cell office:value-type="float" office:value="1" table:style-name="ce70">
            <text:p>1</text:p>
          </table:table-cell>
          <table:table-cell table:style-name="ce79"/>
          <table:table-cell office:value-type="string" office:string-value="Critère 7" table:formula="of:=[.C14]" table:style-name="ce89">
            <text:p>Critère 7</text:p>
          </table:table-cell>
          <table:table-cell office:value-type="float" office:value="0.22119927322075297" table:formula="of:=[.AD14]" table:style-name="ce90">
            <text:p>0,221</text:p>
          </table:table-cell>
          <table:table-cell table:number-columns-repeated="5" table:style-name="ce1"/>
          <table:table-cell table:style-name="ce8"/>
          <table:table-cell table:style-name="ce1"/>
          <table:table-cell office:value-type="string" table:style-name="ce85">
            <text:p>Critère 7</text:p>
          </table:table-cell>
          <table:table-cell office:value-type="float" office:value="9.0909090909090912E-2" table:formula="of:=[.D14]/SUM([.D$8:.D$14])" table:style-name="ce91">
            <text:p>0,090909091</text:p>
          </table:table-cell>
          <table:table-cell office:value-type="float" office:value="0.19230769230769232" table:formula="of:=[.E14]/SUM([.E$8:.E$14])" table:style-name="ce91">
            <text:p>0,192307692</text:p>
          </table:table-cell>
          <table:table-cell office:value-type="float" office:value="0.35363457760314343" table:formula="of:=[.F14]/SUM([.F$8:.F$14])" table:style-name="ce91">
            <text:p>0,353634578</text:p>
          </table:table-cell>
          <table:table-cell office:value-type="float" office:value="0.1437125748502994" table:formula="of:=[.G14]/SUM([.G$8:.G$14])" table:style-name="ce91">
            <text:p>0,143712575</text:p>
          </table:table-cell>
          <table:table-cell office:value-type="float" office:value="0.17821782178217824" table:formula="of:=[.H14]/SUM([.H$8:.H$14])" table:style-name="ce91">
            <text:p>0,178217822</text:p>
          </table:table-cell>
          <table:table-cell office:value-type="float" office:value="0.3364485981308411" table:formula="of:=[.I14]/SUM([.I$8:.I$14])" table:style-name="ce91">
            <text:p>0,336448598</text:p>
          </table:table-cell>
          <table:table-cell office:value-type="float" office:value="0.25316455696202528" table:formula="of:=[.J14]/SUM([.J$8:.J$14])" table:style-name="ce91">
            <text:p>0,253164557</text:p>
          </table:table-cell>
          <table:table-cell table:style-name="ce92"/>
          <table:table-cell office:value-type="float" office:value="0.22119927322075297" table:formula="of:=AVERAGE([.V14:.AB14])" table:style-name="ce93">
            <text:p>0,221199273</text:p>
          </table:table-cell>
          <table:table-cell table:style-name="ce1"/>
          <table:table-cell office:value-type="float" office:value="1.9807816937638285" table:formula="of:=([.D14]*[.$AD$8])+([.E14]*[.$AD$9])+([.F14]*[.$AD$10])+([.G14]*[.$AD$11])+([.H14]*[.$AD$12])+([.I14]*[.$AD$13])+([.J14]*[.$AD$14])" table:style-name="ce93">
            <text:p>1,980781694</text:p>
          </table:table-cell>
          <table:table-cell table:style-name="ce1"/>
          <table:table-cell office:value-type="float" office:value="8.9547387065193629" table:formula="of:=[.AF14]/[.AD14]" table:style-name="ce93">
            <text:p>8,954738707</text:p>
          </table:table-cell>
          <table:table-cell table:number-columns-repeated="16350"/>
        </table:table-row>
        <table:table-row table:number-rows-repeated="2" table:style-name="ro2">
          <table:table-cell/>
          <table:table-cell table:style-name="ce5"/>
          <table:table-cell table:number-columns-repeated="16" table:style-name="ce1"/>
          <table:table-cell table:style-name="ce8"/>
          <table:table-cell table:number-columns-repeated="16365" table:style-name="ce1"/>
        </table:table-row>
        <table:table-row table:style-name="ro2">
          <table:table-cell/>
          <table:table-cell table:style-name="ce5"/>
          <table:table-cell table:number-columns-repeated="16" table:style-name="ce1"/>
          <table:table-cell table:style-name="ce8"/>
          <table:table-cell table:number-columns-repeated="16365"/>
        </table:table-row>
        <table:table-row table:style-name="ro4">
          <table:table-cell/>
          <table:table-cell table:style-name="ce5"/>
          <table:table-cell office:value-type="string" table:style-name="ce94">
            <text:p>λ<text:span text:style-name="T11">max </text:span><text:span text:style-name="T2">:</text:span></text:p>
          </table:table-cell>
          <table:table-cell office:value-type="float" office:value="8.7687329881540155" table:formula="of:=AVERAGE([.AH8:.AH14])" table:style-name="ce95">
            <text:p>8,768732988</text:p>
          </table:table-cell>
          <table:table-cell office:value-type="string" table:number-columns-spanned="3" table:number-rows-spanned="1" table:style-name="ce75">
            <text:p><text:s/>(Cohérence moyenn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4">
            <text:p>RI :</text:p>
          </table:table-cell>
          <table:table-cell office:value-type="float" office:value="1.32" table:style-name="ce95">
            <text:p>1,32</text:p>
          </table:table-cell>
          <table:table-cell office:value-type="string" table:number-columns-spanned="3" table:number-rows-spanned="1" table:style-name="ce76">
            <text:p><text:s/>(Indice aléatoir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6">
            <text:p>CI :</text:p>
          </table:table-cell>
          <table:table-cell office:value-type="float" office:value="0.29478883135900258" table:formula="of:=([.D18]-7)/(7-1)" table:style-name="ce95">
            <text:p>0,294788831</text:p>
          </table:table-cell>
          <table:table-cell office:value-type="string" table:number-columns-spanned="3" table:number-rows-spanned="1" table:style-name="ce76">
            <text:p><text:s/>(Indice de Cohérenc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6">
            <text:p>CR :</text:p>
          </table:table-cell>
          <table:table-cell office:value-type="percentage" office:value="0.22332487224166861" table:formula="of:=[.D20]/[.D19]" table:style-name="ce115">
            <text:p>22,33 %</text:p>
          </table:table-cell>
          <table:table-cell office:value-type="string" table:number-columns-spanned="3" table:number-rows-spanned="1" table:style-name="ce76">
            <text:p><text:s/>(Ratio de cohérence)</text:p>
          </table:table-cell>
          <table:covered-table-cell table:number-columns-repeated="2"/>
          <table:table-cell table:number-columns-repeated="11" table:style-name="ce1"/>
          <table:table-cell table:style-name="ce8"/>
          <table:table-cell table:number-columns-repeated="16365"/>
        </table:table-row>
        <table:table-row table:style-name="ro2">
          <table:table-cell/>
          <table:table-cell table:style-name="ce5"/>
          <table:table-cell table:number-columns-repeated="16" table:style-name="ce1"/>
          <table:table-cell table:style-name="ce8"/>
          <table:table-cell table:number-columns-repeated="16365"/>
        </table:table-row>
        <table:table-row table:style-name="ro4">
          <table:table-cell/>
          <table:table-cell table:style-name="ce5"/>
          <table:table-cell office:value-type="string" office:string-value="Le ration de cohérence est supérieur à 10%, vous devriez reprendre la matrice" table:formula="of:=IF([.D21]&lt;0.1;&quot;&quot;;&quot;Le ration de cohérence est supérieur à 10%, vous devriez reprendre la matrice&quot;)" table:number-columns-spanned="5" table:number-rows-spanned="2" table:style-name="ce102">
            <text:p>Le ration de cohérence est supérieur à 10%, vous devriez reprendre la matrice</text:p>
          </table:table-cell>
          <table:covered-table-cell table:number-columns-repeated="4"/>
          <table:table-cell table:number-columns-repeated="11" table:style-name="ce1"/>
          <table:table-cell table:style-name="ce8"/>
          <table:table-cell table:number-columns-repeated="16365"/>
        </table:table-row>
        <table:table-row table:style-name="ro2">
          <table:table-cell/>
          <table:table-cell table:style-name="ce5"/>
          <table:covered-table-cell/>
          <table:covered-table-cell table:number-columns-repeated="4"/>
          <table:table-cell table:number-columns-repeated="11" table:style-name="ce1"/>
          <table:table-cell table:style-name="ce8"/>
          <table:table-cell table:number-columns-repeated="16365"/>
        </table:table-row>
        <table:table-row table:number-rows-repeated="6" table:style-name="ro2">
          <table:table-cell/>
          <table:table-cell table:style-name="ce5"/>
          <table:table-cell table:number-columns-repeated="16" table:style-name="ce1"/>
          <table:table-cell table:style-name="ce8"/>
          <table:table-cell table:number-columns-repeated="16365"/>
        </table:table-row>
        <table:table-row table:style-name="ro2">
          <table:table-cell/>
          <table:table-cell table:style-name="ce21"/>
          <table:table-cell table:number-columns-repeated="16" table:style-name="ce22"/>
          <table:table-cell table:style-name="ce23"/>
          <table:table-cell table:number-columns-repeated="16365"/>
        </table:table-row>
        <table:table-row table:style-name="ro2">
          <table:table-cell table:number-columns-repeated="16384"/>
        </table:table-row>
        <table:table-row table:number-rows-repeated="1048544" table:style-name="ro2" table:visibility="collapse">
          <table:table-cell table:number-columns-repeated="16384"/>
        </table:table-row>
      </table:table>
      <table:table table:name="8_critères" table:style-name="ta1" table:protected="true">
        <table:table-column table:style-name="co1" table:number-columns-repeated="20" table:default-cell-style-name="ce1"/>
        <table:table-column table:style-name="co1" table:number-columns-repeated="10" table:default-cell-style-name="ce1" table:visibility="collapse"/>
        <table:table-column table:style-name="co23" table:default-cell-style-name="ce1" table:visibility="collapse"/>
        <table:table-column table:style-name="co1" table:default-cell-style-name="ce1" table:visibility="collapse"/>
        <table:table-column table:style-name="co23" table:default-cell-style-name="ce1" table:visibility="collapse"/>
        <table:table-column table:style-name="co1" table:default-cell-style-name="ce1" table:visibility="collapse"/>
        <table:table-column table:style-name="co24" table:default-cell-style-name="ce1" table:visibility="collapse"/>
        <table:table-column table:style-name="co1" table:number-columns-repeated="989" table:default-cell-style-name="ce1" table:visibility="collapse"/>
        <table:table-column table:style-name="co11" table:number-columns-repeated="15360" table:default-cell-style-name="ce1"/>
        <table:table-row table:style-name="ro1">
          <table:table-cell table:style-name="ce79"/>
          <table:table-cell table:style-name="ce79"/>
          <table:table-cell table:style-name="ce78"/>
          <table:table-cell table:number-columns-repeated="17" table:style-name="ce79"/>
          <table:table-cell table:number-columns-repeated="10" table:style-name="ce92"/>
          <table:table-cell table:number-columns-repeated="16354" table:style-name="ce79"/>
        </table:table-row>
        <table:table-row table:style-name="ro1">
          <table:table-cell table:style-name="ce79"/>
          <table:table-cell table:style-name="ce103"/>
          <table:table-cell table:style-name="ce104"/>
          <table:table-cell table:number-columns-repeated="15" table:style-name="ce82"/>
          <table:table-cell table:style-name="ce105"/>
          <table:table-cell table:style-name="ce79"/>
          <table:table-cell table:number-columns-repeated="10" table:style-name="ce92"/>
          <table:table-cell table:number-columns-repeated="16354" table:style-name="ce79"/>
        </table:table-row>
        <table:table-row table:style-name="ro1">
          <table:table-cell/>
          <table:table-cell table:style-name="ce5"/>
          <table:table-cell office:value-type="string" table:number-columns-spanned="9" table:number-rows-spanned="1" table:style-name="ce100">
            <text:p>8 critères</text:p>
          </table:table-cell>
          <table:covered-table-cell table:number-columns-repeated="8"/>
          <table:table-cell table:number-columns-repeated="2" table:style-name="ce79"/>
          <table:table-cell table:number-columns-repeated="5" table:style-name="ce1"/>
          <table:table-cell table:style-name="ce8"/>
          <table:table-cell table:style-name="ce1"/>
          <table:table-cell table:number-columns-repeated="10" table:style-name="ce81"/>
          <table:table-cell table:number-columns-repeated="16354" table:style-name="ce1"/>
        </table:table-row>
        <table:table-row table:style-name="ro1">
          <table:table-cell/>
          <table:table-cell table:style-name="ce5"/>
          <table:table-cell table:number-columns-repeated="5" table:style-name="ce1"/>
          <table:table-cell table:style-name="ce79"/>
          <table:table-cell table:style-name="ce80"/>
          <table:table-cell table:number-columns-repeated="3" table:style-name="ce1"/>
          <table:table-cell table:number-columns-repeated="6" table:style-name="ce81"/>
          <table:table-cell table:style-name="ce106"/>
          <table:table-cell table:number-columns-repeated="4" table:style-name="ce81"/>
          <table:table-cell table:number-columns-repeated="16361" table:style-name="ce1"/>
        </table:table-row>
        <table:table-row table:style-name="ro1">
          <table:table-cell/>
          <table:table-cell table:style-name="ce5"/>
          <table:table-cell office:value-type="string" table:number-columns-spanned="9" table:number-rows-spanned="1" table:style-name="ce101">
            <text:p>Matrice de comparaison binaire</text:p>
          </table:table-cell>
          <table:covered-table-cell table:number-columns-repeated="8"/>
          <table:table-cell table:style-name="ce1"/>
          <table:table-cell table:number-columns-repeated="6" table:style-name="ce81"/>
          <table:table-cell table:style-name="ce106"/>
          <table:table-cell table:number-columns-repeated="3" table:style-name="ce81"/>
          <table:table-cell table:number-columns-repeated="4" table:style-name="ce1"/>
          <table:table-cell table:style-name="ce81"/>
          <table:table-cell table:number-columns-repeated="3" table:style-name="ce1"/>
          <table:table-cell office:value-type="string" table:style-name="ce41">
            <text:p>Vecteur de propre</text:p>
          </table:table-cell>
          <table:table-cell table:style-name="ce38"/>
          <table:table-cell office:value-type="string" table:number-columns-spanned="1" table:number-rows-spanned="2" table:style-name="ce74">
            <text:p>Somme pondéré par les priorités</text:p>
          </table:table-cell>
          <table:table-cell table:style-name="ce38"/>
          <table:table-cell office:value-type="string" table:style-name="ce41">
            <text:p>Somme pondérée / Priorités</text:p>
          </table:table-cell>
          <table:table-cell table:number-columns-repeated="16349"/>
        </table:table-row>
        <table:table-row table:style-name="ro1">
          <table:table-cell/>
          <table:table-cell table:style-name="ce5"/>
          <table:table-cell table:number-columns-repeated="5" table:style-name="ce1"/>
          <table:table-cell table:number-columns-repeated="6" table:style-name="ce79"/>
          <table:table-cell table:number-columns-repeated="5" table:style-name="ce1"/>
          <table:table-cell table:style-name="ce8"/>
          <table:table-cell table:style-name="ce1"/>
          <table:table-cell table:number-columns-repeated="10" table:style-name="ce81"/>
          <table:table-cell table:number-columns-repeated="2" table:style-name="ce1"/>
          <table:covered-table-cell/>
          <table:table-cell table:number-columns-repeated="16351" table:style-name="ce1"/>
        </table:table-row>
        <table:table-row table:style-name="ro1">
          <table:table-cell/>
          <table:table-cell table:style-name="ce5"/>
          <table:table-cell table:style-name="ce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office:value-type="string" table:style-name="ce85">
            <text:p>Critère 8</text:p>
          </table:table-cell>
          <table:table-cell table:number-columns-repeated="2" table:style-name="ce79"/>
          <table:table-cell office:value-type="string" table:style-name="ce85">
            <text:p>Poids</text:p>
          </table:table-cell>
          <table:table-cell table:number-columns-repeated="4" table:style-name="ce1"/>
          <table:table-cell table:style-name="ce8"/>
          <table:table-cell table:style-name="ce1"/>
          <table:table-cell table:style-name="ce8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office:value-type="string" table:style-name="ce85">
            <text:p>Critère 8</text:p>
          </table:table-cell>
          <table:table-cell table:style-name="ce81"/>
          <table:table-cell office:value-type="string" table:style-name="ce85">
            <text:p>Priorité</text:p>
          </table:table-cell>
          <table:table-cell table:number-columns-repeated="16353" table:style-name="ce1"/>
        </table:table-row>
        <table:table-row table:style-name="ro1">
          <table:table-cell/>
          <table:table-cell table:style-name="ce5"/>
          <table:table-cell office:value-type="string" table:style-name="ce85">
            <text:p>Critère 1</text:p>
          </table:table-cell>
          <table:table-cell office:value-type="float" office:value="1" table:style-name="ce87">
            <text:p>1</text:p>
          </table:table-cell>
          <table:table-cell office:value-type="float" office:value="1" table:formula="of:=1/[.D9]" table:style-name="ce88">
            <text:p>1</text:p>
          </table:table-cell>
          <table:table-cell office:value-type="float" office:value="0.1111111111111111" table:formula="of:=1/[.D10]" table:style-name="ce88">
            <text:p>0,111111111</text:p>
          </table:table-cell>
          <table:table-cell office:value-type="float" office:value="0.25" table:formula="of:=1/[.D11]" table:style-name="ce88">
            <text:p>0,25</text:p>
          </table:table-cell>
          <table:table-cell office:value-type="float" office:value="0.5" table:formula="of:=1/[.D12]" table:style-name="ce88">
            <text:p>0,5</text:p>
          </table:table-cell>
          <table:table-cell office:value-type="float" office:value="0.33333333333333331" table:formula="of:=1/[.D13]" table:style-name="ce88">
            <text:p>0,333333333</text:p>
          </table:table-cell>
          <table:table-cell office:value-type="float" office:value="0.5" table:formula="of:=1/[.D14]" table:style-name="ce88">
            <text:p>0,5</text:p>
          </table:table-cell>
          <table:table-cell office:value-type="float" office:value="0.25" table:formula="of:=1/[.D15]" table:style-name="ce88">
            <text:p>0,25</text:p>
          </table:table-cell>
          <table:table-cell table:style-name="ce79"/>
          <table:table-cell office:value-type="string" office:string-value="Critère 1" table:formula="of:=[.C8]" table:style-name="ce89">
            <text:p>Critère 1</text:p>
          </table:table-cell>
          <table:table-cell office:value-type="float" office:value="3.8125337975455746E-2" table:formula="of:=[.AE8]" table:style-name="ce90">
            <text:p>0,038</text:p>
          </table:table-cell>
          <table:table-cell table:number-columns-repeated="4" table:style-name="ce1"/>
          <table:table-cell table:style-name="ce8"/>
          <table:table-cell table:style-name="ce1"/>
          <table:table-cell office:value-type="string" table:style-name="ce85">
            <text:p>Critère 1</text:p>
          </table:table-cell>
          <table:table-cell office:value-type="float" office:value="3.8461538461538464E-2" table:formula="of:=[.D8]/SUM([.D$8:.D$15])" table:style-name="ce91">
            <text:p>0,038461538</text:p>
          </table:table-cell>
          <table:table-cell office:value-type="float" office:value="0.04" table:formula="of:=[.E8]/SUM([.E$8:.E$15])" table:style-name="ce91">
            <text:p>0,04</text:p>
          </table:table-cell>
          <table:table-cell office:value-type="float" office:value="1.5625E-2" table:formula="of:=[.F8]/SUM([.F$8:.F$15])" table:style-name="ce91">
            <text:p>0,015625</text:p>
          </table:table-cell>
          <table:table-cell office:value-type="float" office:value="1.8181818181818181E-2" table:formula="of:=[.G8]/SUM([.G$8:.G$15])" table:style-name="ce91">
            <text:p>0,018181818</text:p>
          </table:table-cell>
          <table:table-cell office:value-type="float" office:value="3.0612244897959186E-2" table:formula="of:=[.H8]/SUM([.H$8:.H$15])" table:style-name="ce91">
            <text:p>0,030612245</text:p>
          </table:table-cell>
          <table:table-cell office:value-type="float" office:value="2.4489795918367346E-2" table:formula="of:=[.I8]/SUM([.I$8:.I$15])" table:style-name="ce91">
            <text:p>0,024489796</text:p>
          </table:table-cell>
          <table:table-cell office:value-type="float" office:value="8.2417582417582416E-2" table:formula="of:=[.J8]/SUM([.J$8:.J$15])" table:style-name="ce91">
            <text:p>0,082417582</text:p>
          </table:table-cell>
          <table:table-cell office:value-type="float" office:value="5.5214723926380369E-2" table:formula="of:=[.K8]/SUM([.K$8:.K$15])" table:style-name="ce91">
            <text:p>0,055214724</text:p>
          </table:table-cell>
          <table:table-cell table:style-name="ce92"/>
          <table:table-cell office:value-type="float" office:value="3.8125337975455746E-2" table:formula="of:=AVERAGE([.V8:.AC8])" table:style-name="ce93">
            <text:p>0,038125338</text:p>
          </table:table-cell>
          <table:table-cell table:style-name="ce1"/>
          <table:table-cell office:value-type="float" office:value="0.38144940989283266" table:formula="of:=([.D8]*[.$AE$8])+([.E8]*[.$AE$9])+([.F8]*[.$AE$10])+([.G8]*[.$AE$11])+([.H8]*[.$AE$12])+([.I8]*[.$AE$13])+([.J8]*[.$AE$14])+([.K8]*[.$AE$15])" table:style-name="ce93">
            <text:p>0,38144941</text:p>
          </table:table-cell>
          <table:table-cell table:style-name="ce1"/>
          <table:table-cell office:value-type="float" office:value="10.00514172853763" table:formula="of:=[.AG8]/[.AE8]" table:style-name="ce93">
            <text:p>10,00514173</text:p>
          </table:table-cell>
          <table:table-cell table:number-columns-repeated="16349"/>
        </table:table-row>
        <table:table-row table:style-name="ro1">
          <table:table-cell/>
          <table:table-cell table:style-name="ce5"/>
          <table:table-cell office:value-type="string" table:style-name="ce85">
            <text:p>Critère 2</text:p>
          </table:table-cell>
          <table:table-cell office:value-type="float" office:value="1" table:style-name="ce59">
            <text:p>1</text:p>
          </table:table-cell>
          <table:table-cell office:value-type="float" office:value="1" table:style-name="ce87">
            <text:p>1</text:p>
          </table:table-cell>
          <table:table-cell office:value-type="float" office:value="1" table:formula="of:=1/[.E10]" table:style-name="ce88">
            <text:p>1</text:p>
          </table:table-cell>
          <table:table-cell office:value-type="float" office:value="0.5" table:formula="of:=1/[.E11]" table:style-name="ce88">
            <text:p>0,5</text:p>
          </table:table-cell>
          <table:table-cell office:value-type="float" office:value="0.33333333333333331" table:formula="of:=1/[.E12]" table:style-name="ce88">
            <text:p>0,333333333</text:p>
          </table:table-cell>
          <table:table-cell office:value-type="float" office:value="0.1111111111111111" table:formula="of:=1/[.E13]" table:style-name="ce88">
            <text:p>0,111111111</text:p>
          </table:table-cell>
          <table:table-cell office:value-type="float" office:value="0.2" table:formula="of:=1/[.E14]" table:style-name="ce88">
            <text:p>0,2</text:p>
          </table:table-cell>
          <table:table-cell office:value-type="float" office:value="0.33333333333333331" table:formula="of:=1/[.E15]" table:style-name="ce88">
            <text:p>0,333333333</text:p>
          </table:table-cell>
          <table:table-cell table:style-name="ce79"/>
          <table:table-cell office:value-type="string" office:string-value="Critère 2" table:formula="of:=[.C9]" table:style-name="ce89">
            <text:p>Critère 2</text:p>
          </table:table-cell>
          <table:table-cell office:value-type="float" office:value="4.8826033533184612E-2" table:formula="of:=[.AE9]" table:style-name="ce90">
            <text:p>0,049</text:p>
          </table:table-cell>
          <table:table-cell table:number-columns-repeated="4" table:style-name="ce1"/>
          <table:table-cell table:style-name="ce8"/>
          <table:table-cell table:style-name="ce1"/>
          <table:table-cell office:value-type="string" table:style-name="ce85">
            <text:p>Critère 2</text:p>
          </table:table-cell>
          <table:table-cell office:value-type="float" office:value="3.8461538461538464E-2" table:formula="of:=[.D9]/SUM([.D$8:.D$15])" table:style-name="ce91">
            <text:p>0,038461538</text:p>
          </table:table-cell>
          <table:table-cell office:value-type="float" office:value="0.04" table:formula="of:=[.E9]/SUM([.E$8:.E$15])" table:style-name="ce91">
            <text:p>0,04</text:p>
          </table:table-cell>
          <table:table-cell office:value-type="float" office:value="0.140625" table:formula="of:=[.F9]/SUM([.F$8:.F$15])" table:style-name="ce91">
            <text:p>0,140625</text:p>
          </table:table-cell>
          <table:table-cell office:value-type="float" office:value="3.6363636363636362E-2" table:formula="of:=[.G9]/SUM([.G$8:.G$15])" table:style-name="ce91">
            <text:p>0,036363636</text:p>
          </table:table-cell>
          <table:table-cell office:value-type="float" office:value="2.0408163265306124E-2" table:formula="of:=[.H9]/SUM([.H$8:.H$15])" table:style-name="ce91">
            <text:p>0,020408163</text:p>
          </table:table-cell>
          <table:table-cell office:value-type="float" office:value="8.163265306122448E-3" table:formula="of:=[.I9]/SUM([.I$8:.I$15])" table:style-name="ce91">
            <text:p>0,008163265</text:p>
          </table:table-cell>
          <table:table-cell office:value-type="float" office:value="3.2967032967032968E-2" table:formula="of:=[.J9]/SUM([.J$8:.J$15])" table:style-name="ce91">
            <text:p>0,032967033</text:p>
          </table:table-cell>
          <table:table-cell office:value-type="float" office:value="7.3619631901840482E-2" table:formula="of:=[.K9]/SUM([.K$8:.K$15])" table:style-name="ce91">
            <text:p>0,073619632</text:p>
          </table:table-cell>
          <table:table-cell table:style-name="ce92"/>
          <table:table-cell office:value-type="float" office:value="4.8826033533184612E-2" table:formula="of:=AVERAGE([.V9:.AC9])" table:style-name="ce93">
            <text:p>0,048826034</text:p>
          </table:table-cell>
          <table:table-cell table:style-name="ce1"/>
          <table:table-cell office:value-type="float" office:value="0.43673965682089733" table:formula="of:=([.D9]*[.$AE$8])+([.E9]*[.$AE$9])+([.F9]*[.$AE$10])+([.G9]*[.$AE$11])+([.H9]*[.$AE$12])+([.I9]*[.$AE$13])+([.J9]*[.$AE$14])+([.K9]*[.$AE$15])" table:style-name="ce93">
            <text:p>0,436739657</text:p>
          </table:table-cell>
          <table:table-cell table:style-name="ce1"/>
          <table:table-cell office:value-type="float" office:value="8.9448113069448336" table:formula="of:=[.AG9]/[.AE9]" table:style-name="ce93">
            <text:p>8,944811307</text:p>
          </table:table-cell>
          <table:table-cell table:number-columns-repeated="16349"/>
        </table:table-row>
        <table:table-row table:style-name="ro1">
          <table:table-cell/>
          <table:table-cell table:style-name="ce5"/>
          <table:table-cell office:value-type="string" table:style-name="ce85">
            <text:p>Critère 3</text:p>
          </table:table-cell>
          <table:table-cell office:value-type="float" office:value="9" table:style-name="ce59">
            <text:p>9</text:p>
          </table:table-cell>
          <table:table-cell office:value-type="float" office:value="1" table:style-name="ce59">
            <text:p>1</text:p>
          </table:table-cell>
          <table:table-cell office:value-type="float" office:value="1" table:style-name="ce87">
            <text:p>1</text:p>
          </table:table-cell>
          <table:table-cell office:value-type="float" office:value="1" table:formula="of:=1/[.F11]" table:style-name="ce88">
            <text:p>1</text:p>
          </table:table-cell>
          <table:table-cell office:value-type="float" office:value="1" table:formula="of:=1/[.F12]" table:style-name="ce88">
            <text:p>1</text:p>
          </table:table-cell>
          <table:table-cell office:value-type="float" office:value="1" table:formula="of:=1/[.F13]" table:style-name="ce88">
            <text:p>1</text:p>
          </table:table-cell>
          <table:table-cell office:value-type="float" office:value="1" table:formula="of:=1/[.F14]" table:style-name="ce88">
            <text:p>1</text:p>
          </table:table-cell>
          <table:table-cell office:value-type="float" office:value="1" table:formula="of:=1/[.F15]" table:style-name="ce88">
            <text:p>1</text:p>
          </table:table-cell>
          <table:table-cell table:style-name="ce79"/>
          <table:table-cell office:value-type="string" office:string-value="Critère 3" table:formula="of:=[.C10]" table:style-name="ce89">
            <text:p>Critère 3</text:p>
          </table:table-cell>
          <table:table-cell office:value-type="float" office:value="0.13998675712160319" table:formula="of:=[.AE10]" table:style-name="ce90">
            <text:p>0,140</text:p>
          </table:table-cell>
          <table:table-cell table:number-columns-repeated="4" table:style-name="ce1"/>
          <table:table-cell table:style-name="ce8"/>
          <table:table-cell table:style-name="ce1"/>
          <table:table-cell office:value-type="string" table:style-name="ce85">
            <text:p>Critère 3</text:p>
          </table:table-cell>
          <table:table-cell office:value-type="float" office:value="0.34615384615384615" table:formula="of:=[.D10]/SUM([.D$8:.D$15])" table:style-name="ce91">
            <text:p>0,346153846</text:p>
          </table:table-cell>
          <table:table-cell office:value-type="float" office:value="0.04" table:formula="of:=[.E10]/SUM([.E$8:.E$15])" table:style-name="ce91">
            <text:p>0,04</text:p>
          </table:table-cell>
          <table:table-cell office:value-type="float" office:value="0.140625" table:formula="of:=[.F10]/SUM([.F$8:.F$15])" table:style-name="ce91">
            <text:p>0,140625</text:p>
          </table:table-cell>
          <table:table-cell office:value-type="float" office:value="7.2727272727272724E-2" table:formula="of:=[.G10]/SUM([.G$8:.G$15])" table:style-name="ce91">
            <text:p>0,072727273</text:p>
          </table:table-cell>
          <table:table-cell office:value-type="float" office:value="6.1224489795918373E-2" table:formula="of:=[.H10]/SUM([.H$8:.H$15])" table:style-name="ce91">
            <text:p>0,06122449</text:p>
          </table:table-cell>
          <table:table-cell office:value-type="float" office:value="7.3469387755102047E-2" table:formula="of:=[.I10]/SUM([.I$8:.I$15])" table:style-name="ce91">
            <text:p>0,073469388</text:p>
          </table:table-cell>
          <table:table-cell office:value-type="float" office:value="0.16483516483516483" table:formula="of:=[.J10]/SUM([.J$8:.J$15])" table:style-name="ce91">
            <text:p>0,164835165</text:p>
          </table:table-cell>
          <table:table-cell office:value-type="float" office:value="0.22085889570552147" table:formula="of:=[.K10]/SUM([.K$8:.K$15])" table:style-name="ce91">
            <text:p>0,220858896</text:p>
          </table:table-cell>
          <table:table-cell table:style-name="ce92"/>
          <table:table-cell office:value-type="float" office:value="0.13998675712160319" table:formula="of:=AVERAGE([.V10:.AC10])" table:style-name="ce93">
            <text:p>0,139986757</text:p>
          </table:table-cell>
          <table:table-cell table:style-name="ce1"/>
          <table:table-cell office:value-type="float" office:value="1.3050027038036462" table:formula="of:=([.D10]*[.$AE$8])+([.E10]*[.$AE$9])+([.F10]*[.$AE$10])+([.G10]*[.$AE$11])+([.H10]*[.$AE$12])+([.I10]*[.$AE$13])+([.J10]*[.$AE$14])+([.K10]*[.$AE$15])" table:style-name="ce93">
            <text:p>1,305002704</text:p>
          </table:table-cell>
          <table:table-cell table:style-name="ce1"/>
          <table:table-cell office:value-type="float" office:value="9.3223297020161784" table:formula="of:=[.AG10]/[.AE10]" table:style-name="ce93">
            <text:p>9,322329702</text:p>
          </table:table-cell>
          <table:table-cell table:number-columns-repeated="16349"/>
        </table:table-row>
        <table:table-row table:style-name="ro1">
          <table:table-cell/>
          <table:table-cell table:style-name="ce5"/>
          <table:table-cell office:value-type="string" table:style-name="ce85">
            <text:p>Critère 4</text:p>
          </table:table-cell>
          <table:table-cell office:value-type="float" office:value="4" table:style-name="ce59">
            <text:p>4</text:p>
          </table:table-cell>
          <table:table-cell office:value-type="float" office:value="2" table:style-name="ce59">
            <text:p>2</text:p>
          </table:table-cell>
          <table:table-cell office:value-type="float" office:value="1" table:style-name="ce59">
            <text:p>1</text:p>
          </table:table-cell>
          <table:table-cell office:value-type="float" office:value="1" table:style-name="ce87">
            <text:p>1</text:p>
          </table:table-cell>
          <table:table-cell office:value-type="float" office:value="0.5" table:formula="of:=1/[.G12]" table:style-name="ce88">
            <text:p>0,5</text:p>
          </table:table-cell>
          <table:table-cell office:value-type="float" office:value="1" table:formula="of:=1/[.G13]" table:style-name="ce88">
            <text:p>1</text:p>
          </table:table-cell>
          <table:table-cell office:value-type="float" office:value="0.2" table:formula="of:=1/[.G14]" table:style-name="ce88">
            <text:p>0,2</text:p>
          </table:table-cell>
          <table:table-cell office:value-type="float" office:value="0.33333333333333331" table:formula="of:=1/[.G15]" table:style-name="ce88">
            <text:p>0,333333333</text:p>
          </table:table-cell>
          <table:table-cell table:style-name="ce79"/>
          <table:table-cell office:value-type="string" office:string-value="Critère 4" table:formula="of:=[.C11]" table:style-name="ce89">
            <text:p>Critère 4</text:p>
          </table:table-cell>
          <table:table-cell office:value-type="float" office:value="8.2233340511920161E-2" table:formula="of:=[.AE11]" table:style-name="ce90">
            <text:p>0,082</text:p>
          </table:table-cell>
          <table:table-cell table:number-columns-repeated="4" table:style-name="ce1"/>
          <table:table-cell table:style-name="ce8"/>
          <table:table-cell table:style-name="ce1"/>
          <table:table-cell office:value-type="string" table:style-name="ce85">
            <text:p>Critère 4</text:p>
          </table:table-cell>
          <table:table-cell office:value-type="float" office:value="0.15384615384615385" table:formula="of:=[.D11]/SUM([.D$8:.D$15])" table:style-name="ce91">
            <text:p>0,153846154</text:p>
          </table:table-cell>
          <table:table-cell office:value-type="float" office:value="0.08" table:formula="of:=[.E11]/SUM([.E$8:.E$15])" table:style-name="ce91">
            <text:p>0,08</text:p>
          </table:table-cell>
          <table:table-cell office:value-type="float" office:value="0.140625" table:formula="of:=[.F11]/SUM([.F$8:.F$15])" table:style-name="ce91">
            <text:p>0,140625</text:p>
          </table:table-cell>
          <table:table-cell office:value-type="float" office:value="7.2727272727272724E-2" table:formula="of:=[.G11]/SUM([.G$8:.G$15])" table:style-name="ce91">
            <text:p>0,072727273</text:p>
          </table:table-cell>
          <table:table-cell office:value-type="float" office:value="3.0612244897959186E-2" table:formula="of:=[.H11]/SUM([.H$8:.H$15])" table:style-name="ce91">
            <text:p>0,030612245</text:p>
          </table:table-cell>
          <table:table-cell office:value-type="float" office:value="7.3469387755102047E-2" table:formula="of:=[.I11]/SUM([.I$8:.I$15])" table:style-name="ce91">
            <text:p>0,073469388</text:p>
          </table:table-cell>
          <table:table-cell office:value-type="float" office:value="3.2967032967032968E-2" table:formula="of:=[.J11]/SUM([.J$8:.J$15])" table:style-name="ce91">
            <text:p>0,032967033</text:p>
          </table:table-cell>
          <table:table-cell office:value-type="float" office:value="7.3619631901840482E-2" table:formula="of:=[.K11]/SUM([.K$8:.K$15])" table:style-name="ce91">
            <text:p>0,073619632</text:p>
          </table:table-cell>
          <table:table-cell table:style-name="ce92"/>
          <table:table-cell office:value-type="float" office:value="8.2233340511920161E-2" table:formula="of:=AVERAGE([.V11:.AC11])" table:style-name="ce93">
            <text:p>0,082233341</text:p>
          </table:table-cell>
          <table:table-cell table:style-name="ce1"/>
          <table:table-cell office:value-type="float" office:value="0.80437269681685908" table:formula="of:=([.D11]*[.$AE$8])+([.E11]*[.$AE$9])+([.F11]*[.$AE$10])+([.G11]*[.$AE$11])+([.H11]*[.$AE$12])+([.I11]*[.$AE$13])+([.J11]*[.$AE$14])+([.K11]*[.$AE$15])" table:style-name="ce93">
            <text:p>0,804372697</text:p>
          </table:table-cell>
          <table:table-cell table:style-name="ce1"/>
          <table:table-cell office:value-type="float" office:value="9.7815884872177961" table:formula="of:=[.AG11]/[.AE11]" table:style-name="ce93">
            <text:p>9,781588487</text:p>
          </table:table-cell>
          <table:table-cell table:number-columns-repeated="16349"/>
        </table:table-row>
        <table:table-row table:style-name="ro1">
          <table:table-cell/>
          <table:table-cell table:style-name="ce5"/>
          <table:table-cell office:value-type="string" table:style-name="ce85">
            <text:p>Critère 5</text:p>
          </table:table-cell>
          <table:table-cell office:value-type="float" office:value="2" table:style-name="ce59">
            <text:p>2</text:p>
          </table:table-cell>
          <table:table-cell office:value-type="float" office:value="3" table:style-name="ce59">
            <text:p>3</text:p>
          </table:table-cell>
          <table:table-cell office:value-type="float" office:value="1" table:style-name="ce59">
            <text:p>1</text:p>
          </table:table-cell>
          <table:table-cell office:value-type="float" office:value="2" table:style-name="ce59">
            <text:p>2</text:p>
          </table:table-cell>
          <table:table-cell office:value-type="float" office:value="1" table:style-name="ce87">
            <text:p>1</text:p>
          </table:table-cell>
          <table:table-cell office:value-type="float" office:value="0.16666666666666666" table:formula="of:=1/[.H13]" table:style-name="ce88">
            <text:p>0,166666667</text:p>
          </table:table-cell>
          <table:table-cell office:value-type="float" office:value="0.16666666666666666" table:formula="of:=1/[.H14]" table:style-name="ce88">
            <text:p>0,166666667</text:p>
          </table:table-cell>
          <table:table-cell office:value-type="float" office:value="1" table:formula="of:=1/[.H15]" table:style-name="ce88">
            <text:p>1</text:p>
          </table:table-cell>
          <table:table-cell table:style-name="ce79"/>
          <table:table-cell office:value-type="string" office:string-value="Critère 5" table:formula="of:=[.C12]" table:style-name="ce89">
            <text:p>Critère 5</text:p>
          </table:table-cell>
          <table:table-cell office:value-type="float" office:value="0.10060042916384668" table:formula="of:=[.AE12]" table:style-name="ce90">
            <text:p>0,101</text:p>
          </table:table-cell>
          <table:table-cell table:number-columns-repeated="4" table:style-name="ce1"/>
          <table:table-cell table:style-name="ce8"/>
          <table:table-cell table:style-name="ce1"/>
          <table:table-cell office:value-type="string" table:style-name="ce85">
            <text:p>Critère 5</text:p>
          </table:table-cell>
          <table:table-cell office:value-type="float" office:value="7.6923076923076927E-2" table:formula="of:=[.D12]/SUM([.D$8:.D$15])" table:style-name="ce91">
            <text:p>0,076923077</text:p>
          </table:table-cell>
          <table:table-cell office:value-type="float" office:value="0.12" table:formula="of:=[.E12]/SUM([.E$8:.E$15])" table:style-name="ce91">
            <text:p>0,12</text:p>
          </table:table-cell>
          <table:table-cell office:value-type="float" office:value="0.140625" table:formula="of:=[.F12]/SUM([.F$8:.F$15])" table:style-name="ce91">
            <text:p>0,140625</text:p>
          </table:table-cell>
          <table:table-cell office:value-type="float" office:value="0.14545454545454545" table:formula="of:=[.G12]/SUM([.G$8:.G$15])" table:style-name="ce91">
            <text:p>0,145454545</text:p>
          </table:table-cell>
          <table:table-cell office:value-type="float" office:value="6.1224489795918373E-2" table:formula="of:=[.H12]/SUM([.H$8:.H$15])" table:style-name="ce91">
            <text:p>0,06122449</text:p>
          </table:table-cell>
          <table:table-cell office:value-type="float" office:value="1.2244897959183673E-2" table:formula="of:=[.I12]/SUM([.I$8:.I$15])" table:style-name="ce91">
            <text:p>0,012244898</text:p>
          </table:table-cell>
          <table:table-cell office:value-type="float" office:value="2.7472527472527472E-2" table:formula="of:=[.J12]/SUM([.J$8:.J$15])" table:style-name="ce91">
            <text:p>0,027472527</text:p>
          </table:table-cell>
          <table:table-cell office:value-type="float" office:value="0.22085889570552147" table:formula="of:=[.K12]/SUM([.K$8:.K$15])" table:style-name="ce91">
            <text:p>0,220858896</text:p>
          </table:table-cell>
          <table:table-cell table:style-name="ce92"/>
          <table:table-cell office:value-type="float" office:value="0.10060042916384668" table:formula="of:=AVERAGE([.V12:.AC12])" table:style-name="ce93">
            <text:p>0,100600429</text:p>
          </table:table-cell>
          <table:table-cell table:style-name="ce1"/>
          <table:table-cell office:value-type="float" office:value="0.92465724174580166" table:formula="of:=([.D12]*[.$AE$8])+([.E12]*[.$AE$9])+([.F12]*[.$AE$10])+([.G12]*[.$AE$11])+([.H12]*[.$AE$12])+([.I12]*[.$AE$13])+([.J12]*[.$AE$14])+([.K12]*[.$AE$15])" table:style-name="ce93">
            <text:p>0,924657242</text:p>
          </table:table-cell>
          <table:table-cell table:style-name="ce1"/>
          <table:table-cell office:value-type="float" office:value="9.1913846633777663" table:formula="of:=[.AG12]/[.AE12]" table:style-name="ce93">
            <text:p>9,191384663</text:p>
          </table:table-cell>
          <table:table-cell table:number-columns-repeated="16349"/>
        </table:table-row>
        <table:table-row table:style-name="ro1">
          <table:table-cell/>
          <table:table-cell table:style-name="ce5"/>
          <table:table-cell office:value-type="string" table:style-name="ce85">
            <text:p>Critère 6</text:p>
          </table:table-cell>
          <table:table-cell office:value-type="float" office:value="3" table:style-name="ce59">
            <text:p>3</text:p>
          </table:table-cell>
          <table:table-cell office:value-type="float" office:value="9" table:style-name="ce59">
            <text:p>9</text:p>
          </table:table-cell>
          <table:table-cell office:value-type="float" office:value="1" table:style-name="ce59">
            <text:p>1</text:p>
          </table:table-cell>
          <table:table-cell office:value-type="float" office:value="1" table:style-name="ce59">
            <text:p>1</text:p>
          </table:table-cell>
          <table:table-cell office:value-type="float" office:value="6" table:style-name="ce59">
            <text:p>6</text:p>
          </table:table-cell>
          <table:table-cell office:value-type="float" office:value="1" table:style-name="ce87">
            <text:p>1</text:p>
          </table:table-cell>
          <table:table-cell office:value-type="float" office:value="1" table:formula="of:=1/[.I14]" table:style-name="ce88">
            <text:p>1</text:p>
          </table:table-cell>
          <table:table-cell office:value-type="float" office:value="0.1111111111111111" table:formula="of:=1/[.I15]" table:style-name="ce88">
            <text:p>0,111111111</text:p>
          </table:table-cell>
          <table:table-cell table:style-name="ce79"/>
          <table:table-cell office:value-type="string" office:string-value="Critère 6" table:formula="of:=[.C13]" table:style-name="ce89">
            <text:p>Critère 6</text:p>
          </table:table-cell>
          <table:table-cell office:value-type="float" office:value="0.16486603209728487" table:formula="of:=[.AE13]" table:style-name="ce90">
            <text:p>0,165</text:p>
          </table:table-cell>
          <table:table-cell table:number-columns-repeated="4" table:style-name="ce1"/>
          <table:table-cell table:style-name="ce8"/>
          <table:table-cell table:style-name="ce1"/>
          <table:table-cell office:value-type="string" table:style-name="ce85">
            <text:p>Critère 6</text:p>
          </table:table-cell>
          <table:table-cell office:value-type="float" office:value="0.11538461538461539" table:formula="of:=[.D13]/SUM([.D$8:.D$15])" table:style-name="ce91">
            <text:p>0,115384615</text:p>
          </table:table-cell>
          <table:table-cell office:value-type="float" office:value="0.36" table:formula="of:=[.E13]/SUM([.E$8:.E$15])" table:style-name="ce91">
            <text:p>0,36</text:p>
          </table:table-cell>
          <table:table-cell office:value-type="float" office:value="0.140625" table:formula="of:=[.F13]/SUM([.F$8:.F$15])" table:style-name="ce91">
            <text:p>0,140625</text:p>
          </table:table-cell>
          <table:table-cell office:value-type="float" office:value="7.2727272727272724E-2" table:formula="of:=[.G13]/SUM([.G$8:.G$15])" table:style-name="ce91">
            <text:p>0,072727273</text:p>
          </table:table-cell>
          <table:table-cell office:value-type="float" office:value="0.36734693877551022" table:formula="of:=[.H13]/SUM([.H$8:.H$15])" table:style-name="ce91">
            <text:p>0,367346939</text:p>
          </table:table-cell>
          <table:table-cell office:value-type="float" office:value="7.3469387755102047E-2" table:formula="of:=[.I13]/SUM([.I$8:.I$15])" table:style-name="ce91">
            <text:p>0,073469388</text:p>
          </table:table-cell>
          <table:table-cell office:value-type="float" office:value="0.16483516483516483" table:formula="of:=[.J13]/SUM([.J$8:.J$15])" table:style-name="ce91">
            <text:p>0,164835165</text:p>
          </table:table-cell>
          <table:table-cell office:value-type="float" office:value="2.4539877300613498E-2" table:formula="of:=[.K13]/SUM([.K$8:.K$15])" table:style-name="ce91">
            <text:p>0,024539877</text:p>
          </table:table-cell>
          <table:table-cell table:style-name="ce92"/>
          <table:table-cell office:value-type="float" office:value="0.16486603209728487" table:formula="of:=AVERAGE([.V13:.AC13])" table:style-name="ce93">
            <text:p>0,164866032</text:p>
          </table:table-cell>
          <table:table-cell table:style-name="ce1"/>
          <table:table-cell office:value-type="float" office:value="1.7581242925916594" table:formula="of:=([.D13]*[.$AE$8])+([.E13]*[.$AE$9])+([.F13]*[.$AE$10])+([.G13]*[.$AE$11])+([.H13]*[.$AE$12])+([.I13]*[.$AE$13])+([.J13]*[.$AE$14])+([.K13]*[.$AE$15])" table:style-name="ce93">
            <text:p>1,758124293</text:p>
          </table:table-cell>
          <table:table-cell table:style-name="ce1"/>
          <table:table-cell office:value-type="float" office:value="10.663957094292277" table:formula="of:=[.AG13]/[.AE13]" table:style-name="ce93">
            <text:p>10,66395709</text:p>
          </table:table-cell>
          <table:table-cell table:number-columns-repeated="16349"/>
        </table:table-row>
        <table:table-row table:style-name="ro1">
          <table:table-cell/>
          <table:table-cell table:style-name="ce5"/>
          <table:table-cell office:value-type="string" table:style-name="ce85">
            <text:p>Critère 7</text:p>
          </table:table-cell>
          <table:table-cell office:value-type="float" office:value="2" table:style-name="ce59">
            <text:p>2</text:p>
          </table:table-cell>
          <table:table-cell office:value-type="float" office:value="5" table:style-name="ce59">
            <text:p>5</text:p>
          </table:table-cell>
          <table:table-cell office:value-type="float" office:value="1" table:style-name="ce59">
            <text:p>1</text:p>
          </table:table-cell>
          <table:table-cell office:value-type="float" office:value="5" table:style-name="ce59">
            <text:p>5</text:p>
          </table:table-cell>
          <table:table-cell office:value-type="float" office:value="6" table:style-name="ce59">
            <text:p>6</text:p>
          </table:table-cell>
          <table:table-cell office:value-type="float" office:value="1" table:style-name="ce59">
            <text:p>1</text:p>
          </table:table-cell>
          <table:table-cell office:value-type="float" office:value="1" table:style-name="ce70">
            <text:p>1</text:p>
          </table:table-cell>
          <table:table-cell office:value-type="float" office:value="0.5" table:formula="of:=1/[.J15]" table:style-name="ce88">
            <text:p>0,5</text:p>
          </table:table-cell>
          <table:table-cell table:style-name="ce79"/>
          <table:table-cell office:value-type="string" office:string-value="Critère 7" table:formula="of:=[.C14]" table:style-name="ce89">
            <text:p>Critère 7</text:p>
          </table:table-cell>
          <table:table-cell office:value-type="float" office:value="0.18715817247224731" table:formula="of:=[.AE14]" table:style-name="ce90">
            <text:p>0,187</text:p>
          </table:table-cell>
          <table:table-cell table:number-columns-repeated="4" table:style-name="ce1"/>
          <table:table-cell table:style-name="ce8"/>
          <table:table-cell table:style-name="ce1"/>
          <table:table-cell office:value-type="string" table:style-name="ce85">
            <text:p>Critère 7</text:p>
          </table:table-cell>
          <table:table-cell office:value-type="float" office:value="7.6923076923076927E-2" table:formula="of:=[.D14]/SUM([.D$8:.D$15])" table:style-name="ce91">
            <text:p>0,076923077</text:p>
          </table:table-cell>
          <table:table-cell office:value-type="float" office:value="0.2" table:formula="of:=[.E14]/SUM([.E$8:.E$15])" table:style-name="ce91">
            <text:p>0,2</text:p>
          </table:table-cell>
          <table:table-cell office:value-type="float" office:value="0.140625" table:formula="of:=[.F14]/SUM([.F$8:.F$15])" table:style-name="ce91">
            <text:p>0,140625</text:p>
          </table:table-cell>
          <table:table-cell office:value-type="float" office:value="0.36363636363636365" table:formula="of:=[.G14]/SUM([.G$8:.G$15])" table:style-name="ce91">
            <text:p>0,363636364</text:p>
          </table:table-cell>
          <table:table-cell office:value-type="float" office:value="0.36734693877551022" table:formula="of:=[.H14]/SUM([.H$8:.H$15])" table:style-name="ce91">
            <text:p>0,367346939</text:p>
          </table:table-cell>
          <table:table-cell office:value-type="float" office:value="7.3469387755102047E-2" table:formula="of:=[.I14]/SUM([.I$8:.I$15])" table:style-name="ce91">
            <text:p>0,073469388</text:p>
          </table:table-cell>
          <table:table-cell office:value-type="float" office:value="0.16483516483516483" table:formula="of:=[.J14]/SUM([.J$8:.J$15])" table:style-name="ce91">
            <text:p>0,164835165</text:p>
          </table:table-cell>
          <table:table-cell office:value-type="float" office:value="0.11042944785276074" table:formula="of:=[.K14]/SUM([.K$8:.K$15])" table:style-name="ce91">
            <text:p>0,110429448</text:p>
          </table:table-cell>
          <table:table-cell table:style-name="ce92"/>
          <table:table-cell office:value-type="float" office:value="0.18715817247224731" table:formula="of:=AVERAGE([.V14:.AC14])" table:style-name="ce93">
            <text:p>0,187158172</text:p>
          </table:table-cell>
          <table:table-cell table:style-name="ce1"/>
          <table:table-cell office:value-type="float" office:value="1.9462630314128793" table:formula="of:=([.D14]*[.$AE$8])+([.E14]*[.$AE$9])+([.F14]*[.$AE$10])+([.G14]*[.$AE$11])+([.H14]*[.$AE$12])+([.I14]*[.$AE$13])+([.J14]*[.$AE$14])+([.K14]*[.$AE$15])" table:style-name="ce93">
            <text:p>1,946263031</text:p>
          </table:table-cell>
          <table:table-cell table:style-name="ce1"/>
          <table:table-cell office:value-type="float" office:value="10.399027761940133" table:formula="of:=[.AG14]/[.AE14]" table:style-name="ce93">
            <text:p>10,39902776</text:p>
          </table:table-cell>
          <table:table-cell table:number-columns-repeated="16349"/>
        </table:table-row>
        <table:table-row table:style-name="ro1">
          <table:table-cell/>
          <table:table-cell table:style-name="ce5"/>
          <table:table-cell office:value-type="string" table:style-name="ce85">
            <text:p>Critère 8</text:p>
          </table:table-cell>
          <table:table-cell office:value-type="float" office:value="4" table:style-name="ce59">
            <text:p>4</text:p>
          </table:table-cell>
          <table:table-cell office:value-type="float" office:value="3" table:style-name="ce59">
            <text:p>3</text:p>
          </table:table-cell>
          <table:table-cell office:value-type="float" office:value="1" table:style-name="ce59">
            <text:p>1</text:p>
          </table:table-cell>
          <table:table-cell office:value-type="float" office:value="3" table:style-name="ce59">
            <text:p>3</text:p>
          </table:table-cell>
          <table:table-cell office:value-type="float" office:value="1" table:style-name="ce59">
            <text:p>1</text:p>
          </table:table-cell>
          <table:table-cell office:value-type="float" office:value="9" table:style-name="ce59">
            <text:p>9</text:p>
          </table:table-cell>
          <table:table-cell office:value-type="float" office:value="2" table:style-name="ce59">
            <text:p>2</text:p>
          </table:table-cell>
          <table:table-cell office:value-type="float" office:value="1" table:style-name="ce87">
            <text:p>1</text:p>
          </table:table-cell>
          <table:table-cell table:style-name="ce79"/>
          <table:table-cell office:value-type="string" office:string-value="Critère 8" table:formula="of:=[.C15]" table:style-name="ce89">
            <text:p>Critère 8</text:p>
          </table:table-cell>
          <table:table-cell office:value-type="float" office:value="0.23820389712445747" table:formula="of:=[.AE15]" table:style-name="ce90">
            <text:p>0,238</text:p>
          </table:table-cell>
          <table:table-cell table:number-columns-repeated="4" table:style-name="ce1"/>
          <table:table-cell table:style-name="ce8"/>
          <table:table-cell table:style-name="ce1"/>
          <table:table-cell office:value-type="string" table:style-name="ce85">
            <text:p>Critère 8</text:p>
          </table:table-cell>
          <table:table-cell office:value-type="float" office:value="0.15384615384615385" table:formula="of:=[.D15]/SUM([.D$8:.D$15])" table:style-name="ce91">
            <text:p>0,153846154</text:p>
          </table:table-cell>
          <table:table-cell office:value-type="float" office:value="0.12" table:formula="of:=[.E15]/SUM([.E$8:.E$15])" table:style-name="ce91">
            <text:p>0,12</text:p>
          </table:table-cell>
          <table:table-cell office:value-type="float" office:value="0.140625" table:formula="of:=[.F15]/SUM([.F$8:.F$15])" table:style-name="ce91">
            <text:p>0,140625</text:p>
          </table:table-cell>
          <table:table-cell office:value-type="float" office:value="0.21818181818181817" table:formula="of:=[.G15]/SUM([.G$8:.G$15])" table:style-name="ce91">
            <text:p>0,218181818</text:p>
          </table:table-cell>
          <table:table-cell office:value-type="float" office:value="6.1224489795918373E-2" table:formula="of:=[.H15]/SUM([.H$8:.H$15])" table:style-name="ce91">
            <text:p>0,06122449</text:p>
          </table:table-cell>
          <table:table-cell office:value-type="float" office:value="0.66122448979591841" table:formula="of:=[.I15]/SUM([.I$8:.I$15])" table:style-name="ce91">
            <text:p>0,66122449</text:p>
          </table:table-cell>
          <table:table-cell office:value-type="float" office:value="0.32967032967032966" table:formula="of:=[.J15]/SUM([.J$8:.J$15])" table:style-name="ce91">
            <text:p>0,32967033</text:p>
          </table:table-cell>
          <table:table-cell office:value-type="float" office:value="0.22085889570552147" table:formula="of:=[.K15]/SUM([.K$8:.K$15])" table:style-name="ce91">
            <text:p>0,220858896</text:p>
          </table:table-cell>
          <table:table-cell table:style-name="ce92"/>
          <table:table-cell office:value-type="float" office:value="0.23820389712445747" table:formula="of:=AVERAGE([.V15:.AC15])" table:style-name="ce93">
            <text:p>0,238203897</text:p>
          </table:table-cell>
          <table:table-cell table:style-name="ce1"/>
          <table:table-cell office:value-type="float" office:value="2.8825811912671031" table:formula="of:=([.D15]*[.$AE$8])+([.E15]*[.$AE$9])+([.F15]*[.$AE$10])+([.G15]*[.$AE$11])+([.H15]*[.$AE$12])+([.I15]*[.$AE$13])+([.J15]*[.$AE$14])+([.K15]*[.$AE$15])" table:style-name="ce93">
            <text:p>2,882581191</text:p>
          </table:table-cell>
          <table:table-cell table:style-name="ce1"/>
          <table:table-cell office:value-type="float" office:value="12.101318349804343" table:formula="of:=[.AG15]/[.AE15]" table:style-name="ce93">
            <text:p>12,10131835</text:p>
          </table:table-cell>
          <table:table-cell table:number-columns-repeated="16349"/>
        </table:table-row>
        <table:table-row table:style-name="ro2">
          <table:table-cell/>
          <table:table-cell table:style-name="ce5"/>
          <table:table-cell table:number-columns-repeated="16" table:style-name="ce1"/>
          <table:table-cell table:style-name="ce8"/>
          <table:table-cell table:number-columns-repeated="16365" table:style-name="ce1"/>
        </table:table-row>
        <table:table-row table:number-rows-repeated="2" table:style-name="ro2">
          <table:table-cell/>
          <table:table-cell table:style-name="ce5"/>
          <table:table-cell table:number-columns-repeated="16" table:style-name="ce1"/>
          <table:table-cell table:style-name="ce8"/>
          <table:table-cell table:number-columns-repeated="16365"/>
        </table:table-row>
        <table:table-row table:style-name="ro4">
          <table:table-cell/>
          <table:table-cell table:style-name="ce5"/>
          <table:table-cell office:value-type="string" table:style-name="ce94">
            <text:p>λ<text:span text:style-name="T11">max </text:span><text:span text:style-name="T2">:</text:span></text:p>
          </table:table-cell>
          <table:table-cell office:value-type="float" office:value="10.051194886766369" table:formula="of:=AVERAGE([.AI8:.AI15])" table:style-name="ce95">
            <text:p>10,05119489</text:p>
          </table:table-cell>
          <table:table-cell office:value-type="string" table:number-columns-spanned="3" table:number-rows-spanned="1" table:style-name="ce75">
            <text:p><text:s/>(Cohérence moyenn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4">
            <text:p>RI :</text:p>
          </table:table-cell>
          <table:table-cell office:value-type="float" office:value="1.41" table:style-name="ce95">
            <text:p>1,41</text:p>
          </table:table-cell>
          <table:table-cell office:value-type="string" table:number-columns-spanned="3" table:number-rows-spanned="1" table:style-name="ce76">
            <text:p><text:s/>(Indice aléatoir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6">
            <text:p>CI :</text:p>
          </table:table-cell>
          <table:table-cell office:value-type="float" office:value="0.29302784096662421" table:formula="of:=([.D19]-8)/(8-1)" table:style-name="ce95">
            <text:p>0,293027841</text:p>
          </table:table-cell>
          <table:table-cell office:value-type="string" table:number-columns-spanned="3" table:number-rows-spanned="1" table:style-name="ce76">
            <text:p><text:s/>(Indice de Cohérenc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6">
            <text:p>CR :</text:p>
          </table:table-cell>
          <table:table-cell office:value-type="percentage" office:value="0.20782116380611648" table:formula="of:=[.D21]/[.D20]" table:style-name="ce116">
            <text:p>20,78 %</text:p>
          </table:table-cell>
          <table:table-cell office:value-type="string" table:number-columns-spanned="3" table:number-rows-spanned="1" table:style-name="ce76">
            <text:p><text:s/>(Ratio de cohérence)</text:p>
          </table:table-cell>
          <table:covered-table-cell table:number-columns-repeated="2"/>
          <table:table-cell table:number-columns-repeated="11" table:style-name="ce1"/>
          <table:table-cell table:style-name="ce8"/>
          <table:table-cell table:number-columns-repeated="16365"/>
        </table:table-row>
        <table:table-row table:style-name="ro2">
          <table:table-cell/>
          <table:table-cell table:style-name="ce5"/>
          <table:table-cell table:number-columns-repeated="16" table:style-name="ce1"/>
          <table:table-cell table:style-name="ce8"/>
          <table:table-cell table:number-columns-repeated="16365"/>
        </table:table-row>
        <table:table-row table:style-name="ro4">
          <table:table-cell/>
          <table:table-cell table:style-name="ce5"/>
          <table:table-cell office:value-type="string" office:string-value="Le ration de cohérence est supérieur à 10%, vous devriez reprendre la matrice" table:formula="of:=IF([.D22]&lt;0.1;&quot;&quot;;&quot;Le ration de cohérence est supérieur à 10%, vous devriez reprendre la matrice&quot;)" table:number-columns-spanned="5" table:number-rows-spanned="2" table:style-name="ce102">
            <text:p>Le ration de cohérence est supérieur à 10%, vous devriez reprendre la matrice</text:p>
          </table:table-cell>
          <table:covered-table-cell table:number-columns-repeated="4"/>
          <table:table-cell table:number-columns-repeated="11" table:style-name="ce1"/>
          <table:table-cell table:style-name="ce8"/>
          <table:table-cell table:number-columns-repeated="16365"/>
        </table:table-row>
        <table:table-row table:style-name="ro2">
          <table:table-cell/>
          <table:table-cell table:style-name="ce5"/>
          <table:covered-table-cell/>
          <table:covered-table-cell table:number-columns-repeated="4"/>
          <table:table-cell table:number-columns-repeated="11" table:style-name="ce1"/>
          <table:table-cell table:style-name="ce8"/>
          <table:table-cell table:number-columns-repeated="16365"/>
        </table:table-row>
        <table:table-row table:number-rows-repeated="5" table:style-name="ro2">
          <table:table-cell/>
          <table:table-cell table:style-name="ce5"/>
          <table:table-cell table:number-columns-repeated="16" table:style-name="ce1"/>
          <table:table-cell table:style-name="ce8"/>
          <table:table-cell table:number-columns-repeated="16365"/>
        </table:table-row>
        <table:table-row table:style-name="ro2">
          <table:table-cell/>
          <table:table-cell table:style-name="ce21"/>
          <table:table-cell table:number-columns-repeated="16" table:style-name="ce22"/>
          <table:table-cell table:style-name="ce23"/>
          <table:table-cell table:number-columns-repeated="16365"/>
        </table:table-row>
        <table:table-row table:style-name="ro2">
          <table:table-cell table:number-columns-repeated="16384"/>
        </table:table-row>
        <table:table-row table:number-rows-repeated="1048544" table:style-name="ro2" table:visibility="collapse">
          <table:table-cell table:number-columns-repeated="16384"/>
        </table:table-row>
      </table:table>
      <table:table table:name="9_critères" table:style-name="ta1" table:protected="true">
        <table:table-column table:style-name="co1" table:number-columns-repeated="20" table:default-cell-style-name="ce1"/>
        <table:table-column table:style-name="co1" table:number-columns-repeated="11" table:default-cell-style-name="ce1" table:visibility="collapse"/>
        <table:table-column table:style-name="co27" table:default-cell-style-name="ce1" table:visibility="collapse"/>
        <table:table-column table:style-name="co1" table:default-cell-style-name="ce1" table:visibility="collapse"/>
        <table:table-column table:style-name="co23" table:default-cell-style-name="ce1" table:visibility="collapse"/>
        <table:table-column table:style-name="co1" table:default-cell-style-name="ce1" table:visibility="collapse"/>
        <table:table-column table:style-name="co24" table:default-cell-style-name="ce1" table:visibility="collapse"/>
        <table:table-column table:style-name="co1" table:number-columns-repeated="988" table:default-cell-style-name="ce1" table:visibility="collapse"/>
        <table:table-column table:style-name="co11" table:number-columns-repeated="15360" table:default-cell-style-name="ce1"/>
        <table:table-row table:style-name="ro1">
          <table:table-cell table:number-columns-repeated="2" table:style-name="ce79"/>
          <table:table-cell table:style-name="ce78"/>
          <table:table-cell table:number-columns-repeated="1019" table:style-name="ce79"/>
          <table:table-cell table:number-columns-repeated="15362"/>
        </table:table-row>
        <table:table-row table:style-name="ro1">
          <table:table-cell table:style-name="ce79"/>
          <table:table-cell table:style-name="ce103"/>
          <table:table-cell table:style-name="ce104"/>
          <table:table-cell table:number-columns-repeated="15" table:style-name="ce82"/>
          <table:table-cell table:style-name="ce105"/>
          <table:table-cell table:number-columns-repeated="1003" table:style-name="ce79"/>
          <table:table-cell table:number-columns-repeated="15362"/>
        </table:table-row>
        <table:table-row table:style-name="ro1">
          <table:table-cell table:style-name="ce1"/>
          <table:table-cell table:style-name="ce5"/>
          <table:table-cell office:value-type="string" table:number-columns-spanned="10" table:number-rows-spanned="1" table:style-name="ce100">
            <text:p>9 critères</text:p>
          </table:table-cell>
          <table:covered-table-cell table:number-columns-repeated="9"/>
          <table:table-cell table:number-columns-repeated="6" table:style-name="ce1"/>
          <table:table-cell table:style-name="ce8"/>
          <table:table-cell table:number-columns-repeated="16365" table:style-name="ce1"/>
        </table:table-row>
        <table:table-row table:style-name="ro1">
          <table:table-cell table:style-name="ce1"/>
          <table:table-cell table:style-name="ce5"/>
          <table:table-cell table:number-columns-repeated="5" table:style-name="ce1"/>
          <table:table-cell table:style-name="ce79"/>
          <table:table-cell table:style-name="ce80"/>
          <table:table-cell table:number-columns-repeated="3" table:style-name="ce1"/>
          <table:table-cell table:number-columns-repeated="6" table:style-name="ce81"/>
          <table:table-cell table:style-name="ce106"/>
          <table:table-cell table:number-columns-repeated="3" table:style-name="ce81"/>
          <table:table-cell table:number-columns-repeated="16362" table:style-name="ce1"/>
        </table:table-row>
        <table:table-row table:style-name="ro1">
          <table:table-cell table:style-name="ce1"/>
          <table:table-cell table:style-name="ce5"/>
          <table:table-cell office:value-type="string" table:number-columns-spanned="10" table:number-rows-spanned="1" table:style-name="ce101">
            <text:p>Matrice de comparaison binaire</text:p>
          </table:table-cell>
          <table:covered-table-cell table:number-columns-repeated="9"/>
          <table:table-cell table:number-columns-repeated="6" table:style-name="ce81"/>
          <table:table-cell table:style-name="ce106"/>
          <table:table-cell table:number-columns-repeated="2" table:style-name="ce81"/>
          <table:table-cell table:number-columns-repeated="4" table:style-name="ce1"/>
          <table:table-cell table:style-name="ce81"/>
          <table:table-cell table:number-columns-repeated="5" table:style-name="ce1"/>
          <table:table-cell office:value-type="string" table:style-name="ce41">
            <text:p>Vecteur de propre</text:p>
          </table:table-cell>
          <table:table-cell table:style-name="ce38"/>
          <table:table-cell office:value-type="string" table:number-columns-spanned="1" table:number-rows-spanned="2" table:style-name="ce74">
            <text:p>Somme pondéré par les priorités</text:p>
          </table:table-cell>
          <table:table-cell table:style-name="ce38"/>
          <table:table-cell office:value-type="string" table:style-name="ce41">
            <text:p>Somme pondérée / Priorités</text:p>
          </table:table-cell>
          <table:table-cell table:number-columns-repeated="16348" table:style-name="ce1"/>
        </table:table-row>
        <table:table-row table:style-name="ro1">
          <table:table-cell table:style-name="ce1"/>
          <table:table-cell table:style-name="ce5"/>
          <table:table-cell table:number-columns-repeated="5" table:style-name="ce1"/>
          <table:table-cell table:number-columns-repeated="6" table:style-name="ce79"/>
          <table:table-cell table:number-columns-repeated="5" table:style-name="ce1"/>
          <table:table-cell table:style-name="ce106"/>
          <table:table-cell table:number-columns-repeated="10" table:style-name="ce81"/>
          <table:table-cell table:number-columns-repeated="4" table:style-name="ce1"/>
          <table:covered-table-cell/>
          <table:table-cell table:number-columns-repeated="16350" table:style-name="ce1"/>
        </table:table-row>
        <table:table-row table:style-name="ro1">
          <table:table-cell table:style-name="ce1"/>
          <table:table-cell table:style-name="ce5"/>
          <table:table-cell table:style-name="ce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office:value-type="string" table:style-name="ce85">
            <text:p>Critère 8</text:p>
          </table:table-cell>
          <table:table-cell office:value-type="string" table:style-name="ce85">
            <text:p>Critère 9</text:p>
          </table:table-cell>
          <table:table-cell table:number-columns-repeated="2" table:style-name="ce1"/>
          <table:table-cell office:value-type="string" table:style-name="ce85">
            <text:p>Poids</text:p>
          </table:table-cell>
          <table:table-cell table:number-columns-repeated="3" table:style-name="ce1"/>
          <table:table-cell table:style-name="ce8"/>
          <table:table-cell table:style-name="ce1"/>
          <table:table-cell table:style-name="ce8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office:value-type="string" table:style-name="ce85">
            <text:p>Critère 8</text:p>
          </table:table-cell>
          <table:table-cell office:value-type="string" table:style-name="ce85">
            <text:p>Critère 9</text:p>
          </table:table-cell>
          <table:table-cell table:style-name="ce81"/>
          <table:table-cell office:value-type="string" table:style-name="ce85">
            <text:p>Priorité</text:p>
          </table:table-cell>
          <table:table-cell table:number-columns-repeated="16352" table:style-name="ce1"/>
        </table:table-row>
        <table:table-row table:style-name="ro1">
          <table:table-cell table:style-name="ce1"/>
          <table:table-cell table:style-name="ce5"/>
          <table:table-cell office:value-type="string" table:style-name="ce85">
            <text:p>Critère 1</text:p>
          </table:table-cell>
          <table:table-cell office:value-type="float" office:value="1" table:style-name="ce87">
            <text:p>1</text:p>
          </table:table-cell>
          <table:table-cell office:value-type="float" office:value="0.1111111111111111" table:formula="of:=1/[.D9]" table:style-name="ce88">
            <text:p>0,111111111</text:p>
          </table:table-cell>
          <table:table-cell office:value-type="float" office:value="0.2" table:formula="of:=1/[.D10]" table:style-name="ce88">
            <text:p>0,2</text:p>
          </table:table-cell>
          <table:table-cell office:value-type="float" office:value="0.5" table:formula="of:=1/[.D11]" table:style-name="ce88">
            <text:p>0,5</text:p>
          </table:table-cell>
          <table:table-cell office:value-type="float" office:value="0.33333333333333331" table:formula="of:=1/[.D12]" table:style-name="ce88">
            <text:p>0,333333333</text:p>
          </table:table-cell>
          <table:table-cell office:value-type="float" office:value="1" table:formula="of:=1/[.D13]" table:style-name="ce88">
            <text:p>1</text:p>
          </table:table-cell>
          <table:table-cell office:value-type="float" office:value="1" table:formula="of:=1/[.D14]" table:style-name="ce88">
            <text:p>1</text:p>
          </table:table-cell>
          <table:table-cell office:value-type="float" office:value="0.5" table:formula="of:=1/[.D15]" table:style-name="ce88">
            <text:p>0,5</text:p>
          </table:table-cell>
          <table:table-cell office:value-type="float" office:value="0.33333333333333331" table:formula="of:=1/[.D16]" table:style-name="ce88">
            <text:p>0,333333333</text:p>
          </table:table-cell>
          <table:table-cell table:style-name="ce1"/>
          <table:table-cell office:value-type="string" office:string-value="Critère 1" table:formula="of:=[.C8]" table:style-name="ce85">
            <text:p>Critère 1</text:p>
          </table:table-cell>
          <table:table-cell office:value-type="float" office:value="5.1026096208174332E-2" table:formula="of:=[.AF8]" table:style-name="ce90">
            <text:p>0,051</text:p>
          </table:table-cell>
          <table:table-cell table:number-columns-repeated="3" table:style-name="ce1"/>
          <table:table-cell table:style-name="ce8"/>
          <table:table-cell table:style-name="ce1"/>
          <table:table-cell office:value-type="string" table:style-name="ce85">
            <text:p>Critère 1</text:p>
          </table:table-cell>
          <table:table-cell office:value-type="float" office:value="3.7037037037037035E-2" table:formula="of:=[.D8]/SUM([.D$8:.D$16])" table:style-name="ce91">
            <text:p>0,037037037</text:p>
          </table:table-cell>
          <table:table-cell office:value-type="float" office:value="3.5714285714285713E-3" table:formula="of:=[.E8]/SUM([.E$8:.E$16])" table:style-name="ce91">
            <text:p>0,003571429</text:p>
          </table:table-cell>
          <table:table-cell office:value-type="float" office:value="1.7543859649122806E-2" table:formula="of:=[.F8]/SUM([.F$8:.F$16])" table:style-name="ce91">
            <text:p>0,01754386</text:p>
          </table:table-cell>
          <table:table-cell office:value-type="float" office:value="2.9411764705882353E-2" table:formula="of:=[.G8]/SUM([.G$8:.G$16])" table:style-name="ce91">
            <text:p>0,029411765</text:p>
          </table:table-cell>
          <table:table-cell office:value-type="float" office:value="1.7985611510791366E-2" table:formula="of:=[.H8]/SUM([.H$8:.H$16])" table:style-name="ce91">
            <text:p>0,017985612</text:p>
          </table:table-cell>
          <table:table-cell office:value-type="float" office:value="6.4516129032258063E-2" table:formula="of:=[.I8]/SUM([.I$8:.I$16])" table:style-name="ce91">
            <text:p>0,064516129</text:p>
          </table:table-cell>
          <table:table-cell office:value-type="float" office:value="0.12328767123287672" table:formula="of:=[.J8]/SUM([.J$8:.J$16])" table:style-name="ce91">
            <text:p>0,123287671</text:p>
          </table:table-cell>
          <table:table-cell office:value-type="float" office:value="8.1374321880650996E-2" table:formula="of:=[.K8]/SUM([.K$8:.K$16])" table:style-name="ce91">
            <text:p>0,081374322</text:p>
          </table:table-cell>
          <table:table-cell office:value-type="float" office:value="8.4507042253521111E-2" table:formula="of:=[.L8]/SUM([.L$8:.L$16])" table:style-name="ce91">
            <text:p>0,084507042</text:p>
          </table:table-cell>
          <table:table-cell table:style-name="ce92"/>
          <table:table-cell office:value-type="float" office:value="5.1026096208174332E-2" table:formula="of:=AVERAGE([.V8:.AD8])" table:style-name="ce93">
            <text:p>0,051026096</text:p>
          </table:table-cell>
          <table:table-cell table:style-name="ce1"/>
          <table:table-cell office:value-type="float" office:value="0.51325571892182265" table:formula="of:=([.D8]*[.$AF$8])+([.E8]*[.$AF$9])+([.F8]*[.$AF$10])+([.G8]*[.$AF$11])+([.H8]*[.$AF$12])+([.I8]*[.$AF$13])+([.J8]*[.$AF$14])+([.K8]*[.$AF$15])+([.L8]*[.$AF$16])" table:style-name="ce93">
            <text:p>0,513255719</text:p>
          </table:table-cell>
          <table:table-cell table:style-name="ce1"/>
          <table:table-cell office:value-type="float" office:value="10.058690690893958" table:formula="of:=[.AH8]/[.AF8]" table:style-name="ce93">
            <text:p>10,05869069</text:p>
          </table:table-cell>
          <table:table-cell table:number-columns-repeated="16348" table:style-name="ce1"/>
        </table:table-row>
        <table:table-row table:style-name="ro1">
          <table:table-cell table:style-name="ce1"/>
          <table:table-cell table:style-name="ce5"/>
          <table:table-cell office:value-type="string" table:style-name="ce85">
            <text:p>Critère 2</text:p>
          </table:table-cell>
          <table:table-cell office:value-type="float" office:value="9" table:style-name="ce59">
            <text:p>9</text:p>
          </table:table-cell>
          <table:table-cell office:value-type="float" office:value="1" table:style-name="ce87">
            <text:p>1</text:p>
          </table:table-cell>
          <table:table-cell office:value-type="float" office:value="0.2" table:formula="of:=1/[.E10]" table:style-name="ce88">
            <text:p>0,2</text:p>
          </table:table-cell>
          <table:table-cell office:value-type="float" office:value="0.5" table:formula="of:=1/[.E11]" table:style-name="ce88">
            <text:p>0,5</text:p>
          </table:table-cell>
          <table:table-cell office:value-type="float" office:value="0.2" table:formula="of:=1/[.E12]" table:style-name="ce88">
            <text:p>0,2</text:p>
          </table:table-cell>
          <table:table-cell office:value-type="float" office:value="0.5" table:formula="of:=1/[.E13]" table:style-name="ce88">
            <text:p>0,5</text:p>
          </table:table-cell>
          <table:table-cell office:value-type="float" office:value="0.1111111111111111" table:formula="of:=1/[.E14]" table:style-name="ce88">
            <text:p>0,111111111</text:p>
          </table:table-cell>
          <table:table-cell office:value-type="float" office:value="0.2" table:formula="of:=1/[.E15]" table:style-name="ce88">
            <text:p>0,2</text:p>
          </table:table-cell>
          <table:table-cell office:value-type="float" office:value="0.5" table:formula="of:=1/[.E16]" table:style-name="ce88">
            <text:p>0,5</text:p>
          </table:table-cell>
          <table:table-cell table:style-name="ce1"/>
          <table:table-cell office:value-type="string" office:string-value="Critère 2" table:formula="of:=[.C9]" table:style-name="ce85">
            <text:p>Critère 2</text:p>
          </table:table-cell>
          <table:table-cell office:value-type="float" office:value="6.9832240947036439E-2" table:formula="of:=[.AF9]" table:style-name="ce90">
            <text:p>0,070</text:p>
          </table:table-cell>
          <table:table-cell table:number-columns-repeated="3" table:style-name="ce1"/>
          <table:table-cell table:style-name="ce8"/>
          <table:table-cell table:style-name="ce1"/>
          <table:table-cell office:value-type="string" table:style-name="ce85">
            <text:p>Critère 2</text:p>
          </table:table-cell>
          <table:table-cell office:value-type="float" office:value="0.33333333333333331" table:formula="of:=[.D9]/SUM([.D$8:.D$16])" table:style-name="ce91">
            <text:p>0,333333333</text:p>
          </table:table-cell>
          <table:table-cell office:value-type="float" office:value="3.2142857142857147E-2" table:formula="of:=[.E9]/SUM([.E$8:.E$16])" table:style-name="ce91">
            <text:p>0,032142857</text:p>
          </table:table-cell>
          <table:table-cell office:value-type="float" office:value="1.7543859649122806E-2" table:formula="of:=[.F9]/SUM([.F$8:.F$16])" table:style-name="ce91">
            <text:p>0,01754386</text:p>
          </table:table-cell>
          <table:table-cell office:value-type="float" office:value="2.9411764705882353E-2" table:formula="of:=[.G9]/SUM([.G$8:.G$16])" table:style-name="ce91">
            <text:p>0,029411765</text:p>
          </table:table-cell>
          <table:table-cell office:value-type="float" office:value="1.0791366906474822E-2" table:formula="of:=[.H9]/SUM([.H$8:.H$16])" table:style-name="ce91">
            <text:p>0,010791367</text:p>
          </table:table-cell>
          <table:table-cell office:value-type="float" office:value="3.2258064516129031E-2" table:formula="of:=[.I9]/SUM([.I$8:.I$16])" table:style-name="ce91">
            <text:p>0,032258065</text:p>
          </table:table-cell>
          <table:table-cell office:value-type="float" office:value="1.3698630136986301E-2" table:formula="of:=[.J9]/SUM([.J$8:.J$16])" table:style-name="ce91">
            <text:p>0,01369863</text:p>
          </table:table-cell>
          <table:table-cell office:value-type="float" office:value="3.25497287522604E-2" table:formula="of:=[.K9]/SUM([.K$8:.K$16])" table:style-name="ce91">
            <text:p>0,032549729</text:p>
          </table:table-cell>
          <table:table-cell office:value-type="float" office:value="0.12676056338028169" table:formula="of:=[.L9]/SUM([.L$8:.L$16])" table:style-name="ce91">
            <text:p>0,126760563</text:p>
          </table:table-cell>
          <table:table-cell table:style-name="ce92"/>
          <table:table-cell office:value-type="float" office:value="6.9832240947036439E-2" table:formula="of:=AVERAGE([.V9:.AD9])" table:style-name="ce93">
            <text:p>0,069832241</text:p>
          </table:table-cell>
          <table:table-cell table:style-name="ce1"/>
          <table:table-cell office:value-type="float" office:value="0.81350591089287172" table:formula="of:=([.D9]*[.$AF$8])+([.E9]*[.$AF$9])+([.F9]*[.$AF$10])+([.G9]*[.$AF$11])+([.H9]*[.$AF$12])+([.I9]*[.$AF$13])+([.J9]*[.$AF$14])+([.K9]*[.$AF$15])+([.L9]*[.$AF$16])" table:style-name="ce93">
            <text:p>0,813505911</text:p>
          </table:table-cell>
          <table:table-cell table:style-name="ce1"/>
          <table:table-cell office:value-type="float" office:value="11.649431549960815" table:formula="of:=[.AH9]/[.AF9]" table:style-name="ce93">
            <text:p>11,64943155</text:p>
          </table:table-cell>
          <table:table-cell table:number-columns-repeated="16348" table:style-name="ce1"/>
        </table:table-row>
        <table:table-row table:style-name="ro1">
          <table:table-cell table:style-name="ce1"/>
          <table:table-cell table:style-name="ce5"/>
          <table:table-cell office:value-type="string" table:style-name="ce85">
            <text:p>Critère 3</text:p>
          </table:table-cell>
          <table:table-cell office:value-type="float" office:value="5" table:style-name="ce59">
            <text:p>5</text:p>
          </table:table-cell>
          <table:table-cell office:value-type="float" office:value="5" table:style-name="ce59">
            <text:p>5</text:p>
          </table:table-cell>
          <table:table-cell office:value-type="float" office:value="1" table:style-name="ce87">
            <text:p>1</text:p>
          </table:table-cell>
          <table:table-cell office:value-type="float" office:value="1" table:formula="of:=1/[.F11]" table:style-name="ce88">
            <text:p>1</text:p>
          </table:table-cell>
          <table:table-cell office:value-type="float" office:value="1" table:formula="of:=1/[.F12]" table:style-name="ce88">
            <text:p>1</text:p>
          </table:table-cell>
          <table:table-cell office:value-type="float" office:value="0.5" table:formula="of:=1/[.F13]" table:style-name="ce88">
            <text:p>0,5</text:p>
          </table:table-cell>
          <table:table-cell office:value-type="float" office:value="1" table:formula="of:=1/[.F14]" table:style-name="ce88">
            <text:p>1</text:p>
          </table:table-cell>
          <table:table-cell office:value-type="float" office:value="0.5" table:formula="of:=1/[.F15]" table:style-name="ce88">
            <text:p>0,5</text:p>
          </table:table-cell>
          <table:table-cell office:value-type="float" office:value="0.33333333333333331" table:formula="of:=1/[.F16]" table:style-name="ce88">
            <text:p>0,333333333</text:p>
          </table:table-cell>
          <table:table-cell table:style-name="ce1"/>
          <table:table-cell office:value-type="string" office:string-value="Critère 3" table:formula="of:=[.C10]" table:style-name="ce85">
            <text:p>Critère 3</text:p>
          </table:table-cell>
          <table:table-cell office:value-type="float" office:value="9.6425136996933516E-2" table:formula="of:=[.AF10]" table:style-name="ce90">
            <text:p>0,096</text:p>
          </table:table-cell>
          <table:table-cell table:number-columns-repeated="3" table:style-name="ce1"/>
          <table:table-cell table:style-name="ce8"/>
          <table:table-cell table:style-name="ce1"/>
          <table:table-cell office:value-type="string" table:style-name="ce85">
            <text:p>Critère 3</text:p>
          </table:table-cell>
          <table:table-cell office:value-type="float" office:value="0.18518518518518517" table:formula="of:=[.D10]/SUM([.D$8:.D$16])" table:style-name="ce91">
            <text:p>0,185185185</text:p>
          </table:table-cell>
          <table:table-cell office:value-type="float" office:value="0.16071428571428573" table:formula="of:=[.E10]/SUM([.E$8:.E$16])" table:style-name="ce91">
            <text:p>0,160714286</text:p>
          </table:table-cell>
          <table:table-cell office:value-type="float" office:value="8.771929824561403E-2" table:formula="of:=[.F10]/SUM([.F$8:.F$16])" table:style-name="ce91">
            <text:p>0,087719298</text:p>
          </table:table-cell>
          <table:table-cell office:value-type="float" office:value="5.8823529411764705E-2" table:formula="of:=[.G10]/SUM([.G$8:.G$16])" table:style-name="ce91">
            <text:p>0,058823529</text:p>
          </table:table-cell>
          <table:table-cell office:value-type="float" office:value="5.3956834532374105E-2" table:formula="of:=[.H10]/SUM([.H$8:.H$16])" table:style-name="ce91">
            <text:p>0,053956835</text:p>
          </table:table-cell>
          <table:table-cell office:value-type="float" office:value="3.2258064516129031E-2" table:formula="of:=[.I10]/SUM([.I$8:.I$16])" table:style-name="ce91">
            <text:p>0,032258065</text:p>
          </table:table-cell>
          <table:table-cell office:value-type="float" office:value="0.12328767123287672" table:formula="of:=[.J10]/SUM([.J$8:.J$16])" table:style-name="ce91">
            <text:p>0,123287671</text:p>
          </table:table-cell>
          <table:table-cell office:value-type="float" office:value="8.1374321880650996E-2" table:formula="of:=[.K10]/SUM([.K$8:.K$16])" table:style-name="ce91">
            <text:p>0,081374322</text:p>
          </table:table-cell>
          <table:table-cell office:value-type="float" office:value="8.4507042253521111E-2" table:formula="of:=[.L10]/SUM([.L$8:.L$16])" table:style-name="ce91">
            <text:p>0,084507042</text:p>
          </table:table-cell>
          <table:table-cell table:style-name="ce92"/>
          <table:table-cell office:value-type="float" office:value="9.6425136996933516E-2" table:formula="of:=AVERAGE([.V10:.AD10])" table:style-name="ce93">
            <text:p>0,096425137</text:p>
          </table:table-cell>
          <table:table-cell table:style-name="ce1"/>
          <table:table-cell office:value-type="float" office:value="1.1869100180015213" table:formula="of:=([.D10]*[.$AF$8])+([.E10]*[.$AF$9])+([.F10]*[.$AF$10])+([.G10]*[.$AF$11])+([.H10]*[.$AF$12])+([.I10]*[.$AF$13])+([.J10]*[.$AF$14])+([.K10]*[.$AF$15])+([.L10]*[.$AF$16])" table:style-name="ce93">
            <text:p>1,186910018</text:p>
          </table:table-cell>
          <table:table-cell table:style-name="ce1"/>
          <table:table-cell office:value-type="float" office:value="12.30913488916554" table:formula="of:=[.AH10]/[.AF10]" table:style-name="ce93">
            <text:p>12,30913489</text:p>
          </table:table-cell>
          <table:table-cell table:number-columns-repeated="16348" table:style-name="ce1"/>
        </table:table-row>
        <table:table-row table:style-name="ro1">
          <table:table-cell table:style-name="ce1"/>
          <table:table-cell table:style-name="ce5"/>
          <table:table-cell office:value-type="string" table:style-name="ce85">
            <text:p>Critère 4</text:p>
          </table:table-cell>
          <table:table-cell office:value-type="float" office:value="2" table:style-name="ce59">
            <text:p>2</text:p>
          </table:table-cell>
          <table:table-cell office:value-type="float" office:value="2" table:style-name="ce59">
            <text:p>2</text:p>
          </table:table-cell>
          <table:table-cell office:value-type="float" office:value="1" table:style-name="ce59">
            <text:p>1</text:p>
          </table:table-cell>
          <table:table-cell office:value-type="float" office:value="1" table:style-name="ce87">
            <text:p>1</text:p>
          </table:table-cell>
          <table:table-cell office:value-type="float" office:value="1" table:formula="of:=1/[.G12]" table:style-name="ce88">
            <text:p>1</text:p>
          </table:table-cell>
          <table:table-cell office:value-type="float" office:value="1" table:formula="of:=1/[.G13]" table:style-name="ce88">
            <text:p>1</text:p>
          </table:table-cell>
          <table:table-cell office:value-type="float" office:value="1" table:formula="of:=1/[.G14]" table:style-name="ce88">
            <text:p>1</text:p>
          </table:table-cell>
          <table:table-cell office:value-type="float" office:value="0.5" table:formula="of:=1/[.G15]" table:style-name="ce88">
            <text:p>0,5</text:p>
          </table:table-cell>
          <table:table-cell office:value-type="float" office:value="0.1111111111111111" table:formula="of:=1/[.G16]" table:style-name="ce88">
            <text:p>0,111111111</text:p>
          </table:table-cell>
          <table:table-cell table:style-name="ce1"/>
          <table:table-cell office:value-type="string" office:string-value="Critère 4" table:formula="of:=[.C11]" table:style-name="ce85">
            <text:p>Critère 4</text:p>
          </table:table-cell>
          <table:table-cell office:value-type="float" office:value="7.0689620753314891E-2" table:formula="of:=[.AF11]" table:style-name="ce90">
            <text:p>0,071</text:p>
          </table:table-cell>
          <table:table-cell table:number-columns-repeated="3" table:style-name="ce1"/>
          <table:table-cell table:style-name="ce8"/>
          <table:table-cell table:style-name="ce1"/>
          <table:table-cell office:value-type="string" table:style-name="ce85">
            <text:p>Critère 4</text:p>
          </table:table-cell>
          <table:table-cell office:value-type="float" office:value="7.407407407407407E-2" table:formula="of:=[.D11]/SUM([.D$8:.D$16])" table:style-name="ce91">
            <text:p>0,074074074</text:p>
          </table:table-cell>
          <table:table-cell office:value-type="float" office:value="6.4285714285714293E-2" table:formula="of:=[.E11]/SUM([.E$8:.E$16])" table:style-name="ce91">
            <text:p>0,064285714</text:p>
          </table:table-cell>
          <table:table-cell office:value-type="float" office:value="8.771929824561403E-2" table:formula="of:=[.F11]/SUM([.F$8:.F$16])" table:style-name="ce91">
            <text:p>0,087719298</text:p>
          </table:table-cell>
          <table:table-cell office:value-type="float" office:value="5.8823529411764705E-2" table:formula="of:=[.G11]/SUM([.G$8:.G$16])" table:style-name="ce91">
            <text:p>0,058823529</text:p>
          </table:table-cell>
          <table:table-cell office:value-type="float" office:value="5.3956834532374105E-2" table:formula="of:=[.H11]/SUM([.H$8:.H$16])" table:style-name="ce91">
            <text:p>0,053956835</text:p>
          </table:table-cell>
          <table:table-cell office:value-type="float" office:value="6.4516129032258063E-2" table:formula="of:=[.I11]/SUM([.I$8:.I$16])" table:style-name="ce91">
            <text:p>0,064516129</text:p>
          </table:table-cell>
          <table:table-cell office:value-type="float" office:value="0.12328767123287672" table:formula="of:=[.J11]/SUM([.J$8:.J$16])" table:style-name="ce91">
            <text:p>0,123287671</text:p>
          </table:table-cell>
          <table:table-cell office:value-type="float" office:value="8.1374321880650996E-2" table:formula="of:=[.K11]/SUM([.K$8:.K$16])" table:style-name="ce91">
            <text:p>0,081374322</text:p>
          </table:table-cell>
          <table:table-cell office:value-type="float" office:value="2.8169014084507039E-2" table:formula="of:=[.L11]/SUM([.L$8:.L$16])" table:style-name="ce91">
            <text:p>0,028169014</text:p>
          </table:table-cell>
          <table:table-cell table:style-name="ce92"/>
          <table:table-cell office:value-type="float" office:value="7.0689620753314891E-2" table:formula="of:=AVERAGE([.V11:.AD11])" table:style-name="ce93">
            <text:p>0,070689621</text:p>
          </table:table-cell>
          <table:table-cell table:style-name="ce1"/>
          <table:table-cell office:value-type="float" office:value="0.80483606505743466" table:formula="of:=([.D11]*[.$AF$8])+([.E11]*[.$AF$9])+([.F11]*[.$AF$10])+([.G11]*[.$AF$11])+([.H11]*[.$AF$12])+([.I11]*[.$AF$13])+([.J11]*[.$AF$14])+([.K11]*[.$AF$15])+([.L11]*[.$AF$16])" table:style-name="ce93">
            <text:p>0,804836065</text:p>
          </table:table-cell>
          <table:table-cell table:style-name="ce1"/>
          <table:table-cell office:value-type="float" office:value="11.385491342018453" table:formula="of:=[.AH11]/[.AF11]" table:style-name="ce93">
            <text:p>11,38549134</text:p>
          </table:table-cell>
          <table:table-cell table:number-columns-repeated="16348" table:style-name="ce1"/>
        </table:table-row>
        <table:table-row table:style-name="ro1">
          <table:table-cell table:style-name="ce1"/>
          <table:table-cell table:style-name="ce5"/>
          <table:table-cell office:value-type="string" table:style-name="ce85">
            <text:p>Critère 5</text:p>
          </table:table-cell>
          <table:table-cell office:value-type="float" office:value="3" table:style-name="ce59">
            <text:p>3</text:p>
          </table:table-cell>
          <table:table-cell office:value-type="float" office:value="5" table:style-name="ce59">
            <text:p>5</text:p>
          </table:table-cell>
          <table:table-cell office:value-type="float" office:value="1" table:style-name="ce59">
            <text:p>1</text:p>
          </table:table-cell>
          <table:table-cell office:value-type="float" office:value="1" table:style-name="ce59">
            <text:p>1</text:p>
          </table:table-cell>
          <table:table-cell office:value-type="float" office:value="1" table:style-name="ce87">
            <text:p>1</text:p>
          </table:table-cell>
          <table:table-cell office:value-type="float" office:value="0.5" table:formula="of:=1/[.H13]" table:style-name="ce88">
            <text:p>0,5</text:p>
          </table:table-cell>
          <table:table-cell office:value-type="float" office:value="0.5" table:formula="of:=1/[.H14]" table:style-name="ce88">
            <text:p>0,5</text:p>
          </table:table-cell>
          <table:table-cell office:value-type="float" office:value="0.1111111111111111" table:formula="of:=1/[.H15]" table:style-name="ce88">
            <text:p>0,111111111</text:p>
          </table:table-cell>
          <table:table-cell office:value-type="float" office:value="0.5" table:formula="of:=1/[.H16]" table:style-name="ce88">
            <text:p>0,5</text:p>
          </table:table-cell>
          <table:table-cell table:style-name="ce1"/>
          <table:table-cell office:value-type="string" office:string-value="Critère 5" table:formula="of:=[.C12]" table:style-name="ce85">
            <text:p>Critère 5</text:p>
          </table:table-cell>
          <table:table-cell office:value-type="float" office:value="7.9007856129793719E-2" table:formula="of:=[.AF12]" table:style-name="ce90">
            <text:p>0,079</text:p>
          </table:table-cell>
          <table:table-cell table:number-columns-repeated="3" table:style-name="ce1"/>
          <table:table-cell table:style-name="ce8"/>
          <table:table-cell table:style-name="ce1"/>
          <table:table-cell office:value-type="string" table:style-name="ce85">
            <text:p>Critère 5</text:p>
          </table:table-cell>
          <table:table-cell office:value-type="float" office:value="0.1111111111111111" table:formula="of:=[.D12]/SUM([.D$8:.D$16])" table:style-name="ce91">
            <text:p>0,111111111</text:p>
          </table:table-cell>
          <table:table-cell office:value-type="float" office:value="0.16071428571428573" table:formula="of:=[.E12]/SUM([.E$8:.E$16])" table:style-name="ce91">
            <text:p>0,160714286</text:p>
          </table:table-cell>
          <table:table-cell office:value-type="float" office:value="8.771929824561403E-2" table:formula="of:=[.F12]/SUM([.F$8:.F$16])" table:style-name="ce91">
            <text:p>0,087719298</text:p>
          </table:table-cell>
          <table:table-cell office:value-type="float" office:value="5.8823529411764705E-2" table:formula="of:=[.G12]/SUM([.G$8:.G$16])" table:style-name="ce91">
            <text:p>0,058823529</text:p>
          </table:table-cell>
          <table:table-cell office:value-type="float" office:value="5.3956834532374105E-2" table:formula="of:=[.H12]/SUM([.H$8:.H$16])" table:style-name="ce91">
            <text:p>0,053956835</text:p>
          </table:table-cell>
          <table:table-cell office:value-type="float" office:value="3.2258064516129031E-2" table:formula="of:=[.I12]/SUM([.I$8:.I$16])" table:style-name="ce91">
            <text:p>0,032258065</text:p>
          </table:table-cell>
          <table:table-cell office:value-type="float" office:value="6.164383561643836E-2" table:formula="of:=[.J12]/SUM([.J$8:.J$16])" table:style-name="ce91">
            <text:p>0,061643836</text:p>
          </table:table-cell>
          <table:table-cell office:value-type="float" office:value="1.8083182640144666E-2" table:formula="of:=[.K12]/SUM([.K$8:.K$16])" table:style-name="ce91">
            <text:p>0,018083183</text:p>
          </table:table-cell>
          <table:table-cell office:value-type="float" office:value="0.12676056338028169" table:formula="of:=[.L12]/SUM([.L$8:.L$16])" table:style-name="ce91">
            <text:p>0,126760563</text:p>
          </table:table-cell>
          <table:table-cell table:style-name="ce1"/>
          <table:table-cell office:value-type="float" office:value="7.9007856129793719E-2" table:formula="of:=AVERAGE([.V12:.AD12])" table:style-name="ce93">
            <text:p>0,079007856</text:p>
          </table:table-cell>
          <table:table-cell table:style-name="ce1"/>
          <table:table-cell office:value-type="float" office:value="0.99487894320631831" table:formula="of:=([.D12]*[.$AF$8])+([.E12]*[.$AF$9])+([.F12]*[.$AF$10])+([.G12]*[.$AF$11])+([.H12]*[.$AF$12])+([.I12]*[.$AF$13])+([.J12]*[.$AF$14])+([.K12]*[.$AF$15])+([.L12]*[.$AF$16])" table:style-name="ce93">
            <text:p>0,994878943</text:p>
          </table:table-cell>
          <table:table-cell table:style-name="ce1"/>
          <table:table-cell office:value-type="float" office:value="12.59215212183376" table:formula="of:=[.AH12]/[.AF12]" table:style-name="ce93">
            <text:p>12,59215212</text:p>
          </table:table-cell>
          <table:table-cell table:number-columns-repeated="16348" table:style-name="ce1"/>
        </table:table-row>
        <table:table-row table:style-name="ro1">
          <table:table-cell table:style-name="ce1"/>
          <table:table-cell table:style-name="ce5"/>
          <table:table-cell office:value-type="string" table:style-name="ce85">
            <text:p>Critère 6</text:p>
          </table:table-cell>
          <table:table-cell office:value-type="float" office:value="1" table:style-name="ce59">
            <text:p>1</text:p>
          </table:table-cell>
          <table:table-cell office:value-type="float" office:value="2" table:style-name="ce59">
            <text:p>2</text:p>
          </table:table-cell>
          <table:table-cell office:value-type="float" office:value="2" table:style-name="ce59">
            <text:p>2</text:p>
          </table:table-cell>
          <table:table-cell office:value-type="float" office:value="1" table:style-name="ce59">
            <text:p>1</text:p>
          </table:table-cell>
          <table:table-cell office:value-type="float" office:value="2" table:style-name="ce59">
            <text:p>2</text:p>
          </table:table-cell>
          <table:table-cell office:value-type="float" office:value="1" table:style-name="ce87">
            <text:p>1</text:p>
          </table:table-cell>
          <table:table-cell office:value-type="float" office:value="0.5" table:formula="of:=1/[.I14]" table:style-name="ce88">
            <text:p>0,5</text:p>
          </table:table-cell>
          <table:table-cell office:value-type="float" office:value="0.33333333333333331" table:formula="of:=1/[.I15]" table:style-name="ce88">
            <text:p>0,333333333</text:p>
          </table:table-cell>
          <table:table-cell office:value-type="float" office:value="0.16666666666666666" table:formula="of:=1/[.I16]" table:style-name="ce88">
            <text:p>0,166666667</text:p>
          </table:table-cell>
          <table:table-cell table:style-name="ce1"/>
          <table:table-cell office:value-type="string" office:string-value="Critère 6" table:formula="of:=[.C13]" table:style-name="ce85">
            <text:p>Critère 6</text:p>
          </table:table-cell>
          <table:table-cell office:value-type="float" office:value="7.401795333182036E-2" table:formula="of:=[.AF13]" table:style-name="ce90">
            <text:p>0,074</text:p>
          </table:table-cell>
          <table:table-cell table:number-columns-repeated="3" table:style-name="ce1"/>
          <table:table-cell table:style-name="ce8"/>
          <table:table-cell table:style-name="ce1"/>
          <table:table-cell office:value-type="string" table:style-name="ce85">
            <text:p>Critère 6</text:p>
          </table:table-cell>
          <table:table-cell office:value-type="float" office:value="3.7037037037037035E-2" table:formula="of:=[.D13]/SUM([.D$8:.D$16])" table:style-name="ce91">
            <text:p>0,037037037</text:p>
          </table:table-cell>
          <table:table-cell office:value-type="float" office:value="6.4285714285714293E-2" table:formula="of:=[.E13]/SUM([.E$8:.E$16])" table:style-name="ce91">
            <text:p>0,064285714</text:p>
          </table:table-cell>
          <table:table-cell office:value-type="float" office:value="0.17543859649122806" table:formula="of:=[.F13]/SUM([.F$8:.F$16])" table:style-name="ce91">
            <text:p>0,175438596</text:p>
          </table:table-cell>
          <table:table-cell office:value-type="float" office:value="5.8823529411764705E-2" table:formula="of:=[.G13]/SUM([.G$8:.G$16])" table:style-name="ce91">
            <text:p>0,058823529</text:p>
          </table:table-cell>
          <table:table-cell office:value-type="float" office:value="0.10791366906474821" table:formula="of:=[.H13]/SUM([.H$8:.H$16])" table:style-name="ce91">
            <text:p>0,107913669</text:p>
          </table:table-cell>
          <table:table-cell office:value-type="float" office:value="6.4516129032258063E-2" table:formula="of:=[.I13]/SUM([.I$8:.I$16])" table:style-name="ce91">
            <text:p>0,064516129</text:p>
          </table:table-cell>
          <table:table-cell office:value-type="float" office:value="6.164383561643836E-2" table:formula="of:=[.J13]/SUM([.J$8:.J$16])" table:style-name="ce91">
            <text:p>0,061643836</text:p>
          </table:table-cell>
          <table:table-cell office:value-type="float" office:value="5.4249547920433995E-2" table:formula="of:=[.K13]/SUM([.K$8:.K$16])" table:style-name="ce91">
            <text:p>0,054249548</text:p>
          </table:table-cell>
          <table:table-cell office:value-type="float" office:value="4.2253521126760556E-2" table:formula="of:=[.L13]/SUM([.L$8:.L$16])" table:style-name="ce91">
            <text:p>0,042253521</text:p>
          </table:table-cell>
          <table:table-cell table:style-name="ce1"/>
          <table:table-cell office:value-type="float" office:value="7.401795333182036E-2" table:formula="of:=AVERAGE([.V13:.AD13])" table:style-name="ce93">
            <text:p>0,074017953</text:p>
          </table:table-cell>
          <table:table-cell table:style-name="ce1"/>
          <table:table-cell office:value-type="float" office:value="0.85100594253398087" table:formula="of:=([.D13]*[.$AF$8])+([.E13]*[.$AF$9])+([.F13]*[.$AF$10])+([.G13]*[.$AF$11])+([.H13]*[.$AF$12])+([.I13]*[.$AF$13])+([.J13]*[.$AF$14])+([.K13]*[.$AF$15])+([.L13]*[.$AF$16])" table:style-name="ce93">
            <text:p>0,851005943</text:p>
          </table:table-cell>
          <table:table-cell table:style-name="ce1"/>
          <table:table-cell office:value-type="float" office:value="11.497290916960992" table:formula="of:=[.AH13]/[.AF13]" table:style-name="ce93">
            <text:p>11,49729092</text:p>
          </table:table-cell>
          <table:table-cell table:number-columns-repeated="16348" table:style-name="ce1"/>
        </table:table-row>
        <table:table-row table:style-name="ro1">
          <table:table-cell table:style-name="ce1"/>
          <table:table-cell table:style-name="ce5"/>
          <table:table-cell office:value-type="string" table:style-name="ce85">
            <text:p>Critère 7</text:p>
          </table:table-cell>
          <table:table-cell office:value-type="float" office:value="1" table:style-name="ce59">
            <text:p>1</text:p>
          </table:table-cell>
          <table:table-cell office:value-type="float" office:value="9" table:style-name="ce59">
            <text:p>9</text:p>
          </table:table-cell>
          <table:table-cell office:value-type="float" office:value="1" table:style-name="ce59">
            <text:p>1</text:p>
          </table:table-cell>
          <table:table-cell office:value-type="float" office:value="1" table:style-name="ce59">
            <text:p>1</text:p>
          </table:table-cell>
          <table:table-cell office:value-type="float" office:value="2" table:style-name="ce59">
            <text:p>2</text:p>
          </table:table-cell>
          <table:table-cell office:value-type="float" office:value="2" table:style-name="ce59">
            <text:p>2</text:p>
          </table:table-cell>
          <table:table-cell office:value-type="float" office:value="1" table:style-name="ce70">
            <text:p>1</text:p>
          </table:table-cell>
          <table:table-cell office:value-type="float" office:value="1" table:formula="of:=1/[.J15]" table:style-name="ce88">
            <text:p>1</text:p>
          </table:table-cell>
          <table:table-cell office:value-type="float" office:value="0.5" table:formula="of:=1/[.J16]" table:style-name="ce88">
            <text:p>0,5</text:p>
          </table:table-cell>
          <table:table-cell table:style-name="ce1"/>
          <table:table-cell office:value-type="string" office:string-value="Critère 7" table:formula="of:=[.C14]" table:style-name="ce85">
            <text:p>Critère 7</text:p>
          </table:table-cell>
          <table:table-cell office:value-type="float" office:value="0.12473426494265055" table:formula="of:=[.AF14]" table:style-name="ce90">
            <text:p>0,125</text:p>
          </table:table-cell>
          <table:table-cell table:number-columns-repeated="3" table:style-name="ce1"/>
          <table:table-cell table:style-name="ce8"/>
          <table:table-cell table:style-name="ce1"/>
          <table:table-cell office:value-type="string" table:style-name="ce85">
            <text:p>Critère 7</text:p>
          </table:table-cell>
          <table:table-cell office:value-type="float" office:value="3.7037037037037035E-2" table:formula="of:=[.D14]/SUM([.D$8:.D$16])" table:style-name="ce91">
            <text:p>0,037037037</text:p>
          </table:table-cell>
          <table:table-cell office:value-type="float" office:value="0.28928571428571431" table:formula="of:=[.E14]/SUM([.E$8:.E$16])" table:style-name="ce91">
            <text:p>0,289285714</text:p>
          </table:table-cell>
          <table:table-cell office:value-type="float" office:value="8.771929824561403E-2" table:formula="of:=[.F14]/SUM([.F$8:.F$16])" table:style-name="ce91">
            <text:p>0,087719298</text:p>
          </table:table-cell>
          <table:table-cell office:value-type="float" office:value="5.8823529411764705E-2" table:formula="of:=[.G14]/SUM([.G$8:.G$16])" table:style-name="ce91">
            <text:p>0,058823529</text:p>
          </table:table-cell>
          <table:table-cell office:value-type="float" office:value="0.10791366906474821" table:formula="of:=[.H14]/SUM([.H$8:.H$16])" table:style-name="ce91">
            <text:p>0,107913669</text:p>
          </table:table-cell>
          <table:table-cell office:value-type="float" office:value="0.12903225806451613" table:formula="of:=[.I14]/SUM([.I$8:.I$16])" table:style-name="ce91">
            <text:p>0,129032258</text:p>
          </table:table-cell>
          <table:table-cell office:value-type="float" office:value="0.12328767123287672" table:formula="of:=[.J14]/SUM([.J$8:.J$16])" table:style-name="ce91">
            <text:p>0,123287671</text:p>
          </table:table-cell>
          <table:table-cell office:value-type="float" office:value="0.16274864376130199" table:formula="of:=[.K14]/SUM([.K$8:.K$16])" table:style-name="ce91">
            <text:p>0,162748644</text:p>
          </table:table-cell>
          <table:table-cell office:value-type="float" office:value="0.12676056338028169" table:formula="of:=[.L14]/SUM([.L$8:.L$16])" table:style-name="ce91">
            <text:p>0,126760563</text:p>
          </table:table-cell>
          <table:table-cell table:style-name="ce1"/>
          <table:table-cell office:value-type="float" office:value="0.12473426494265055" table:formula="of:=AVERAGE([.V14:.AD14])" table:style-name="ce93">
            <text:p>0,124734265</text:p>
          </table:table-cell>
          <table:table-cell table:style-name="ce1"/>
          <table:table-cell office:value-type="float" office:value="1.5845409212130854" table:formula="of:=([.D14]*[.$AF$8])+([.E14]*[.$AF$9])+([.F14]*[.$AF$10])+([.G14]*[.$AF$11])+([.H14]*[.$AF$12])+([.I14]*[.$AF$13])+([.J14]*[.$AF$14])+([.K14]*[.$AF$15])+([.L14]*[.$AF$16])" table:style-name="ce93">
            <text:p>1,584540921</text:p>
          </table:table-cell>
          <table:table-cell table:style-name="ce1"/>
          <table:table-cell office:value-type="float" office:value="12.703333137383016" table:formula="of:=[.AH14]/[.AF14]" table:style-name="ce93">
            <text:p>12,70333314</text:p>
          </table:table-cell>
          <table:table-cell table:number-columns-repeated="16348" table:style-name="ce1"/>
        </table:table-row>
        <table:table-row table:style-name="ro1">
          <table:table-cell table:style-name="ce1"/>
          <table:table-cell table:style-name="ce5"/>
          <table:table-cell office:value-type="string" table:style-name="ce85">
            <text:p>Critère 8</text:p>
          </table:table-cell>
          <table:table-cell office:value-type="float" office:value="2" table:style-name="ce59">
            <text:p>2</text:p>
          </table:table-cell>
          <table:table-cell office:value-type="float" office:value="5" table:style-name="ce59">
            <text:p>5</text:p>
          </table:table-cell>
          <table:table-cell office:value-type="float" office:value="2" table:style-name="ce59">
            <text:p>2</text:p>
          </table:table-cell>
          <table:table-cell office:value-type="float" office:value="2" table:style-name="ce59">
            <text:p>2</text:p>
          </table:table-cell>
          <table:table-cell office:value-type="float" office:value="9" table:style-name="ce59">
            <text:p>9</text:p>
          </table:table-cell>
          <table:table-cell office:value-type="float" office:value="3" table:style-name="ce59">
            <text:p>3</text:p>
          </table:table-cell>
          <table:table-cell office:value-type="float" office:value="1" table:style-name="ce59">
            <text:p>1</text:p>
          </table:table-cell>
          <table:table-cell office:value-type="float" office:value="1" table:style-name="ce87">
            <text:p>1</text:p>
          </table:table-cell>
          <table:table-cell office:value-type="float" office:value="0.5" table:formula="of:=1/[.K16]" table:style-name="ce88">
            <text:p>0,5</text:p>
          </table:table-cell>
          <table:table-cell table:style-name="ce1"/>
          <table:table-cell office:value-type="string" office:string-value="Critère 8" table:formula="of:=[.C15]" table:style-name="ce85">
            <text:p>Critère 8</text:p>
          </table:table-cell>
          <table:table-cell office:value-type="float" office:value="0.17998119904063542" table:formula="of:=[.AF15]" table:style-name="ce90">
            <text:p>0,180</text:p>
          </table:table-cell>
          <table:table-cell table:number-columns-repeated="3" table:style-name="ce1"/>
          <table:table-cell table:style-name="ce8"/>
          <table:table-cell table:style-name="ce1"/>
          <table:table-cell office:value-type="string" table:style-name="ce85">
            <text:p>Critère 8</text:p>
          </table:table-cell>
          <table:table-cell office:value-type="float" office:value="7.407407407407407E-2" table:formula="of:=[.D15]/SUM([.D$8:.D$16])" table:style-name="ce91">
            <text:p>0,074074074</text:p>
          </table:table-cell>
          <table:table-cell office:value-type="float" office:value="0.16071428571428573" table:formula="of:=[.E15]/SUM([.E$8:.E$16])" table:style-name="ce91">
            <text:p>0,160714286</text:p>
          </table:table-cell>
          <table:table-cell office:value-type="float" office:value="0.17543859649122806" table:formula="of:=[.F15]/SUM([.F$8:.F$16])" table:style-name="ce91">
            <text:p>0,175438596</text:p>
          </table:table-cell>
          <table:table-cell office:value-type="float" office:value="0.11764705882352941" table:formula="of:=[.G15]/SUM([.G$8:.G$16])" table:style-name="ce91">
            <text:p>0,117647059</text:p>
          </table:table-cell>
          <table:table-cell office:value-type="float" office:value="0.48561151079136694" table:formula="of:=[.H15]/SUM([.H$8:.H$16])" table:style-name="ce91">
            <text:p>0,485611511</text:p>
          </table:table-cell>
          <table:table-cell office:value-type="float" office:value="0.19354838709677419" table:formula="of:=[.I15]/SUM([.I$8:.I$16])" table:style-name="ce91">
            <text:p>0,193548387</text:p>
          </table:table-cell>
          <table:table-cell office:value-type="float" office:value="0.12328767123287672" table:formula="of:=[.J15]/SUM([.J$8:.J$16])" table:style-name="ce91">
            <text:p>0,123287671</text:p>
          </table:table-cell>
          <table:table-cell office:value-type="float" office:value="0.16274864376130199" table:formula="of:=[.K15]/SUM([.K$8:.K$16])" table:style-name="ce91">
            <text:p>0,162748644</text:p>
          </table:table-cell>
          <table:table-cell office:value-type="float" office:value="0.12676056338028169" table:formula="of:=[.L15]/SUM([.L$8:.L$16])" table:style-name="ce91">
            <text:p>0,126760563</text:p>
          </table:table-cell>
          <table:table-cell table:style-name="ce1"/>
          <table:table-cell office:value-type="float" office:value="0.17998119904063542" table:formula="of:=AVERAGE([.V15:.AD15])" table:style-name="ce93">
            <text:p>0,179981199</text:p>
          </table:table-cell>
          <table:table-cell table:style-name="ce1"/>
          <table:table-cell office:value-type="float" office:value="2.1504257576237387" table:formula="of:=([.D15]*[.$AF$8])+([.E15]*[.$AF$9])+([.F15]*[.$AF$10])+([.G15]*[.$AF$11])+([.H15]*[.$AF$12])+([.I15]*[.$AF$13])+([.J15]*[.$AF$14])+([.K15]*[.$AF$15])+([.L15]*[.$AF$16])" table:style-name="ce93">
            <text:p>2,150425758</text:p>
          </table:table-cell>
          <table:table-cell table:style-name="ce1"/>
          <table:table-cell office:value-type="float" office:value="11.948057736509602" table:formula="of:=[.AH15]/[.AF15]" table:style-name="ce93">
            <text:p>11,94805774</text:p>
          </table:table-cell>
          <table:table-cell table:number-columns-repeated="16348" table:style-name="ce1"/>
        </table:table-row>
        <table:table-row table:style-name="ro1">
          <table:table-cell table:style-name="ce1"/>
          <table:table-cell table:style-name="ce5"/>
          <table:table-cell office:value-type="string" table:style-name="ce85">
            <text:p>Critère 9</text:p>
          </table:table-cell>
          <table:table-cell office:value-type="float" office:value="3" table:style-name="ce59">
            <text:p>3</text:p>
          </table:table-cell>
          <table:table-cell office:value-type="float" office:value="2" table:style-name="ce59">
            <text:p>2</text:p>
          </table:table-cell>
          <table:table-cell office:value-type="float" office:value="3" table:style-name="ce59">
            <text:p>3</text:p>
          </table:table-cell>
          <table:table-cell office:value-type="float" office:value="9" table:style-name="ce59">
            <text:p>9</text:p>
          </table:table-cell>
          <table:table-cell office:value-type="float" office:value="2" table:style-name="ce59">
            <text:p>2</text:p>
          </table:table-cell>
          <table:table-cell office:value-type="float" office:value="6" table:style-name="ce59">
            <text:p>6</text:p>
          </table:table-cell>
          <table:table-cell office:value-type="float" office:value="2" table:style-name="ce59">
            <text:p>2</text:p>
          </table:table-cell>
          <table:table-cell office:value-type="float" office:value="2" table:style-name="ce59">
            <text:p>2</text:p>
          </table:table-cell>
          <table:table-cell office:value-type="float" office:value="1" table:style-name="ce87">
            <text:p>1</text:p>
          </table:table-cell>
          <table:table-cell table:style-name="ce1"/>
          <table:table-cell office:value-type="string" office:string-value="Critère 9" table:formula="of:=[.C16]" table:style-name="ce85">
            <text:p>Critère 9</text:p>
          </table:table-cell>
          <table:table-cell office:value-type="float" office:value="0.2542856316496408" table:formula="of:=[.AF16]" table:style-name="ce90">
            <text:p>0,254</text:p>
          </table:table-cell>
          <table:table-cell table:number-columns-repeated="3" table:style-name="ce1"/>
          <table:table-cell table:style-name="ce8"/>
          <table:table-cell table:style-name="ce1"/>
          <table:table-cell office:value-type="string" table:style-name="ce85">
            <text:p>Critère 9</text:p>
          </table:table-cell>
          <table:table-cell office:value-type="float" office:value="0.1111111111111111" table:formula="of:=[.D16]/SUM([.D$8:.D$16])" table:style-name="ce91">
            <text:p>0,111111111</text:p>
          </table:table-cell>
          <table:table-cell office:value-type="float" office:value="6.4285714285714293E-2" table:formula="of:=[.E16]/SUM([.E$8:.E$16])" table:style-name="ce91">
            <text:p>0,064285714</text:p>
          </table:table-cell>
          <table:table-cell office:value-type="float" office:value="0.26315789473684209" table:formula="of:=[.F16]/SUM([.F$8:.F$16])" table:style-name="ce91">
            <text:p>0,263157895</text:p>
          </table:table-cell>
          <table:table-cell office:value-type="float" office:value="0.52941176470588236" table:formula="of:=[.G16]/SUM([.G$8:.G$16])" table:style-name="ce91">
            <text:p>0,529411765</text:p>
          </table:table-cell>
          <table:table-cell office:value-type="float" office:value="0.10791366906474821" table:formula="of:=[.H16]/SUM([.H$8:.H$16])" table:style-name="ce91">
            <text:p>0,107913669</text:p>
          </table:table-cell>
          <table:table-cell office:value-type="float" office:value="0.38709677419354838" table:formula="of:=[.I16]/SUM([.I$8:.I$16])" table:style-name="ce91">
            <text:p>0,387096774</text:p>
          </table:table-cell>
          <table:table-cell office:value-type="float" office:value="0.24657534246575344" table:formula="of:=[.J16]/SUM([.J$8:.J$16])" table:style-name="ce91">
            <text:p>0,246575342</text:p>
          </table:table-cell>
          <table:table-cell office:value-type="float" office:value="0.32549728752260398" table:formula="of:=[.K16]/SUM([.K$8:.K$16])" table:style-name="ce91">
            <text:p>0,325497288</text:p>
          </table:table-cell>
          <table:table-cell office:value-type="float" office:value="0.25352112676056338" table:formula="of:=[.L16]/SUM([.L$8:.L$16])" table:style-name="ce91">
            <text:p>0,253521127</text:p>
          </table:table-cell>
          <table:table-cell table:style-name="ce1"/>
          <table:table-cell office:value-type="float" office:value="0.2542856316496408" table:formula="of:=AVERAGE([.V16:.AD16])" table:style-name="ce93">
            <text:p>0,254285632</text:p>
          </table:table-cell>
          <table:table-cell table:style-name="ce1"/>
          <table:table-cell office:value-type="float" office:value="2.6840647601559531" table:formula="of:=([.D16]*[.$AF$8])+([.E16]*[.$AF$9])+([.F16]*[.$AF$10])+([.G16]*[.$AF$11])+([.H16]*[.$AF$12])+([.I16]*[.$AF$13])+([.J16]*[.$AF$14])+([.K16]*[.$AF$15])+([.L16]*[.$AF$16])" table:style-name="ce93">
            <text:p>2,68406476</text:p>
          </table:table-cell>
          <table:table-cell table:style-name="ce1"/>
          <table:table-cell office:value-type="float" office:value="10.555314284741439" table:formula="of:=[.AH16]/[.AF16]" table:style-name="ce93">
            <text:p>10,55531428</text:p>
          </table:table-cell>
          <table:table-cell table:number-columns-repeated="16348" table:style-name="ce1"/>
        </table:table-row>
        <table:table-row table:number-rows-repeated="3" table:style-name="ro2">
          <table:table-cell/>
          <table:table-cell table:style-name="ce5"/>
          <table:table-cell table:number-columns-repeated="8" table:style-name="ce1"/>
          <table:table-cell table:style-name="ce79"/>
          <table:table-cell table:number-columns-repeated="7" table:style-name="ce1"/>
          <table:table-cell table:style-name="ce8"/>
          <table:table-cell table:number-columns-repeated="16365"/>
        </table:table-row>
        <table:table-row table:style-name="ro2">
          <table:table-cell/>
          <table:table-cell table:style-name="ce5"/>
          <table:table-cell table:number-columns-repeated="16" table:style-name="ce1"/>
          <table:table-cell table:style-name="ce8"/>
          <table:table-cell table:number-columns-repeated="16365"/>
        </table:table-row>
        <table:table-row table:style-name="ro4">
          <table:table-cell/>
          <table:table-cell table:style-name="ce5"/>
          <table:table-cell office:value-type="string" table:style-name="ce94">
            <text:p>λ<text:span text:style-name="T11">max </text:span><text:span text:style-name="T2">:</text:span></text:p>
          </table:table-cell>
          <table:table-cell office:value-type="float" office:value="11.633210741051952" table:formula="of:=AVERAGE([.AJ8:.AJ16])" table:style-name="ce95">
            <text:p>11,63321074</text:p>
          </table:table-cell>
          <table:table-cell office:value-type="string" table:number-columns-spanned="3" table:number-rows-spanned="1" table:style-name="ce75">
            <text:p><text:s/>(Cohérence moyenn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4">
            <text:p>RI :</text:p>
          </table:table-cell>
          <table:table-cell office:value-type="float" office:value="1.45" table:style-name="ce95">
            <text:p>1,45</text:p>
          </table:table-cell>
          <table:table-cell office:value-type="string" table:number-columns-spanned="3" table:number-rows-spanned="1" table:style-name="ce76">
            <text:p><text:s/>(Indice aléatoir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6">
            <text:p>CI :</text:p>
          </table:table-cell>
          <table:table-cell office:value-type="float" office:value="0.32915134263149404" table:formula="of:=([.D21]-9)/(9-1)" table:style-name="ce95">
            <text:p>0,329151343</text:p>
          </table:table-cell>
          <table:table-cell office:value-type="string" table:number-columns-spanned="3" table:number-rows-spanned="1" table:style-name="ce76">
            <text:p><text:s/>(Indice de Cohérence)</text:p>
          </table:table-cell>
          <table:covered-table-cell table:number-columns-repeated="2"/>
          <table:table-cell table:number-columns-repeated="11" table:style-name="ce1"/>
          <table:table-cell table:style-name="ce8"/>
          <table:table-cell table:number-columns-repeated="16365"/>
        </table:table-row>
        <table:table-row table:style-name="ro4">
          <table:table-cell/>
          <table:table-cell table:style-name="ce5"/>
          <table:table-cell office:value-type="string" table:style-name="ce96">
            <text:p>CR :</text:p>
          </table:table-cell>
          <table:table-cell office:value-type="percentage" office:value="0.22700092595275451" table:formula="of:=[.D23]/[.D22]" table:style-name="ce117">
            <text:p>22,70 %</text:p>
          </table:table-cell>
          <table:table-cell office:value-type="string" table:number-columns-spanned="3" table:number-rows-spanned="1" table:style-name="ce76">
            <text:p><text:s/>(Ratio de cohérence)</text:p>
          </table:table-cell>
          <table:covered-table-cell table:number-columns-repeated="2"/>
          <table:table-cell table:number-columns-repeated="11" table:style-name="ce1"/>
          <table:table-cell table:style-name="ce8"/>
          <table:table-cell table:number-columns-repeated="16365"/>
        </table:table-row>
        <table:table-row table:style-name="ro2">
          <table:table-cell/>
          <table:table-cell table:style-name="ce5"/>
          <table:table-cell table:number-columns-repeated="16" table:style-name="ce1"/>
          <table:table-cell table:style-name="ce8"/>
          <table:table-cell table:number-columns-repeated="16365"/>
        </table:table-row>
        <table:table-row table:style-name="ro4">
          <table:table-cell/>
          <table:table-cell table:style-name="ce5"/>
          <table:table-cell office:value-type="string" office:string-value="Le ration de cohérence est supérieur à 10%, vous devriez reprendre la matrice" table:formula="of:=IF([.D24]&lt;0.1;&quot;&quot;;&quot;Le ration de cohérence est supérieur à 10%, vous devriez reprendre la matrice&quot;)" table:number-columns-spanned="5" table:number-rows-spanned="2" table:style-name="ce102">
            <text:p>Le ration de cohérence est supérieur à 10%, vous devriez reprendre la matrice</text:p>
          </table:table-cell>
          <table:covered-table-cell table:number-columns-repeated="4"/>
          <table:table-cell table:number-columns-repeated="11" table:style-name="ce1"/>
          <table:table-cell table:style-name="ce8"/>
          <table:table-cell table:number-columns-repeated="16365"/>
        </table:table-row>
        <table:table-row table:style-name="ro2">
          <table:table-cell/>
          <table:table-cell table:style-name="ce5"/>
          <table:covered-table-cell/>
          <table:covered-table-cell table:number-columns-repeated="4"/>
          <table:table-cell table:number-columns-repeated="11" table:style-name="ce1"/>
          <table:table-cell table:style-name="ce8"/>
          <table:table-cell table:number-columns-repeated="16365"/>
        </table:table-row>
        <table:table-row table:number-rows-repeated="3" table:style-name="ro2">
          <table:table-cell/>
          <table:table-cell table:style-name="ce5"/>
          <table:table-cell table:number-columns-repeated="16" table:style-name="ce1"/>
          <table:table-cell table:style-name="ce8"/>
          <table:table-cell table:number-columns-repeated="16365"/>
        </table:table-row>
        <table:table-row table:style-name="ro2">
          <table:table-cell/>
          <table:table-cell table:style-name="ce21"/>
          <table:table-cell table:number-columns-repeated="16" table:style-name="ce22"/>
          <table:table-cell table:style-name="ce23"/>
          <table:table-cell table:number-columns-repeated="16365"/>
        </table:table-row>
        <table:table-row table:style-name="ro2">
          <table:table-cell table:number-columns-repeated="16384"/>
        </table:table-row>
        <table:table-row table:number-rows-repeated="1048544" table:style-name="ro2" table:visibility="collapse">
          <table:table-cell table:number-columns-repeated="16384"/>
        </table:table-row>
      </table:table>
      <table:table table:name="10_critères" table:style-name="ta1" table:protected="true">
        <table:table-column table:style-name="co1" table:number-columns-repeated="20" table:default-cell-style-name="ce1"/>
        <table:table-column table:style-name="co1" table:number-columns-repeated="12" table:default-cell-style-name="ce1" table:visibility="collapse"/>
        <table:table-column table:style-name="co23" table:default-cell-style-name="ce1" table:visibility="collapse"/>
        <table:table-column table:style-name="co1" table:default-cell-style-name="ce1" table:visibility="collapse"/>
        <table:table-column table:style-name="co23" table:default-cell-style-name="ce1" table:visibility="collapse"/>
        <table:table-column table:style-name="co1" table:default-cell-style-name="ce1" table:visibility="collapse"/>
        <table:table-column table:style-name="co24" table:default-cell-style-name="ce1" table:visibility="collapse"/>
        <table:table-column table:style-name="co1" table:number-columns-repeated="987" table:default-cell-style-name="ce1" table:visibility="collapse"/>
        <table:table-column table:style-name="co11" table:number-columns-repeated="15360" table:default-cell-style-name="ce1"/>
        <table:table-row table:style-name="ro1">
          <table:table-cell table:style-name="ce79"/>
          <table:table-cell table:style-name="ce79"/>
          <table:table-cell table:number-columns-repeated="11" table:style-name="ce78"/>
          <table:table-cell table:number-columns-repeated="16371" table:style-name="ce79"/>
        </table:table-row>
        <table:table-row table:style-name="ro1">
          <table:table-cell table:style-name="ce79"/>
          <table:table-cell table:style-name="ce103"/>
          <table:table-cell table:number-columns-repeated="11" table:style-name="ce104"/>
          <table:table-cell table:number-columns-repeated="5" table:style-name="ce82"/>
          <table:table-cell table:style-name="ce105"/>
          <table:table-cell table:number-columns-repeated="16365" table:style-name="ce79"/>
        </table:table-row>
        <table:table-row table:style-name="ro1">
          <table:table-cell/>
          <table:table-cell table:style-name="ce5"/>
          <table:table-cell office:value-type="string" table:number-columns-spanned="11" table:number-rows-spanned="1" table:style-name="ce100">
            <text:p>10 critères</text:p>
          </table:table-cell>
          <table:covered-table-cell table:number-columns-repeated="10"/>
          <table:table-cell table:number-columns-repeated="5" table:style-name="ce1"/>
          <table:table-cell table:style-name="ce8"/>
          <table:table-cell table:number-columns-repeated="16365" table:style-name="ce1"/>
        </table:table-row>
        <table:table-row table:style-name="ro2">
          <table:table-cell/>
          <table:table-cell table:style-name="ce5"/>
          <table:table-cell table:number-columns-repeated="5" table:style-name="ce1"/>
          <table:table-cell table:number-columns-repeated="5" table:style-name="ce79"/>
          <table:table-cell table:number-columns-repeated="6" table:style-name="ce1"/>
          <table:table-cell table:style-name="ce8"/>
          <table:table-cell table:number-columns-repeated="16365" table:style-name="ce1"/>
        </table:table-row>
        <table:table-row table:style-name="ro1">
          <table:table-cell/>
          <table:table-cell table:style-name="ce5"/>
          <table:table-cell office:value-type="string" table:number-columns-spanned="11" table:number-rows-spanned="1" table:style-name="ce101">
            <text:p>Matrice de comparaison binaire</text:p>
          </table:table-cell>
          <table:covered-table-cell table:number-columns-repeated="10"/>
          <table:table-cell table:number-columns-repeated="5" table:style-name="ce1"/>
          <table:table-cell table:style-name="ce8"/>
          <table:table-cell table:number-columns-repeated="13" table:style-name="ce1"/>
          <table:table-cell office:value-type="string" table:style-name="ce41">
            <text:p>Vecteur de propre</text:p>
          </table:table-cell>
          <table:table-cell table:style-name="ce38"/>
          <table:table-cell office:value-type="string" table:number-columns-spanned="1" table:number-rows-spanned="2" table:style-name="ce74">
            <text:p>Somme pondéré par les priorités</text:p>
          </table:table-cell>
          <table:table-cell table:style-name="ce38"/>
          <table:table-cell office:value-type="string" table:style-name="ce41">
            <text:p>Somme pondérée / Priorités</text:p>
          </table:table-cell>
          <table:table-cell table:number-columns-repeated="16347"/>
        </table:table-row>
        <table:table-row table:style-name="ro2">
          <table:table-cell/>
          <table:table-cell table:style-name="ce5"/>
          <table:table-cell table:number-columns-repeated="5" table:style-name="ce1"/>
          <table:table-cell table:number-columns-repeated="5" table:style-name="ce79"/>
          <table:table-cell table:number-columns-repeated="6" table:style-name="ce1"/>
          <table:table-cell table:style-name="ce8"/>
          <table:table-cell table:number-columns-repeated="15" table:style-name="ce1"/>
          <table:covered-table-cell/>
          <table:table-cell table:number-columns-repeated="16349" table:style-name="ce1"/>
        </table:table-row>
        <table:table-row table:style-name="ro1">
          <table:table-cell/>
          <table:table-cell table:style-name="ce5"/>
          <table:table-cell table:style-name="ce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office:value-type="string" table:style-name="ce85">
            <text:p>Critère 8</text:p>
          </table:table-cell>
          <table:table-cell office:value-type="string" table:style-name="ce85">
            <text:p>Critère 9</text:p>
          </table:table-cell>
          <table:table-cell office:value-type="string" table:style-name="ce85">
            <text:p>Critère 10</text:p>
          </table:table-cell>
          <table:table-cell table:number-columns-repeated="2" table:style-name="ce1"/>
          <table:table-cell office:value-type="string" table:style-name="ce85">
            <text:p>Poids</text:p>
          </table:table-cell>
          <table:table-cell table:number-columns-repeated="2" table:style-name="ce1"/>
          <table:table-cell table:style-name="ce8"/>
          <table:table-cell table:style-name="ce1"/>
          <table:table-cell table:style-name="ce8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office:value-type="string" table:style-name="ce85">
            <text:p>Critère 8</text:p>
          </table:table-cell>
          <table:table-cell office:value-type="string" table:style-name="ce85">
            <text:p>Critère 9</text:p>
          </table:table-cell>
          <table:table-cell office:value-type="string" table:style-name="ce85">
            <text:p>Critère 10</text:p>
          </table:table-cell>
          <table:table-cell table:style-name="ce81"/>
          <table:table-cell office:value-type="string" table:style-name="ce85">
            <text:p>Priorité</text:p>
          </table:table-cell>
          <table:table-cell table:number-columns-repeated="16351" table:style-name="ce1"/>
        </table:table-row>
        <table:table-row table:style-name="ro1">
          <table:table-cell/>
          <table:table-cell table:style-name="ce5"/>
          <table:table-cell office:value-type="string" table:style-name="ce85">
            <text:p>Critère 1</text:p>
          </table:table-cell>
          <table:table-cell office:value-type="float" office:value="1" table:style-name="ce87">
            <text:p>1</text:p>
          </table:table-cell>
          <table:table-cell office:value-type="float" office:value="0.5" table:formula="of:=1/[.D9]" table:style-name="ce88">
            <text:p>0,5</text:p>
          </table:table-cell>
          <table:table-cell office:value-type="float" office:value="0.33333333333333331" table:formula="of:=1/[.D10]" table:style-name="ce88">
            <text:p>0,333333333</text:p>
          </table:table-cell>
          <table:table-cell office:value-type="float" office:value="0.16666666666666666" table:formula="of:=1/[.D11]" table:style-name="ce88">
            <text:p>0,166666667</text:p>
          </table:table-cell>
          <table:table-cell office:value-type="float" office:value="0.5" table:formula="of:=1/[.D12]" table:style-name="ce88">
            <text:p>0,5</text:p>
          </table:table-cell>
          <table:table-cell office:value-type="float" office:value="0.5" table:formula="of:=1/[.D13]" table:style-name="ce88">
            <text:p>0,5</text:p>
          </table:table-cell>
          <table:table-cell office:value-type="float" office:value="1" table:formula="of:=1/[.D14]" table:style-name="ce88">
            <text:p>1</text:p>
          </table:table-cell>
          <table:table-cell office:value-type="float" office:value="1" table:formula="of:=1/[.D15]" table:style-name="ce88">
            <text:p>1</text:p>
          </table:table-cell>
          <table:table-cell office:value-type="float" office:value="1" table:formula="of:=1/[.D16]" table:style-name="ce88">
            <text:p>1</text:p>
          </table:table-cell>
          <table:table-cell office:value-type="float" office:value="0.33333333333333331" table:formula="of:=1/[.D17]" table:style-name="ce88">
            <text:p>0,333333333</text:p>
          </table:table-cell>
          <table:table-cell table:style-name="ce1"/>
          <table:table-cell office:value-type="string" office:string-value="Critère 1" table:formula="of:=[.C8]" table:style-name="ce85">
            <text:p>Critère 1</text:p>
          </table:table-cell>
          <table:table-cell office:value-type="float" office:value="5.0134454267753127E-2" table:formula="of:=[.AG8]" table:style-name="ce108">
            <text:p>0,0501</text:p>
          </table:table-cell>
          <table:table-cell table:number-columns-repeated="2" table:style-name="ce1"/>
          <table:table-cell table:style-name="ce8"/>
          <table:table-cell table:style-name="ce1"/>
          <table:table-cell office:value-type="string" table:style-name="ce85">
            <text:p>Critère 1</text:p>
          </table:table-cell>
          <table:table-cell office:value-type="float" office:value="4.5454545454545456E-2" table:formula="of:=[.D8]/SUM([.D$8:.D$17])" table:style-name="ce91">
            <text:p>0,045454545</text:p>
          </table:table-cell>
          <table:table-cell office:value-type="float" office:value="2.1276595744680851E-2" table:formula="of:=[.E8]/SUM([.E$8:.E$17])" table:style-name="ce91">
            <text:p>0,021276596</text:p>
          </table:table-cell>
          <table:table-cell office:value-type="float" office:value="1.4925373134328358E-2" table:formula="of:=[.F8]/SUM([.F$8:.F$17])" table:style-name="ce109">
            <text:p>0,01</text:p>
          </table:table-cell>
          <table:table-cell office:value-type="float" office:value="1.515151515151515E-2" table:formula="of:=[.G8]/SUM([.G$8:.G$17])" table:style-name="ce91">
            <text:p>0,015151515</text:p>
          </table:table-cell>
          <table:table-cell office:value-type="float" office:value="3.5294117647058823E-2" table:formula="of:=[.H8]/SUM([.H$8:.H$17])" table:style-name="ce91">
            <text:p>0,035294118</text:p>
          </table:table-cell>
          <table:table-cell office:value-type="float" office:value="4.0540540540540543E-2" table:formula="of:=[.I8]/SUM([.I$8:.I$17])" table:style-name="ce91">
            <text:p>0,040540541</text:p>
          </table:table-cell>
          <table:table-cell office:value-type="float" office:value="0.08" table:formula="of:=[.J8]/SUM([.J$8:.J$17])" table:style-name="ce91">
            <text:p>0,08</text:p>
          </table:table-cell>
          <table:table-cell office:value-type="float" office:value="0.11842105263157897" table:formula="of:=[.K8]/SUM([.K$8:.K$17])" table:style-name="ce91">
            <text:p>0,118421053</text:p>
          </table:table-cell>
          <table:table-cell office:value-type="float" office:value="6.6518847006651879E-2" table:formula="of:=[.L8]/SUM([.L$8:.L$17])" table:style-name="ce91">
            <text:p>0,066518847</text:p>
          </table:table-cell>
          <table:table-cell office:value-type="float" office:value="6.3761955366631234E-2" table:formula="of:=[.M8]/SUM([.M$8:.M$17])" table:style-name="ce91">
            <text:p>0,063761955</text:p>
          </table:table-cell>
          <table:table-cell table:style-name="ce92"/>
          <table:table-cell office:value-type="float" office:value="5.0134454267753127E-2" table:formula="of:=AVERAGE([.V8:.AE8])" table:style-name="ce93">
            <text:p>0,050134454</text:p>
          </table:table-cell>
          <table:table-cell table:style-name="ce1"/>
          <table:table-cell office:value-type="float" office:value="0.61890804002373767" table:formula="of:=([.D8]*[.$AG$8])+([.E8]*[.$AG$9])+([.F8]*[.$AG$10])+([.G8]*[.$AG$11])+([.H8]*[.$AG$12])+([.I8]*[.$AG$13])+([.J8]*[.$AG$14])+([.K8]*[.$AG$15])+([.L8]*[.$AG$16])+([.M8]*[.$AG$17])" table:style-name="ce93">
            <text:p>0,61890804</text:p>
          </table:table-cell>
          <table:table-cell table:style-name="ce1"/>
          <table:table-cell office:value-type="float" office:value="12.344964138201941" table:formula="of:=[.AI8]/[.AG8]" table:style-name="ce93">
            <text:p>12,34496414</text:p>
          </table:table-cell>
          <table:table-cell table:number-columns-repeated="16347"/>
        </table:table-row>
        <table:table-row table:style-name="ro1">
          <table:table-cell/>
          <table:table-cell table:style-name="ce5"/>
          <table:table-cell office:value-type="string" table:style-name="ce85">
            <text:p>Critère 2</text:p>
          </table:table-cell>
          <table:table-cell office:value-type="float" office:value="2" table:style-name="ce59">
            <text:p>2</text:p>
          </table:table-cell>
          <table:table-cell office:value-type="float" office:value="1" table:style-name="ce87">
            <text:p>1</text:p>
          </table:table-cell>
          <table:table-cell office:value-type="float" office:value="1" table:formula="of:=1/[.E10]" table:style-name="ce88">
            <text:p>1</text:p>
          </table:table-cell>
          <table:table-cell office:value-type="float" office:value="0.5" table:formula="of:=1/[.E11]" table:style-name="ce88">
            <text:p>0,5</text:p>
          </table:table-cell>
          <table:table-cell office:value-type="float" office:value="1" table:formula="of:=1/[.E12]" table:style-name="ce88">
            <text:p>1</text:p>
          </table:table-cell>
          <table:table-cell office:value-type="float" office:value="1" table:formula="of:=1/[.E13]" table:style-name="ce88">
            <text:p>1</text:p>
          </table:table-cell>
          <table:table-cell office:value-type="float" office:value="1" table:formula="of:=1/[.E14]" table:style-name="ce88">
            <text:p>1</text:p>
          </table:table-cell>
          <table:table-cell office:value-type="float" office:value="0.1111111111111111" table:formula="of:=1/[.E15]" table:style-name="ce88">
            <text:p>0,111111111</text:p>
          </table:table-cell>
          <table:table-cell office:value-type="float" office:value="0.2" table:formula="of:=1/[.E16]" table:style-name="ce88">
            <text:p>0,2</text:p>
          </table:table-cell>
          <table:table-cell office:value-type="float" office:value="0.5" table:formula="of:=1/[.E17]" table:style-name="ce88">
            <text:p>0,5</text:p>
          </table:table-cell>
          <table:table-cell table:style-name="ce1"/>
          <table:table-cell office:value-type="string" office:string-value="Critère 2" table:formula="of:=[.C9]" table:style-name="ce85">
            <text:p>Critère 2</text:p>
          </table:table-cell>
          <table:table-cell office:value-type="float" office:value="5.7746686081930121E-2" table:formula="of:=[.AG9]" table:style-name="ce108">
            <text:p>0,0577</text:p>
          </table:table-cell>
          <table:table-cell table:number-columns-repeated="2" table:style-name="ce1"/>
          <table:table-cell table:style-name="ce8"/>
          <table:table-cell table:style-name="ce1"/>
          <table:table-cell office:value-type="string" table:style-name="ce85">
            <text:p>Critère 2</text:p>
          </table:table-cell>
          <table:table-cell office:value-type="float" office:value="9.0909090909090912E-2" table:formula="of:=[.D9]/SUM([.D$8:.D$17])" table:style-name="ce91">
            <text:p>0,090909091</text:p>
          </table:table-cell>
          <table:table-cell office:value-type="float" office:value="4.2553191489361701E-2" table:formula="of:=[.E9]/SUM([.E$8:.E$17])" table:style-name="ce91">
            <text:p>0,042553191</text:p>
          </table:table-cell>
          <table:table-cell office:value-type="float" office:value="4.4776119402985079E-2" table:formula="of:=[.F9]/SUM([.F$8:.F$17])" table:style-name="ce109">
            <text:p>0,04</text:p>
          </table:table-cell>
          <table:table-cell office:value-type="float" office:value="4.5454545454545456E-2" table:formula="of:=[.G9]/SUM([.G$8:.G$17])" table:style-name="ce91">
            <text:p>0,045454545</text:p>
          </table:table-cell>
          <table:table-cell office:value-type="float" office:value="7.0588235294117646E-2" table:formula="of:=[.H9]/SUM([.H$8:.H$17])" table:style-name="ce91">
            <text:p>0,070588235</text:p>
          </table:table-cell>
          <table:table-cell office:value-type="float" office:value="8.1081081081081086E-2" table:formula="of:=[.I9]/SUM([.I$8:.I$17])" table:style-name="ce91">
            <text:p>0,081081081</text:p>
          </table:table-cell>
          <table:table-cell office:value-type="float" office:value="0.08" table:formula="of:=[.J9]/SUM([.J$8:.J$17])" table:style-name="ce91">
            <text:p>0,08</text:p>
          </table:table-cell>
          <table:table-cell office:value-type="float" office:value="1.3157894736842106E-2" table:formula="of:=[.K9]/SUM([.K$8:.K$17])" table:style-name="ce91">
            <text:p>0,013157895</text:p>
          </table:table-cell>
          <table:table-cell office:value-type="float" office:value="1.3303769401330377E-2" table:formula="of:=[.L9]/SUM([.L$8:.L$17])" table:style-name="ce91">
            <text:p>0,013303769</text:p>
          </table:table-cell>
          <table:table-cell office:value-type="float" office:value="9.5642933049946866E-2" table:formula="of:=[.M9]/SUM([.M$8:.M$17])" table:style-name="ce91">
            <text:p>0,095642933</text:p>
          </table:table-cell>
          <table:table-cell table:style-name="ce92"/>
          <table:table-cell office:value-type="float" office:value="5.7746686081930121E-2" table:formula="of:=AVERAGE([.V9:.AE9])" table:style-name="ce93">
            <text:p>0,057746686</text:p>
          </table:table-cell>
          <table:table-cell table:style-name="ce1"/>
          <table:table-cell office:value-type="float" office:value="0.66375778298622234" table:formula="of:=([.D9]*[.$AG$8])+([.E9]*[.$AG$9])+([.F9]*[.$AG$10])+([.G9]*[.$AG$11])+([.H9]*[.$AG$12])+([.I9]*[.$AG$13])+([.J9]*[.$AG$14])+([.K9]*[.$AG$15])+([.L9]*[.$AG$16])+([.M9]*[.$AG$17])" table:style-name="ce93">
            <text:p>0,663757783</text:p>
          </table:table-cell>
          <table:table-cell table:style-name="ce1"/>
          <table:table-cell office:value-type="float" office:value="11.49430085121236" table:formula="of:=[.AI9]/[.AG9]" table:style-name="ce93">
            <text:p>11,49430085</text:p>
          </table:table-cell>
          <table:table-cell table:number-columns-repeated="16347"/>
        </table:table-row>
        <table:table-row table:style-name="ro1">
          <table:table-cell/>
          <table:table-cell table:style-name="ce5"/>
          <table:table-cell office:value-type="string" table:style-name="ce85">
            <text:p>Critère 3</text:p>
          </table:table-cell>
          <table:table-cell office:value-type="float" office:value="3" table:style-name="ce59">
            <text:p>3</text:p>
          </table:table-cell>
          <table:table-cell office:value-type="float" office:value="1" table:style-name="ce59">
            <text:p>1</text:p>
          </table:table-cell>
          <table:table-cell office:value-type="float" office:value="1" table:style-name="ce87">
            <text:p>1</text:p>
          </table:table-cell>
          <table:table-cell office:value-type="float" office:value="0.33333333333333331" table:formula="of:=1/[.F11]" table:style-name="ce88">
            <text:p>0,333333333</text:p>
          </table:table-cell>
          <table:table-cell office:value-type="float" office:value="0.33333333333333331" table:formula="of:=1/[.F12]" table:style-name="ce88">
            <text:p>0,333333333</text:p>
          </table:table-cell>
          <table:table-cell office:value-type="float" office:value="0.33333333333333331" table:formula="of:=1/[.F13]" table:style-name="ce88">
            <text:p>0,333333333</text:p>
          </table:table-cell>
          <table:table-cell office:value-type="float" office:value="0.5" table:formula="of:=1/[.F14]" table:style-name="ce88">
            <text:p>0,5</text:p>
          </table:table-cell>
          <table:table-cell office:value-type="float" office:value="0.5" table:formula="of:=1/[.F15]" table:style-name="ce88">
            <text:p>0,5</text:p>
          </table:table-cell>
          <table:table-cell office:value-type="float" office:value="0.5" table:formula="of:=1/[.F16]" table:style-name="ce88">
            <text:p>0,5</text:p>
          </table:table-cell>
          <table:table-cell office:value-type="float" office:value="0.2" table:formula="of:=1/[.F17]" table:style-name="ce88">
            <text:p>0,2</text:p>
          </table:table-cell>
          <table:table-cell table:style-name="ce1"/>
          <table:table-cell office:value-type="string" office:string-value="Critère 3" table:formula="of:=[.C10]" table:style-name="ce85">
            <text:p>Critère 3</text:p>
          </table:table-cell>
          <table:table-cell office:value-type="float" office:value="4.7527953938984048E-2" table:formula="of:=[.AG10]" table:style-name="ce108">
            <text:p>0,0475</text:p>
          </table:table-cell>
          <table:table-cell table:number-columns-repeated="2" table:style-name="ce1"/>
          <table:table-cell table:style-name="ce8"/>
          <table:table-cell table:style-name="ce1"/>
          <table:table-cell office:value-type="string" table:style-name="ce85">
            <text:p>Critère 3</text:p>
          </table:table-cell>
          <table:table-cell office:value-type="float" office:value="0.13636363636363635" table:formula="of:=[.D10]/SUM([.D$8:.D$17])" table:style-name="ce91">
            <text:p>0,136363636</text:p>
          </table:table-cell>
          <table:table-cell office:value-type="float" office:value="4.2553191489361701E-2" table:formula="of:=[.E10]/SUM([.E$8:.E$17])" table:style-name="ce91">
            <text:p>0,042553191</text:p>
          </table:table-cell>
          <table:table-cell office:value-type="float" office:value="4.4776119402985079E-2" table:formula="of:=[.F10]/SUM([.F$8:.F$17])" table:style-name="ce109">
            <text:p>0,04</text:p>
          </table:table-cell>
          <table:table-cell office:value-type="float" office:value="3.03030303030303E-2" table:formula="of:=[.G10]/SUM([.G$8:.G$17])" table:style-name="ce91">
            <text:p>0,03030303</text:p>
          </table:table-cell>
          <table:table-cell office:value-type="float" office:value="2.3529411764705882E-2" table:formula="of:=[.H10]/SUM([.H$8:.H$17])" table:style-name="ce91">
            <text:p>0,023529412</text:p>
          </table:table-cell>
          <table:table-cell office:value-type="float" office:value="2.7027027027027029E-2" table:formula="of:=[.I10]/SUM([.I$8:.I$17])" table:style-name="ce91">
            <text:p>0,027027027</text:p>
          </table:table-cell>
          <table:table-cell office:value-type="float" office:value="0.04" table:formula="of:=[.J10]/SUM([.J$8:.J$17])" table:style-name="ce91">
            <text:p>0,04</text:p>
          </table:table-cell>
          <table:table-cell office:value-type="float" office:value="5.9210526315789484E-2" table:formula="of:=[.K10]/SUM([.K$8:.K$17])" table:style-name="ce91">
            <text:p>0,059210526</text:p>
          </table:table-cell>
          <table:table-cell office:value-type="float" office:value="3.325942350332594E-2" table:formula="of:=[.L10]/SUM([.L$8:.L$17])" table:style-name="ce91">
            <text:p>0,033259424</text:p>
          </table:table-cell>
          <table:table-cell office:value-type="float" office:value="3.8257173219978749E-2" table:formula="of:=[.M10]/SUM([.M$8:.M$17])" table:style-name="ce91">
            <text:p>0,038257173</text:p>
          </table:table-cell>
          <table:table-cell table:style-name="ce92"/>
          <table:table-cell office:value-type="float" office:value="4.7527953938984048E-2" table:formula="of:=AVERAGE([.V10:.AE10])" table:style-name="ce93">
            <text:p>0,047527954</text:p>
          </table:table-cell>
          <table:table-cell table:style-name="ce1"/>
          <table:table-cell office:value-type="float" office:value="0.56682618046533462" table:formula="of:=([.D10]*[.$AG$8])+([.E10]*[.$AG$9])+([.F10]*[.$AG$10])+([.G10]*[.$AG$11])+([.H10]*[.$AG$12])+([.I10]*[.$AG$13])+([.J10]*[.$AG$14])+([.K10]*[.$AG$15])+([.L10]*[.$AG$16])+([.M10]*[.$AG$17])" table:style-name="ce93">
            <text:p>0,56682618</text:p>
          </table:table-cell>
          <table:table-cell table:style-name="ce1"/>
          <table:table-cell office:value-type="float" office:value="11.926164151585841" table:formula="of:=[.AI10]/[.AG10]" table:style-name="ce93">
            <text:p>11,92616415</text:p>
          </table:table-cell>
          <table:table-cell table:number-columns-repeated="16347"/>
        </table:table-row>
        <table:table-row table:style-name="ro1">
          <table:table-cell/>
          <table:table-cell table:style-name="ce5"/>
          <table:table-cell office:value-type="string" table:style-name="ce85">
            <text:p>Critère 4</text:p>
          </table:table-cell>
          <table:table-cell office:value-type="float" office:value="6" table:style-name="ce59">
            <text:p>6</text:p>
          </table:table-cell>
          <table:table-cell office:value-type="float" office:value="2" table:style-name="ce59">
            <text:p>2</text:p>
          </table:table-cell>
          <table:table-cell office:value-type="float" office:value="3" table:style-name="ce59">
            <text:p>3</text:p>
          </table:table-cell>
          <table:table-cell office:value-type="float" office:value="1" table:style-name="ce87">
            <text:p>1</text:p>
          </table:table-cell>
          <table:table-cell office:value-type="float" office:value="0.33333333333333331" table:formula="of:=1/[.G12]" table:style-name="ce88">
            <text:p>0,333333333</text:p>
          </table:table-cell>
          <table:table-cell office:value-type="float" office:value="1" table:formula="of:=1/[.G13]" table:style-name="ce88">
            <text:p>1</text:p>
          </table:table-cell>
          <table:table-cell office:value-type="float" office:value="0.5" table:formula="of:=1/[.G14]" table:style-name="ce88">
            <text:p>0,5</text:p>
          </table:table-cell>
          <table:table-cell office:value-type="float" office:value="1" table:formula="of:=1/[.G15]" table:style-name="ce88">
            <text:p>1</text:p>
          </table:table-cell>
          <table:table-cell office:value-type="float" office:value="1" table:formula="of:=1/[.G16]" table:style-name="ce88">
            <text:p>1</text:p>
          </table:table-cell>
          <table:table-cell office:value-type="float" office:value="1" table:formula="of:=1/[.G17]" table:style-name="ce88">
            <text:p>1</text:p>
          </table:table-cell>
          <table:table-cell table:style-name="ce1"/>
          <table:table-cell office:value-type="string" office:string-value="Critère 4" table:formula="of:=[.C11]" table:style-name="ce85">
            <text:p>Critère 4</text:p>
          </table:table-cell>
          <table:table-cell office:value-type="float" office:value="0.1103907363407954" table:formula="of:=[.AG11]" table:style-name="ce108">
            <text:p>0,1104</text:p>
          </table:table-cell>
          <table:table-cell table:number-columns-repeated="2" table:style-name="ce1"/>
          <table:table-cell table:style-name="ce8"/>
          <table:table-cell table:style-name="ce1"/>
          <table:table-cell office:value-type="string" table:style-name="ce85">
            <text:p>Critère 4</text:p>
          </table:table-cell>
          <table:table-cell office:value-type="float" office:value="0.27272727272727271" table:formula="of:=[.D11]/SUM([.D$8:.D$17])" table:style-name="ce91">
            <text:p>0,272727273</text:p>
          </table:table-cell>
          <table:table-cell office:value-type="float" office:value="8.5106382978723402E-2" table:formula="of:=[.E11]/SUM([.E$8:.E$17])" table:style-name="ce91">
            <text:p>0,085106383</text:p>
          </table:table-cell>
          <table:table-cell office:value-type="float" office:value="0.13432835820895522" table:formula="of:=[.F11]/SUM([.F$8:.F$17])" table:style-name="ce109">
            <text:p>0,13</text:p>
          </table:table-cell>
          <table:table-cell office:value-type="float" office:value="9.0909090909090912E-2" table:formula="of:=[.G11]/SUM([.G$8:.G$17])" table:style-name="ce91">
            <text:p>0,090909091</text:p>
          </table:table-cell>
          <table:table-cell office:value-type="float" office:value="2.3529411764705882E-2" table:formula="of:=[.H11]/SUM([.H$8:.H$17])" table:style-name="ce91">
            <text:p>0,023529412</text:p>
          </table:table-cell>
          <table:table-cell office:value-type="float" office:value="8.1081081081081086E-2" table:formula="of:=[.I11]/SUM([.I$8:.I$17])" table:style-name="ce91">
            <text:p>0,081081081</text:p>
          </table:table-cell>
          <table:table-cell office:value-type="float" office:value="0.04" table:formula="of:=[.J11]/SUM([.J$8:.J$17])" table:style-name="ce91">
            <text:p>0,04</text:p>
          </table:table-cell>
          <table:table-cell office:value-type="float" office:value="0.11842105263157897" table:formula="of:=[.K11]/SUM([.K$8:.K$17])" table:style-name="ce91">
            <text:p>0,118421053</text:p>
          </table:table-cell>
          <table:table-cell office:value-type="float" office:value="6.6518847006651879E-2" table:formula="of:=[.L11]/SUM([.L$8:.L$17])" table:style-name="ce91">
            <text:p>0,066518847</text:p>
          </table:table-cell>
          <table:table-cell office:value-type="float" office:value="0.19128586609989373" table:formula="of:=[.M11]/SUM([.M$8:.M$17])" table:style-name="ce91">
            <text:p>0,191285866</text:p>
          </table:table-cell>
          <table:table-cell table:style-name="ce92"/>
          <table:table-cell office:value-type="float" office:value="0.1103907363407954" table:formula="of:=AVERAGE([.V11:.AE11])" table:style-name="ce93">
            <text:p>0,110390736</text:p>
          </table:table-cell>
          <table:table-cell table:style-name="ce1"/>
          <table:table-cell office:value-type="float" office:value="1.3042944425308218" table:formula="of:=([.D11]*[.$AG$8])+([.E11]*[.$AG$9])+([.F11]*[.$AG$10])+([.G11]*[.$AG$11])+([.H11]*[.$AG$12])+([.I11]*[.$AG$13])+([.J11]*[.$AG$14])+([.K11]*[.$AG$15])+([.L11]*[.$AG$16])+([.M11]*[.$AG$17])" table:style-name="ce93">
            <text:p>1,304294443</text:p>
          </table:table-cell>
          <table:table-cell table:style-name="ce1"/>
          <table:table-cell office:value-type="float" office:value="11.815252672146675" table:formula="of:=[.AI11]/[.AG11]" table:style-name="ce93">
            <text:p>11,81525267</text:p>
          </table:table-cell>
          <table:table-cell table:number-columns-repeated="16347"/>
        </table:table-row>
        <table:table-row table:style-name="ro1">
          <table:table-cell/>
          <table:table-cell table:style-name="ce5"/>
          <table:table-cell office:value-type="string" table:style-name="ce85">
            <text:p>Critère 5</text:p>
          </table:table-cell>
          <table:table-cell office:value-type="float" office:value="2" table:style-name="ce59">
            <text:p>2</text:p>
          </table:table-cell>
          <table:table-cell office:value-type="float" office:value="1" table:style-name="ce59">
            <text:p>1</text:p>
          </table:table-cell>
          <table:table-cell office:value-type="float" office:value="3" table:style-name="ce59">
            <text:p>3</text:p>
          </table:table-cell>
          <table:table-cell office:value-type="float" office:value="3" table:style-name="ce59">
            <text:p>3</text:p>
          </table:table-cell>
          <table:table-cell office:value-type="float" office:value="1" table:style-name="ce87">
            <text:p>1</text:p>
          </table:table-cell>
          <table:table-cell office:value-type="float" office:value="0.5" table:formula="of:=1/[.H13]" table:style-name="ce88">
            <text:p>0,5</text:p>
          </table:table-cell>
          <table:table-cell office:value-type="float" office:value="0.5" table:formula="of:=1/[.H14]" table:style-name="ce88">
            <text:p>0,5</text:p>
          </table:table-cell>
          <table:table-cell office:value-type="float" office:value="0.5" table:formula="of:=1/[.H15]" table:style-name="ce88">
            <text:p>0,5</text:p>
          </table:table-cell>
          <table:table-cell office:value-type="float" office:value="1" table:formula="of:=1/[.H16]" table:style-name="ce88">
            <text:p>1</text:p>
          </table:table-cell>
          <table:table-cell office:value-type="float" office:value="0.25" table:formula="of:=1/[.H17]" table:style-name="ce88">
            <text:p>0,25</text:p>
          </table:table-cell>
          <table:table-cell table:style-name="ce1"/>
          <table:table-cell office:value-type="string" office:string-value="Critère 5" table:formula="of:=[.C12]" table:style-name="ce85">
            <text:p>Critère 5</text:p>
          </table:table-cell>
          <table:table-cell office:value-type="float" office:value="8.6519752901675365E-2" table:formula="of:=[.AG12]" table:style-name="ce108">
            <text:p>0,0865</text:p>
          </table:table-cell>
          <table:table-cell table:number-columns-repeated="2" table:style-name="ce1"/>
          <table:table-cell table:style-name="ce8"/>
          <table:table-cell table:style-name="ce1"/>
          <table:table-cell office:value-type="string" table:style-name="ce85">
            <text:p>Critère 5</text:p>
          </table:table-cell>
          <table:table-cell office:value-type="float" office:value="9.0909090909090912E-2" table:formula="of:=[.D12]/SUM([.D$8:.D$17])" table:style-name="ce91">
            <text:p>0,090909091</text:p>
          </table:table-cell>
          <table:table-cell office:value-type="float" office:value="4.2553191489361701E-2" table:formula="of:=[.E12]/SUM([.E$8:.E$17])" table:style-name="ce91">
            <text:p>0,042553191</text:p>
          </table:table-cell>
          <table:table-cell office:value-type="float" office:value="0.13432835820895522" table:formula="of:=[.F12]/SUM([.F$8:.F$17])" table:style-name="ce109">
            <text:p>0,13</text:p>
          </table:table-cell>
          <table:table-cell office:value-type="float" office:value="0.27272727272727271" table:formula="of:=[.G12]/SUM([.G$8:.G$17])" table:style-name="ce91">
            <text:p>0,272727273</text:p>
          </table:table-cell>
          <table:table-cell office:value-type="float" office:value="7.0588235294117646E-2" table:formula="of:=[.H12]/SUM([.H$8:.H$17])" table:style-name="ce91">
            <text:p>0,070588235</text:p>
          </table:table-cell>
          <table:table-cell office:value-type="float" office:value="4.0540540540540543E-2" table:formula="of:=[.I12]/SUM([.I$8:.I$17])" table:style-name="ce91">
            <text:p>0,040540541</text:p>
          </table:table-cell>
          <table:table-cell office:value-type="float" office:value="0.04" table:formula="of:=[.J12]/SUM([.J$8:.J$17])" table:style-name="ce91">
            <text:p>0,04</text:p>
          </table:table-cell>
          <table:table-cell office:value-type="float" office:value="5.9210526315789484E-2" table:formula="of:=[.K12]/SUM([.K$8:.K$17])" table:style-name="ce91">
            <text:p>0,059210526</text:p>
          </table:table-cell>
          <table:table-cell office:value-type="float" office:value="6.6518847006651879E-2" table:formula="of:=[.L12]/SUM([.L$8:.L$17])" table:style-name="ce91">
            <text:p>0,066518847</text:p>
          </table:table-cell>
          <table:table-cell office:value-type="float" office:value="4.7821466524973433E-2" table:formula="of:=[.M12]/SUM([.M$8:.M$17])" table:style-name="ce91">
            <text:p>0,047821467</text:p>
          </table:table-cell>
          <table:table-cell table:style-name="ce1"/>
          <table:table-cell office:value-type="float" office:value="8.6519752901675365E-2" table:formula="of:=AVERAGE([.V12:.AE12])" table:style-name="ce93">
            <text:p>0,086519753</text:p>
          </table:table-cell>
          <table:table-cell table:style-name="ce1"/>
          <table:table-cell office:value-type="float" office:value="1.050732228183235" table:formula="of:=([.D12]*[.$AG$8])+([.E12]*[.$AG$9])+([.F12]*[.$AG$10])+([.G12]*[.$AG$11])+([.H12]*[.$AG$12])+([.I12]*[.$AG$13])+([.J12]*[.$AG$14])+([.K12]*[.$AG$15])+([.L12]*[.$AG$16])+([.M12]*[.$AG$17])" table:style-name="ce93">
            <text:p>1,050732228</text:p>
          </table:table-cell>
          <table:table-cell table:style-name="ce1"/>
          <table:table-cell office:value-type="float" office:value="12.144420123082536" table:formula="of:=[.AI12]/[.AG12]" table:style-name="ce93">
            <text:p>12,14442012</text:p>
          </table:table-cell>
          <table:table-cell table:number-columns-repeated="16347"/>
        </table:table-row>
        <table:table-row table:style-name="ro1">
          <table:table-cell/>
          <table:table-cell table:style-name="ce5"/>
          <table:table-cell office:value-type="string" table:style-name="ce85">
            <text:p>Critère 6</text:p>
          </table:table-cell>
          <table:table-cell office:value-type="float" office:value="2" table:style-name="ce59">
            <text:p>2</text:p>
          </table:table-cell>
          <table:table-cell office:value-type="float" office:value="1" table:style-name="ce59">
            <text:p>1</text:p>
          </table:table-cell>
          <table:table-cell office:value-type="float" office:value="3" table:style-name="ce59">
            <text:p>3</text:p>
          </table:table-cell>
          <table:table-cell office:value-type="float" office:value="1" table:style-name="ce59">
            <text:p>1</text:p>
          </table:table-cell>
          <table:table-cell office:value-type="float" office:value="2" table:style-name="ce59">
            <text:p>2</text:p>
          </table:table-cell>
          <table:table-cell office:value-type="float" office:value="1" table:style-name="ce87">
            <text:p>1</text:p>
          </table:table-cell>
          <table:table-cell office:value-type="float" office:value="1" table:formula="of:=1/[.I14]" table:style-name="ce88">
            <text:p>1</text:p>
          </table:table-cell>
          <table:table-cell office:value-type="float" office:value="1" table:formula="of:=1/[.I15]" table:style-name="ce88">
            <text:p>1</text:p>
          </table:table-cell>
          <table:table-cell office:value-type="float" office:value="0.33333333333333331" table:formula="of:=1/[.I16]" table:style-name="ce88">
            <text:p>0,333333333</text:p>
          </table:table-cell>
          <table:table-cell office:value-type="float" office:value="0.33333333333333331" table:formula="of:=1/[.I17]" table:style-name="ce88">
            <text:p>0,333333333</text:p>
          </table:table-cell>
          <table:table-cell table:style-name="ce1"/>
          <table:table-cell office:value-type="string" office:string-value="Critère 6" table:formula="of:=[.C13]" table:style-name="ce85">
            <text:p>Critère 6</text:p>
          </table:table-cell>
          <table:table-cell office:value-type="float" office:value="8.6531324018624262E-2" table:formula="of:=[.AG13]" table:style-name="ce108">
            <text:p>0,0865</text:p>
          </table:table-cell>
          <table:table-cell table:number-columns-repeated="2" table:style-name="ce1"/>
          <table:table-cell table:style-name="ce8"/>
          <table:table-cell table:style-name="ce1"/>
          <table:table-cell office:value-type="string" table:style-name="ce85">
            <text:p>Critère 6</text:p>
          </table:table-cell>
          <table:table-cell office:value-type="float" office:value="9.0909090909090912E-2" table:formula="of:=[.D13]/SUM([.D$8:.D$17])" table:style-name="ce91">
            <text:p>0,090909091</text:p>
          </table:table-cell>
          <table:table-cell office:value-type="float" office:value="4.2553191489361701E-2" table:formula="of:=[.E13]/SUM([.E$8:.E$17])" table:style-name="ce91">
            <text:p>0,042553191</text:p>
          </table:table-cell>
          <table:table-cell office:value-type="float" office:value="0.13432835820895522" table:formula="of:=[.F13]/SUM([.F$8:.F$17])" table:style-name="ce109">
            <text:p>0,13</text:p>
          </table:table-cell>
          <table:table-cell office:value-type="float" office:value="9.0909090909090912E-2" table:formula="of:=[.G13]/SUM([.G$8:.G$17])" table:style-name="ce91">
            <text:p>0,090909091</text:p>
          </table:table-cell>
          <table:table-cell office:value-type="float" office:value="0.14117647058823529" table:formula="of:=[.H13]/SUM([.H$8:.H$17])" table:style-name="ce91">
            <text:p>0,141176471</text:p>
          </table:table-cell>
          <table:table-cell office:value-type="float" office:value="8.1081081081081086E-2" table:formula="of:=[.I13]/SUM([.I$8:.I$17])" table:style-name="ce91">
            <text:p>0,081081081</text:p>
          </table:table-cell>
          <table:table-cell office:value-type="float" office:value="0.08" table:formula="of:=[.J13]/SUM([.J$8:.J$17])" table:style-name="ce91">
            <text:p>0,08</text:p>
          </table:table-cell>
          <table:table-cell office:value-type="float" office:value="0.11842105263157897" table:formula="of:=[.K13]/SUM([.K$8:.K$17])" table:style-name="ce91">
            <text:p>0,118421053</text:p>
          </table:table-cell>
          <table:table-cell office:value-type="float" office:value="2.2172949002217293E-2" table:formula="of:=[.L13]/SUM([.L$8:.L$17])" table:style-name="ce91">
            <text:p>0,022172949</text:p>
          </table:table-cell>
          <table:table-cell office:value-type="float" office:value="6.3761955366631234E-2" table:formula="of:=[.M13]/SUM([.M$8:.M$17])" table:style-name="ce91">
            <text:p>0,063761955</text:p>
          </table:table-cell>
          <table:table-cell table:style-name="ce1"/>
          <table:table-cell office:value-type="float" office:value="8.6531324018624262E-2" table:formula="of:=AVERAGE([.V13:.AE13])" table:style-name="ce93">
            <text:p>0,086531324</text:p>
          </table:table-cell>
          <table:table-cell table:style-name="ce1"/>
          <table:table-cell office:value-type="float" office:value="1.007219402912515" table:formula="of:=([.D13]*[.$AG$8])+([.E13]*[.$AG$9])+([.F13]*[.$AG$10])+([.G13]*[.$AG$11])+([.H13]*[.$AG$12])+([.I13]*[.$AG$13])+([.J13]*[.$AG$14])+([.K13]*[.$AG$15])+([.L13]*[.$AG$16])+([.M13]*[.$AG$17])" table:style-name="ce93">
            <text:p>1,007219403</text:p>
          </table:table-cell>
          <table:table-cell table:style-name="ce1"/>
          <table:table-cell office:value-type="float" office:value="11.639939806025962" table:formula="of:=[.AI13]/[.AG13]" table:style-name="ce93">
            <text:p>11,63993981</text:p>
          </table:table-cell>
          <table:table-cell table:number-columns-repeated="16347"/>
        </table:table-row>
        <table:table-row table:style-name="ro1">
          <table:table-cell/>
          <table:table-cell table:style-name="ce5"/>
          <table:table-cell office:value-type="string" table:style-name="ce85">
            <text:p>Critère 7</text:p>
          </table:table-cell>
          <table:table-cell office:value-type="float" office:value="1" table:style-name="ce59">
            <text:p>1</text:p>
          </table:table-cell>
          <table:table-cell office:value-type="float" office:value="1" table:style-name="ce59">
            <text:p>1</text:p>
          </table:table-cell>
          <table:table-cell office:value-type="float" office:value="2" table:style-name="ce59">
            <text:p>2</text:p>
          </table:table-cell>
          <table:table-cell office:value-type="float" office:value="2" table:style-name="ce59">
            <text:p>2</text:p>
          </table:table-cell>
          <table:table-cell office:value-type="float" office:value="2" table:style-name="ce59">
            <text:p>2</text:p>
          </table:table-cell>
          <table:table-cell office:value-type="float" office:value="1" table:style-name="ce59">
            <text:p>1</text:p>
          </table:table-cell>
          <table:table-cell office:value-type="float" office:value="1" table:style-name="ce70">
            <text:p>1</text:p>
          </table:table-cell>
          <table:table-cell office:value-type="float" office:value="0.33333333333333331" table:formula="of:=1/[.J15]" table:style-name="ce88">
            <text:p>0,333333333</text:p>
          </table:table-cell>
          <table:table-cell office:value-type="float" office:value="0.5" table:formula="of:=1/[.J16]" table:style-name="ce88">
            <text:p>0,5</text:p>
          </table:table-cell>
          <table:table-cell office:value-type="float" office:value="0.5" table:formula="of:=1/[.J17]" table:style-name="ce88">
            <text:p>0,5</text:p>
          </table:table-cell>
          <table:table-cell table:style-name="ce1"/>
          <table:table-cell office:value-type="string" office:string-value="Critère 7" table:formula="of:=[.C14]" table:style-name="ce85">
            <text:p>Critère 7</text:p>
          </table:table-cell>
          <table:table-cell office:value-type="float" office:value="8.3001175000117472E-2" table:formula="of:=[.AG14]" table:style-name="ce108">
            <text:p>0,0830</text:p>
          </table:table-cell>
          <table:table-cell table:number-columns-repeated="2" table:style-name="ce1"/>
          <table:table-cell table:style-name="ce8"/>
          <table:table-cell table:style-name="ce1"/>
          <table:table-cell office:value-type="string" table:style-name="ce85">
            <text:p>Critère 7</text:p>
          </table:table-cell>
          <table:table-cell office:value-type="float" office:value="4.5454545454545456E-2" table:formula="of:=[.D14]/SUM([.D$8:.D$17])" table:style-name="ce91">
            <text:p>0,045454545</text:p>
          </table:table-cell>
          <table:table-cell office:value-type="float" office:value="4.2553191489361701E-2" table:formula="of:=[.E14]/SUM([.E$8:.E$17])" table:style-name="ce91">
            <text:p>0,042553191</text:p>
          </table:table-cell>
          <table:table-cell office:value-type="float" office:value="8.9552238805970158E-2" table:formula="of:=[.F14]/SUM([.F$8:.F$17])" table:style-name="ce109">
            <text:p>0,09</text:p>
          </table:table-cell>
          <table:table-cell office:value-type="float" office:value="0.18181818181818182" table:formula="of:=[.G14]/SUM([.G$8:.G$17])" table:style-name="ce91">
            <text:p>0,181818182</text:p>
          </table:table-cell>
          <table:table-cell office:value-type="float" office:value="0.14117647058823529" table:formula="of:=[.H14]/SUM([.H$8:.H$17])" table:style-name="ce91">
            <text:p>0,141176471</text:p>
          </table:table-cell>
          <table:table-cell office:value-type="float" office:value="8.1081081081081086E-2" table:formula="of:=[.I14]/SUM([.I$8:.I$17])" table:style-name="ce91">
            <text:p>0,081081081</text:p>
          </table:table-cell>
          <table:table-cell office:value-type="float" office:value="0.08" table:formula="of:=[.J14]/SUM([.J$8:.J$17])" table:style-name="ce91">
            <text:p>0,08</text:p>
          </table:table-cell>
          <table:table-cell office:value-type="float" office:value="3.9473684210526321E-2" table:formula="of:=[.K14]/SUM([.K$8:.K$17])" table:style-name="ce91">
            <text:p>0,039473684</text:p>
          </table:table-cell>
          <table:table-cell office:value-type="float" office:value="3.325942350332594E-2" table:formula="of:=[.L14]/SUM([.L$8:.L$17])" table:style-name="ce91">
            <text:p>0,033259424</text:p>
          </table:table-cell>
          <table:table-cell office:value-type="float" office:value="9.5642933049946866E-2" table:formula="of:=[.M14]/SUM([.M$8:.M$17])" table:style-name="ce91">
            <text:p>0,095642933</text:p>
          </table:table-cell>
          <table:table-cell table:style-name="ce1"/>
          <table:table-cell office:value-type="float" office:value="8.3001175000117472E-2" table:formula="of:=AVERAGE([.V14:.AE14])" table:style-name="ce93">
            <text:p>0,083001175</text:p>
          </table:table-cell>
          <table:table-cell table:style-name="ce1"/>
          <table:table-cell office:value-type="float" office:value="0.98179584291509514" table:formula="of:=([.D14]*[.$AG$8])+([.E14]*[.$AG$9])+([.F14]*[.$AG$10])+([.G14]*[.$AG$11])+([.H14]*[.$AG$12])+([.I14]*[.$AG$13])+([.J14]*[.$AG$14])+([.K14]*[.$AG$15])+([.L14]*[.$AG$16])+([.M14]*[.$AG$17])" table:style-name="ce93">
            <text:p>0,981795843</text:p>
          </table:table-cell>
          <table:table-cell table:style-name="ce1"/>
          <table:table-cell office:value-type="float" office:value="11.828698122812185" table:formula="of:=[.AI14]/[.AG14]" table:style-name="ce93">
            <text:p>11,82869812</text:p>
          </table:table-cell>
          <table:table-cell table:number-columns-repeated="16347"/>
        </table:table-row>
        <table:table-row table:style-name="ro1">
          <table:table-cell/>
          <table:table-cell table:style-name="ce5"/>
          <table:table-cell office:value-type="string" table:style-name="ce85">
            <text:p>Critère 8</text:p>
          </table:table-cell>
          <table:table-cell office:value-type="float" office:value="1" table:style-name="ce59">
            <text:p>1</text:p>
          </table:table-cell>
          <table:table-cell office:value-type="float" office:value="9" table:style-name="ce59">
            <text:p>9</text:p>
          </table:table-cell>
          <table:table-cell office:value-type="float" office:value="2" table:style-name="ce59">
            <text:p>2</text:p>
          </table:table-cell>
          <table:table-cell office:value-type="float" office:value="1" table:style-name="ce59">
            <text:p>1</text:p>
          </table:table-cell>
          <table:table-cell office:value-type="float" office:value="2" table:style-name="ce59">
            <text:p>2</text:p>
          </table:table-cell>
          <table:table-cell office:value-type="float" office:value="1" table:style-name="ce59">
            <text:p>1</text:p>
          </table:table-cell>
          <table:table-cell office:value-type="float" office:value="3" table:style-name="ce59">
            <text:p>3</text:p>
          </table:table-cell>
          <table:table-cell office:value-type="float" office:value="1" table:style-name="ce87">
            <text:p>1</text:p>
          </table:table-cell>
          <table:table-cell office:value-type="float" office:value="0.5" table:formula="of:=1/[.K16]" table:style-name="ce88">
            <text:p>0,5</text:p>
          </table:table-cell>
          <table:table-cell office:value-type="float" office:value="1" table:formula="of:=1/[.K17]" table:style-name="ce88">
            <text:p>1</text:p>
          </table:table-cell>
          <table:table-cell table:style-name="ce1"/>
          <table:table-cell office:value-type="string" office:string-value="Critère 8" table:formula="of:=[.C15]" table:style-name="ce85">
            <text:p>Critère 8</text:p>
          </table:table-cell>
          <table:table-cell office:value-type="float" office:value="0.14141184924779768" table:formula="of:=[.AG15]" table:style-name="ce108">
            <text:p>0,1414</text:p>
          </table:table-cell>
          <table:table-cell table:number-columns-repeated="2" table:style-name="ce1"/>
          <table:table-cell table:style-name="ce8"/>
          <table:table-cell table:style-name="ce1"/>
          <table:table-cell office:value-type="string" table:style-name="ce85">
            <text:p>Critère 8</text:p>
          </table:table-cell>
          <table:table-cell office:value-type="float" office:value="4.5454545454545456E-2" table:formula="of:=[.D15]/SUM([.D$8:.D$17])" table:style-name="ce91">
            <text:p>0,045454545</text:p>
          </table:table-cell>
          <table:table-cell office:value-type="float" office:value="0.38297872340425532" table:formula="of:=[.E15]/SUM([.E$8:.E$17])" table:style-name="ce91">
            <text:p>0,382978723</text:p>
          </table:table-cell>
          <table:table-cell office:value-type="float" office:value="8.9552238805970158E-2" table:formula="of:=[.F15]/SUM([.F$8:.F$17])" table:style-name="ce109">
            <text:p>0,09</text:p>
          </table:table-cell>
          <table:table-cell office:value-type="float" office:value="9.0909090909090912E-2" table:formula="of:=[.G15]/SUM([.G$8:.G$17])" table:style-name="ce91">
            <text:p>0,090909091</text:p>
          </table:table-cell>
          <table:table-cell office:value-type="float" office:value="0.14117647058823529" table:formula="of:=[.H15]/SUM([.H$8:.H$17])" table:style-name="ce91">
            <text:p>0,141176471</text:p>
          </table:table-cell>
          <table:table-cell office:value-type="float" office:value="8.1081081081081086E-2" table:formula="of:=[.I15]/SUM([.I$8:.I$17])" table:style-name="ce91">
            <text:p>0,081081081</text:p>
          </table:table-cell>
          <table:table-cell office:value-type="float" office:value="0.24" table:formula="of:=[.J15]/SUM([.J$8:.J$17])" table:style-name="ce91">
            <text:p>0,24</text:p>
          </table:table-cell>
          <table:table-cell office:value-type="float" office:value="0.11842105263157897" table:formula="of:=[.K15]/SUM([.K$8:.K$17])" table:style-name="ce91">
            <text:p>0,118421053</text:p>
          </table:table-cell>
          <table:table-cell office:value-type="float" office:value="3.325942350332594E-2" table:formula="of:=[.L15]/SUM([.L$8:.L$17])" table:style-name="ce91">
            <text:p>0,033259424</text:p>
          </table:table-cell>
          <table:table-cell office:value-type="float" office:value="0.19128586609989373" table:formula="of:=[.M15]/SUM([.M$8:.M$17])" table:style-name="ce91">
            <text:p>0,191285866</text:p>
          </table:table-cell>
          <table:table-cell table:style-name="ce1"/>
          <table:table-cell office:value-type="float" office:value="0.14141184924779768" table:formula="of:=AVERAGE([.V15:.AE15])" table:style-name="ce93">
            <text:p>0,141411849</text:p>
          </table:table-cell>
          <table:table-cell table:style-name="ce1"/>
          <table:table-cell office:value-type="float" office:value="1.7001671330690455" table:formula="of:=([.D15]*[.$AG$8])+([.E15]*[.$AG$9])+([.F15]*[.$AG$10])+([.G15]*[.$AG$11])+([.H15]*[.$AG$12])+([.I15]*[.$AG$13])+([.J15]*[.$AG$14])+([.K15]*[.$AG$15])+([.L15]*[.$AG$16])+([.M15]*[.$AG$17])" table:style-name="ce93">
            <text:p>1,700167133</text:p>
          </table:table-cell>
          <table:table-cell table:style-name="ce1"/>
          <table:table-cell office:value-type="float" office:value="12.022805317324027" table:formula="of:=[.AI15]/[.AG15]" table:style-name="ce93">
            <text:p>12,02280532</text:p>
          </table:table-cell>
          <table:table-cell table:number-columns-repeated="16347"/>
        </table:table-row>
        <table:table-row table:style-name="ro1">
          <table:table-cell/>
          <table:table-cell table:style-name="ce5"/>
          <table:table-cell office:value-type="string" table:style-name="ce85">
            <text:p>Critère 9</text:p>
          </table:table-cell>
          <table:table-cell office:value-type="float" office:value="1" table:style-name="ce59">
            <text:p>1</text:p>
          </table:table-cell>
          <table:table-cell office:value-type="float" office:value="5" table:style-name="ce59">
            <text:p>5</text:p>
          </table:table-cell>
          <table:table-cell office:value-type="float" office:value="2" table:style-name="ce59">
            <text:p>2</text:p>
          </table:table-cell>
          <table:table-cell office:value-type="float" office:value="1" table:style-name="ce59">
            <text:p>1</text:p>
          </table:table-cell>
          <table:table-cell office:value-type="float" office:value="1" table:style-name="ce59">
            <text:p>1</text:p>
          </table:table-cell>
          <table:table-cell office:value-type="float" office:value="3" table:style-name="ce59">
            <text:p>3</text:p>
          </table:table-cell>
          <table:table-cell office:value-type="float" office:value="2" table:style-name="ce59">
            <text:p>2</text:p>
          </table:table-cell>
          <table:table-cell office:value-type="float" office:value="2" table:style-name="ce59">
            <text:p>2</text:p>
          </table:table-cell>
          <table:table-cell office:value-type="float" office:value="1" table:style-name="ce87">
            <text:p>1</text:p>
          </table:table-cell>
          <table:table-cell office:value-type="float" office:value="0.1111111111111111" table:formula="of:=1/[.L17]" table:style-name="ce88">
            <text:p>0,111111111</text:p>
          </table:table-cell>
          <table:table-cell table:style-name="ce1"/>
          <table:table-cell office:value-type="string" office:string-value="Critère 9" table:formula="of:=[.C16]" table:style-name="ce85">
            <text:p>Critère 9</text:p>
          </table:table-cell>
          <table:table-cell office:value-type="float" office:value="0.1237128248545796" table:formula="of:=[.AG16]" table:style-name="ce108">
            <text:p>0,1237</text:p>
          </table:table-cell>
          <table:table-cell table:number-columns-repeated="2" table:style-name="ce1"/>
          <table:table-cell table:style-name="ce8"/>
          <table:table-cell table:style-name="ce1"/>
          <table:table-cell office:value-type="string" table:style-name="ce85">
            <text:p>Critère 9</text:p>
          </table:table-cell>
          <table:table-cell office:value-type="float" office:value="4.5454545454545456E-2" table:formula="of:=[.D16]/SUM([.D$8:.D$17])" table:style-name="ce91">
            <text:p>0,045454545</text:p>
          </table:table-cell>
          <table:table-cell office:value-type="float" office:value="0.21276595744680851" table:formula="of:=[.E16]/SUM([.E$8:.E$17])" table:style-name="ce91">
            <text:p>0,212765957</text:p>
          </table:table-cell>
          <table:table-cell office:value-type="float" office:value="8.9552238805970158E-2" table:formula="of:=[.F16]/SUM([.F$8:.F$17])" table:style-name="ce109">
            <text:p>0,09</text:p>
          </table:table-cell>
          <table:table-cell office:value-type="float" office:value="9.0909090909090912E-2" table:formula="of:=[.G16]/SUM([.G$8:.G$17])" table:style-name="ce91">
            <text:p>0,090909091</text:p>
          </table:table-cell>
          <table:table-cell office:value-type="float" office:value="7.0588235294117646E-2" table:formula="of:=[.H16]/SUM([.H$8:.H$17])" table:style-name="ce91">
            <text:p>0,070588235</text:p>
          </table:table-cell>
          <table:table-cell office:value-type="float" office:value="0.24324324324324326" table:formula="of:=[.I16]/SUM([.I$8:.I$17])" table:style-name="ce91">
            <text:p>0,243243243</text:p>
          </table:table-cell>
          <table:table-cell office:value-type="float" office:value="0.16" table:formula="of:=[.J16]/SUM([.J$8:.J$17])" table:style-name="ce91">
            <text:p>0,16</text:p>
          </table:table-cell>
          <table:table-cell office:value-type="float" office:value="0.23684210526315794" table:formula="of:=[.K16]/SUM([.K$8:.K$17])" table:style-name="ce91">
            <text:p>0,236842105</text:p>
          </table:table-cell>
          <table:table-cell office:value-type="float" office:value="6.6518847006651879E-2" table:formula="of:=[.L16]/SUM([.L$8:.L$17])" table:style-name="ce91">
            <text:p>0,066518847</text:p>
          </table:table-cell>
          <table:table-cell office:value-type="float" office:value="2.1253985122210411E-2" table:formula="of:=[.M16]/SUM([.M$8:.M$17])" table:style-name="ce91">
            <text:p>0,021253985</text:p>
          </table:table-cell>
          <table:table-cell table:style-name="ce1"/>
          <table:table-cell office:value-type="float" office:value="0.1237128248545796" table:formula="of:=AVERAGE([.V16:.AE16])" table:style-name="ce93">
            <text:p>0,123712825</text:p>
          </table:table-cell>
          <table:table-cell table:style-name="ce1"/>
          <table:table-cell office:value-type="float" office:value="1.4866363764649857" table:formula="of:=([.D16]*[.$AG$8])+([.E16]*[.$AG$9])+([.F16]*[.$AG$10])+([.G16]*[.$AG$11])+([.H16]*[.$AG$12])+([.I16]*[.$AG$13])+([.J16]*[.$AG$14])+([.K16]*[.$AG$15])+([.L16]*[.$AG$16])+([.M16]*[.$AG$17])" table:style-name="ce93">
            <text:p>1,486636376</text:p>
          </table:table-cell>
          <table:table-cell table:style-name="ce1"/>
          <table:table-cell office:value-type="float" office:value="12.016833163517836" table:formula="of:=[.AI16]/[.AG16]" table:style-name="ce93">
            <text:p>12,01683316</text:p>
          </table:table-cell>
          <table:table-cell table:number-columns-repeated="16347"/>
        </table:table-row>
        <table:table-row table:style-name="ro1">
          <table:table-cell/>
          <table:table-cell table:style-name="ce5"/>
          <table:table-cell office:value-type="string" table:style-name="ce85">
            <text:p>Critère 10</text:p>
          </table:table-cell>
          <table:table-cell office:value-type="float" office:value="3" table:style-name="ce59">
            <text:p>3</text:p>
          </table:table-cell>
          <table:table-cell office:value-type="float" office:value="2" table:style-name="ce59">
            <text:p>2</text:p>
          </table:table-cell>
          <table:table-cell office:value-type="float" office:value="5" table:style-name="ce59">
            <text:p>5</text:p>
          </table:table-cell>
          <table:table-cell office:value-type="float" office:value="1" table:style-name="ce59">
            <text:p>1</text:p>
          </table:table-cell>
          <table:table-cell office:value-type="float" office:value="4" table:style-name="ce59">
            <text:p>4</text:p>
          </table:table-cell>
          <table:table-cell office:value-type="float" office:value="3" table:style-name="ce59">
            <text:p>3</text:p>
          </table:table-cell>
          <table:table-cell office:value-type="float" office:value="2" table:style-name="ce59">
            <text:p>2</text:p>
          </table:table-cell>
          <table:table-cell office:value-type="float" office:value="1" table:style-name="ce59">
            <text:p>1</text:p>
          </table:table-cell>
          <table:table-cell office:value-type="float" office:value="9" table:style-name="ce59">
            <text:p>9</text:p>
          </table:table-cell>
          <table:table-cell office:value-type="float" office:value="1" table:style-name="ce87">
            <text:p>1</text:p>
          </table:table-cell>
          <table:table-cell table:style-name="ce1"/>
          <table:table-cell office:value-type="string" office:string-value="Critère 10" table:formula="of:=[.C17]" table:style-name="ce85">
            <text:p>Critère 10</text:p>
          </table:table-cell>
          <table:table-cell office:value-type="float" office:value="0.21302324334774295" table:formula="of:=[.AG17]" table:style-name="ce108">
            <text:p>0,2130</text:p>
          </table:table-cell>
          <table:table-cell table:number-columns-repeated="2" table:style-name="ce1"/>
          <table:table-cell table:style-name="ce8"/>
          <table:table-cell table:style-name="ce1"/>
          <table:table-cell office:value-type="string" table:style-name="ce85">
            <text:p>Critère 10</text:p>
          </table:table-cell>
          <table:table-cell office:value-type="float" office:value="0.13636363636363635" table:formula="of:=[.D17]/SUM([.D$8:.D$17])" table:style-name="ce91">
            <text:p>0,136363636</text:p>
          </table:table-cell>
          <table:table-cell office:value-type="float" office:value="8.5106382978723402E-2" table:formula="of:=[.E17]/SUM([.E$8:.E$17])" table:style-name="ce91">
            <text:p>0,085106383</text:p>
          </table:table-cell>
          <table:table-cell office:value-type="float" office:value="0.22388059701492538" table:formula="of:=[.F17]/SUM([.F$8:.F$17])" table:style-name="ce109">
            <text:p>0,22</text:p>
          </table:table-cell>
          <table:table-cell office:value-type="float" office:value="9.0909090909090912E-2" table:formula="of:=[.G17]/SUM([.G$8:.G$17])" table:style-name="ce91">
            <text:p>0,090909091</text:p>
          </table:table-cell>
          <table:table-cell office:value-type="float" office:value="0.28235294117647058" table:formula="of:=[.H17]/SUM([.H$8:.H$17])" table:style-name="ce91">
            <text:p>0,282352941</text:p>
          </table:table-cell>
          <table:table-cell office:value-type="float" office:value="0.24324324324324326" table:formula="of:=[.I17]/SUM([.I$8:.I$17])" table:style-name="ce91">
            <text:p>0,243243243</text:p>
          </table:table-cell>
          <table:table-cell office:value-type="float" office:value="0.16" table:formula="of:=[.J17]/SUM([.J$8:.J$17])" table:style-name="ce91">
            <text:p>0,16</text:p>
          </table:table-cell>
          <table:table-cell office:value-type="float" office:value="0.11842105263157897" table:formula="of:=[.K17]/SUM([.K$8:.K$17])" table:style-name="ce91">
            <text:p>0,118421053</text:p>
          </table:table-cell>
          <table:table-cell office:value-type="float" office:value="0.59866962305986693" table:formula="of:=[.L17]/SUM([.L$8:.L$17])" table:style-name="ce91">
            <text:p>0,598669623</text:p>
          </table:table-cell>
          <table:table-cell office:value-type="float" office:value="0.19128586609989373" table:formula="of:=[.M17]/SUM([.M$8:.M$17])" table:style-name="ce91">
            <text:p>0,191285866</text:p>
          </table:table-cell>
          <table:table-cell table:style-name="ce1"/>
          <table:table-cell office:value-type="float" office:value="0.21302324334774295" table:formula="of:=AVERAGE([.V17:.AE17])" table:style-name="ce93">
            <text:p>0,213023243</text:p>
          </table:table-cell>
          <table:table-cell table:style-name="ce1"/>
          <table:table-cell office:value-type="float" office:value="2.8534530909524016" table:formula="of:=([.D17]*[.$AG$8])+([.E17]*[.$AG$9])+([.F17]*[.$AG$10])+([.G17]*[.$AG$11])+([.H17]*[.$AG$12])+([.I17]*[.$AG$13])+([.J17]*[.$AG$14])+([.K17]*[.$AG$15])+([.L17]*[.$AG$16])+([.M17]*[.$AG$17])" table:style-name="ce93">
            <text:p>2,853453091</text:p>
          </table:table-cell>
          <table:table-cell table:style-name="ce1"/>
          <table:table-cell office:value-type="float" office:value="13.395031669358136" table:formula="of:=[.AI17]/[.AG17]" table:style-name="ce93">
            <text:p>13,39503167</text:p>
          </table:table-cell>
          <table:table-cell table:number-columns-repeated="16347"/>
        </table:table-row>
        <table:table-row table:number-rows-repeated="4" table:style-name="ro2">
          <table:table-cell/>
          <table:table-cell table:style-name="ce5"/>
          <table:table-cell table:number-columns-repeated="16" table:style-name="ce1"/>
          <table:table-cell table:style-name="ce8"/>
          <table:table-cell table:number-columns-repeated="16365" table:style-name="ce1"/>
        </table:table-row>
        <table:table-row table:style-name="ro4">
          <table:table-cell/>
          <table:table-cell table:style-name="ce5"/>
          <table:table-cell office:value-type="string" table:style-name="ce94">
            <text:p>λ<text:span text:style-name="T11">max </text:span><text:span text:style-name="T2">:</text:span></text:p>
          </table:table-cell>
          <table:table-cell office:value-type="float" office:value="12.062841001526749" table:formula="of:=AVERAGE([.AK8:.AK17])" table:style-name="ce95">
            <text:p>12,062841</text:p>
          </table:table-cell>
          <table:table-cell office:value-type="string" table:number-columns-spanned="3" table:number-rows-spanned="1" table:style-name="ce75">
            <text:p><text:s/>(Cohérence moyenne)</text:p>
          </table:table-cell>
          <table:covered-table-cell table:number-columns-repeated="2"/>
          <table:table-cell table:number-columns-repeated="11" table:style-name="ce1"/>
          <table:table-cell table:style-name="ce8"/>
          <table:table-cell table:number-columns-repeated="16365" table:style-name="ce1"/>
        </table:table-row>
        <table:table-row table:style-name="ro4">
          <table:table-cell/>
          <table:table-cell table:style-name="ce5"/>
          <table:table-cell office:value-type="string" table:style-name="ce94">
            <text:p>RI :</text:p>
          </table:table-cell>
          <table:table-cell office:value-type="float" office:value="1.49" table:style-name="ce95">
            <text:p>1,49</text:p>
          </table:table-cell>
          <table:table-cell office:value-type="string" table:number-columns-spanned="3" table:number-rows-spanned="1" table:style-name="ce76">
            <text:p><text:s/>(Indice aléatoire)</text:p>
          </table:table-cell>
          <table:covered-table-cell table:number-columns-repeated="2"/>
          <table:table-cell table:number-columns-repeated="11" table:style-name="ce1"/>
          <table:table-cell table:style-name="ce8"/>
          <table:table-cell table:number-columns-repeated="16365" table:style-name="ce1"/>
        </table:table-row>
        <table:table-row table:style-name="ro4">
          <table:table-cell/>
          <table:table-cell table:style-name="ce5"/>
          <table:table-cell office:value-type="string" table:style-name="ce96">
            <text:p>CI :</text:p>
          </table:table-cell>
          <table:table-cell office:value-type="float" office:value="0.22920455572519435" table:formula="of:=([.D22]-10)/(10-1)" table:style-name="ce95">
            <text:p>0,229204556</text:p>
          </table:table-cell>
          <table:table-cell office:value-type="string" table:number-columns-spanned="3" table:number-rows-spanned="1" table:style-name="ce76">
            <text:p><text:s/>(Indice de Cohérence)</text:p>
          </table:table-cell>
          <table:covered-table-cell table:number-columns-repeated="2"/>
          <table:table-cell table:number-columns-repeated="11" table:style-name="ce1"/>
          <table:table-cell table:style-name="ce8"/>
          <table:table-cell table:number-columns-repeated="16365" table:style-name="ce1"/>
        </table:table-row>
        <table:table-row table:style-name="ro4">
          <table:table-cell/>
          <table:table-cell table:style-name="ce5"/>
          <table:table-cell office:value-type="string" table:style-name="ce96">
            <text:p>CR :</text:p>
          </table:table-cell>
          <table:table-cell office:value-type="percentage" office:value="0.15382856088939217" table:formula="of:=[.D24]/[.D23]" table:style-name="ce118">
            <text:p>15,38 %</text:p>
          </table:table-cell>
          <table:table-cell office:value-type="string" table:number-columns-spanned="3" table:number-rows-spanned="1" table:style-name="ce76">
            <text:p><text:s/>(Ratio de cohérence)</text:p>
          </table:table-cell>
          <table:covered-table-cell table:number-columns-repeated="2"/>
          <table:table-cell table:number-columns-repeated="11" table:style-name="ce1"/>
          <table:table-cell table:style-name="ce8"/>
          <table:table-cell table:number-columns-repeated="16365" table:style-name="ce1"/>
        </table:table-row>
        <table:table-row table:style-name="ro2">
          <table:table-cell/>
          <table:table-cell table:style-name="ce5"/>
          <table:table-cell table:number-columns-repeated="16" table:style-name="ce1"/>
          <table:table-cell table:style-name="ce8"/>
          <table:table-cell table:number-columns-repeated="16365" table:style-name="ce1"/>
        </table:table-row>
        <table:table-row table:style-name="ro4">
          <table:table-cell/>
          <table:table-cell table:style-name="ce5"/>
          <table:table-cell office:value-type="string" office:string-value="Le ration de cohérence est supérieur à 10%, vous devriez reprendre la matrice" table:formula="of:=IF([.D25]&lt;0.1;&quot;&quot;;&quot;Le ration de cohérence est supérieur à 10%, vous devriez reprendre la matrice&quot;)" table:number-columns-spanned="5" table:number-rows-spanned="2" table:style-name="ce102">
            <text:p>Le ration de cohérence est supérieur à 10%, vous devriez reprendre la matrice</text:p>
          </table:table-cell>
          <table:covered-table-cell table:number-columns-repeated="4"/>
          <table:table-cell table:number-columns-repeated="11" table:style-name="ce1"/>
          <table:table-cell table:style-name="ce8"/>
          <table:table-cell table:number-columns-repeated="16365" table:style-name="ce1"/>
        </table:table-row>
        <table:table-row table:style-name="ro2">
          <table:table-cell/>
          <table:table-cell table:style-name="ce5"/>
          <table:covered-table-cell/>
          <table:covered-table-cell table:number-columns-repeated="4"/>
          <table:table-cell table:number-columns-repeated="11" table:style-name="ce1"/>
          <table:table-cell table:style-name="ce8"/>
          <table:table-cell table:number-columns-repeated="16365" table:style-name="ce1"/>
        </table:table-row>
        <table:table-row table:number-rows-repeated="2" table:style-name="ro2">
          <table:table-cell/>
          <table:table-cell table:style-name="ce5"/>
          <table:table-cell table:number-columns-repeated="16" table:style-name="ce1"/>
          <table:table-cell table:style-name="ce8"/>
          <table:table-cell table:number-columns-repeated="16365" table:style-name="ce1"/>
        </table:table-row>
        <table:table-row table:style-name="ro2">
          <table:table-cell/>
          <table:table-cell table:style-name="ce21"/>
          <table:table-cell table:number-columns-repeated="16" table:style-name="ce22"/>
          <table:table-cell table:style-name="ce23"/>
          <table:table-cell table:number-columns-repeated="16365" table:style-name="ce1"/>
        </table:table-row>
        <table:table-row table:style-name="ro2">
          <table:table-cell table:number-columns-repeated="16384"/>
        </table:table-row>
        <table:table-row table:number-rows-repeated="1048544" table:style-name="ro2" table:visibility="collapse">
          <table:table-cell table:number-columns-repeated="16384"/>
        </table:table-row>
      </table:table>
      <table:table table:name="11_critères" table:style-name="ta1" table:protected="true">
        <table:table-column table:style-name="co1" table:number-columns-repeated="20" table:default-cell-style-name="ce1"/>
        <table:table-column table:style-name="co1" table:number-columns-repeated="13" table:default-cell-style-name="ce1" table:visibility="collapse"/>
        <table:table-column table:style-name="co23" table:default-cell-style-name="ce1" table:visibility="collapse"/>
        <table:table-column table:style-name="co1" table:default-cell-style-name="ce1" table:visibility="collapse"/>
        <table:table-column table:style-name="co23" table:default-cell-style-name="ce1" table:visibility="collapse"/>
        <table:table-column table:style-name="co1" table:default-cell-style-name="ce1" table:visibility="collapse"/>
        <table:table-column table:style-name="co24" table:default-cell-style-name="ce1" table:visibility="collapse"/>
        <table:table-column table:style-name="co1" table:number-columns-repeated="986" table:default-cell-style-name="ce1" table:visibility="collapse"/>
        <table:table-column table:style-name="co11" table:number-columns-repeated="15360" table:default-cell-style-name="ce1"/>
        <table:table-row table:style-name="ro1">
          <table:table-cell table:number-columns-repeated="2" table:style-name="ce79"/>
          <table:table-cell table:number-columns-repeated="12" table:style-name="ce78"/>
          <table:table-cell table:number-columns-repeated="1009" table:style-name="ce79"/>
          <table:table-cell table:number-columns-repeated="15361"/>
        </table:table-row>
        <table:table-row table:style-name="ro1">
          <table:table-cell table:style-name="ce79"/>
          <table:table-cell table:style-name="ce103"/>
          <table:table-cell table:number-columns-repeated="12" table:style-name="ce104"/>
          <table:table-cell table:number-columns-repeated="4" table:style-name="ce82"/>
          <table:table-cell table:style-name="ce105"/>
          <table:table-cell table:number-columns-repeated="1004" table:style-name="ce79"/>
          <table:table-cell table:number-columns-repeated="15361"/>
        </table:table-row>
        <table:table-row table:style-name="ro1">
          <table:table-cell table:style-name="ce1"/>
          <table:table-cell table:style-name="ce5"/>
          <table:table-cell office:value-type="string" table:number-columns-spanned="12" table:number-rows-spanned="1" table:style-name="ce100">
            <text:p>11 critères</text:p>
          </table:table-cell>
          <table:covered-table-cell table:number-columns-repeated="11"/>
          <table:table-cell table:number-columns-repeated="4" table:style-name="ce1"/>
          <table:table-cell table:style-name="ce8"/>
          <table:table-cell table:number-columns-repeated="16365" table:style-name="ce1"/>
        </table:table-row>
        <table:table-row table:style-name="ro2">
          <table:table-cell table:style-name="ce1"/>
          <table:table-cell table:style-name="ce5"/>
          <table:table-cell table:number-columns-repeated="5" table:style-name="ce1"/>
          <table:table-cell table:number-columns-repeated="5" table:style-name="ce79"/>
          <table:table-cell table:number-columns-repeated="6" table:style-name="ce1"/>
          <table:table-cell table:style-name="ce8"/>
          <table:table-cell table:number-columns-repeated="16365" table:style-name="ce1"/>
        </table:table-row>
        <table:table-row table:style-name="ro1">
          <table:table-cell table:style-name="ce1"/>
          <table:table-cell table:style-name="ce5"/>
          <table:table-cell office:value-type="string" table:number-columns-spanned="11" table:number-rows-spanned="1" table:style-name="ce101">
            <text:p>Matrice de comparaison binaire</text:p>
          </table:table-cell>
          <table:covered-table-cell table:number-columns-repeated="10"/>
          <table:table-cell table:style-name="ce84"/>
          <table:table-cell table:number-columns-repeated="4" table:style-name="ce1"/>
          <table:table-cell table:style-name="ce8"/>
          <table:table-cell table:number-columns-repeated="14" table:style-name="ce1"/>
          <table:table-cell office:value-type="string" table:style-name="ce41">
            <text:p>Vecteur de propre</text:p>
          </table:table-cell>
          <table:table-cell table:style-name="ce38"/>
          <table:table-cell office:value-type="string" table:number-columns-spanned="1" table:number-rows-spanned="2" table:style-name="ce74">
            <text:p>Somme pondéré par les priorités</text:p>
          </table:table-cell>
          <table:table-cell table:style-name="ce38"/>
          <table:table-cell office:value-type="string" table:style-name="ce41">
            <text:p>Somme pondérée / Priorités</text:p>
          </table:table-cell>
          <table:table-cell table:number-columns-repeated="16346" table:style-name="ce1"/>
        </table:table-row>
        <table:table-row table:style-name="ro2">
          <table:table-cell table:style-name="ce1"/>
          <table:table-cell table:style-name="ce5"/>
          <table:table-cell table:number-columns-repeated="5" table:style-name="ce1"/>
          <table:table-cell table:number-columns-repeated="5" table:style-name="ce79"/>
          <table:table-cell table:number-columns-repeated="6" table:style-name="ce1"/>
          <table:table-cell table:style-name="ce8"/>
          <table:table-cell table:number-columns-repeated="16" table:style-name="ce1"/>
          <table:covered-table-cell/>
          <table:table-cell table:number-columns-repeated="16348" table:style-name="ce1"/>
        </table:table-row>
        <table:table-row table:style-name="ro1">
          <table:table-cell table:style-name="ce1"/>
          <table:table-cell table:style-name="ce5"/>
          <table:table-cell table:style-name="ce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office:value-type="string" table:style-name="ce85">
            <text:p>Critère 8</text:p>
          </table:table-cell>
          <table:table-cell office:value-type="string" table:style-name="ce85">
            <text:p>Critère 9</text:p>
          </table:table-cell>
          <table:table-cell office:value-type="string" table:style-name="ce85">
            <text:p>Critère 10</text:p>
          </table:table-cell>
          <table:table-cell office:value-type="string" table:style-name="ce85">
            <text:p>Critère 11</text:p>
          </table:table-cell>
          <table:table-cell table:number-columns-repeated="2" table:style-name="ce1"/>
          <table:table-cell office:value-type="string" table:style-name="ce85">
            <text:p>Poids</text:p>
          </table:table-cell>
          <table:table-cell table:style-name="ce1"/>
          <table:table-cell table:style-name="ce8"/>
          <table:table-cell table:style-name="ce1"/>
          <table:table-cell table:style-name="ce8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office:value-type="string" table:style-name="ce85">
            <text:p>Critère 8</text:p>
          </table:table-cell>
          <table:table-cell office:value-type="string" table:style-name="ce85">
            <text:p>Critère 9</text:p>
          </table:table-cell>
          <table:table-cell office:value-type="string" table:style-name="ce85">
            <text:p>Critère 10</text:p>
          </table:table-cell>
          <table:table-cell office:value-type="string" table:style-name="ce85">
            <text:p>Critère 11</text:p>
          </table:table-cell>
          <table:table-cell table:style-name="ce81"/>
          <table:table-cell office:value-type="string" table:style-name="ce85">
            <text:p>Priorité</text:p>
          </table:table-cell>
          <table:table-cell table:number-columns-repeated="16350" table:style-name="ce1"/>
        </table:table-row>
        <table:table-row table:style-name="ro1">
          <table:table-cell table:style-name="ce1"/>
          <table:table-cell table:style-name="ce5"/>
          <table:table-cell office:value-type="string" table:style-name="ce85">
            <text:p>Critère 1</text:p>
          </table:table-cell>
          <table:table-cell office:value-type="float" office:value="1" table:style-name="ce87">
            <text:p>1</text:p>
          </table:table-cell>
          <table:table-cell office:value-type="float" office:value="1" table:formula="of:=1/[.D9]" table:style-name="ce88">
            <text:p>1</text:p>
          </table:table-cell>
          <table:table-cell office:value-type="float" office:value="1" table:formula="of:=1/[.D10]" table:style-name="ce88">
            <text:p>1</text:p>
          </table:table-cell>
          <table:table-cell office:value-type="float" office:value="0.2" table:formula="of:=1/[.D11]" table:style-name="ce88">
            <text:p>0,2</text:p>
          </table:table-cell>
          <table:table-cell office:value-type="float" office:value="1" table:formula="of:=1/[.D12]" table:style-name="ce88">
            <text:p>1</text:p>
          </table:table-cell>
          <table:table-cell office:value-type="float" office:value="0.33333333333333331" table:formula="of:=1/[.D13]" table:style-name="ce88">
            <text:p>0,333333333</text:p>
          </table:table-cell>
          <table:table-cell office:value-type="float" office:value="1" table:formula="of:=1/[.D14]" table:style-name="ce88">
            <text:p>1</text:p>
          </table:table-cell>
          <table:table-cell office:value-type="float" office:value="0.5" table:formula="of:=1/[.D15]" table:style-name="ce88">
            <text:p>0,5</text:p>
          </table:table-cell>
          <table:table-cell office:value-type="float" office:value="1" table:formula="of:=1/[.D16]" table:style-name="ce88">
            <text:p>1</text:p>
          </table:table-cell>
          <table:table-cell office:value-type="float" office:value="0.33333333333333331" table:formula="of:=1/[.D17]" table:style-name="ce88">
            <text:p>0,333333333</text:p>
          </table:table-cell>
          <table:table-cell office:value-type="float" office:value="1" table:formula="of:=1/[.D18]" table:style-name="ce88">
            <text:p>1</text:p>
          </table:table-cell>
          <table:table-cell table:style-name="ce1"/>
          <table:table-cell office:value-type="string" office:string-value="Critère 1" table:formula="of:=[.C8]" table:style-name="ce85">
            <text:p>Critère 1</text:p>
          </table:table-cell>
          <table:table-cell office:value-type="float" office:value="6.0369237979729637E-2" table:formula="of:=[.AH8]" table:style-name="ce108">
            <text:p>0,0604</text:p>
          </table:table-cell>
          <table:table-cell table:style-name="ce1"/>
          <table:table-cell table:style-name="ce8"/>
          <table:table-cell table:style-name="ce1"/>
          <table:table-cell office:value-type="string" table:style-name="ce85">
            <text:p>Critère 1</text:p>
          </table:table-cell>
          <table:table-cell office:value-type="float" office:value="0.05" table:formula="of:=[.D8]/SUM([.D$8:.D$18])" table:style-name="ce91">
            <text:p>0,05</text:p>
          </table:table-cell>
          <table:table-cell office:value-type="float" office:value="0.05" table:formula="of:=[.E8]/SUM([.E$8:.E$18])" table:style-name="ce91">
            <text:p>0,05</text:p>
          </table:table-cell>
          <table:table-cell office:value-type="float" office:value="5.5555555555555552E-2" table:formula="of:=[.F8]/SUM([.F$8:.F$18])" table:style-name="ce91">
            <text:p>0,055555556</text:p>
          </table:table-cell>
          <table:table-cell office:value-type="float" office:value="1.2738853503184714E-2" table:formula="of:=[.G8]/SUM([.G$8:.G$18])" table:style-name="ce91">
            <text:p>0,012738854</text:p>
          </table:table-cell>
          <table:table-cell office:value-type="float" office:value="8.9552238805970158E-2" table:formula="of:=[.H8]/SUM([.H$8:.H$18])" table:style-name="ce91">
            <text:p>0,089552239</text:p>
          </table:table-cell>
          <table:table-cell office:value-type="float" office:value="2.247191011235955E-2" table:formula="of:=[.I8]/SUM([.I$8:.I$18])" table:style-name="ce91">
            <text:p>0,02247191</text:p>
          </table:table-cell>
          <table:table-cell office:value-type="float" office:value="8.2191780821917818E-2" table:formula="of:=[.J8]/SUM([.J$8:.J$18])" table:style-name="ce91">
            <text:p>0,082191781</text:p>
          </table:table-cell>
          <table:table-cell office:value-type="float" office:value="4.225352112676057E-2" table:formula="of:=[.K8]/SUM([.K$8:.K$18])" table:style-name="ce91">
            <text:p>0,042253521</text:p>
          </table:table-cell>
          <table:table-cell office:value-type="float" office:value="9.836065573770493E-2" table:formula="of:=[.L8]/SUM([.L$8:.L$18])" table:style-name="ce91">
            <text:p>0,098360656</text:p>
          </table:table-cell>
          <table:table-cell office:value-type="float" office:value="4.3290043290043288E-2" table:formula="of:=[.M8]/SUM([.M$8:.M$18])" table:style-name="ce91">
            <text:p>0,043290043</text:p>
          </table:table-cell>
          <table:table-cell office:value-type="float" office:value="0.11764705882352941" table:formula="of:=[.N8]/SUM([.N$8:.N$18])" table:style-name="ce91">
            <text:p>0,117647059</text:p>
          </table:table-cell>
          <table:table-cell table:style-name="ce92"/>
          <table:table-cell office:value-type="float" office:value="6.0369237979729637E-2" table:formula="of:=AVERAGE([.V8:.AF8])" table:style-name="ce93">
            <text:p>0,060369238</text:p>
          </table:table-cell>
          <table:table-cell table:style-name="ce1"/>
          <table:table-cell office:value-type="float" office:value="0.73129730502217272" table:formula="of:=([.D8]*[.$AH$8])+([.E8]*[.$AH$9])+([.F8]*[.$AH$10])+([.G8]*[.$AH$11])+([.H8]*[.$AH$12])+([.I8]*[.$AH$13])+([.J8]*[.AH$14])+([.K8]*[.$AH$15])+([.L8]*[.$AH$16])+([.M8]*[.$AH$17])+([.N8]*[.$AH$18])" table:style-name="ce93">
            <text:p>0,731297305</text:p>
          </table:table-cell>
          <table:table-cell table:style-name="ce1"/>
          <table:table-cell office:value-type="float" office:value="12.1137408636452" table:formula="of:=[.AJ8]/[.AH8]" table:style-name="ce93">
            <text:p>12,11374086</text:p>
          </table:table-cell>
          <table:table-cell table:number-columns-repeated="16346" table:style-name="ce1"/>
        </table:table-row>
        <table:table-row table:style-name="ro1">
          <table:table-cell table:style-name="ce1"/>
          <table:table-cell table:style-name="ce5"/>
          <table:table-cell office:value-type="string" table:style-name="ce85">
            <text:p>Critère 2</text:p>
          </table:table-cell>
          <table:table-cell office:value-type="float" office:value="1" table:style-name="ce59">
            <text:p>1</text:p>
          </table:table-cell>
          <table:table-cell office:value-type="float" office:value="1" table:style-name="ce87">
            <text:p>1</text:p>
          </table:table-cell>
          <table:table-cell office:value-type="float" office:value="1" table:formula="of:=1/[.E10]" table:style-name="ce88">
            <text:p>1</text:p>
          </table:table-cell>
          <table:table-cell office:value-type="float" office:value="0.5" table:formula="of:=1/[.E11]" table:style-name="ce88">
            <text:p>0,5</text:p>
          </table:table-cell>
          <table:table-cell office:value-type="float" office:value="0.5" table:formula="of:=1/[.E12]" table:style-name="ce88">
            <text:p>0,5</text:p>
          </table:table-cell>
          <table:table-cell office:value-type="float" office:value="1" table:formula="of:=1/[.E13]" table:style-name="ce88">
            <text:p>1</text:p>
          </table:table-cell>
          <table:table-cell office:value-type="float" office:value="0.33333333333333331" table:formula="of:=1/[.E14]" table:style-name="ce88">
            <text:p>0,333333333</text:p>
          </table:table-cell>
          <table:table-cell office:value-type="float" office:value="1" table:formula="of:=1/[.E15]" table:style-name="ce88">
            <text:p>1</text:p>
          </table:table-cell>
          <table:table-cell office:value-type="float" office:value="0.33333333333333331" table:formula="of:=1/[.E16]" table:style-name="ce88">
            <text:p>0,333333333</text:p>
          </table:table-cell>
          <table:table-cell office:value-type="float" office:value="0.33333333333333331" table:formula="of:=1/[.E17]" table:style-name="ce88">
            <text:p>0,333333333</text:p>
          </table:table-cell>
          <table:table-cell office:value-type="float" office:value="0.5" table:formula="of:=1/[.E18]" table:style-name="ce88">
            <text:p>0,5</text:p>
          </table:table-cell>
          <table:table-cell table:style-name="ce1"/>
          <table:table-cell office:value-type="string" office:string-value="Critère 2" table:formula="of:=[.C9]" table:style-name="ce85">
            <text:p>Critère 2</text:p>
          </table:table-cell>
          <table:table-cell office:value-type="float" office:value="4.9672663593525852E-2" table:formula="of:=[.AH9]" table:style-name="ce108">
            <text:p>0,0497</text:p>
          </table:table-cell>
          <table:table-cell table:style-name="ce1"/>
          <table:table-cell table:style-name="ce8"/>
          <table:table-cell table:style-name="ce1"/>
          <table:table-cell office:value-type="string" table:style-name="ce85">
            <text:p>Critère 2</text:p>
          </table:table-cell>
          <table:table-cell office:value-type="float" office:value="0.05" table:formula="of:=[.D9]/SUM([.D$8:.D$18])" table:style-name="ce91">
            <text:p>0,05</text:p>
          </table:table-cell>
          <table:table-cell office:value-type="float" office:value="0.05" table:formula="of:=[.E9]/SUM([.E$8:.E$18])" table:style-name="ce91">
            <text:p>0,05</text:p>
          </table:table-cell>
          <table:table-cell office:value-type="float" office:value="5.5555555555555552E-2" table:formula="of:=[.F9]/SUM([.F$8:.F$18])" table:style-name="ce91">
            <text:p>0,055555556</text:p>
          </table:table-cell>
          <table:table-cell office:value-type="float" office:value="3.1847133757961783E-2" table:formula="of:=[.G9]/SUM([.G$8:.G$18])" table:style-name="ce91">
            <text:p>0,031847134</text:p>
          </table:table-cell>
          <table:table-cell office:value-type="float" office:value="4.4776119402985079E-2" table:formula="of:=[.H9]/SUM([.H$8:.H$18])" table:style-name="ce91">
            <text:p>0,044776119</text:p>
          </table:table-cell>
          <table:table-cell office:value-type="float" office:value="6.7415730337078664E-2" table:formula="of:=[.I9]/SUM([.I$8:.I$18])" table:style-name="ce91">
            <text:p>0,06741573</text:p>
          </table:table-cell>
          <table:table-cell office:value-type="float" office:value="2.7397260273972601E-2" table:formula="of:=[.J9]/SUM([.J$8:.J$18])" table:style-name="ce91">
            <text:p>0,02739726</text:p>
          </table:table-cell>
          <table:table-cell office:value-type="float" office:value="8.4507042253521139E-2" table:formula="of:=[.K9]/SUM([.K$8:.K$18])" table:style-name="ce91">
            <text:p>0,084507042</text:p>
          </table:table-cell>
          <table:table-cell office:value-type="float" office:value="3.2786885245901641E-2" table:formula="of:=[.L9]/SUM([.L$8:.L$18])" table:style-name="ce91">
            <text:p>0,032786885</text:p>
          </table:table-cell>
          <table:table-cell office:value-type="float" office:value="4.3290043290043288E-2" table:formula="of:=[.M9]/SUM([.M$8:.M$18])" table:style-name="ce91">
            <text:p>0,043290043</text:p>
          </table:table-cell>
          <table:table-cell office:value-type="float" office:value="5.8823529411764705E-2" table:formula="of:=[.N9]/SUM([.N$8:.N$18])" table:style-name="ce91">
            <text:p>0,058823529</text:p>
          </table:table-cell>
          <table:table-cell table:style-name="ce92"/>
          <table:table-cell office:value-type="float" office:value="4.9672663593525852E-2" table:formula="of:=AVERAGE([.V9:.AF9])" table:style-name="ce93">
            <text:p>0,049672664</text:p>
          </table:table-cell>
          <table:table-cell table:style-name="ce1"/>
          <table:table-cell office:value-type="float" office:value="0.61544011170225899" table:formula="of:=([.D9]*[.$AH$8])+([.E9]*[.$AH$9])+([.F9]*[.$AH$10])+([.G9]*[.$AH$11])+([.H9]*[.$AH$12])+([.I9]*[.$AH$13])+([.J9]*[.AH$14])+([.K9]*[.$AH$15])+([.L9]*[.$AH$16])+([.M9]*[.$AH$17])+([.N9]*[.$AH$18])" table:style-name="ce93">
            <text:p>0,615440112</text:p>
          </table:table-cell>
          <table:table-cell table:style-name="ce1"/>
          <table:table-cell office:value-type="float" office:value="12.389915643309152" table:formula="of:=[.AJ9]/[.AH9]" table:style-name="ce93">
            <text:p>12,38991564</text:p>
          </table:table-cell>
          <table:table-cell table:number-columns-repeated="16346" table:style-name="ce1"/>
        </table:table-row>
        <table:table-row table:style-name="ro1">
          <table:table-cell table:style-name="ce1"/>
          <table:table-cell table:style-name="ce5"/>
          <table:table-cell office:value-type="string" table:style-name="ce85">
            <text:p>Critère 3</text:p>
          </table:table-cell>
          <table:table-cell office:value-type="float" office:value="1" table:style-name="ce59">
            <text:p>1</text:p>
          </table:table-cell>
          <table:table-cell office:value-type="float" office:value="1" table:style-name="ce59">
            <text:p>1</text:p>
          </table:table-cell>
          <table:table-cell office:value-type="float" office:value="1" table:style-name="ce87">
            <text:p>1</text:p>
          </table:table-cell>
          <table:table-cell office:value-type="float" office:value="1" table:formula="of:=1/[.F11]" table:style-name="ce88">
            <text:p>1</text:p>
          </table:table-cell>
          <table:table-cell office:value-type="float" office:value="0.33333333333333331" table:formula="of:=1/[.F12]" table:style-name="ce88">
            <text:p>0,333333333</text:p>
          </table:table-cell>
          <table:table-cell office:value-type="float" office:value="1" table:formula="of:=1/[.F13]" table:style-name="ce88">
            <text:p>1</text:p>
          </table:table-cell>
          <table:table-cell office:value-type="float" office:value="1" table:formula="of:=1/[.F14]" table:style-name="ce88">
            <text:p>1</text:p>
          </table:table-cell>
          <table:table-cell office:value-type="float" office:value="0.5" table:formula="of:=1/[.F15]" table:style-name="ce88">
            <text:p>0,5</text:p>
          </table:table-cell>
          <table:table-cell office:value-type="float" office:value="1" table:formula="of:=1/[.F16]" table:style-name="ce88">
            <text:p>1</text:p>
          </table:table-cell>
          <table:table-cell office:value-type="float" office:value="0.2" table:formula="of:=1/[.F17]" table:style-name="ce88">
            <text:p>0,2</text:p>
          </table:table-cell>
          <table:table-cell office:value-type="float" office:value="1" table:formula="of:=1/[.F18]" table:style-name="ce88">
            <text:p>1</text:p>
          </table:table-cell>
          <table:table-cell table:style-name="ce1"/>
          <table:table-cell office:value-type="string" office:string-value="Critère 3" table:formula="of:=[.C10]" table:style-name="ce85">
            <text:p>Critère 3</text:p>
          </table:table-cell>
          <table:table-cell office:value-type="float" office:value="6.2085758378286664E-2" table:formula="of:=[.AH10]" table:style-name="ce108">
            <text:p>0,0621</text:p>
          </table:table-cell>
          <table:table-cell table:style-name="ce1"/>
          <table:table-cell table:style-name="ce8"/>
          <table:table-cell table:style-name="ce1"/>
          <table:table-cell office:value-type="string" table:style-name="ce85">
            <text:p>Critère 3</text:p>
          </table:table-cell>
          <table:table-cell office:value-type="float" office:value="0.05" table:formula="of:=[.D10]/SUM([.D$8:.D$18])" table:style-name="ce91">
            <text:p>0,05</text:p>
          </table:table-cell>
          <table:table-cell office:value-type="float" office:value="0.05" table:formula="of:=[.E10]/SUM([.E$8:.E$18])" table:style-name="ce91">
            <text:p>0,05</text:p>
          </table:table-cell>
          <table:table-cell office:value-type="float" office:value="5.5555555555555552E-2" table:formula="of:=[.F10]/SUM([.F$8:.F$18])" table:style-name="ce91">
            <text:p>0,055555556</text:p>
          </table:table-cell>
          <table:table-cell office:value-type="float" office:value="6.3694267515923567E-2" table:formula="of:=[.G10]/SUM([.G$8:.G$18])" table:style-name="ce91">
            <text:p>0,063694268</text:p>
          </table:table-cell>
          <table:table-cell office:value-type="float" office:value="2.9850746268656716E-2" table:formula="of:=[.H10]/SUM([.H$8:.H$18])" table:style-name="ce91">
            <text:p>0,029850746</text:p>
          </table:table-cell>
          <table:table-cell office:value-type="float" office:value="6.7415730337078664E-2" table:formula="of:=[.I10]/SUM([.I$8:.I$18])" table:style-name="ce91">
            <text:p>0,06741573</text:p>
          </table:table-cell>
          <table:table-cell office:value-type="float" office:value="8.2191780821917818E-2" table:formula="of:=[.J10]/SUM([.J$8:.J$18])" table:style-name="ce91">
            <text:p>0,082191781</text:p>
          </table:table-cell>
          <table:table-cell office:value-type="float" office:value="4.225352112676057E-2" table:formula="of:=[.K10]/SUM([.K$8:.K$18])" table:style-name="ce91">
            <text:p>0,042253521</text:p>
          </table:table-cell>
          <table:table-cell office:value-type="float" office:value="9.836065573770493E-2" table:formula="of:=[.L10]/SUM([.L$8:.L$18])" table:style-name="ce91">
            <text:p>0,098360656</text:p>
          </table:table-cell>
          <table:table-cell office:value-type="float" office:value="2.5974025974025976E-2" table:formula="of:=[.M10]/SUM([.M$8:.M$18])" table:style-name="ce91">
            <text:p>0,025974026</text:p>
          </table:table-cell>
          <table:table-cell office:value-type="float" office:value="0.11764705882352941" table:formula="of:=[.N10]/SUM([.N$8:.N$18])" table:style-name="ce91">
            <text:p>0,117647059</text:p>
          </table:table-cell>
          <table:table-cell table:style-name="ce92"/>
          <table:table-cell office:value-type="float" office:value="6.2085758378286664E-2" table:formula="of:=AVERAGE([.V10:.AF10])" table:style-name="ce93">
            <text:p>0,062085758</text:p>
          </table:table-cell>
          <table:table-cell table:style-name="ce1"/>
          <table:table-cell office:value-type="float" office:value="0.76315298993945468" table:formula="of:=([.D10]*[.$AH$8])+([.E10]*[.$AH$9])+([.F10]*[.$AH$10])+([.G10]*[.$AH$11])+([.H10]*[.$AH$12])+([.I10]*[.$AH$13])+([.J10]*[.AH$14])+([.K10]*[.$AH$15])+([.L10]*[.$AH$16])+([.M10]*[.$AH$17])+([.N10]*[.$AH$18])" table:style-name="ce93">
            <text:p>0,76315299</text:p>
          </table:table-cell>
          <table:table-cell table:style-name="ce1"/>
          <table:table-cell office:value-type="float" office:value="12.291917017258394" table:formula="of:=[.AJ10]/[.AH10]" table:style-name="ce93">
            <text:p>12,29191702</text:p>
          </table:table-cell>
          <table:table-cell table:number-columns-repeated="16346" table:style-name="ce1"/>
        </table:table-row>
        <table:table-row table:style-name="ro1">
          <table:table-cell table:style-name="ce1"/>
          <table:table-cell table:style-name="ce5"/>
          <table:table-cell office:value-type="string" table:style-name="ce85">
            <text:p>Critère 4</text:p>
          </table:table-cell>
          <table:table-cell office:value-type="float" office:value="5" table:style-name="ce59">
            <text:p>5</text:p>
          </table:table-cell>
          <table:table-cell office:value-type="float" office:value="2" table:style-name="ce59">
            <text:p>2</text:p>
          </table:table-cell>
          <table:table-cell office:value-type="float" office:value="1" table:style-name="ce59">
            <text:p>1</text:p>
          </table:table-cell>
          <table:table-cell office:value-type="float" office:value="1" table:style-name="ce87">
            <text:p>1</text:p>
          </table:table-cell>
          <table:table-cell office:value-type="float" office:value="0.33333333333333331" table:formula="of:=1/[.G12]" table:style-name="ce88">
            <text:p>0,333333333</text:p>
          </table:table-cell>
          <table:table-cell office:value-type="float" office:value="1" table:formula="of:=1/[.G13]" table:style-name="ce88">
            <text:p>1</text:p>
          </table:table-cell>
          <table:table-cell office:value-type="float" office:value="0.5" table:formula="of:=1/[.G14]" table:style-name="ce88">
            <text:p>0,5</text:p>
          </table:table-cell>
          <table:table-cell office:value-type="float" office:value="1" table:formula="of:=1/[.G15]" table:style-name="ce88">
            <text:p>1</text:p>
          </table:table-cell>
          <table:table-cell office:value-type="float" office:value="0.33333333333333331" table:formula="of:=1/[.G16]" table:style-name="ce88">
            <text:p>0,333333333</text:p>
          </table:table-cell>
          <table:table-cell office:value-type="float" office:value="1" table:formula="of:=1/[.G17]" table:style-name="ce88">
            <text:p>1</text:p>
          </table:table-cell>
          <table:table-cell office:value-type="float" office:value="0.5" table:formula="of:=1/[.G18]" table:style-name="ce88">
            <text:p>0,5</text:p>
          </table:table-cell>
          <table:table-cell table:style-name="ce1"/>
          <table:table-cell office:value-type="string" office:string-value="Critère 4" table:formula="of:=[.C11]" table:style-name="ce85">
            <text:p>Critère 4</text:p>
          </table:table-cell>
          <table:table-cell office:value-type="float" office:value="8.3054525169953708E-2" table:formula="of:=[.AH11]" table:style-name="ce108">
            <text:p>0,0831</text:p>
          </table:table-cell>
          <table:table-cell table:style-name="ce1"/>
          <table:table-cell table:style-name="ce8"/>
          <table:table-cell table:style-name="ce1"/>
          <table:table-cell office:value-type="string" table:style-name="ce85">
            <text:p>Critère 4</text:p>
          </table:table-cell>
          <table:table-cell office:value-type="float" office:value="0.25" table:formula="of:=[.D11]/SUM([.D$8:.D$18])" table:style-name="ce91">
            <text:p>0,25</text:p>
          </table:table-cell>
          <table:table-cell office:value-type="float" office:value="0.1" table:formula="of:=[.E11]/SUM([.E$8:.E$18])" table:style-name="ce91">
            <text:p>0,1</text:p>
          </table:table-cell>
          <table:table-cell office:value-type="float" office:value="5.5555555555555552E-2" table:formula="of:=[.F11]/SUM([.F$8:.F$18])" table:style-name="ce91">
            <text:p>0,055555556</text:p>
          </table:table-cell>
          <table:table-cell office:value-type="float" office:value="6.3694267515923567E-2" table:formula="of:=[.G11]/SUM([.G$8:.G$18])" table:style-name="ce91">
            <text:p>0,063694268</text:p>
          </table:table-cell>
          <table:table-cell office:value-type="float" office:value="2.9850746268656716E-2" table:formula="of:=[.H11]/SUM([.H$8:.H$18])" table:style-name="ce91">
            <text:p>0,029850746</text:p>
          </table:table-cell>
          <table:table-cell office:value-type="float" office:value="6.7415730337078664E-2" table:formula="of:=[.I11]/SUM([.I$8:.I$18])" table:style-name="ce91">
            <text:p>0,06741573</text:p>
          </table:table-cell>
          <table:table-cell office:value-type="float" office:value="4.1095890410958909E-2" table:formula="of:=[.J11]/SUM([.J$8:.J$18])" table:style-name="ce91">
            <text:p>0,04109589</text:p>
          </table:table-cell>
          <table:table-cell office:value-type="float" office:value="8.4507042253521139E-2" table:formula="of:=[.K11]/SUM([.K$8:.K$18])" table:style-name="ce91">
            <text:p>0,084507042</text:p>
          </table:table-cell>
          <table:table-cell office:value-type="float" office:value="3.2786885245901641E-2" table:formula="of:=[.L11]/SUM([.L$8:.L$18])" table:style-name="ce91">
            <text:p>0,032786885</text:p>
          </table:table-cell>
          <table:table-cell office:value-type="float" office:value="0.12987012987012986" table:formula="of:=[.M11]/SUM([.M$8:.M$18])" table:style-name="ce91">
            <text:p>0,12987013</text:p>
          </table:table-cell>
          <table:table-cell office:value-type="float" office:value="5.8823529411764705E-2" table:formula="of:=[.N11]/SUM([.N$8:.N$18])" table:style-name="ce91">
            <text:p>0,058823529</text:p>
          </table:table-cell>
          <table:table-cell table:style-name="ce92"/>
          <table:table-cell office:value-type="float" office:value="8.3054525169953708E-2" table:formula="of:=AVERAGE([.V11:.AF11])" table:style-name="ce93">
            <text:p>0,083054525</text:p>
          </table:table-cell>
          <table:table-cell table:style-name="ce1"/>
          <table:table-cell office:value-type="float" office:value="1.0488494564318402" table:formula="of:=([.D11]*[.$AH$8])+([.E11]*[.$AH$9])+([.F11]*[.$AH$10])+([.G11]*[.$AH$11])+([.H11]*[.$AH$12])+([.I11]*[.$AH$13])+([.J11]*[.AH$14])+([.K11]*[.$AH$15])+([.L11]*[.$AH$16])+([.M11]*[.$AH$17])+([.N11]*[.$AH$18])" table:style-name="ce93">
            <text:p>1,048849456</text:p>
          </table:table-cell>
          <table:table-cell table:style-name="ce1"/>
          <table:table-cell office:value-type="float" office:value="12.628444437983232" table:formula="of:=[.AJ11]/[.AH11]" table:style-name="ce93">
            <text:p>12,62844444</text:p>
          </table:table-cell>
          <table:table-cell table:number-columns-repeated="16346" table:style-name="ce1"/>
        </table:table-row>
        <table:table-row table:style-name="ro1">
          <table:table-cell table:style-name="ce1"/>
          <table:table-cell table:style-name="ce5"/>
          <table:table-cell office:value-type="string" table:style-name="ce85">
            <text:p>Critère 5</text:p>
          </table:table-cell>
          <table:table-cell office:value-type="float" office:value="1" table:style-name="ce59">
            <text:p>1</text:p>
          </table:table-cell>
          <table:table-cell office:value-type="float" office:value="2" table:style-name="ce59">
            <text:p>2</text:p>
          </table:table-cell>
          <table:table-cell office:value-type="float" office:value="3" table:style-name="ce59">
            <text:p>3</text:p>
          </table:table-cell>
          <table:table-cell office:value-type="float" office:value="3" table:style-name="ce59">
            <text:p>3</text:p>
          </table:table-cell>
          <table:table-cell office:value-type="float" office:value="1" table:style-name="ce87">
            <text:p>1</text:p>
          </table:table-cell>
          <table:table-cell office:value-type="float" office:value="0.5" table:formula="of:=1/[.H13]" table:style-name="ce88">
            <text:p>0,5</text:p>
          </table:table-cell>
          <table:table-cell office:value-type="float" office:value="1" table:formula="of:=1/[.H14]" table:style-name="ce88">
            <text:p>1</text:p>
          </table:table-cell>
          <table:table-cell office:value-type="float" office:value="1" table:formula="of:=1/[.H15]" table:style-name="ce88">
            <text:p>1</text:p>
          </table:table-cell>
          <table:table-cell office:value-type="float" office:value="0.5" table:formula="of:=1/[.H16]" table:style-name="ce88">
            <text:p>0,5</text:p>
          </table:table-cell>
          <table:table-cell office:value-type="float" office:value="1" table:formula="of:=1/[.H17]" table:style-name="ce88">
            <text:p>1</text:p>
          </table:table-cell>
          <table:table-cell office:value-type="float" office:value="1" table:formula="of:=1/[.H18]" table:style-name="ce88">
            <text:p>1</text:p>
          </table:table-cell>
          <table:table-cell table:style-name="ce1"/>
          <table:table-cell office:value-type="string" office:string-value="Critère 5" table:formula="of:=[.C12]" table:style-name="ce85">
            <text:p>Critère 5</text:p>
          </table:table-cell>
          <table:table-cell office:value-type="float" office:value="9.9491446620627047E-2" table:formula="of:=[.AH12]" table:style-name="ce108">
            <text:p>0,0995</text:p>
          </table:table-cell>
          <table:table-cell table:style-name="ce1"/>
          <table:table-cell table:style-name="ce8"/>
          <table:table-cell table:style-name="ce1"/>
          <table:table-cell office:value-type="string" table:style-name="ce85">
            <text:p>Critère 5</text:p>
          </table:table-cell>
          <table:table-cell office:value-type="float" office:value="0.05" table:formula="of:=[.D12]/SUM([.D$8:.D$18])" table:style-name="ce91">
            <text:p>0,05</text:p>
          </table:table-cell>
          <table:table-cell office:value-type="float" office:value="0.1" table:formula="of:=[.E12]/SUM([.E$8:.E$18])" table:style-name="ce91">
            <text:p>0,1</text:p>
          </table:table-cell>
          <table:table-cell office:value-type="float" office:value="0.16666666666666666" table:formula="of:=[.F12]/SUM([.F$8:.F$18])" table:style-name="ce91">
            <text:p>0,166666667</text:p>
          </table:table-cell>
          <table:table-cell office:value-type="float" office:value="0.19108280254777071" table:formula="of:=[.G12]/SUM([.G$8:.G$18])" table:style-name="ce91">
            <text:p>0,191082803</text:p>
          </table:table-cell>
          <table:table-cell office:value-type="float" office:value="8.9552238805970158E-2" table:formula="of:=[.H12]/SUM([.H$8:.H$18])" table:style-name="ce91">
            <text:p>0,089552239</text:p>
          </table:table-cell>
          <table:table-cell office:value-type="float" office:value="3.3707865168539332E-2" table:formula="of:=[.I12]/SUM([.I$8:.I$18])" table:style-name="ce91">
            <text:p>0,033707865</text:p>
          </table:table-cell>
          <table:table-cell office:value-type="float" office:value="8.2191780821917818E-2" table:formula="of:=[.J12]/SUM([.J$8:.J$18])" table:style-name="ce91">
            <text:p>0,082191781</text:p>
          </table:table-cell>
          <table:table-cell office:value-type="float" office:value="8.4507042253521139E-2" table:formula="of:=[.K12]/SUM([.K$8:.K$18])" table:style-name="ce91">
            <text:p>0,084507042</text:p>
          </table:table-cell>
          <table:table-cell office:value-type="float" office:value="4.9180327868852465E-2" table:formula="of:=[.L12]/SUM([.L$8:.L$18])" table:style-name="ce91">
            <text:p>0,049180328</text:p>
          </table:table-cell>
          <table:table-cell office:value-type="float" office:value="0.12987012987012986" table:formula="of:=[.M12]/SUM([.M$8:.M$18])" table:style-name="ce91">
            <text:p>0,12987013</text:p>
          </table:table-cell>
          <table:table-cell office:value-type="float" office:value="0.11764705882352941" table:formula="of:=[.N12]/SUM([.N$8:.N$18])" table:style-name="ce91">
            <text:p>0,117647059</text:p>
          </table:table-cell>
          <table:table-cell table:style-name="ce1"/>
          <table:table-cell office:value-type="float" office:value="9.9491446620627047E-2" table:formula="of:=AVERAGE([.V12:.AF12])" table:style-name="ce93">
            <text:p>0,099491447</text:p>
          </table:table-cell>
          <table:table-cell table:style-name="ce1"/>
          <table:table-cell office:value-type="float" office:value="1.2491195838204681" table:formula="of:=([.D12]*[.$AH$8])+([.E12]*[.$AH$9])+([.F12]*[.$AH$10])+([.G12]*[.$AH$11])+([.H12]*[.$AH$12])+([.I12]*[.$AH$13])+([.J12]*[.AH$14])+([.K12]*[.$AH$15])+([.L12]*[.$AH$16])+([.M12]*[.$AH$17])+([.N12]*[.$AH$18])" table:style-name="ce93">
            <text:p>1,249119584</text:p>
          </table:table-cell>
          <table:table-cell table:style-name="ce1"/>
          <table:table-cell office:value-type="float" office:value="12.555044943546882" table:formula="of:=[.AJ12]/[.AH12]" table:style-name="ce93">
            <text:p>12,55504494</text:p>
          </table:table-cell>
          <table:table-cell table:number-columns-repeated="16346" table:style-name="ce1"/>
        </table:table-row>
        <table:table-row table:style-name="ro1">
          <table:table-cell table:style-name="ce1"/>
          <table:table-cell table:style-name="ce5"/>
          <table:table-cell office:value-type="string" table:style-name="ce85">
            <text:p>Critère 6</text:p>
          </table:table-cell>
          <table:table-cell office:value-type="float" office:value="3" table:style-name="ce59">
            <text:p>3</text:p>
          </table:table-cell>
          <table:table-cell office:value-type="float" office:value="1" table:style-name="ce59">
            <text:p>1</text:p>
          </table:table-cell>
          <table:table-cell office:value-type="float" office:value="1" table:style-name="ce59">
            <text:p>1</text:p>
          </table:table-cell>
          <table:table-cell office:value-type="float" office:value="1" table:style-name="ce59">
            <text:p>1</text:p>
          </table:table-cell>
          <table:table-cell office:value-type="float" office:value="2" table:style-name="ce59">
            <text:p>2</text:p>
          </table:table-cell>
          <table:table-cell office:value-type="float" office:value="1" table:style-name="ce87">
            <text:p>1</text:p>
          </table:table-cell>
          <table:table-cell office:value-type="float" office:value="0.33333333333333331" table:formula="of:=1/[.I14]" table:style-name="ce88">
            <text:p>0,333333333</text:p>
          </table:table-cell>
          <table:table-cell office:value-type="float" office:value="0.5" table:formula="of:=1/[.I15]" table:style-name="ce88">
            <text:p>0,5</text:p>
          </table:table-cell>
          <table:table-cell office:value-type="float" office:value="1" table:formula="of:=1/[.I16]" table:style-name="ce88">
            <text:p>1</text:p>
          </table:table-cell>
          <table:table-cell office:value-type="float" office:value="0.5" table:formula="of:=1/[.I17]" table:style-name="ce88">
            <text:p>0,5</text:p>
          </table:table-cell>
          <table:table-cell office:value-type="float" office:value="0.5" table:formula="of:=1/[.I18]" table:style-name="ce88">
            <text:p>0,5</text:p>
          </table:table-cell>
          <table:table-cell table:style-name="ce1"/>
          <table:table-cell office:value-type="string" office:string-value="Critère 6" table:formula="of:=[.C13]" table:style-name="ce85">
            <text:p>Critère 6</text:p>
          </table:table-cell>
          <table:table-cell office:value-type="float" office:value="7.7958187500524176E-2" table:formula="of:=[.AH13]" table:style-name="ce108">
            <text:p>0,0780</text:p>
          </table:table-cell>
          <table:table-cell table:style-name="ce1"/>
          <table:table-cell table:style-name="ce8"/>
          <table:table-cell table:style-name="ce1"/>
          <table:table-cell office:value-type="string" table:style-name="ce85">
            <text:p>Critère 6</text:p>
          </table:table-cell>
          <table:table-cell office:value-type="float" office:value="0.15" table:formula="of:=[.D13]/SUM([.D$8:.D$18])" table:style-name="ce91">
            <text:p>0,15</text:p>
          </table:table-cell>
          <table:table-cell office:value-type="float" office:value="0.05" table:formula="of:=[.E13]/SUM([.E$8:.E$18])" table:style-name="ce91">
            <text:p>0,05</text:p>
          </table:table-cell>
          <table:table-cell office:value-type="float" office:value="5.5555555555555552E-2" table:formula="of:=[.F13]/SUM([.F$8:.F$18])" table:style-name="ce91">
            <text:p>0,055555556</text:p>
          </table:table-cell>
          <table:table-cell office:value-type="float" office:value="6.3694267515923567E-2" table:formula="of:=[.G13]/SUM([.G$8:.G$18])" table:style-name="ce91">
            <text:p>0,063694268</text:p>
          </table:table-cell>
          <table:table-cell office:value-type="float" office:value="0.17910447761194032" table:formula="of:=[.H13]/SUM([.H$8:.H$18])" table:style-name="ce91">
            <text:p>0,179104478</text:p>
          </table:table-cell>
          <table:table-cell office:value-type="float" office:value="6.7415730337078664E-2" table:formula="of:=[.I13]/SUM([.I$8:.I$18])" table:style-name="ce91">
            <text:p>0,06741573</text:p>
          </table:table-cell>
          <table:table-cell office:value-type="float" office:value="2.7397260273972601E-2" table:formula="of:=[.J13]/SUM([.J$8:.J$18])" table:style-name="ce91">
            <text:p>0,02739726</text:p>
          </table:table-cell>
          <table:table-cell office:value-type="float" office:value="4.225352112676057E-2" table:formula="of:=[.K13]/SUM([.K$8:.K$18])" table:style-name="ce91">
            <text:p>0,042253521</text:p>
          </table:table-cell>
          <table:table-cell office:value-type="float" office:value="9.836065573770493E-2" table:formula="of:=[.L13]/SUM([.L$8:.L$18])" table:style-name="ce91">
            <text:p>0,098360656</text:p>
          </table:table-cell>
          <table:table-cell office:value-type="float" office:value="6.4935064935064929E-2" table:formula="of:=[.M13]/SUM([.M$8:.M$18])" table:style-name="ce91">
            <text:p>0,064935065</text:p>
          </table:table-cell>
          <table:table-cell office:value-type="float" office:value="5.8823529411764705E-2" table:formula="of:=[.N13]/SUM([.N$8:.N$18])" table:style-name="ce91">
            <text:p>0,058823529</text:p>
          </table:table-cell>
          <table:table-cell table:style-name="ce1"/>
          <table:table-cell office:value-type="float" office:value="7.7958187500524176E-2" table:formula="of:=AVERAGE([.V13:.AF13])" table:style-name="ce93">
            <text:p>0,077958188</text:p>
          </table:table-cell>
          <table:table-cell table:style-name="ce1"/>
          <table:table-cell office:value-type="float" office:value="0.97224815661148434" table:formula="of:=([.D13]*[.$AH$8])+([.E13]*[.$AH$9])+([.F13]*[.$AH$10])+([.G13]*[.$AH$11])+([.H13]*[.$AH$12])+([.I13]*[.$AH$13])+([.J13]*[.AH$14])+([.K13]*[.$AH$15])+([.L13]*[.$AH$16])+([.M13]*[.$AH$17])+([.N13]*[.$AH$18])" table:style-name="ce93">
            <text:p>0,972248157</text:p>
          </table:table-cell>
          <table:table-cell table:style-name="ce1"/>
          <table:table-cell office:value-type="float" office:value="12.471405349245032" table:formula="of:=[.AJ13]/[.AH13]" table:style-name="ce93">
            <text:p>12,47140535</text:p>
          </table:table-cell>
          <table:table-cell table:number-columns-repeated="16346" table:style-name="ce1"/>
        </table:table-row>
        <table:table-row table:style-name="ro1">
          <table:table-cell table:style-name="ce1"/>
          <table:table-cell table:style-name="ce5"/>
          <table:table-cell office:value-type="string" table:style-name="ce85">
            <text:p>Critère 7</text:p>
          </table:table-cell>
          <table:table-cell office:value-type="float" office:value="1" table:style-name="ce59">
            <text:p>1</text:p>
          </table:table-cell>
          <table:table-cell office:value-type="float" office:value="3" table:style-name="ce59">
            <text:p>3</text:p>
          </table:table-cell>
          <table:table-cell office:value-type="float" office:value="1" table:style-name="ce59">
            <text:p>1</text:p>
          </table:table-cell>
          <table:table-cell office:value-type="float" office:value="2" table:style-name="ce59">
            <text:p>2</text:p>
          </table:table-cell>
          <table:table-cell office:value-type="float" office:value="1" table:style-name="ce59">
            <text:p>1</text:p>
          </table:table-cell>
          <table:table-cell office:value-type="float" office:value="3" table:style-name="ce59">
            <text:p>3</text:p>
          </table:table-cell>
          <table:table-cell office:value-type="float" office:value="1" table:style-name="ce70">
            <text:p>1</text:p>
          </table:table-cell>
          <table:table-cell office:value-type="float" office:value="0.33333333333333331" table:formula="of:=1/[.J15]" table:style-name="ce88">
            <text:p>0,333333333</text:p>
          </table:table-cell>
          <table:table-cell office:value-type="float" office:value="1" table:formula="of:=1/[.J16]" table:style-name="ce88">
            <text:p>1</text:p>
          </table:table-cell>
          <table:table-cell office:value-type="float" office:value="0.5" table:formula="of:=1/[.J17]" table:style-name="ce88">
            <text:p>0,5</text:p>
          </table:table-cell>
          <table:table-cell office:value-type="float" office:value="1" table:formula="of:=1/[.J18]" table:style-name="ce88">
            <text:p>1</text:p>
          </table:table-cell>
          <table:table-cell table:style-name="ce1"/>
          <table:table-cell office:value-type="string" office:string-value="Critère 7" table:formula="of:=[.C14]" table:style-name="ce85">
            <text:p>Critère 7</text:p>
          </table:table-cell>
          <table:table-cell office:value-type="float" office:value="9.6913372255212071E-2" table:formula="of:=[.AH14]" table:style-name="ce108">
            <text:p>0,0969</text:p>
          </table:table-cell>
          <table:table-cell table:style-name="ce1"/>
          <table:table-cell table:style-name="ce8"/>
          <table:table-cell table:style-name="ce1"/>
          <table:table-cell office:value-type="string" table:style-name="ce85">
            <text:p>Critère 7</text:p>
          </table:table-cell>
          <table:table-cell office:value-type="float" office:value="0.05" table:formula="of:=[.D14]/SUM([.D$8:.D$18])" table:style-name="ce91">
            <text:p>0,05</text:p>
          </table:table-cell>
          <table:table-cell office:value-type="float" office:value="0.15" table:formula="of:=[.E14]/SUM([.E$8:.E$18])" table:style-name="ce91">
            <text:p>0,15</text:p>
          </table:table-cell>
          <table:table-cell office:value-type="float" office:value="5.5555555555555552E-2" table:formula="of:=[.F14]/SUM([.F$8:.F$18])" table:style-name="ce91">
            <text:p>0,055555556</text:p>
          </table:table-cell>
          <table:table-cell office:value-type="float" office:value="0.12738853503184713" table:formula="of:=[.G14]/SUM([.G$8:.G$18])" table:style-name="ce91">
            <text:p>0,127388535</text:p>
          </table:table-cell>
          <table:table-cell office:value-type="float" office:value="8.9552238805970158E-2" table:formula="of:=[.H14]/SUM([.H$8:.H$18])" table:style-name="ce91">
            <text:p>0,089552239</text:p>
          </table:table-cell>
          <table:table-cell office:value-type="float" office:value="0.20224719101123598" table:formula="of:=[.I14]/SUM([.I$8:.I$18])" table:style-name="ce91">
            <text:p>0,202247191</text:p>
          </table:table-cell>
          <table:table-cell office:value-type="float" office:value="8.2191780821917818E-2" table:formula="of:=[.J14]/SUM([.J$8:.J$18])" table:style-name="ce91">
            <text:p>0,082191781</text:p>
          </table:table-cell>
          <table:table-cell office:value-type="float" office:value="2.8169014084507043E-2" table:formula="of:=[.K14]/SUM([.K$8:.K$18])" table:style-name="ce91">
            <text:p>0,028169014</text:p>
          </table:table-cell>
          <table:table-cell office:value-type="float" office:value="9.836065573770493E-2" table:formula="of:=[.L14]/SUM([.L$8:.L$18])" table:style-name="ce91">
            <text:p>0,098360656</text:p>
          </table:table-cell>
          <table:table-cell office:value-type="float" office:value="6.4935064935064929E-2" table:formula="of:=[.M14]/SUM([.M$8:.M$18])" table:style-name="ce91">
            <text:p>0,064935065</text:p>
          </table:table-cell>
          <table:table-cell office:value-type="float" office:value="0.11764705882352941" table:formula="of:=[.N14]/SUM([.N$8:.N$18])" table:style-name="ce91">
            <text:p>0,117647059</text:p>
          </table:table-cell>
          <table:table-cell table:style-name="ce1"/>
          <table:table-cell office:value-type="float" office:value="9.6913372255212071E-2" table:formula="of:=AVERAGE([.V14:.AF14])" table:style-name="ce93">
            <text:p>0,096913372</text:p>
          </table:table-cell>
          <table:table-cell table:style-name="ce1"/>
          <table:table-cell office:value-type="float" office:value="1.1969448792236537" table:formula="of:=([.D14]*[.$AH$8])+([.E14]*[.$AH$9])+([.F14]*[.$AH$10])+([.G14]*[.$AH$11])+([.H14]*[.$AH$12])+([.I14]*[.$AH$13])+([.J14]*[.AH$14])+([.K14]*[.$AH$15])+([.L14]*[.$AH$16])+([.M14]*[.$AH$17])+([.N14]*[.$AH$18])" table:style-name="ce93">
            <text:p>1,196944879</text:p>
          </table:table-cell>
          <table:table-cell table:style-name="ce1"/>
          <table:table-cell office:value-type="float" office:value="12.350667935397132" table:formula="of:=[.AJ14]/[.AH14]" table:style-name="ce93">
            <text:p>12,35066794</text:p>
          </table:table-cell>
          <table:table-cell table:number-columns-repeated="16346" table:style-name="ce1"/>
        </table:table-row>
        <table:table-row table:style-name="ro1">
          <table:table-cell table:style-name="ce1"/>
          <table:table-cell table:style-name="ce5"/>
          <table:table-cell office:value-type="string" table:style-name="ce85">
            <text:p>Critère 8</text:p>
          </table:table-cell>
          <table:table-cell office:value-type="float" office:value="2" table:style-name="ce59">
            <text:p>2</text:p>
          </table:table-cell>
          <table:table-cell office:value-type="float" office:value="1" table:style-name="ce59">
            <text:p>1</text:p>
          </table:table-cell>
          <table:table-cell office:value-type="float" office:value="2" table:style-name="ce59">
            <text:p>2</text:p>
          </table:table-cell>
          <table:table-cell office:value-type="float" office:value="1" table:style-name="ce59">
            <text:p>1</text:p>
          </table:table-cell>
          <table:table-cell office:value-type="float" office:value="1" table:style-name="ce59">
            <text:p>1</text:p>
          </table:table-cell>
          <table:table-cell office:value-type="float" office:value="2" table:style-name="ce59">
            <text:p>2</text:p>
          </table:table-cell>
          <table:table-cell office:value-type="float" office:value="3" table:style-name="ce59">
            <text:p>3</text:p>
          </table:table-cell>
          <table:table-cell office:value-type="float" office:value="1" table:style-name="ce87">
            <text:p>1</text:p>
          </table:table-cell>
          <table:table-cell office:value-type="float" office:value="1" table:formula="of:=1/[.K16]" table:style-name="ce88">
            <text:p>1</text:p>
          </table:table-cell>
          <table:table-cell office:value-type="float" office:value="0.33333333333333331" table:formula="of:=1/[.K17]" table:style-name="ce88">
            <text:p>0,333333333</text:p>
          </table:table-cell>
          <table:table-cell office:value-type="float" office:value="0.5" table:formula="of:=1/[.K18]" table:style-name="ce88">
            <text:p>0,5</text:p>
          </table:table-cell>
          <table:table-cell table:style-name="ce1"/>
          <table:table-cell office:value-type="string" office:string-value="Critère 8" table:formula="of:=[.C15]" table:style-name="ce85">
            <text:p>Critère 8</text:p>
          </table:table-cell>
          <table:table-cell office:value-type="float" office:value="9.8249608296904517E-2" table:formula="of:=[.AH15]" table:style-name="ce108">
            <text:p>0,0982</text:p>
          </table:table-cell>
          <table:table-cell table:style-name="ce1"/>
          <table:table-cell table:style-name="ce8"/>
          <table:table-cell table:style-name="ce1"/>
          <table:table-cell office:value-type="string" table:style-name="ce85">
            <text:p>Critère 8</text:p>
          </table:table-cell>
          <table:table-cell office:value-type="float" office:value="0.1" table:formula="of:=[.D15]/SUM([.D$8:.D$18])" table:style-name="ce91">
            <text:p>0,1</text:p>
          </table:table-cell>
          <table:table-cell office:value-type="float" office:value="0.05" table:formula="of:=[.E15]/SUM([.E$8:.E$18])" table:style-name="ce91">
            <text:p>0,05</text:p>
          </table:table-cell>
          <table:table-cell office:value-type="float" office:value="0.1111111111111111" table:formula="of:=[.F15]/SUM([.F$8:.F$18])" table:style-name="ce91">
            <text:p>0,111111111</text:p>
          </table:table-cell>
          <table:table-cell office:value-type="float" office:value="6.3694267515923567E-2" table:formula="of:=[.G15]/SUM([.G$8:.G$18])" table:style-name="ce91">
            <text:p>0,063694268</text:p>
          </table:table-cell>
          <table:table-cell office:value-type="float" office:value="8.9552238805970158E-2" table:formula="of:=[.H15]/SUM([.H$8:.H$18])" table:style-name="ce91">
            <text:p>0,089552239</text:p>
          </table:table-cell>
          <table:table-cell office:value-type="float" office:value="0.13483146067415733" table:formula="of:=[.I15]/SUM([.I$8:.I$18])" table:style-name="ce91">
            <text:p>0,134831461</text:p>
          </table:table-cell>
          <table:table-cell office:value-type="float" office:value="0.24657534246575344" table:formula="of:=[.J15]/SUM([.J$8:.J$18])" table:style-name="ce91">
            <text:p>0,246575342</text:p>
          </table:table-cell>
          <table:table-cell office:value-type="float" office:value="8.4507042253521139E-2" table:formula="of:=[.K15]/SUM([.K$8:.K$18])" table:style-name="ce91">
            <text:p>0,084507042</text:p>
          </table:table-cell>
          <table:table-cell office:value-type="float" office:value="9.836065573770493E-2" table:formula="of:=[.L15]/SUM([.L$8:.L$18])" table:style-name="ce91">
            <text:p>0,098360656</text:p>
          </table:table-cell>
          <table:table-cell office:value-type="float" office:value="4.3290043290043288E-2" table:formula="of:=[.M15]/SUM([.M$8:.M$18])" table:style-name="ce91">
            <text:p>0,043290043</text:p>
          </table:table-cell>
          <table:table-cell office:value-type="float" office:value="5.8823529411764705E-2" table:formula="of:=[.N15]/SUM([.N$8:.N$18])" table:style-name="ce91">
            <text:p>0,058823529</text:p>
          </table:table-cell>
          <table:table-cell table:style-name="ce1"/>
          <table:table-cell office:value-type="float" office:value="9.8249608296904517E-2" table:formula="of:=AVERAGE([.V15:.AF15])" table:style-name="ce93">
            <text:p>0,098249608</text:p>
          </table:table-cell>
          <table:table-cell table:style-name="ce1"/>
          <table:table-cell office:value-type="float" office:value="1.2347013449623572" table:formula="of:=([.D15]*[.$AH$8])+([.E15]*[.$AH$9])+([.F15]*[.$AH$10])+([.G15]*[.$AH$11])+([.H15]*[.$AH$12])+([.I15]*[.$AH$13])+([.J15]*[.AH$14])+([.K15]*[.$AH$15])+([.L15]*[.$AH$16])+([.M15]*[.$AH$17])+([.N15]*[.$AH$18])" table:style-name="ce93">
            <text:p>1,234701345</text:p>
          </table:table-cell>
          <table:table-cell table:style-name="ce1"/>
          <table:table-cell office:value-type="float" office:value="12.566984910832037" table:formula="of:=[.AJ15]/[.AH15]" table:style-name="ce93">
            <text:p>12,56698491</text:p>
          </table:table-cell>
          <table:table-cell table:number-columns-repeated="16346" table:style-name="ce1"/>
        </table:table-row>
        <table:table-row table:style-name="ro1">
          <table:table-cell table:style-name="ce1"/>
          <table:table-cell table:style-name="ce5"/>
          <table:table-cell office:value-type="string" table:style-name="ce85">
            <text:p>Critère 9</text:p>
          </table:table-cell>
          <table:table-cell office:value-type="float" office:value="1" table:style-name="ce59">
            <text:p>1</text:p>
          </table:table-cell>
          <table:table-cell office:value-type="float" office:value="3" table:style-name="ce59">
            <text:p>3</text:p>
          </table:table-cell>
          <table:table-cell office:value-type="float" office:value="1" table:style-name="ce59">
            <text:p>1</text:p>
          </table:table-cell>
          <table:table-cell office:value-type="float" office:value="3" table:style-name="ce59">
            <text:p>3</text:p>
          </table:table-cell>
          <table:table-cell office:value-type="float" office:value="2" table:style-name="ce59">
            <text:p>2</text:p>
          </table:table-cell>
          <table:table-cell office:value-type="float" office:value="1" table:style-name="ce59">
            <text:p>1</text:p>
          </table:table-cell>
          <table:table-cell office:value-type="float" office:value="1" table:style-name="ce59">
            <text:p>1</text:p>
          </table:table-cell>
          <table:table-cell office:value-type="float" office:value="1" table:style-name="ce59">
            <text:p>1</text:p>
          </table:table-cell>
          <table:table-cell office:value-type="float" office:value="1" table:style-name="ce87">
            <text:p>1</text:p>
          </table:table-cell>
          <table:table-cell office:value-type="float" office:value="0.5" table:formula="of:=1/[.L17]" table:style-name="ce88">
            <text:p>0,5</text:p>
          </table:table-cell>
          <table:table-cell office:value-type="float" office:value="1" table:formula="of:=1/[.L18]" table:style-name="ce88">
            <text:p>1</text:p>
          </table:table-cell>
          <table:table-cell table:style-name="ce1"/>
          <table:table-cell office:value-type="string" office:string-value="Critère 9" table:formula="of:=[.C16]" table:style-name="ce85">
            <text:p>Critère 9</text:p>
          </table:table-cell>
          <table:table-cell office:value-type="float" office:value="0.10370910623855303" table:formula="of:=[.AH16]" table:style-name="ce108">
            <text:p>0,1037</text:p>
          </table:table-cell>
          <table:table-cell table:style-name="ce1"/>
          <table:table-cell table:style-name="ce8"/>
          <table:table-cell table:style-name="ce1"/>
          <table:table-cell office:value-type="string" table:style-name="ce85">
            <text:p>Critère 9</text:p>
          </table:table-cell>
          <table:table-cell office:value-type="float" office:value="0.05" table:formula="of:=[.D16]/SUM([.D$8:.D$18])" table:style-name="ce91">
            <text:p>0,05</text:p>
          </table:table-cell>
          <table:table-cell office:value-type="float" office:value="0.15" table:formula="of:=[.E16]/SUM([.E$8:.E$18])" table:style-name="ce91">
            <text:p>0,15</text:p>
          </table:table-cell>
          <table:table-cell office:value-type="float" office:value="5.5555555555555552E-2" table:formula="of:=[.F16]/SUM([.F$8:.F$18])" table:style-name="ce91">
            <text:p>0,055555556</text:p>
          </table:table-cell>
          <table:table-cell office:value-type="float" office:value="0.19108280254777071" table:formula="of:=[.G16]/SUM([.G$8:.G$18])" table:style-name="ce91">
            <text:p>0,191082803</text:p>
          </table:table-cell>
          <table:table-cell office:value-type="float" office:value="0.17910447761194032" table:formula="of:=[.H16]/SUM([.H$8:.H$18])" table:style-name="ce91">
            <text:p>0,179104478</text:p>
          </table:table-cell>
          <table:table-cell office:value-type="float" office:value="6.7415730337078664E-2" table:formula="of:=[.I16]/SUM([.I$8:.I$18])" table:style-name="ce91">
            <text:p>0,06741573</text:p>
          </table:table-cell>
          <table:table-cell office:value-type="float" office:value="8.2191780821917818E-2" table:formula="of:=[.J16]/SUM([.J$8:.J$18])" table:style-name="ce91">
            <text:p>0,082191781</text:p>
          </table:table-cell>
          <table:table-cell office:value-type="float" office:value="8.4507042253521139E-2" table:formula="of:=[.K16]/SUM([.K$8:.K$18])" table:style-name="ce91">
            <text:p>0,084507042</text:p>
          </table:table-cell>
          <table:table-cell office:value-type="float" office:value="9.836065573770493E-2" table:formula="of:=[.L16]/SUM([.L$8:.L$18])" table:style-name="ce91">
            <text:p>0,098360656</text:p>
          </table:table-cell>
          <table:table-cell office:value-type="float" office:value="6.4935064935064929E-2" table:formula="of:=[.M16]/SUM([.M$8:.M$18])" table:style-name="ce91">
            <text:p>0,064935065</text:p>
          </table:table-cell>
          <table:table-cell office:value-type="float" office:value="0.11764705882352941" table:formula="of:=[.N16]/SUM([.N$8:.N$18])" table:style-name="ce91">
            <text:p>0,117647059</text:p>
          </table:table-cell>
          <table:table-cell table:style-name="ce1"/>
          <table:table-cell office:value-type="float" office:value="0.10370910623855303" table:formula="of:=AVERAGE([.V16:.AF16])" table:style-name="ce93">
            <text:p>0,103709106</text:p>
          </table:table-cell>
          <table:table-cell table:style-name="ce1"/>
          <table:table-cell office:value-type="float" office:value="1.2890742148777892" table:formula="of:=([.D16]*[.$AH$8])+([.E16]*[.$AH$9])+([.F16]*[.$AH$10])+([.G16]*[.$AH$11])+([.H16]*[.$AH$12])+([.I16]*[.$AH$13])+([.J16]*[.AH$14])+([.K16]*[.$AH$15])+([.L16]*[.$AH$16])+([.M16]*[.$AH$17])+([.N16]*[.$AH$18])" table:style-name="ce93">
            <text:p>1,289074215</text:p>
          </table:table-cell>
          <table:table-cell table:style-name="ce1"/>
          <table:table-cell office:value-type="float" office:value="12.429710963978842" table:formula="of:=[.AJ16]/[.AH16]" table:style-name="ce93">
            <text:p>12,42971096</text:p>
          </table:table-cell>
          <table:table-cell table:number-columns-repeated="16346" table:style-name="ce1"/>
        </table:table-row>
        <table:table-row table:style-name="ro1">
          <table:table-cell/>
          <table:table-cell table:style-name="ce5"/>
          <table:table-cell office:value-type="string" table:style-name="ce85">
            <text:p>Critère 10</text:p>
          </table:table-cell>
          <table:table-cell office:value-type="float" office:value="3" table:style-name="ce59">
            <text:p>3</text:p>
          </table:table-cell>
          <table:table-cell office:value-type="float" office:value="3" table:style-name="ce59">
            <text:p>3</text:p>
          </table:table-cell>
          <table:table-cell office:value-type="float" office:value="5" table:style-name="ce59">
            <text:p>5</text:p>
          </table:table-cell>
          <table:table-cell office:value-type="float" office:value="1" table:style-name="ce59">
            <text:p>1</text:p>
          </table:table-cell>
          <table:table-cell office:value-type="float" office:value="1" table:style-name="ce59">
            <text:p>1</text:p>
          </table:table-cell>
          <table:table-cell office:value-type="float" office:value="2" table:style-name="ce59">
            <text:p>2</text:p>
          </table:table-cell>
          <table:table-cell office:value-type="float" office:value="2" table:style-name="ce59">
            <text:p>2</text:p>
          </table:table-cell>
          <table:table-cell office:value-type="float" office:value="3" table:style-name="ce59">
            <text:p>3</text:p>
          </table:table-cell>
          <table:table-cell office:value-type="float" office:value="2" table:style-name="ce59">
            <text:p>2</text:p>
          </table:table-cell>
          <table:table-cell office:value-type="float" office:value="1" table:style-name="ce87">
            <text:p>1</text:p>
          </table:table-cell>
          <table:table-cell office:value-type="float" office:value="0.5" table:formula="of:=1/[.M18]" table:style-name="ce88">
            <text:p>0,5</text:p>
          </table:table-cell>
          <table:table-cell table:style-name="ce1"/>
          <table:table-cell office:value-type="string" office:string-value="Critère 10" table:formula="of:=[.C17]" table:style-name="ce85">
            <text:p>Critère 10</text:p>
          </table:table-cell>
          <table:table-cell office:value-type="float" office:value="0.15174321853959385" table:formula="of:=[.AH17]" table:style-name="ce108">
            <text:p>0,1517</text:p>
          </table:table-cell>
          <table:table-cell table:style-name="ce1"/>
          <table:table-cell table:style-name="ce8"/>
          <table:table-cell table:style-name="ce1"/>
          <table:table-cell office:value-type="string" table:style-name="ce85">
            <text:p>Critère 10</text:p>
          </table:table-cell>
          <table:table-cell office:value-type="float" office:value="0.15" table:formula="of:=[.D17]/SUM([.D$8:.D$18])" table:style-name="ce91">
            <text:p>0,15</text:p>
          </table:table-cell>
          <table:table-cell office:value-type="float" office:value="0.15" table:formula="of:=[.E17]/SUM([.E$8:.E$18])" table:style-name="ce91">
            <text:p>0,15</text:p>
          </table:table-cell>
          <table:table-cell office:value-type="float" office:value="0.27777777777777779" table:formula="of:=[.F17]/SUM([.F$8:.F$18])" table:style-name="ce91">
            <text:p>0,277777778</text:p>
          </table:table-cell>
          <table:table-cell office:value-type="float" office:value="6.3694267515923567E-2" table:formula="of:=[.G17]/SUM([.G$8:.G$18])" table:style-name="ce91">
            <text:p>0,063694268</text:p>
          </table:table-cell>
          <table:table-cell office:value-type="float" office:value="8.9552238805970158E-2" table:formula="of:=[.H17]/SUM([.H$8:.H$18])" table:style-name="ce91">
            <text:p>0,089552239</text:p>
          </table:table-cell>
          <table:table-cell office:value-type="float" office:value="0.13483146067415733" table:formula="of:=[.I17]/SUM([.I$8:.I$18])" table:style-name="ce91">
            <text:p>0,134831461</text:p>
          </table:table-cell>
          <table:table-cell office:value-type="float" office:value="0.16438356164383564" table:formula="of:=[.J17]/SUM([.J$8:.J$18])" table:style-name="ce91">
            <text:p>0,164383562</text:p>
          </table:table-cell>
          <table:table-cell office:value-type="float" office:value="0.25352112676056343" table:formula="of:=[.K17]/SUM([.K$8:.K$18])" table:style-name="ce91">
            <text:p>0,253521127</text:p>
          </table:table-cell>
          <table:table-cell office:value-type="float" office:value="0.19672131147540986" table:formula="of:=[.L17]/SUM([.L$8:.L$18])" table:style-name="ce91">
            <text:p>0,196721311</text:p>
          </table:table-cell>
          <table:table-cell office:value-type="float" office:value="0.12987012987012986" table:formula="of:=[.M17]/SUM([.M$8:.M$18])" table:style-name="ce91">
            <text:p>0,12987013</text:p>
          </table:table-cell>
          <table:table-cell office:value-type="float" office:value="5.8823529411764705E-2" table:formula="of:=[.N17]/SUM([.N$8:.N$18])" table:style-name="ce91">
            <text:p>0,058823529</text:p>
          </table:table-cell>
          <table:table-cell table:style-name="ce1"/>
          <table:table-cell office:value-type="float" office:value="0.15174321853959385" table:formula="of:=AVERAGE([.V17:.AF17])" table:style-name="ce93">
            <text:p>0,151743219</text:p>
          </table:table-cell>
          <table:table-cell table:style-name="ce1"/>
          <table:table-cell office:value-type="float" office:value="1.8851302815342112" table:formula="of:=([.D17]*[.$AH$8])+([.E17]*[.$AH$9])+([.F17]*[.$AH$10])+([.G17]*[.$AH$11])+([.H17]*[.$AH$12])+([.I17]*[.$AH$13])+([.J17]*[.AH$14])+([.K17]*[.$AH$15])+([.L17]*[.$AH$16])+([.M17]*[.$AH$17])+([.N17]*[.$AH$18])" table:style-name="ce93">
            <text:p>1,885130282</text:p>
          </table:table-cell>
          <table:table-cell table:style-name="ce1"/>
          <table:table-cell office:value-type="float" office:value="12.423159991445223" table:formula="of:=[.AJ17]/[.AH17]" table:style-name="ce93">
            <text:p>12,42315999</text:p>
          </table:table-cell>
          <table:table-cell table:number-columns-repeated="16346"/>
        </table:table-row>
        <table:table-row table:style-name="ro1">
          <table:table-cell/>
          <table:table-cell table:style-name="ce5"/>
          <table:table-cell office:value-type="string" table:style-name="ce85">
            <text:p>Critère 11</text:p>
          </table:table-cell>
          <table:table-cell office:value-type="float" office:value="1" table:style-name="ce59">
            <text:p>1</text:p>
          </table:table-cell>
          <table:table-cell office:value-type="float" office:value="2" table:style-name="ce59">
            <text:p>2</text:p>
          </table:table-cell>
          <table:table-cell office:value-type="float" office:value="1" table:style-name="ce59">
            <text:p>1</text:p>
          </table:table-cell>
          <table:table-cell office:value-type="float" office:value="2" table:style-name="ce59">
            <text:p>2</text:p>
          </table:table-cell>
          <table:table-cell office:value-type="float" office:value="1" table:style-name="ce59">
            <text:p>1</text:p>
          </table:table-cell>
          <table:table-cell office:value-type="float" office:value="2" table:style-name="ce59">
            <text:p>2</text:p>
          </table:table-cell>
          <table:table-cell office:value-type="float" office:value="1" table:style-name="ce59">
            <text:p>1</text:p>
          </table:table-cell>
          <table:table-cell office:value-type="float" office:value="2" table:style-name="ce59">
            <text:p>2</text:p>
          </table:table-cell>
          <table:table-cell office:value-type="float" office:value="1" table:style-name="ce59">
            <text:p>1</text:p>
          </table:table-cell>
          <table:table-cell office:value-type="float" office:value="2" table:style-name="ce59">
            <text:p>2</text:p>
          </table:table-cell>
          <table:table-cell office:value-type="float" office:value="1" table:style-name="ce87">
            <text:p>1</text:p>
          </table:table-cell>
          <table:table-cell table:style-name="ce1"/>
          <table:table-cell office:value-type="string" office:string-value="Critère 11" table:formula="of:=[.C18]" table:style-name="ce85">
            <text:p>Critère 11</text:p>
          </table:table-cell>
          <table:table-cell office:value-type="float" office:value="0.11675287542708949" table:formula="of:=[.AH18]" table:style-name="ce108">
            <text:p>0,1168</text:p>
          </table:table-cell>
          <table:table-cell table:style-name="ce1"/>
          <table:table-cell table:style-name="ce8"/>
          <table:table-cell table:style-name="ce1"/>
          <table:table-cell office:value-type="string" table:style-name="ce85">
            <text:p>Critère 11</text:p>
          </table:table-cell>
          <table:table-cell office:value-type="float" office:value="0.05" table:formula="of:=[.D18]/SUM([.D$8:.D$18])" table:style-name="ce91">
            <text:p>0,05</text:p>
          </table:table-cell>
          <table:table-cell office:value-type="float" office:value="0.1" table:formula="of:=[.E18]/SUM([.E$8:.E$18])" table:style-name="ce91">
            <text:p>0,1</text:p>
          </table:table-cell>
          <table:table-cell office:value-type="float" office:value="5.5555555555555552E-2" table:formula="of:=[.F18]/SUM([.F$8:.F$18])" table:style-name="ce91">
            <text:p>0,055555556</text:p>
          </table:table-cell>
          <table:table-cell office:value-type="float" office:value="0.12738853503184713" table:formula="of:=[.G18]/SUM([.G$8:.G$18])" table:style-name="ce91">
            <text:p>0,127388535</text:p>
          </table:table-cell>
          <table:table-cell office:value-type="float" office:value="8.9552238805970158E-2" table:formula="of:=[.H18]/SUM([.H$8:.H$18])" table:style-name="ce91">
            <text:p>0,089552239</text:p>
          </table:table-cell>
          <table:table-cell office:value-type="float" office:value="0.13483146067415733" table:formula="of:=[.I18]/SUM([.I$8:.I$18])" table:style-name="ce91">
            <text:p>0,134831461</text:p>
          </table:table-cell>
          <table:table-cell office:value-type="float" office:value="8.2191780821917818E-2" table:formula="of:=[.J18]/SUM([.J$8:.J$18])" table:style-name="ce91">
            <text:p>0,082191781</text:p>
          </table:table-cell>
          <table:table-cell office:value-type="float" office:value="0.16901408450704228" table:formula="of:=[.K18]/SUM([.K$8:.K$18])" table:style-name="ce91">
            <text:p>0,169014085</text:p>
          </table:table-cell>
          <table:table-cell office:value-type="float" office:value="9.836065573770493E-2" table:formula="of:=[.L18]/SUM([.L$8:.L$18])" table:style-name="ce91">
            <text:p>0,098360656</text:p>
          </table:table-cell>
          <table:table-cell office:value-type="float" office:value="0.25974025974025972" table:formula="of:=[.M18]/SUM([.M$8:.M$18])" table:style-name="ce91">
            <text:p>0,25974026</text:p>
          </table:table-cell>
          <table:table-cell office:value-type="float" office:value="0.11764705882352941" table:formula="of:=[.N18]/SUM([.N$8:.N$18])" table:style-name="ce91">
            <text:p>0,117647059</text:p>
          </table:table-cell>
          <table:table-cell table:style-name="ce1"/>
          <table:table-cell office:value-type="float" office:value="0.11675287542708949" table:formula="of:=AVERAGE([.V18:.AF18])" table:style-name="ce93">
            <text:p>0,116752875</text:p>
          </table:table-cell>
          <table:table-cell table:style-name="ce1"/>
          <table:table-cell office:value-type="float" office:value="1.4606782031005021" table:formula="of:=([.D18]*[.$AH$8])+([.E18]*[.$AH$9])+([.F18]*[.$AH$10])+([.G18]*[.$AH$11])+([.H18]*[.$AH$12])+([.I18]*[.$AH$13])+([.J18]*[.AH$14])+([.K18]*[.$AH$15])+([.L18]*[.$AH$16])+([.M18]*[.$AH$17])+([.N18]*[.$AH$18])" table:style-name="ce93">
            <text:p>1,460678203</text:p>
          </table:table-cell>
          <table:table-cell table:style-name="ce1"/>
          <table:table-cell office:value-type="float" office:value="12.510854210290304" table:formula="of:=[.AJ18]/[.AH18]" table:style-name="ce93">
            <text:p>12,51085421</text:p>
          </table:table-cell>
          <table:table-cell table:number-columns-repeated="16346"/>
        </table:table-row>
        <table:table-row table:number-rows-repeated="3" table:style-name="ro2">
          <table:table-cell/>
          <table:table-cell table:style-name="ce5"/>
          <table:table-cell table:number-columns-repeated="16" table:style-name="ce1"/>
          <table:table-cell table:style-name="ce8"/>
          <table:table-cell table:number-columns-repeated="16365" table:style-name="ce1"/>
        </table:table-row>
        <table:table-row table:style-name="ro4">
          <table:table-cell/>
          <table:table-cell table:style-name="ce5"/>
          <table:table-cell office:value-type="string" table:style-name="ce94">
            <text:p>λ<text:span text:style-name="T11">max </text:span><text:span text:style-name="T2">:</text:span></text:p>
          </table:table-cell>
          <table:table-cell office:value-type="float" office:value="12.430167842448311" table:formula="of:=AVERAGE([.AL8:.AL18])" table:style-name="ce95">
            <text:p>12,43016784</text:p>
          </table:table-cell>
          <table:table-cell office:value-type="string" table:number-columns-spanned="3" table:number-rows-spanned="1" table:style-name="ce75">
            <text:p><text:s/>(Cohérence moyenne)</text:p>
          </table:table-cell>
          <table:covered-table-cell table:number-columns-repeated="2"/>
          <table:table-cell table:number-columns-repeated="11" table:style-name="ce1"/>
          <table:table-cell table:style-name="ce8"/>
          <table:table-cell table:number-columns-repeated="16365" table:style-name="ce1"/>
        </table:table-row>
        <table:table-row table:style-name="ro4">
          <table:table-cell/>
          <table:table-cell table:style-name="ce5"/>
          <table:table-cell office:value-type="string" table:style-name="ce94">
            <text:p>IA :</text:p>
          </table:table-cell>
          <table:table-cell office:value-type="float" office:value="1.51" table:style-name="ce95">
            <text:p>1,51</text:p>
          </table:table-cell>
          <table:table-cell office:value-type="string" table:number-columns-spanned="3" table:number-rows-spanned="1" table:style-name="ce76">
            <text:p><text:s/>(Indice aléatoire)</text:p>
          </table:table-cell>
          <table:covered-table-cell table:number-columns-repeated="2"/>
          <table:table-cell table:number-columns-repeated="11" table:style-name="ce1"/>
          <table:table-cell table:style-name="ce8"/>
          <table:table-cell table:number-columns-repeated="16365" table:style-name="ce1"/>
        </table:table-row>
        <table:table-row table:style-name="ro4">
          <table:table-cell/>
          <table:table-cell table:style-name="ce5"/>
          <table:table-cell office:value-type="string" table:style-name="ce96">
            <text:p>CI :</text:p>
          </table:table-cell>
          <table:table-cell office:value-type="float" office:value="0.14301678424483111" table:formula="of:=([.D22]-11)/(11-1)" table:style-name="ce95">
            <text:p>0,143016784</text:p>
          </table:table-cell>
          <table:table-cell office:value-type="string" table:number-columns-spanned="3" table:number-rows-spanned="1" table:style-name="ce76">
            <text:p><text:s/>(Indice de Cohérence)</text:p>
          </table:table-cell>
          <table:covered-table-cell table:number-columns-repeated="2"/>
          <table:table-cell table:number-columns-repeated="11" table:style-name="ce1"/>
          <table:table-cell table:style-name="ce8"/>
          <table:table-cell table:number-columns-repeated="16365" table:style-name="ce1"/>
        </table:table-row>
        <table:table-row table:style-name="ro4">
          <table:table-cell/>
          <table:table-cell table:style-name="ce5"/>
          <table:table-cell office:value-type="string" table:style-name="ce96">
            <text:p>CR :</text:p>
          </table:table-cell>
          <table:table-cell office:value-type="percentage" office:value="9.4713102148894779E-2" table:formula="of:=[.D24]/[.D23]" table:style-name="ce119">
            <text:p>9,47 %</text:p>
          </table:table-cell>
          <table:table-cell office:value-type="string" table:number-columns-spanned="3" table:number-rows-spanned="1" table:style-name="ce76">
            <text:p><text:s/>(Ratio de cohérence)</text:p>
          </table:table-cell>
          <table:covered-table-cell table:number-columns-repeated="2"/>
          <table:table-cell table:number-columns-repeated="11" table:style-name="ce1"/>
          <table:table-cell table:style-name="ce8"/>
          <table:table-cell table:number-columns-repeated="16365" table:style-name="ce1"/>
        </table:table-row>
        <table:table-row table:style-name="ro2">
          <table:table-cell/>
          <table:table-cell table:style-name="ce5"/>
          <table:table-cell table:number-columns-repeated="16" table:style-name="ce1"/>
          <table:table-cell table:style-name="ce8"/>
          <table:table-cell table:number-columns-repeated="16365" table:style-name="ce1"/>
        </table:table-row>
        <table:table-row table:style-name="ro4">
          <table:table-cell/>
          <table:table-cell table:style-name="ce5"/>
          <table:table-cell office:value-type="string" office:string-value="" table:formula="of:=IF([.D25]&lt;0.1;&quot;&quot;;&quot;Le ration de cohérence est supérieur à 10%, vous devriez reprendre la matrice&quot;)" table:number-columns-spanned="5" table:number-rows-spanned="2" table:style-name="ce102"/>
          <table:covered-table-cell table:number-columns-repeated="4"/>
          <table:table-cell table:number-columns-repeated="11" table:style-name="ce1"/>
          <table:table-cell table:style-name="ce8"/>
          <table:table-cell table:number-columns-repeated="16365" table:style-name="ce1"/>
        </table:table-row>
        <table:table-row table:style-name="ro2">
          <table:table-cell/>
          <table:table-cell table:style-name="ce5"/>
          <table:covered-table-cell/>
          <table:covered-table-cell table:number-columns-repeated="4"/>
          <table:table-cell table:number-columns-repeated="11" table:style-name="ce1"/>
          <table:table-cell table:style-name="ce8"/>
          <table:table-cell table:number-columns-repeated="16365" table:style-name="ce1"/>
        </table:table-row>
        <table:table-row table:number-rows-repeated="2" table:style-name="ro2">
          <table:table-cell/>
          <table:table-cell table:style-name="ce5"/>
          <table:table-cell table:number-columns-repeated="16" table:style-name="ce1"/>
          <table:table-cell table:style-name="ce8"/>
          <table:table-cell table:number-columns-repeated="16365" table:style-name="ce1"/>
        </table:table-row>
        <table:table-row table:style-name="ro2">
          <table:table-cell/>
          <table:table-cell table:style-name="ce21"/>
          <table:table-cell table:number-columns-repeated="16" table:style-name="ce22"/>
          <table:table-cell table:style-name="ce23"/>
          <table:table-cell table:number-columns-repeated="16365" table:style-name="ce1"/>
        </table:table-row>
        <table:table-row table:style-name="ro2">
          <table:table-cell table:number-columns-repeated="16384"/>
        </table:table-row>
        <table:table-row table:number-rows-repeated="1048544" table:style-name="ro2" table:visibility="collapse">
          <table:table-cell table:number-columns-repeated="16384"/>
        </table:table-row>
      </table:table>
      <table:table table:name="12_critères" table:style-name="ta1" table:protected="true">
        <table:table-column table:style-name="co1" table:number-columns-repeated="20" table:default-cell-style-name="ce1"/>
        <table:table-column table:style-name="co1" table:number-columns-repeated="14" table:default-cell-style-name="ce1" table:visibility="collapse"/>
        <table:table-column table:style-name="co23" table:default-cell-style-name="ce1" table:visibility="collapse"/>
        <table:table-column table:style-name="co1" table:default-cell-style-name="ce1" table:visibility="collapse"/>
        <table:table-column table:style-name="co23" table:default-cell-style-name="ce1" table:visibility="collapse"/>
        <table:table-column table:style-name="co1" table:default-cell-style-name="ce1" table:visibility="collapse"/>
        <table:table-column table:style-name="co24" table:default-cell-style-name="ce1" table:visibility="collapse"/>
        <table:table-column table:style-name="co1" table:number-columns-repeated="985" table:default-cell-style-name="ce1" table:visibility="collapse"/>
        <table:table-column table:style-name="co11" table:number-columns-repeated="15360" table:default-cell-style-name="ce1"/>
        <table:table-row table:style-name="ro1">
          <table:table-cell table:style-name="ce79"/>
          <table:table-cell table:style-name="ce79"/>
          <table:table-cell table:number-columns-repeated="13" table:style-name="ce78"/>
          <table:table-cell table:number-columns-repeated="16369" table:style-name="ce79"/>
        </table:table-row>
        <table:table-row table:style-name="ro1">
          <table:table-cell table:style-name="ce79"/>
          <table:table-cell table:style-name="ce103"/>
          <table:table-cell table:number-columns-repeated="13" table:style-name="ce104"/>
          <table:table-cell table:number-columns-repeated="3" table:style-name="ce82"/>
          <table:table-cell table:style-name="ce105"/>
          <table:table-cell table:number-columns-repeated="16365" table:style-name="ce79"/>
        </table:table-row>
        <table:table-row table:style-name="ro1">
          <table:table-cell/>
          <table:table-cell table:style-name="ce5"/>
          <table:table-cell office:value-type="string" table:number-columns-spanned="13" table:number-rows-spanned="1" table:style-name="ce100">
            <text:p>12 critères</text:p>
          </table:table-cell>
          <table:covered-table-cell table:number-columns-repeated="12"/>
          <table:table-cell table:number-columns-repeated="3" table:style-name="ce1"/>
          <table:table-cell table:style-name="ce8"/>
          <table:table-cell table:number-columns-repeated="16365" table:style-name="ce1"/>
        </table:table-row>
        <table:table-row table:style-name="ro2">
          <table:table-cell/>
          <table:table-cell table:style-name="ce5"/>
          <table:table-cell table:number-columns-repeated="5" table:style-name="ce1"/>
          <table:table-cell table:number-columns-repeated="5" table:style-name="ce79"/>
          <table:table-cell table:number-columns-repeated="6" table:style-name="ce1"/>
          <table:table-cell table:style-name="ce8"/>
          <table:table-cell table:number-columns-repeated="16365" table:style-name="ce1"/>
        </table:table-row>
        <table:table-row table:style-name="ro1">
          <table:table-cell/>
          <table:table-cell table:style-name="ce5"/>
          <table:table-cell office:value-type="string" table:number-columns-spanned="11" table:number-rows-spanned="1" table:style-name="ce101">
            <text:p>Matrice de comparaison binaire</text:p>
          </table:table-cell>
          <table:covered-table-cell table:number-columns-repeated="10"/>
          <table:table-cell table:style-name="ce84"/>
          <table:table-cell table:number-columns-repeated="4" table:style-name="ce1"/>
          <table:table-cell table:style-name="ce8"/>
          <table:table-cell table:number-columns-repeated="15" table:style-name="ce1"/>
          <table:table-cell office:value-type="string" table:style-name="ce41">
            <text:p>Vecteur de propre</text:p>
          </table:table-cell>
          <table:table-cell table:style-name="ce38"/>
          <table:table-cell office:value-type="string" table:number-columns-spanned="1" table:number-rows-spanned="2" table:style-name="ce74">
            <text:p>Somme pondéré par les priorités</text:p>
          </table:table-cell>
          <table:table-cell table:style-name="ce38"/>
          <table:table-cell office:value-type="string" table:style-name="ce41">
            <text:p>Somme pondérée / Priorités</text:p>
          </table:table-cell>
          <table:table-cell table:number-columns-repeated="16345"/>
        </table:table-row>
        <table:table-row table:style-name="ro2">
          <table:table-cell/>
          <table:table-cell table:style-name="ce5"/>
          <table:table-cell table:number-columns-repeated="5" table:style-name="ce1"/>
          <table:table-cell table:number-columns-repeated="5" table:style-name="ce79"/>
          <table:table-cell table:number-columns-repeated="6" table:style-name="ce1"/>
          <table:table-cell table:style-name="ce8"/>
          <table:table-cell table:number-columns-repeated="17" table:style-name="ce1"/>
          <table:covered-table-cell/>
          <table:table-cell table:number-columns-repeated="16347" table:style-name="ce1"/>
        </table:table-row>
        <table:table-row table:style-name="ro1">
          <table:table-cell/>
          <table:table-cell table:style-name="ce5"/>
          <table:table-cell table:style-name="ce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office:value-type="string" table:style-name="ce85">
            <text:p>Critère 8</text:p>
          </table:table-cell>
          <table:table-cell office:value-type="string" table:style-name="ce85">
            <text:p>Critère 9</text:p>
          </table:table-cell>
          <table:table-cell office:value-type="string" table:style-name="ce85">
            <text:p>Critère 10</text:p>
          </table:table-cell>
          <table:table-cell office:value-type="string" table:style-name="ce85">
            <text:p>Critère 11</text:p>
          </table:table-cell>
          <table:table-cell office:value-type="string" table:style-name="ce85">
            <text:p>Critère 12</text:p>
          </table:table-cell>
          <table:table-cell table:number-columns-repeated="2" table:style-name="ce1"/>
          <table:table-cell office:value-type="string" table:style-name="ce85">
            <text:p>Poids</text:p>
          </table:table-cell>
          <table:table-cell table:style-name="ce8"/>
          <table:table-cell table:style-name="ce1"/>
          <table:table-cell table:style-name="ce81"/>
          <table:table-cell office:value-type="string" table:style-name="ce85">
            <text:p>Critère 1</text:p>
          </table:table-cell>
          <table:table-cell office:value-type="string" table:style-name="ce85">
            <text:p>Critère 2</text:p>
          </table:table-cell>
          <table:table-cell office:value-type="string" table:style-name="ce85">
            <text:p>Critère 3</text:p>
          </table:table-cell>
          <table:table-cell office:value-type="string" table:style-name="ce85">
            <text:p>Critère 4</text:p>
          </table:table-cell>
          <table:table-cell office:value-type="string" table:style-name="ce85">
            <text:p>Critère 5</text:p>
          </table:table-cell>
          <table:table-cell office:value-type="string" table:style-name="ce85">
            <text:p>Critère 6</text:p>
          </table:table-cell>
          <table:table-cell office:value-type="string" table:style-name="ce85">
            <text:p>Critère 7</text:p>
          </table:table-cell>
          <table:table-cell office:value-type="string" table:style-name="ce85">
            <text:p>Critère 8</text:p>
          </table:table-cell>
          <table:table-cell office:value-type="string" table:style-name="ce85">
            <text:p>Critère 9</text:p>
          </table:table-cell>
          <table:table-cell office:value-type="string" table:style-name="ce85">
            <text:p>Critère 10</text:p>
          </table:table-cell>
          <table:table-cell office:value-type="string" table:style-name="ce85">
            <text:p>Critère 11</text:p>
          </table:table-cell>
          <table:table-cell office:value-type="string" table:style-name="ce85">
            <text:p>Critère 12</text:p>
          </table:table-cell>
          <table:table-cell table:style-name="ce110"/>
          <table:table-cell office:value-type="string" table:style-name="ce85">
            <text:p>Priorité</text:p>
          </table:table-cell>
          <table:table-cell table:number-columns-repeated="16349" table:style-name="ce1"/>
        </table:table-row>
        <table:table-row table:style-name="ro1">
          <table:table-cell/>
          <table:table-cell table:style-name="ce5"/>
          <table:table-cell office:value-type="string" table:style-name="ce85">
            <text:p>Critère 1</text:p>
          </table:table-cell>
          <table:table-cell office:value-type="float" office:value="1" table:style-name="ce87">
            <text:p>1</text:p>
          </table:table-cell>
          <table:table-cell office:value-type="float" office:value="1" table:formula="of:=1/[.D9]" table:style-name="ce88">
            <text:p>1</text:p>
          </table:table-cell>
          <table:table-cell office:value-type="float" office:value="1" table:formula="of:=1/[.D10]" table:style-name="ce88">
            <text:p>1</text:p>
          </table:table-cell>
          <table:table-cell office:value-type="float" office:value="0.25" table:formula="of:=1/[.D11]" table:style-name="ce88">
            <text:p>0,25</text:p>
          </table:table-cell>
          <table:table-cell office:value-type="float" office:value="0.14285714285714285" table:formula="of:=1/[.D12]" table:style-name="ce88">
            <text:p>0,142857143</text:p>
          </table:table-cell>
          <table:table-cell office:value-type="float" office:value="0.33333333333333331" table:formula="of:=1/[.D13]" table:style-name="ce88">
            <text:p>0,333333333</text:p>
          </table:table-cell>
          <table:table-cell office:value-type="float" office:value="1" table:formula="of:=1/[.D14]" table:style-name="ce88">
            <text:p>1</text:p>
          </table:table-cell>
          <table:table-cell office:value-type="float" office:value="0.5" table:formula="of:=1/[.D15]" table:style-name="ce88">
            <text:p>0,5</text:p>
          </table:table-cell>
          <table:table-cell office:value-type="float" office:value="1" table:formula="of:=1/[.D16]" table:style-name="ce88">
            <text:p>1</text:p>
          </table:table-cell>
          <table:table-cell office:value-type="float" office:value="0.33333333333333331" table:formula="of:=1/[.D17]" table:style-name="ce88">
            <text:p>0,333333333</text:p>
          </table:table-cell>
          <table:table-cell office:value-type="float" office:value="1" table:formula="of:=1/[.D18]" table:style-name="ce88">
            <text:p>1</text:p>
          </table:table-cell>
          <table:table-cell office:value-type="float" office:value="1" table:formula="of:=1/[.D19]" table:style-name="ce88">
            <text:p>1</text:p>
          </table:table-cell>
          <table:table-cell table:style-name="ce1"/>
          <table:table-cell office:value-type="string" office:string-value="Critère 1" table:formula="of:=[.C8]" table:style-name="ce85">
            <text:p>Critère 1</text:p>
          </table:table-cell>
          <table:table-cell office:value-type="float" office:value="4.9684048342456884E-2" table:formula="of:=[.AI8]" table:style-name="ce108">
            <text:p>0,0497</text:p>
          </table:table-cell>
          <table:table-cell table:style-name="ce8"/>
          <table:table-cell table:style-name="ce1"/>
          <table:table-cell office:value-type="string" table:style-name="ce85">
            <text:p>Critère 1</text:p>
          </table:table-cell>
          <table:table-cell office:value-type="float" office:value="3.8461538461538464E-2" table:formula="of:=[.D8]/SUM([.D$8:.D$19])" table:style-name="ce91">
            <text:p>0,038461538</text:p>
          </table:table-cell>
          <table:table-cell office:value-type="float" office:value="4.7619047619047616E-2" table:formula="of:=[.E8]/SUM([.E$8:.E$19])" table:style-name="ce91">
            <text:p>0,047619048</text:p>
          </table:table-cell>
          <table:table-cell office:value-type="float" office:value="2.9411764705882353E-2" table:formula="of:=[.F8]/SUM([.F$8:.F$19])" table:style-name="ce91">
            <text:p>0,029411765</text:p>
          </table:table-cell>
          <table:table-cell office:value-type="float" office:value="1.9108280254777073E-2" table:formula="of:=[.G8]/SUM([.G$8:.G$19])" table:style-name="ce91">
            <text:p>0,01910828</text:p>
          </table:table-cell>
          <table:table-cell office:value-type="float" office:value="6.7567567567567563E-3" table:formula="of:=[.H8]/SUM([.H$8:.H$19])" table:style-name="ce91">
            <text:p>0,006756757</text:p>
          </table:table-cell>
          <table:table-cell office:value-type="float" office:value="1.7699115044247787E-2" table:formula="of:=[.I8]/SUM([.I$8:.I$19])" table:style-name="ce91">
            <text:p>0,017699115</text:p>
          </table:table-cell>
          <table:table-cell office:value-type="float" office:value="3.8216560509554146E-2" table:formula="of:=[.J8]/SUM([.J$8:.J$19])" table:style-name="ce91">
            <text:p>0,038216561</text:p>
          </table:table-cell>
          <table:table-cell office:value-type="float" office:value="3.3277870216306155E-2" table:formula="of:=[.K8]/SUM([.K$8:.K$19])" table:style-name="ce91">
            <text:p>0,03327787</text:p>
          </table:table-cell>
          <table:table-cell office:value-type="float" office:value="8.7976539589442806E-2" table:formula="of:=[.L8]/SUM([.L$8:.L$19])" table:style-name="ce91">
            <text:p>0,08797654</text:p>
          </table:table-cell>
          <table:table-cell office:value-type="float" office:value="4.6082949308755755E-2" table:formula="of:=[.M8]/SUM([.M$8:.M$19])" table:style-name="ce91">
            <text:p>0,046082949</text:p>
          </table:table-cell>
          <table:table-cell office:value-type="float" office:value="9.6463022508038579E-2" table:formula="of:=[.N8]/SUM([.N$8:.N$19])" table:style-name="ce91">
            <text:p>0,096463023</text:p>
          </table:table-cell>
          <table:table-cell office:value-type="float" office:value="0.13513513513513511" table:formula="of:=[.O8]/SUM([.O$8:.O$19])" table:style-name="ce91">
            <text:p>0,135135135</text:p>
          </table:table-cell>
          <table:table-cell table:style-name="ce92"/>
          <table:table-cell office:value-type="float" office:value="4.9684048342456884E-2" table:formula="of:=AVERAGE([.V8:.AG8])" table:style-name="ce93">
            <text:p>0,049684048</text:p>
          </table:table-cell>
          <table:table-cell table:style-name="ce1"/>
          <table:table-cell office:value-type="float" office:value="0.59658436420389327" table:formula="of:=([.D8]*[.$AI$8])+([.E8]*[.$AI$9])+([.F8]*[.$AI$10])+([.G8]*[.$AI$11])+([.H8]*[.$AI$12])+([.I8]*[.$AI$13])+([.J8]*[.AI$14])+([.K8]*[.$AI$15])+([.L8]*[.$AI$16])+([.M8]*[.$AI$17])+([.N8]*[.$AI$18])+([.M8]*[.$AI$19])" table:style-name="ce93">
            <text:p>0,596584364</text:p>
          </table:table-cell>
          <table:table-cell table:style-name="ce1"/>
          <table:table-cell office:value-type="float" office:value="12.007563475742163" table:formula="of:=[.AK8]/[.AI8]" table:style-name="ce93">
            <text:p>12,00756348</text:p>
          </table:table-cell>
          <table:table-cell table:number-columns-repeated="16345"/>
        </table:table-row>
        <table:table-row table:style-name="ro1">
          <table:table-cell/>
          <table:table-cell table:style-name="ce5"/>
          <table:table-cell office:value-type="string" table:style-name="ce85">
            <text:p>Critère 2</text:p>
          </table:table-cell>
          <table:table-cell office:value-type="float" office:value="1" table:style-name="ce59">
            <text:p>1</text:p>
          </table:table-cell>
          <table:table-cell office:value-type="float" office:value="1" table:style-name="ce87">
            <text:p>1</text:p>
          </table:table-cell>
          <table:table-cell office:value-type="float" office:value="1" table:formula="of:=1/[.E10]" table:style-name="ce88">
            <text:p>1</text:p>
          </table:table-cell>
          <table:table-cell office:value-type="float" office:value="0.5" table:formula="of:=1/[.E11]" table:style-name="ce88">
            <text:p>0,5</text:p>
          </table:table-cell>
          <table:table-cell office:value-type="float" office:value="0.5" table:formula="of:=1/[.E12]" table:style-name="ce88">
            <text:p>0,5</text:p>
          </table:table-cell>
          <table:table-cell office:value-type="float" office:value="1" table:formula="of:=1/[.E13]" table:style-name="ce88">
            <text:p>1</text:p>
          </table:table-cell>
          <table:table-cell office:value-type="float" office:value="0.33333333333333331" table:formula="of:=1/[.E14]" table:style-name="ce88">
            <text:p>0,333333333</text:p>
          </table:table-cell>
          <table:table-cell office:value-type="float" office:value="1" table:formula="of:=1/[.E15]" table:style-name="ce88">
            <text:p>1</text:p>
          </table:table-cell>
          <table:table-cell office:value-type="float" office:value="0.33333333333333331" table:formula="of:=1/[.E16]" table:style-name="ce88">
            <text:p>0,333333333</text:p>
          </table:table-cell>
          <table:table-cell office:value-type="float" office:value="0.5" table:formula="of:=1/[.E17]" table:style-name="ce88">
            <text:p>0,5</text:p>
          </table:table-cell>
          <table:table-cell office:value-type="float" office:value="0.5" table:formula="of:=1/[.E18]" table:style-name="ce88">
            <text:p>0,5</text:p>
          </table:table-cell>
          <table:table-cell office:value-type="float" office:value="0.5" table:formula="of:=1/[.E19]" table:style-name="ce88">
            <text:p>0,5</text:p>
          </table:table-cell>
          <table:table-cell table:style-name="ce1"/>
          <table:table-cell office:value-type="string" office:string-value="Critère 2" table:formula="of:=[.C9]" table:style-name="ce85">
            <text:p>Critère 2</text:p>
          </table:table-cell>
          <table:table-cell office:value-type="float" office:value="4.366654291620109E-2" table:formula="of:=[.AI9]" table:style-name="ce108">
            <text:p>0,0437</text:p>
          </table:table-cell>
          <table:table-cell table:style-name="ce8"/>
          <table:table-cell table:style-name="ce1"/>
          <table:table-cell office:value-type="string" table:style-name="ce85">
            <text:p>Critère 2</text:p>
          </table:table-cell>
          <table:table-cell office:value-type="float" office:value="3.8461538461538464E-2" table:formula="of:=[.D9]/SUM([.D$8:.D$19])" table:style-name="ce91">
            <text:p>0,038461538</text:p>
          </table:table-cell>
          <table:table-cell office:value-type="float" office:value="4.7619047619047616E-2" table:formula="of:=[.E9]/SUM([.E$8:.E$19])" table:style-name="ce91">
            <text:p>0,047619048</text:p>
          </table:table-cell>
          <table:table-cell office:value-type="float" office:value="2.9411764705882353E-2" table:formula="of:=[.F9]/SUM([.F$8:.F$19])" table:style-name="ce91">
            <text:p>0,029411765</text:p>
          </table:table-cell>
          <table:table-cell office:value-type="float" office:value="3.8216560509554146E-2" table:formula="of:=[.G9]/SUM([.G$8:.G$19])" table:style-name="ce91">
            <text:p>0,038216561</text:p>
          </table:table-cell>
          <table:table-cell office:value-type="float" office:value="2.364864864864865E-2" table:formula="of:=[.H9]/SUM([.H$8:.H$19])" table:style-name="ce91">
            <text:p>0,023648649</text:p>
          </table:table-cell>
          <table:table-cell office:value-type="float" office:value="5.3097345132743369E-2" table:formula="of:=[.I9]/SUM([.I$8:.I$19])" table:style-name="ce91">
            <text:p>0,053097345</text:p>
          </table:table-cell>
          <table:table-cell office:value-type="float" office:value="1.2738853503184714E-2" table:formula="of:=[.J9]/SUM([.J$8:.J$19])" table:style-name="ce91">
            <text:p>0,012738854</text:p>
          </table:table-cell>
          <table:table-cell office:value-type="float" office:value="6.6555740432612309E-2" table:formula="of:=[.K9]/SUM([.K$8:.K$19])" table:style-name="ce91">
            <text:p>0,06655574</text:p>
          </table:table-cell>
          <table:table-cell office:value-type="float" office:value="2.9325513196480937E-2" table:formula="of:=[.L9]/SUM([.L$8:.L$19])" table:style-name="ce91">
            <text:p>0,029325513</text:p>
          </table:table-cell>
          <table:table-cell office:value-type="float" office:value="6.9124423963133647E-2" table:formula="of:=[.M9]/SUM([.M$8:.M$19])" table:style-name="ce91">
            <text:p>0,069124424</text:p>
          </table:table-cell>
          <table:table-cell office:value-type="float" office:value="4.8231511254019289E-2" table:formula="of:=[.N9]/SUM([.N$8:.N$19])" table:style-name="ce91">
            <text:p>0,048231511</text:p>
          </table:table-cell>
          <table:table-cell office:value-type="float" office:value="6.7567567567567557E-2" table:formula="of:=[.O9]/SUM([.O$8:.O$19])" table:style-name="ce91">
            <text:p>0,067567568</text:p>
          </table:table-cell>
          <table:table-cell table:style-name="ce92"/>
          <table:table-cell office:value-type="float" office:value="4.366654291620109E-2" table:formula="of:=AVERAGE([.V9:.AG9])" table:style-name="ce93">
            <text:p>0,043666543</text:p>
          </table:table-cell>
          <table:table-cell table:style-name="ce1"/>
          <table:table-cell office:value-type="float" office:value="0.61913022345392943" table:formula="of:=([.D9]*[.$AI$8])+([.E9]*[.$AI$9])+([.F9]*[.$AI$10])+([.G9]*[.$AI$11])+([.H9]*[.$AI$12])+([.I9]*[.$AI$13])+([.J9]*[.AI$14])+([.K9]*[.$AI$15])+([.L9]*[.$AI$16])+([.M9]*[.$AI$17])+([.N9]*[.$AI$18])+([.M9]*[.$AI$19])" table:style-name="ce93">
            <text:p>0,619130223</text:p>
          </table:table-cell>
          <table:table-cell table:style-name="ce1"/>
          <table:table-cell office:value-type="float" office:value="14.178594917442405" table:formula="of:=[.AK9]/[.AI9]" table:style-name="ce93">
            <text:p>14,17859492</text:p>
          </table:table-cell>
          <table:table-cell table:number-columns-repeated="16345"/>
        </table:table-row>
        <table:table-row table:style-name="ro1">
          <table:table-cell/>
          <table:table-cell table:style-name="ce5"/>
          <table:table-cell office:value-type="string" table:style-name="ce85">
            <text:p>Critère 3</text:p>
          </table:table-cell>
          <table:table-cell office:value-type="float" office:value="1" table:style-name="ce59">
            <text:p>1</text:p>
          </table:table-cell>
          <table:table-cell office:value-type="float" office:value="1" table:style-name="ce59">
            <text:p>1</text:p>
          </table:table-cell>
          <table:table-cell office:value-type="float" office:value="1" table:style-name="ce87">
            <text:p>1</text:p>
          </table:table-cell>
          <table:table-cell office:value-type="float" office:value="0.33333333333333331" table:formula="of:=1/[.F11]" table:style-name="ce88">
            <text:p>0,333333333</text:p>
          </table:table-cell>
          <table:table-cell office:value-type="float" office:value="0.5" table:formula="of:=1/[.F12]" table:style-name="ce88">
            <text:p>0,5</text:p>
          </table:table-cell>
          <table:table-cell office:value-type="float" office:value="1" table:formula="of:=1/[.F13]" table:style-name="ce88">
            <text:p>1</text:p>
          </table:table-cell>
          <table:table-cell office:value-type="float" office:value="1" table:formula="of:=1/[.F14]" table:style-name="ce88">
            <text:p>1</text:p>
          </table:table-cell>
          <table:table-cell office:value-type="float" office:value="0.2" table:formula="of:=1/[.F15]" table:style-name="ce88">
            <text:p>0,2</text:p>
          </table:table-cell>
          <table:table-cell office:value-type="float" office:value="0.33333333333333331" table:formula="of:=1/[.F16]" table:style-name="ce88">
            <text:p>0,333333333</text:p>
          </table:table-cell>
          <table:table-cell office:value-type="float" office:value="0.2" table:formula="of:=1/[.F17]" table:style-name="ce88">
            <text:p>0,2</text:p>
          </table:table-cell>
          <table:table-cell office:value-type="float" office:value="0.2" table:formula="of:=1/[.F18]" table:style-name="ce88">
            <text:p>0,2</text:p>
          </table:table-cell>
          <table:table-cell office:value-type="float" office:value="0.16666666666666666" table:formula="of:=1/[.F19]" table:style-name="ce88">
            <text:p>0,166666667</text:p>
          </table:table-cell>
          <table:table-cell table:style-name="ce1"/>
          <table:table-cell office:value-type="string" office:string-value="Critère 3" table:formula="of:=[.C10]" table:style-name="ce85">
            <text:p>Critère 3</text:p>
          </table:table-cell>
          <table:table-cell office:value-type="float" office:value="3.0669514164680927E-2" table:formula="of:=[.AI10]" table:style-name="ce108">
            <text:p>0,0307</text:p>
          </table:table-cell>
          <table:table-cell table:style-name="ce8"/>
          <table:table-cell table:style-name="ce1"/>
          <table:table-cell office:value-type="string" table:style-name="ce85">
            <text:p>Critère 3</text:p>
          </table:table-cell>
          <table:table-cell office:value-type="float" office:value="3.8461538461538464E-2" table:formula="of:=[.D10]/SUM([.D$8:.D$19])" table:style-name="ce91">
            <text:p>0,038461538</text:p>
          </table:table-cell>
          <table:table-cell office:value-type="float" office:value="4.7619047619047616E-2" table:formula="of:=[.E10]/SUM([.E$8:.E$19])" table:style-name="ce91">
            <text:p>0,047619048</text:p>
          </table:table-cell>
          <table:table-cell office:value-type="float" office:value="2.9411764705882353E-2" table:formula="of:=[.F10]/SUM([.F$8:.F$19])" table:style-name="ce91">
            <text:p>0,029411765</text:p>
          </table:table-cell>
          <table:table-cell office:value-type="float" office:value="2.5477707006369428E-2" table:formula="of:=[.G10]/SUM([.G$8:.G$19])" table:style-name="ce91">
            <text:p>0,025477707</text:p>
          </table:table-cell>
          <table:table-cell office:value-type="float" office:value="2.364864864864865E-2" table:formula="of:=[.H10]/SUM([.H$8:.H$19])" table:style-name="ce91">
            <text:p>0,023648649</text:p>
          </table:table-cell>
          <table:table-cell office:value-type="float" office:value="5.3097345132743369E-2" table:formula="of:=[.I10]/SUM([.I$8:.I$19])" table:style-name="ce91">
            <text:p>0,053097345</text:p>
          </table:table-cell>
          <table:table-cell office:value-type="float" office:value="3.8216560509554146E-2" table:formula="of:=[.J10]/SUM([.J$8:.J$19])" table:style-name="ce91">
            <text:p>0,038216561</text:p>
          </table:table-cell>
          <table:table-cell office:value-type="float" office:value="1.3311148086522463E-2" table:formula="of:=[.K10]/SUM([.K$8:.K$19])" table:style-name="ce91">
            <text:p>0,013311148</text:p>
          </table:table-cell>
          <table:table-cell office:value-type="float" office:value="2.9325513196480937E-2" table:formula="of:=[.L10]/SUM([.L$8:.L$19])" table:style-name="ce91">
            <text:p>0,029325513</text:p>
          </table:table-cell>
          <table:table-cell office:value-type="float" office:value="2.7649769585253458E-2" table:formula="of:=[.M10]/SUM([.M$8:.M$19])" table:style-name="ce91">
            <text:p>0,02764977</text:p>
          </table:table-cell>
          <table:table-cell office:value-type="float" office:value="1.9292604501607719E-2" table:formula="of:=[.N10]/SUM([.N$8:.N$19])" table:style-name="ce91">
            <text:p>0,019292605</text:p>
          </table:table-cell>
          <table:table-cell office:value-type="float" office:value="2.2522522522522521E-2" table:formula="of:=[.O10]/SUM([.O$8:.O$19])" table:style-name="ce91">
            <text:p>0,022522523</text:p>
          </table:table-cell>
          <table:table-cell table:style-name="ce92"/>
          <table:table-cell office:value-type="float" office:value="3.0669514164680927E-2" table:formula="of:=AVERAGE([.V10:.AG10])" table:style-name="ce93">
            <text:p>0,030669514</text:p>
          </table:table-cell>
          <table:table-cell table:style-name="ce1"/>
          <table:table-cell office:value-type="float" office:value="0.44508600006827664" table:formula="of:=([.D10]*[.$AI$8])+([.E10]*[.$AI$9])+([.F10]*[.$AI$10])+([.G10]*[.$AI$11])+([.H10]*[.$AI$12])+([.I10]*[.$AI$13])+([.J10]*[.AI$14])+([.K10]*[.$AI$15])+([.L10]*[.$AI$16])+([.M10]*[.$AI$17])+([.N10]*[.$AI$18])+([.M10]*[.$AI$19])" table:style-name="ce93">
            <text:p>0,445086</text:p>
          </table:table-cell>
          <table:table-cell table:style-name="ce1"/>
          <table:table-cell office:value-type="float" office:value="14.512326399380612" table:formula="of:=[.AK10]/[.AI10]" table:style-name="ce93">
            <text:p>14,5123264</text:p>
          </table:table-cell>
          <table:table-cell table:number-columns-repeated="16345"/>
        </table:table-row>
        <table:table-row table:style-name="ro1">
          <table:table-cell/>
          <table:table-cell table:style-name="ce5"/>
          <table:table-cell office:value-type="string" table:style-name="ce85">
            <text:p>Critère 4</text:p>
          </table:table-cell>
          <table:table-cell office:value-type="float" office:value="4" table:style-name="ce59">
            <text:p>4</text:p>
          </table:table-cell>
          <table:table-cell office:value-type="float" office:value="2" table:style-name="ce59">
            <text:p>2</text:p>
          </table:table-cell>
          <table:table-cell office:value-type="float" office:value="3" table:style-name="ce59">
            <text:p>3</text:p>
          </table:table-cell>
          <table:table-cell office:value-type="float" office:value="1" table:style-name="ce87">
            <text:p>1</text:p>
          </table:table-cell>
          <table:table-cell office:value-type="float" office:value="1" table:formula="of:=1/[.G12]" table:style-name="ce88">
            <text:p>1</text:p>
          </table:table-cell>
          <table:table-cell office:value-type="float" office:value="1" table:formula="of:=1/[.G13]" table:style-name="ce88">
            <text:p>1</text:p>
          </table:table-cell>
          <table:table-cell office:value-type="float" office:value="0.5" table:formula="of:=1/[.G14]" table:style-name="ce88">
            <text:p>0,5</text:p>
          </table:table-cell>
          <table:table-cell office:value-type="float" office:value="0.5" table:formula="of:=1/[.G15]" table:style-name="ce88">
            <text:p>0,5</text:p>
          </table:table-cell>
          <table:table-cell office:value-type="float" office:value="0.5" table:formula="of:=1/[.G16]" table:style-name="ce88">
            <text:p>0,5</text:p>
          </table:table-cell>
          <table:table-cell office:value-type="float" office:value="1" table:formula="of:=1/[.G17]" table:style-name="ce88">
            <text:p>1</text:p>
          </table:table-cell>
          <table:table-cell office:value-type="float" office:value="1" table:formula="of:=1/[.G18]" table:style-name="ce88">
            <text:p>1</text:p>
          </table:table-cell>
          <table:table-cell office:value-type="float" office:value="1" table:formula="of:=1/[.G19]" table:style-name="ce88">
            <text:p>1</text:p>
          </table:table-cell>
          <table:table-cell table:style-name="ce1"/>
          <table:table-cell office:value-type="string" office:string-value="Critère 4" table:formula="of:=[.C11]" table:style-name="ce85">
            <text:p>Critère 4</text:p>
          </table:table-cell>
          <table:table-cell office:value-type="float" office:value="8.1697394373857563E-2" table:formula="of:=[.AI11]" table:style-name="ce108">
            <text:p>0,0817</text:p>
          </table:table-cell>
          <table:table-cell table:style-name="ce8"/>
          <table:table-cell table:style-name="ce1"/>
          <table:table-cell office:value-type="string" table:style-name="ce85">
            <text:p>Critère 4</text:p>
          </table:table-cell>
          <table:table-cell office:value-type="float" office:value="0.15384615384615385" table:formula="of:=[.D11]/SUM([.D$8:.D$19])" table:style-name="ce91">
            <text:p>0,153846154</text:p>
          </table:table-cell>
          <table:table-cell office:value-type="float" office:value="9.5238095238095233E-2" table:formula="of:=[.E11]/SUM([.E$8:.E$19])" table:style-name="ce91">
            <text:p>0,095238095</text:p>
          </table:table-cell>
          <table:table-cell office:value-type="float" office:value="8.8235294117647065E-2" table:formula="of:=[.F11]/SUM([.F$8:.F$19])" table:style-name="ce91">
            <text:p>0,088235294</text:p>
          </table:table-cell>
          <table:table-cell office:value-type="float" office:value="7.6433121019108291E-2" table:formula="of:=[.G11]/SUM([.G$8:.G$19])" table:style-name="ce91">
            <text:p>0,076433121</text:p>
          </table:table-cell>
          <table:table-cell office:value-type="float" office:value="4.72972972972973E-2" table:formula="of:=[.H11]/SUM([.H$8:.H$19])" table:style-name="ce91">
            <text:p>0,047297297</text:p>
          </table:table-cell>
          <table:table-cell office:value-type="float" office:value="5.3097345132743369E-2" table:formula="of:=[.I11]/SUM([.I$8:.I$19])" table:style-name="ce91">
            <text:p>0,053097345</text:p>
          </table:table-cell>
          <table:table-cell office:value-type="float" office:value="1.9108280254777073E-2" table:formula="of:=[.J11]/SUM([.J$8:.J$19])" table:style-name="ce91">
            <text:p>0,01910828</text:p>
          </table:table-cell>
          <table:table-cell office:value-type="float" office:value="3.3277870216306155E-2" table:formula="of:=[.K11]/SUM([.K$8:.K$19])" table:style-name="ce91">
            <text:p>0,03327787</text:p>
          </table:table-cell>
          <table:table-cell office:value-type="float" office:value="4.3988269794721403E-2" table:formula="of:=[.L11]/SUM([.L$8:.L$19])" table:style-name="ce91">
            <text:p>0,04398827</text:p>
          </table:table-cell>
          <table:table-cell office:value-type="float" office:value="0.13824884792626729" table:formula="of:=[.M11]/SUM([.M$8:.M$19])" table:style-name="ce91">
            <text:p>0,138248848</text:p>
          </table:table-cell>
          <table:table-cell office:value-type="float" office:value="9.6463022508038579E-2" table:formula="of:=[.N11]/SUM([.N$8:.N$19])" table:style-name="ce91">
            <text:p>0,096463023</text:p>
          </table:table-cell>
          <table:table-cell office:value-type="float" office:value="0.13513513513513511" table:formula="of:=[.O11]/SUM([.O$8:.O$19])" table:style-name="ce91">
            <text:p>0,135135135</text:p>
          </table:table-cell>
          <table:table-cell table:style-name="ce92"/>
          <table:table-cell office:value-type="float" office:value="8.1697394373857563E-2" table:formula="of:=AVERAGE([.V11:.AG11])" table:style-name="ce93">
            <text:p>0,081697394</text:p>
          </table:table-cell>
          <table:table-cell table:style-name="ce1"/>
          <table:table-cell office:value-type="float" office:value="1.1150410979098675" table:formula="of:=([.D11]*[.$AI$8])+([.E11]*[.$AI$9])+([.F11]*[.$AI$10])+([.G11]*[.$AI$11])+([.H11]*[.$AI$12])+([.I11]*[.$AI$13])+([.J11]*[.AI$14])+([.K11]*[.$AI$15])+([.L11]*[.$AI$16])+([.M11]*[.$AI$17])+([.N11]*[.$AI$18])+([.M11]*[.$AI$19])" table:style-name="ce93">
            <text:p>1,115041098</text:p>
          </table:table-cell>
          <table:table-cell table:style-name="ce1"/>
          <table:table-cell office:value-type="float" office:value="13.648429138477772" table:formula="of:=[.AK11]/[.AI11]" table:style-name="ce93">
            <text:p>13,64842914</text:p>
          </table:table-cell>
          <table:table-cell table:number-columns-repeated="16345"/>
        </table:table-row>
        <table:table-row table:style-name="ro1">
          <table:table-cell/>
          <table:table-cell table:style-name="ce5"/>
          <table:table-cell office:value-type="string" table:style-name="ce85">
            <text:p>Critère 5</text:p>
          </table:table-cell>
          <table:table-cell office:value-type="float" office:value="7" table:style-name="ce59">
            <text:p>7</text:p>
          </table:table-cell>
          <table:table-cell office:value-type="float" office:value="2" table:style-name="ce59">
            <text:p>2</text:p>
          </table:table-cell>
          <table:table-cell office:value-type="float" office:value="2" table:style-name="ce59">
            <text:p>2</text:p>
          </table:table-cell>
          <table:table-cell office:value-type="float" office:value="1" table:style-name="ce59">
            <text:p>1</text:p>
          </table:table-cell>
          <table:table-cell office:value-type="float" office:value="1" table:style-name="ce87">
            <text:p>1</text:p>
          </table:table-cell>
          <table:table-cell office:value-type="float" office:value="0.5" table:formula="of:=1/[.H13]" table:style-name="ce88">
            <text:p>0,5</text:p>
          </table:table-cell>
          <table:table-cell office:value-type="float" office:value="1" table:formula="of:=1/[.H14]" table:style-name="ce88">
            <text:p>1</text:p>
          </table:table-cell>
          <table:table-cell office:value-type="float" office:value="0.2" table:formula="of:=1/[.H15]" table:style-name="ce88">
            <text:p>0,2</text:p>
          </table:table-cell>
          <table:table-cell office:value-type="float" office:value="0.5" table:formula="of:=1/[.H16]" table:style-name="ce88">
            <text:p>0,5</text:p>
          </table:table-cell>
          <table:table-cell office:value-type="float" office:value="0.2" table:formula="of:=1/[.H17]" table:style-name="ce88">
            <text:p>0,2</text:p>
          </table:table-cell>
          <table:table-cell office:value-type="float" office:value="0.5" table:formula="of:=1/[.H18]" table:style-name="ce88">
            <text:p>0,5</text:p>
          </table:table-cell>
          <table:table-cell office:value-type="float" office:value="1" table:formula="of:=1/[.H19]" table:style-name="ce88">
            <text:p>1</text:p>
          </table:table-cell>
          <table:table-cell table:style-name="ce1"/>
          <table:table-cell office:value-type="string" office:string-value="Critère 5" table:formula="of:=[.C12]" table:style-name="ce85">
            <text:p>Critère 5</text:p>
          </table:table-cell>
          <table:table-cell office:value-type="float" office:value="7.3341989927384346E-2" table:formula="of:=[.AI12]" table:style-name="ce108">
            <text:p>0,0733</text:p>
          </table:table-cell>
          <table:table-cell table:style-name="ce8"/>
          <table:table-cell table:style-name="ce1"/>
          <table:table-cell office:value-type="string" table:style-name="ce85">
            <text:p>Critère 5</text:p>
          </table:table-cell>
          <table:table-cell office:value-type="float" office:value="0.26923076923076922" table:formula="of:=[.D12]/SUM([.D$8:.D$19])" table:style-name="ce91">
            <text:p>0,269230769</text:p>
          </table:table-cell>
          <table:table-cell office:value-type="float" office:value="9.5238095238095233E-2" table:formula="of:=[.E12]/SUM([.E$8:.E$19])" table:style-name="ce91">
            <text:p>0,095238095</text:p>
          </table:table-cell>
          <table:table-cell office:value-type="float" office:value="5.8823529411764705E-2" table:formula="of:=[.F12]/SUM([.F$8:.F$19])" table:style-name="ce91">
            <text:p>0,058823529</text:p>
          </table:table-cell>
          <table:table-cell office:value-type="float" office:value="7.6433121019108291E-2" table:formula="of:=[.G12]/SUM([.G$8:.G$19])" table:style-name="ce91">
            <text:p>0,076433121</text:p>
          </table:table-cell>
          <table:table-cell office:value-type="float" office:value="4.72972972972973E-2" table:formula="of:=[.H12]/SUM([.H$8:.H$19])" table:style-name="ce91">
            <text:p>0,047297297</text:p>
          </table:table-cell>
          <table:table-cell office:value-type="float" office:value="2.6548672566371685E-2" table:formula="of:=[.I12]/SUM([.I$8:.I$19])" table:style-name="ce91">
            <text:p>0,026548673</text:p>
          </table:table-cell>
          <table:table-cell office:value-type="float" office:value="3.8216560509554146E-2" table:formula="of:=[.J12]/SUM([.J$8:.J$19])" table:style-name="ce91">
            <text:p>0,038216561</text:p>
          </table:table-cell>
          <table:table-cell office:value-type="float" office:value="1.3311148086522463E-2" table:formula="of:=[.K12]/SUM([.K$8:.K$19])" table:style-name="ce91">
            <text:p>0,013311148</text:p>
          </table:table-cell>
          <table:table-cell office:value-type="float" office:value="4.3988269794721403E-2" table:formula="of:=[.L12]/SUM([.L$8:.L$19])" table:style-name="ce91">
            <text:p>0,04398827</text:p>
          </table:table-cell>
          <table:table-cell office:value-type="float" office:value="2.7649769585253458E-2" table:formula="of:=[.M12]/SUM([.M$8:.M$19])" table:style-name="ce91">
            <text:p>0,02764977</text:p>
          </table:table-cell>
          <table:table-cell office:value-type="float" office:value="4.8231511254019289E-2" table:formula="of:=[.N12]/SUM([.N$8:.N$19])" table:style-name="ce91">
            <text:p>0,048231511</text:p>
          </table:table-cell>
          <table:table-cell office:value-type="float" office:value="0.13513513513513511" table:formula="of:=[.O12]/SUM([.O$8:.O$19])" table:style-name="ce91">
            <text:p>0,135135135</text:p>
          </table:table-cell>
          <table:table-cell table:style-name="ce92"/>
          <table:table-cell office:value-type="float" office:value="7.3341989927384346E-2" table:formula="of:=AVERAGE([.V12:.AG12])" table:style-name="ce93">
            <text:p>0,07334199</text:p>
          </table:table-cell>
          <table:table-cell table:style-name="ce1"/>
          <table:table-cell office:value-type="float" office:value="0.92916202476614052" table:formula="of:=([.D12]*[.$AI$8])+([.E12]*[.$AI$9])+([.F12]*[.$AI$10])+([.G12]*[.$AI$11])+([.H12]*[.$AI$12])+([.I12]*[.$AI$13])+([.J12]*[.AI$14])+([.K12]*[.$AI$15])+([.L12]*[.$AI$16])+([.M12]*[.$AI$17])+([.N12]*[.$AI$18])+([.M12]*[.$AI$19])" table:style-name="ce93">
            <text:p>0,929162025</text:p>
          </table:table-cell>
          <table:table-cell table:style-name="ce1"/>
          <table:table-cell office:value-type="float" office:value="12.668895753798072" table:formula="of:=[.AK12]/[.AI12]" table:style-name="ce93">
            <text:p>12,66889575</text:p>
          </table:table-cell>
          <table:table-cell table:number-columns-repeated="16345"/>
        </table:table-row>
        <table:table-row table:style-name="ro1">
          <table:table-cell/>
          <table:table-cell table:style-name="ce5"/>
          <table:table-cell office:value-type="string" table:style-name="ce85">
            <text:p>Critère 6</text:p>
          </table:table-cell>
          <table:table-cell office:value-type="float" office:value="3" table:style-name="ce59">
            <text:p>3</text:p>
          </table:table-cell>
          <table:table-cell office:value-type="float" office:value="1" table:style-name="ce59">
            <text:p>1</text:p>
          </table:table-cell>
          <table:table-cell office:value-type="float" office:value="1" table:style-name="ce59">
            <text:p>1</text:p>
          </table:table-cell>
          <table:table-cell office:value-type="float" office:value="1" table:style-name="ce59">
            <text:p>1</text:p>
          </table:table-cell>
          <table:table-cell office:value-type="float" office:value="2" table:style-name="ce59">
            <text:p>2</text:p>
          </table:table-cell>
          <table:table-cell office:value-type="float" office:value="1" table:style-name="ce87">
            <text:p>1</text:p>
          </table:table-cell>
          <table:table-cell office:value-type="float" office:value="0.33333333333333331" table:formula="of:=1/[.I14]" table:style-name="ce88">
            <text:p>0,333333333</text:p>
          </table:table-cell>
          <table:table-cell office:value-type="float" office:value="0.5" table:formula="of:=1/[.I15]" table:style-name="ce88">
            <text:p>0,5</text:p>
          </table:table-cell>
          <table:table-cell office:value-type="float" office:value="0.5" table:formula="of:=1/[.I16]" table:style-name="ce88">
            <text:p>0,5</text:p>
          </table:table-cell>
          <table:table-cell office:value-type="float" office:value="0.5" table:formula="of:=1/[.I17]" table:style-name="ce88">
            <text:p>0,5</text:p>
          </table:table-cell>
          <table:table-cell office:value-type="float" office:value="0.33333333333333331" table:formula="of:=1/[.I18]" table:style-name="ce88">
            <text:p>0,333333333</text:p>
          </table:table-cell>
          <table:table-cell office:value-type="float" office:value="0.5" table:formula="of:=1/[.I19]" table:style-name="ce88">
            <text:p>0,5</text:p>
          </table:table-cell>
          <table:table-cell table:style-name="ce1"/>
          <table:table-cell office:value-type="string" office:string-value="Critère 6" table:formula="of:=[.C13]" table:style-name="ce85">
            <text:p>Critère 6</text:p>
          </table:table-cell>
          <table:table-cell office:value-type="float" office:value="5.6282651194743162E-2" table:formula="of:=[.AI13]" table:style-name="ce108">
            <text:p>0,0563</text:p>
          </table:table-cell>
          <table:table-cell table:style-name="ce8"/>
          <table:table-cell table:style-name="ce1"/>
          <table:table-cell office:value-type="string" table:style-name="ce85">
            <text:p>Critère 6</text:p>
          </table:table-cell>
          <table:table-cell office:value-type="float" office:value="0.11538461538461539" table:formula="of:=[.D13]/SUM([.D$8:.D$19])" table:style-name="ce91">
            <text:p>0,115384615</text:p>
          </table:table-cell>
          <table:table-cell office:value-type="float" office:value="4.7619047619047616E-2" table:formula="of:=[.E13]/SUM([.E$8:.E$19])" table:style-name="ce91">
            <text:p>0,047619048</text:p>
          </table:table-cell>
          <table:table-cell office:value-type="float" office:value="2.9411764705882353E-2" table:formula="of:=[.F13]/SUM([.F$8:.F$19])" table:style-name="ce91">
            <text:p>0,029411765</text:p>
          </table:table-cell>
          <table:table-cell office:value-type="float" office:value="7.6433121019108291E-2" table:formula="of:=[.G13]/SUM([.G$8:.G$19])" table:style-name="ce91">
            <text:p>0,076433121</text:p>
          </table:table-cell>
          <table:table-cell office:value-type="float" office:value="9.45945945945946E-2" table:formula="of:=[.H13]/SUM([.H$8:.H$19])" table:style-name="ce91">
            <text:p>0,094594595</text:p>
          </table:table-cell>
          <table:table-cell office:value-type="float" office:value="5.3097345132743369E-2" table:formula="of:=[.I13]/SUM([.I$8:.I$19])" table:style-name="ce91">
            <text:p>0,053097345</text:p>
          </table:table-cell>
          <table:table-cell office:value-type="float" office:value="1.2738853503184714E-2" table:formula="of:=[.J13]/SUM([.J$8:.J$19])" table:style-name="ce91">
            <text:p>0,012738854</text:p>
          </table:table-cell>
          <table:table-cell office:value-type="float" office:value="3.3277870216306155E-2" table:formula="of:=[.K13]/SUM([.K$8:.K$19])" table:style-name="ce91">
            <text:p>0,03327787</text:p>
          </table:table-cell>
          <table:table-cell office:value-type="float" office:value="4.3988269794721403E-2" table:formula="of:=[.L13]/SUM([.L$8:.L$19])" table:style-name="ce91">
            <text:p>0,04398827</text:p>
          </table:table-cell>
          <table:table-cell office:value-type="float" office:value="6.9124423963133647E-2" table:formula="of:=[.M13]/SUM([.M$8:.M$19])" table:style-name="ce91">
            <text:p>0,069124424</text:p>
          </table:table-cell>
          <table:table-cell office:value-type="float" office:value="3.215434083601286E-2" table:formula="of:=[.N13]/SUM([.N$8:.N$19])" table:style-name="ce91">
            <text:p>0,032154341</text:p>
          </table:table-cell>
          <table:table-cell office:value-type="float" office:value="6.7567567567567557E-2" table:formula="of:=[.O13]/SUM([.O$8:.O$19])" table:style-name="ce91">
            <text:p>0,067567568</text:p>
          </table:table-cell>
          <table:table-cell table:style-name="ce92"/>
          <table:table-cell office:value-type="float" office:value="5.6282651194743162E-2" table:formula="of:=AVERAGE([.V13:.AG13])" table:style-name="ce93">
            <text:p>0,056282651</text:p>
          </table:table-cell>
          <table:table-cell table:style-name="ce1"/>
          <table:table-cell office:value-type="float" office:value="0.81077554853106226" table:formula="of:=([.D13]*[.$AI$8])+([.E13]*[.$AI$9])+([.F13]*[.$AI$10])+([.G13]*[.$AI$11])+([.H13]*[.$AI$12])+([.I13]*[.$AI$13])+([.J13]*[.AI$14])+([.K13]*[.$AI$15])+([.L13]*[.$AI$16])+([.M13]*[.$AI$17])+([.N13]*[.$AI$18])+([.M13]*[.$AI$19])" table:style-name="ce93">
            <text:p>0,810775549</text:p>
          </table:table-cell>
          <table:table-cell table:style-name="ce1"/>
          <table:table-cell office:value-type="float" office:value="14.405425674169187" table:formula="of:=[.AK13]/[.AI13]" table:style-name="ce93">
            <text:p>14,40542567</text:p>
          </table:table-cell>
          <table:table-cell table:number-columns-repeated="16345"/>
        </table:table-row>
        <table:table-row table:style-name="ro1">
          <table:table-cell/>
          <table:table-cell table:style-name="ce5"/>
          <table:table-cell office:value-type="string" table:style-name="ce85">
            <text:p>Critère 7</text:p>
          </table:table-cell>
          <table:table-cell office:value-type="float" office:value="1" table:style-name="ce59">
            <text:p>1</text:p>
          </table:table-cell>
          <table:table-cell office:value-type="float" office:value="3" table:style-name="ce59">
            <text:p>3</text:p>
          </table:table-cell>
          <table:table-cell office:value-type="float" office:value="1" table:style-name="ce59">
            <text:p>1</text:p>
          </table:table-cell>
          <table:table-cell office:value-type="float" office:value="2" table:style-name="ce59">
            <text:p>2</text:p>
          </table:table-cell>
          <table:table-cell office:value-type="float" office:value="1" table:style-name="ce59">
            <text:p>1</text:p>
          </table:table-cell>
          <table:table-cell office:value-type="float" office:value="3" table:style-name="ce59">
            <text:p>3</text:p>
          </table:table-cell>
          <table:table-cell office:value-type="float" office:value="1" table:style-name="ce70">
            <text:p>1</text:p>
          </table:table-cell>
          <table:table-cell office:value-type="float" office:value="0.125" table:formula="of:=1/[.J15]" table:style-name="ce88">
            <text:p>0,125</text:p>
          </table:table-cell>
          <table:table-cell office:value-type="float" office:value="0.2" table:formula="of:=1/[.J16]" table:style-name="ce88">
            <text:p>0,2</text:p>
          </table:table-cell>
          <table:table-cell office:value-type="float" office:value="0.5" table:formula="of:=1/[.J17]" table:style-name="ce88">
            <text:p>0,5</text:p>
          </table:table-cell>
          <table:table-cell office:value-type="float" office:value="1" table:formula="of:=1/[.J18]" table:style-name="ce88">
            <text:p>1</text:p>
          </table:table-cell>
          <table:table-cell office:value-type="float" office:value="0.2" table:formula="of:=1/[.J19]" table:style-name="ce88">
            <text:p>0,2</text:p>
          </table:table-cell>
          <table:table-cell table:style-name="ce1"/>
          <table:table-cell office:value-type="string" office:string-value="Critère 7" table:formula="of:=[.C14]" table:style-name="ce85">
            <text:p>Critère 7</text:p>
          </table:table-cell>
          <table:table-cell office:value-type="float" office:value="6.8910985853168849E-2" table:formula="of:=[.AI14]" table:style-name="ce108">
            <text:p>0,0689</text:p>
          </table:table-cell>
          <table:table-cell table:style-name="ce8"/>
          <table:table-cell table:style-name="ce1"/>
          <table:table-cell office:value-type="string" table:style-name="ce85">
            <text:p>Critère 7</text:p>
          </table:table-cell>
          <table:table-cell office:value-type="float" office:value="3.8461538461538464E-2" table:formula="of:=[.D14]/SUM([.D$8:.D$19])" table:style-name="ce91">
            <text:p>0,038461538</text:p>
          </table:table-cell>
          <table:table-cell office:value-type="float" office:value="0.14285714285714285" table:formula="of:=[.E14]/SUM([.E$8:.E$19])" table:style-name="ce91">
            <text:p>0,142857143</text:p>
          </table:table-cell>
          <table:table-cell office:value-type="float" office:value="2.9411764705882353E-2" table:formula="of:=[.F14]/SUM([.F$8:.F$19])" table:style-name="ce91">
            <text:p>0,029411765</text:p>
          </table:table-cell>
          <table:table-cell office:value-type="float" office:value="0.15286624203821658" table:formula="of:=[.G14]/SUM([.G$8:.G$19])" table:style-name="ce91">
            <text:p>0,152866242</text:p>
          </table:table-cell>
          <table:table-cell office:value-type="float" office:value="4.72972972972973E-2" table:formula="of:=[.H14]/SUM([.H$8:.H$19])" table:style-name="ce91">
            <text:p>0,047297297</text:p>
          </table:table-cell>
          <table:table-cell office:value-type="float" office:value="0.15929203539823009" table:formula="of:=[.I14]/SUM([.I$8:.I$19])" table:style-name="ce91">
            <text:p>0,159292035</text:p>
          </table:table-cell>
          <table:table-cell office:value-type="float" office:value="3.8216560509554146E-2" table:formula="of:=[.J14]/SUM([.J$8:.J$19])" table:style-name="ce91">
            <text:p>0,038216561</text:p>
          </table:table-cell>
          <table:table-cell office:value-type="float" office:value="8.3194675540765387E-3" table:formula="of:=[.K14]/SUM([.K$8:.K$19])" table:style-name="ce91">
            <text:p>0,008319468</text:p>
          </table:table-cell>
          <table:table-cell office:value-type="float" office:value="1.7595307917888565E-2" table:formula="of:=[.L14]/SUM([.L$8:.L$19])" table:style-name="ce91">
            <text:p>0,017595308</text:p>
          </table:table-cell>
          <table:table-cell office:value-type="float" office:value="6.9124423963133647E-2" table:formula="of:=[.M14]/SUM([.M$8:.M$19])" table:style-name="ce91">
            <text:p>0,069124424</text:p>
          </table:table-cell>
          <table:table-cell office:value-type="float" office:value="9.6463022508038579E-2" table:formula="of:=[.N14]/SUM([.N$8:.N$19])" table:style-name="ce91">
            <text:p>0,096463023</text:p>
          </table:table-cell>
          <table:table-cell office:value-type="float" office:value="2.7027027027027029E-2" table:formula="of:=[.O14]/SUM([.O$8:.O$19])" table:style-name="ce91">
            <text:p>0,027027027</text:p>
          </table:table-cell>
          <table:table-cell table:style-name="ce92"/>
          <table:table-cell office:value-type="float" office:value="6.8910985853168849E-2" table:formula="of:=AVERAGE([.V14:.AG14])" table:style-name="ce93">
            <text:p>0,068910986</text:p>
          </table:table-cell>
          <table:table-cell table:style-name="ce1"/>
          <table:table-cell office:value-type="float" office:value="0.96687376014879711" table:formula="of:=([.D14]*[.$AI$8])+([.E14]*[.$AI$9])+([.F14]*[.$AI$10])+([.G14]*[.$AI$11])+([.H14]*[.$AI$12])+([.I14]*[.$AI$13])+([.J14]*[.AI$14])+([.K14]*[.$AI$15])+([.L14]*[.$AI$16])+([.M14]*[.$AI$17])+([.N14]*[.$AI$18])+([.M14]*[.$AI$19])" table:style-name="ce93">
            <text:p>0,96687376</text:p>
          </table:table-cell>
          <table:table-cell table:style-name="ce1"/>
          <table:table-cell office:value-type="float" office:value="14.030763718994679" table:formula="of:=[.AK14]/[.AI14]" table:style-name="ce93">
            <text:p>14,03076372</text:p>
          </table:table-cell>
          <table:table-cell table:number-columns-repeated="16345"/>
        </table:table-row>
        <table:table-row table:style-name="ro1">
          <table:table-cell/>
          <table:table-cell table:style-name="ce5"/>
          <table:table-cell office:value-type="string" table:style-name="ce85">
            <text:p>Critère 8</text:p>
          </table:table-cell>
          <table:table-cell office:value-type="float" office:value="2" table:style-name="ce59">
            <text:p>2</text:p>
          </table:table-cell>
          <table:table-cell office:value-type="float" office:value="1" table:style-name="ce59">
            <text:p>1</text:p>
          </table:table-cell>
          <table:table-cell office:value-type="float" office:value="5" table:style-name="ce59">
            <text:p>5</text:p>
          </table:table-cell>
          <table:table-cell office:value-type="float" office:value="2" table:style-name="ce59">
            <text:p>2</text:p>
          </table:table-cell>
          <table:table-cell office:value-type="float" office:value="5" table:style-name="ce59">
            <text:p>5</text:p>
          </table:table-cell>
          <table:table-cell office:value-type="float" office:value="2" table:style-name="ce59">
            <text:p>2</text:p>
          </table:table-cell>
          <table:table-cell office:value-type="float" office:value="8" table:style-name="ce59">
            <text:p>8</text:p>
          </table:table-cell>
          <table:table-cell office:value-type="float" office:value="1" table:style-name="ce87">
            <text:p>1</text:p>
          </table:table-cell>
          <table:table-cell office:value-type="float" office:value="1" table:formula="of:=1/[.K16]" table:style-name="ce88">
            <text:p>1</text:p>
          </table:table-cell>
          <table:table-cell office:value-type="float" office:value="0.5" table:formula="of:=1/[.K17]" table:style-name="ce88">
            <text:p>0,5</text:p>
          </table:table-cell>
          <table:table-cell office:value-type="float" office:value="0.33333333333333331" table:formula="of:=1/[.K18]" table:style-name="ce88">
            <text:p>0,333333333</text:p>
          </table:table-cell>
          <table:table-cell office:value-type="float" office:value="0.2" table:formula="of:=1/[.K19]" table:style-name="ce88">
            <text:p>0,2</text:p>
          </table:table-cell>
          <table:table-cell table:style-name="ce1"/>
          <table:table-cell office:value-type="string" office:string-value="Critère 8" table:formula="of:=[.C15]" table:style-name="ce85">
            <text:p>Critère 8</text:p>
          </table:table-cell>
          <table:table-cell office:value-type="float" office:value="0.11297657689886564" table:formula="of:=[.AI15]" table:style-name="ce108">
            <text:p>0,1130</text:p>
          </table:table-cell>
          <table:table-cell table:style-name="ce8"/>
          <table:table-cell table:style-name="ce1"/>
          <table:table-cell office:value-type="string" table:style-name="ce85">
            <text:p>Critère 8</text:p>
          </table:table-cell>
          <table:table-cell office:value-type="float" office:value="7.6923076923076927E-2" table:formula="of:=[.D15]/SUM([.D$8:.D$19])" table:style-name="ce91">
            <text:p>0,076923077</text:p>
          </table:table-cell>
          <table:table-cell office:value-type="float" office:value="4.7619047619047616E-2" table:formula="of:=[.E15]/SUM([.E$8:.E$19])" table:style-name="ce91">
            <text:p>0,047619048</text:p>
          </table:table-cell>
          <table:table-cell office:value-type="float" office:value="0.14705882352941177" table:formula="of:=[.F15]/SUM([.F$8:.F$19])" table:style-name="ce91">
            <text:p>0,147058824</text:p>
          </table:table-cell>
          <table:table-cell office:value-type="float" office:value="0.15286624203821658" table:formula="of:=[.G15]/SUM([.G$8:.G$19])" table:style-name="ce91">
            <text:p>0,152866242</text:p>
          </table:table-cell>
          <table:table-cell office:value-type="float" office:value="0.23648648648648649" table:formula="of:=[.H15]/SUM([.H$8:.H$19])" table:style-name="ce91">
            <text:p>0,236486486</text:p>
          </table:table-cell>
          <table:table-cell office:value-type="float" office:value="0.10619469026548674" table:formula="of:=[.I15]/SUM([.I$8:.I$19])" table:style-name="ce91">
            <text:p>0,10619469</text:p>
          </table:table-cell>
          <table:table-cell office:value-type="float" office:value="0.30573248407643316" table:formula="of:=[.J15]/SUM([.J$8:.J$19])" table:style-name="ce91">
            <text:p>0,305732484</text:p>
          </table:table-cell>
          <table:table-cell office:value-type="float" office:value="6.6555740432612309E-2" table:formula="of:=[.K15]/SUM([.K$8:.K$19])" table:style-name="ce91">
            <text:p>0,06655574</text:p>
          </table:table-cell>
          <table:table-cell office:value-type="float" office:value="8.7976539589442806E-2" table:formula="of:=[.L15]/SUM([.L$8:.L$19])" table:style-name="ce91">
            <text:p>0,08797654</text:p>
          </table:table-cell>
          <table:table-cell office:value-type="float" office:value="6.9124423963133647E-2" table:formula="of:=[.M15]/SUM([.M$8:.M$19])" table:style-name="ce91">
            <text:p>0,069124424</text:p>
          </table:table-cell>
          <table:table-cell office:value-type="float" office:value="3.215434083601286E-2" table:formula="of:=[.N15]/SUM([.N$8:.N$19])" table:style-name="ce91">
            <text:p>0,032154341</text:p>
          </table:table-cell>
          <table:table-cell office:value-type="float" office:value="2.7027027027027029E-2" table:formula="of:=[.O15]/SUM([.O$8:.O$19])" table:style-name="ce91">
            <text:p>0,027027027</text:p>
          </table:table-cell>
          <table:table-cell table:style-name="ce92"/>
          <table:table-cell office:value-type="float" office:value="0.11297657689886564" table:formula="of:=AVERAGE([.V15:.AG15])" table:style-name="ce93">
            <text:p>0,112976577</text:p>
          </table:table-cell>
          <table:table-cell table:style-name="ce1"/>
          <table:table-cell office:value-type="float" office:value="1.8746542558421926" table:formula="of:=([.D15]*[.$AI$8])+([.E15]*[.$AI$9])+([.F15]*[.$AI$10])+([.G15]*[.$AI$11])+([.H15]*[.$AI$12])+([.I15]*[.$AI$13])+([.J15]*[.AI$14])+([.K15]*[.$AI$15])+([.L15]*[.$AI$16])+([.M15]*[.$AI$17])+([.N15]*[.$AI$18])+([.M15]*[.$AI$19])" table:style-name="ce93">
            <text:p>1,874654256</text:p>
          </table:table-cell>
          <table:table-cell table:style-name="ce1"/>
          <table:table-cell office:value-type="float" office:value="16.593300198149439" table:formula="of:=[.AK15]/[.AI15]" table:style-name="ce93">
            <text:p>16,5933002</text:p>
          </table:table-cell>
          <table:table-cell table:number-columns-repeated="16345"/>
        </table:table-row>
        <table:table-row table:style-name="ro1">
          <table:table-cell/>
          <table:table-cell table:style-name="ce5"/>
          <table:table-cell office:value-type="string" table:style-name="ce85">
            <text:p>Critère 9</text:p>
          </table:table-cell>
          <table:table-cell office:value-type="float" office:value="1" table:style-name="ce59">
            <text:p>1</text:p>
          </table:table-cell>
          <table:table-cell office:value-type="float" office:value="3" table:style-name="ce59">
            <text:p>3</text:p>
          </table:table-cell>
          <table:table-cell office:value-type="float" office:value="3" table:style-name="ce59">
            <text:p>3</text:p>
          </table:table-cell>
          <table:table-cell office:value-type="float" office:value="2" table:style-name="ce59">
            <text:p>2</text:p>
          </table:table-cell>
          <table:table-cell office:value-type="float" office:value="2" table:style-name="ce59">
            <text:p>2</text:p>
          </table:table-cell>
          <table:table-cell office:value-type="float" office:value="2" table:style-name="ce59">
            <text:p>2</text:p>
          </table:table-cell>
          <table:table-cell office:value-type="float" office:value="5" table:style-name="ce59">
            <text:p>5</text:p>
          </table:table-cell>
          <table:table-cell office:value-type="float" office:value="1" table:style-name="ce59">
            <text:p>1</text:p>
          </table:table-cell>
          <table:table-cell office:value-type="float" office:value="1" table:style-name="ce87">
            <text:p>1</text:p>
          </table:table-cell>
          <table:table-cell office:value-type="float" office:value="0.5" table:formula="of:=1/[.L17]" table:style-name="ce88">
            <text:p>0,5</text:p>
          </table:table-cell>
          <table:table-cell office:value-type="float" office:value="0.5" table:formula="of:=1/[.L18]" table:style-name="ce88">
            <text:p>0,5</text:p>
          </table:table-cell>
          <table:table-cell office:value-type="float" office:value="0.5" table:formula="of:=1/[.L19]" table:style-name="ce88">
            <text:p>0,5</text:p>
          </table:table-cell>
          <table:table-cell table:style-name="ce1"/>
          <table:table-cell office:value-type="string" office:string-value="Critère 9" table:formula="of:=[.C16]" table:style-name="ce85">
            <text:p>Critère 9</text:p>
          </table:table-cell>
          <table:table-cell office:value-type="float" office:value="9.614567397409772E-2" table:formula="of:=[.AI16]" table:style-name="ce108">
            <text:p>0,0961</text:p>
          </table:table-cell>
          <table:table-cell table:style-name="ce8"/>
          <table:table-cell table:style-name="ce1"/>
          <table:table-cell office:value-type="string" table:style-name="ce85">
            <text:p>Critère 9</text:p>
          </table:table-cell>
          <table:table-cell office:value-type="float" office:value="3.8461538461538464E-2" table:formula="of:=[.D16]/SUM([.D$8:.D$19])" table:style-name="ce91">
            <text:p>0,038461538</text:p>
          </table:table-cell>
          <table:table-cell office:value-type="float" office:value="0.14285714285714285" table:formula="of:=[.E16]/SUM([.E$8:.E$19])" table:style-name="ce91">
            <text:p>0,142857143</text:p>
          </table:table-cell>
          <table:table-cell office:value-type="float" office:value="8.8235294117647065E-2" table:formula="of:=[.F16]/SUM([.F$8:.F$19])" table:style-name="ce91">
            <text:p>0,088235294</text:p>
          </table:table-cell>
          <table:table-cell office:value-type="float" office:value="0.15286624203821658" table:formula="of:=[.G16]/SUM([.G$8:.G$19])" table:style-name="ce91">
            <text:p>0,152866242</text:p>
          </table:table-cell>
          <table:table-cell office:value-type="float" office:value="9.45945945945946E-2" table:formula="of:=[.H16]/SUM([.H$8:.H$19])" table:style-name="ce91">
            <text:p>0,094594595</text:p>
          </table:table-cell>
          <table:table-cell office:value-type="float" office:value="0.10619469026548674" table:formula="of:=[.I16]/SUM([.I$8:.I$19])" table:style-name="ce91">
            <text:p>0,10619469</text:p>
          </table:table-cell>
          <table:table-cell office:value-type="float" office:value="0.19108280254777071" table:formula="of:=[.J16]/SUM([.J$8:.J$19])" table:style-name="ce91">
            <text:p>0,191082803</text:p>
          </table:table-cell>
          <table:table-cell office:value-type="float" office:value="6.6555740432612309E-2" table:formula="of:=[.K16]/SUM([.K$8:.K$19])" table:style-name="ce91">
            <text:p>0,06655574</text:p>
          </table:table-cell>
          <table:table-cell office:value-type="float" office:value="8.7976539589442806E-2" table:formula="of:=[.L16]/SUM([.L$8:.L$19])" table:style-name="ce91">
            <text:p>0,08797654</text:p>
          </table:table-cell>
          <table:table-cell office:value-type="float" office:value="6.9124423963133647E-2" table:formula="of:=[.M16]/SUM([.M$8:.M$19])" table:style-name="ce91">
            <text:p>0,069124424</text:p>
          </table:table-cell>
          <table:table-cell office:value-type="float" office:value="4.8231511254019289E-2" table:formula="of:=[.N16]/SUM([.N$8:.N$19])" table:style-name="ce91">
            <text:p>0,048231511</text:p>
          </table:table-cell>
          <table:table-cell office:value-type="float" office:value="6.7567567567567557E-2" table:formula="of:=[.O16]/SUM([.O$8:.O$19])" table:style-name="ce91">
            <text:p>0,067567568</text:p>
          </table:table-cell>
          <table:table-cell table:style-name="ce92"/>
          <table:table-cell office:value-type="float" office:value="9.614567397409772E-2" table:formula="of:=AVERAGE([.V16:.AG16])" table:style-name="ce93">
            <text:p>0,096145674</text:p>
          </table:table-cell>
          <table:table-cell table:style-name="ce1"/>
          <table:table-cell office:value-type="float" office:value="1.4423257818931525" table:formula="of:=([.D16]*[.$AI$8])+([.E16]*[.$AI$9])+([.F16]*[.$AI$10])+([.G16]*[.$AI$11])+([.H16]*[.$AI$12])+([.I16]*[.$AI$13])+([.J16]*[.AI$14])+([.K16]*[.$AI$15])+([.L16]*[.$AI$16])+([.M16]*[.$AI$17])+([.N16]*[.$AI$18])+([.M16]*[.$AI$19])" table:style-name="ce93">
            <text:p>1,442325782</text:p>
          </table:table-cell>
          <table:table-cell table:style-name="ce1"/>
          <table:table-cell office:value-type="float" office:value="15.001463116080757" table:formula="of:=[.AK16]/[.AI16]" table:style-name="ce93">
            <text:p>15,00146312</text:p>
          </table:table-cell>
          <table:table-cell table:number-columns-repeated="16345"/>
        </table:table-row>
        <table:table-row table:style-name="ro1">
          <table:table-cell/>
          <table:table-cell table:style-name="ce5"/>
          <table:table-cell office:value-type="string" table:style-name="ce85">
            <text:p>Critère 10</text:p>
          </table:table-cell>
          <table:table-cell office:value-type="float" office:value="3" table:style-name="ce59">
            <text:p>3</text:p>
          </table:table-cell>
          <table:table-cell office:value-type="float" office:value="2" table:style-name="ce59">
            <text:p>2</text:p>
          </table:table-cell>
          <table:table-cell office:value-type="float" office:value="5" table:style-name="ce59">
            <text:p>5</text:p>
          </table:table-cell>
          <table:table-cell office:value-type="float" office:value="1" table:style-name="ce59">
            <text:p>1</text:p>
          </table:table-cell>
          <table:table-cell office:value-type="float" office:value="5" table:style-name="ce59">
            <text:p>5</text:p>
          </table:table-cell>
          <table:table-cell office:value-type="float" office:value="2" table:style-name="ce59">
            <text:p>2</text:p>
          </table:table-cell>
          <table:table-cell office:value-type="float" office:value="2" table:style-name="ce59">
            <text:p>2</text:p>
          </table:table-cell>
          <table:table-cell office:value-type="float" office:value="2" table:style-name="ce59">
            <text:p>2</text:p>
          </table:table-cell>
          <table:table-cell office:value-type="float" office:value="2" table:style-name="ce59">
            <text:p>2</text:p>
          </table:table-cell>
          <table:table-cell office:value-type="float" office:value="1" table:style-name="ce87">
            <text:p>1</text:p>
          </table:table-cell>
          <table:table-cell office:value-type="float" office:value="1" table:formula="of:=1/[.M18]" table:style-name="ce88">
            <text:p>1</text:p>
          </table:table-cell>
          <table:table-cell office:value-type="float" office:value="1" table:formula="of:=1/[.M19]" table:style-name="ce88">
            <text:p>1</text:p>
          </table:table-cell>
          <table:table-cell table:style-name="ce1"/>
          <table:table-cell office:value-type="string" office:string-value="Critère 10" table:formula="of:=[.C17]" table:style-name="ce85">
            <text:p>Critère 10</text:p>
          </table:table-cell>
          <table:table-cell office:value-type="float" office:value="0.12767837654632194" table:formula="of:=[.AI17]" table:style-name="ce108">
            <text:p>0,1277</text:p>
          </table:table-cell>
          <table:table-cell table:style-name="ce8"/>
          <table:table-cell table:style-name="ce1"/>
          <table:table-cell office:value-type="string" table:style-name="ce85">
            <text:p>Critère 10</text:p>
          </table:table-cell>
          <table:table-cell office:value-type="float" office:value="0.11538461538461539" table:formula="of:=[.D17]/SUM([.D$8:.D$19])" table:style-name="ce91">
            <text:p>0,115384615</text:p>
          </table:table-cell>
          <table:table-cell office:value-type="float" office:value="9.5238095238095233E-2" table:formula="of:=[.E17]/SUM([.E$8:.E$19])" table:style-name="ce91">
            <text:p>0,095238095</text:p>
          </table:table-cell>
          <table:table-cell office:value-type="float" office:value="0.14705882352941177" table:formula="of:=[.F17]/SUM([.F$8:.F$19])" table:style-name="ce91">
            <text:p>0,147058824</text:p>
          </table:table-cell>
          <table:table-cell office:value-type="float" office:value="7.6433121019108291E-2" table:formula="of:=[.G17]/SUM([.G$8:.G$19])" table:style-name="ce91">
            <text:p>0,076433121</text:p>
          </table:table-cell>
          <table:table-cell office:value-type="float" office:value="0.23648648648648649" table:formula="of:=[.H17]/SUM([.H$8:.H$19])" table:style-name="ce91">
            <text:p>0,236486486</text:p>
          </table:table-cell>
          <table:table-cell office:value-type="float" office:value="0.10619469026548674" table:formula="of:=[.I17]/SUM([.I$8:.I$19])" table:style-name="ce91">
            <text:p>0,10619469</text:p>
          </table:table-cell>
          <table:table-cell office:value-type="float" office:value="7.6433121019108291E-2" table:formula="of:=[.J17]/SUM([.J$8:.J$19])" table:style-name="ce91">
            <text:p>0,076433121</text:p>
          </table:table-cell>
          <table:table-cell office:value-type="float" office:value="0.13311148086522462" table:formula="of:=[.K17]/SUM([.K$8:.K$19])" table:style-name="ce91">
            <text:p>0,133111481</text:p>
          </table:table-cell>
          <table:table-cell office:value-type="float" office:value="0.17595307917888561" table:formula="of:=[.L17]/SUM([.L$8:.L$19])" table:style-name="ce91">
            <text:p>0,175953079</text:p>
          </table:table-cell>
          <table:table-cell office:value-type="float" office:value="0.13824884792626729" table:formula="of:=[.M17]/SUM([.M$8:.M$19])" table:style-name="ce91">
            <text:p>0,138248848</text:p>
          </table:table-cell>
          <table:table-cell office:value-type="float" office:value="9.6463022508038579E-2" table:formula="of:=[.N17]/SUM([.N$8:.N$19])" table:style-name="ce91">
            <text:p>0,096463023</text:p>
          </table:table-cell>
          <table:table-cell office:value-type="float" office:value="0.13513513513513511" table:formula="of:=[.O17]/SUM([.O$8:.O$19])" table:style-name="ce91">
            <text:p>0,135135135</text:p>
          </table:table-cell>
          <table:table-cell table:style-name="ce92"/>
          <table:table-cell office:value-type="float" office:value="0.12767837654632194" table:formula="of:=AVERAGE([.V17:.AG17])" table:style-name="ce93">
            <text:p>0,127678377</text:p>
          </table:table-cell>
          <table:table-cell table:style-name="ce1"/>
          <table:table-cell office:value-type="float" office:value="1.8933965438902509" table:formula="of:=([.D17]*[.$AI$8])+([.E17]*[.$AI$9])+([.F17]*[.$AI$10])+([.G17]*[.$AI$11])+([.H17]*[.$AI$12])+([.I17]*[.$AI$13])+([.J17]*[.AI$14])+([.K17]*[.$AI$15])+([.L17]*[.$AI$16])+([.M17]*[.$AI$17])+([.N17]*[.$AI$18])+([.M17]*[.$AI$19])" table:style-name="ce93">
            <text:p>1,893396544</text:p>
          </table:table-cell>
          <table:table-cell table:style-name="ce1"/>
          <table:table-cell office:value-type="float" office:value="14.829422139490655" table:formula="of:=[.AK17]/[.AI17]" table:style-name="ce93">
            <text:p>14,82942214</text:p>
          </table:table-cell>
          <table:table-cell table:number-columns-repeated="16345"/>
        </table:table-row>
        <table:table-row table:style-name="ro1">
          <table:table-cell/>
          <table:table-cell table:style-name="ce5"/>
          <table:table-cell office:value-type="string" table:style-name="ce85">
            <text:p>Critère 11</text:p>
          </table:table-cell>
          <table:table-cell office:value-type="float" office:value="1" table:style-name="ce59">
            <text:p>1</text:p>
          </table:table-cell>
          <table:table-cell office:value-type="float" office:value="2" table:style-name="ce59">
            <text:p>2</text:p>
          </table:table-cell>
          <table:table-cell office:value-type="float" office:value="5" table:style-name="ce59">
            <text:p>5</text:p>
          </table:table-cell>
          <table:table-cell office:value-type="float" office:value="1" table:style-name="ce59">
            <text:p>1</text:p>
          </table:table-cell>
          <table:table-cell office:value-type="float" office:value="2" table:style-name="ce59">
            <text:p>2</text:p>
          </table:table-cell>
          <table:table-cell office:value-type="float" office:value="3" table:style-name="ce59">
            <text:p>3</text:p>
          </table:table-cell>
          <table:table-cell office:value-type="float" office:value="1" table:style-name="ce59">
            <text:p>1</text:p>
          </table:table-cell>
          <table:table-cell office:value-type="float" office:value="3" table:style-name="ce59">
            <text:p>3</text:p>
          </table:table-cell>
          <table:table-cell office:value-type="float" office:value="2" table:style-name="ce59">
            <text:p>2</text:p>
          </table:table-cell>
          <table:table-cell office:value-type="float" office:value="1" table:style-name="ce59">
            <text:p>1</text:p>
          </table:table-cell>
          <table:table-cell office:value-type="float" office:value="1" table:style-name="ce87">
            <text:p>1</text:p>
          </table:table-cell>
          <table:table-cell office:value-type="float" office:value="0.33333333333333331" table:formula="of:=1/[.N19]" table:style-name="ce88">
            <text:p>0,333333333</text:p>
          </table:table-cell>
          <table:table-cell table:style-name="ce1"/>
          <table:table-cell office:value-type="string" office:string-value="Critère 11" table:formula="of:=[.C18]" table:style-name="ce85">
            <text:p>Critère 11</text:p>
          </table:table-cell>
          <table:table-cell office:value-type="float" office:value="0.10872266539221719" table:formula="of:=[.AI18]" table:style-name="ce108">
            <text:p>0,1087</text:p>
          </table:table-cell>
          <table:table-cell table:style-name="ce8"/>
          <table:table-cell table:style-name="ce1"/>
          <table:table-cell office:value-type="string" table:style-name="ce85">
            <text:p>Critère 11</text:p>
          </table:table-cell>
          <table:table-cell office:value-type="float" office:value="3.8461538461538464E-2" table:formula="of:=[.D18]/SUM([.D$8:.D$19])" table:style-name="ce91">
            <text:p>0,038461538</text:p>
          </table:table-cell>
          <table:table-cell office:value-type="float" office:value="9.5238095238095233E-2" table:formula="of:=[.E18]/SUM([.E$8:.E$19])" table:style-name="ce91">
            <text:p>0,095238095</text:p>
          </table:table-cell>
          <table:table-cell office:value-type="float" office:value="0.14705882352941177" table:formula="of:=[.F18]/SUM([.F$8:.F$19])" table:style-name="ce91">
            <text:p>0,147058824</text:p>
          </table:table-cell>
          <table:table-cell office:value-type="float" office:value="7.6433121019108291E-2" table:formula="of:=[.G18]/SUM([.G$8:.G$19])" table:style-name="ce91">
            <text:p>0,076433121</text:p>
          </table:table-cell>
          <table:table-cell office:value-type="float" office:value="9.45945945945946E-2" table:formula="of:=[.H18]/SUM([.H$8:.H$19])" table:style-name="ce91">
            <text:p>0,094594595</text:p>
          </table:table-cell>
          <table:table-cell office:value-type="float" office:value="0.15929203539823009" table:formula="of:=[.I18]/SUM([.I$8:.I$19])" table:style-name="ce91">
            <text:p>0,159292035</text:p>
          </table:table-cell>
          <table:table-cell office:value-type="float" office:value="3.8216560509554146E-2" table:formula="of:=[.J18]/SUM([.J$8:.J$19])" table:style-name="ce91">
            <text:p>0,038216561</text:p>
          </table:table-cell>
          <table:table-cell office:value-type="float" office:value="0.19966722129783693" table:formula="of:=[.K18]/SUM([.K$8:.K$19])" table:style-name="ce91">
            <text:p>0,199667221</text:p>
          </table:table-cell>
          <table:table-cell office:value-type="float" office:value="0.17595307917888561" table:formula="of:=[.L18]/SUM([.L$8:.L$19])" table:style-name="ce91">
            <text:p>0,175953079</text:p>
          </table:table-cell>
          <table:table-cell office:value-type="float" office:value="0.13824884792626729" table:formula="of:=[.M18]/SUM([.M$8:.M$19])" table:style-name="ce91">
            <text:p>0,138248848</text:p>
          </table:table-cell>
          <table:table-cell office:value-type="float" office:value="9.6463022508038579E-2" table:formula="of:=[.N18]/SUM([.N$8:.N$19])" table:style-name="ce91">
            <text:p>0,096463023</text:p>
          </table:table-cell>
          <table:table-cell office:value-type="float" office:value="4.5045045045045043E-2" table:formula="of:=[.O18]/SUM([.O$8:.O$19])" table:style-name="ce91">
            <text:p>0,045045045</text:p>
          </table:table-cell>
          <table:table-cell table:style-name="ce92"/>
          <table:table-cell office:value-type="float" office:value="0.10872266539221719" table:formula="of:=AVERAGE([.V18:.AG18])" table:style-name="ce93">
            <text:p>0,108722665</text:p>
          </table:table-cell>
          <table:table-cell table:style-name="ce1"/>
          <table:table-cell office:value-type="float" office:value="1.6743507196636243" table:formula="of:=([.D18]*[.$AI$8])+([.E18]*[.$AI$9])+([.F18]*[.$AI$10])+([.G18]*[.$AI$11])+([.H18]*[.$AI$12])+([.I18]*[.$AI$13])+([.J18]*[.AI$14])+([.K18]*[.$AI$15])+([.L18]*[.$AI$16])+([.M18]*[.$AI$17])+([.N18]*[.$AI$18])+([.M18]*[.$AI$19])" table:style-name="ce93">
            <text:p>1,67435072</text:p>
          </table:table-cell>
          <table:table-cell table:style-name="ce1"/>
          <table:table-cell office:value-type="float" office:value="15.400199338596064" table:formula="of:=[.AK18]/[.AI18]" table:style-name="ce93">
            <text:p>15,40019934</text:p>
          </table:table-cell>
          <table:table-cell table:number-columns-repeated="16345"/>
        </table:table-row>
        <table:table-row table:style-name="ro1">
          <table:table-cell/>
          <table:table-cell table:style-name="ce5"/>
          <table:table-cell office:value-type="string" table:style-name="ce85">
            <text:p>Critère 12</text:p>
          </table:table-cell>
          <table:table-cell office:value-type="float" office:value="1" table:style-name="ce59">
            <text:p>1</text:p>
          </table:table-cell>
          <table:table-cell office:value-type="float" office:value="2" table:style-name="ce59">
            <text:p>2</text:p>
          </table:table-cell>
          <table:table-cell office:value-type="float" office:value="6" table:style-name="ce59">
            <text:p>6</text:p>
          </table:table-cell>
          <table:table-cell office:value-type="float" office:value="1" table:style-name="ce59">
            <text:p>1</text:p>
          </table:table-cell>
          <table:table-cell office:value-type="float" office:value="1" table:style-name="ce59">
            <text:p>1</text:p>
          </table:table-cell>
          <table:table-cell office:value-type="float" office:value="2" table:style-name="ce59">
            <text:p>2</text:p>
          </table:table-cell>
          <table:table-cell office:value-type="float" office:value="5" table:style-name="ce59">
            <text:p>5</text:p>
          </table:table-cell>
          <table:table-cell office:value-type="float" office:value="5" table:style-name="ce59">
            <text:p>5</text:p>
          </table:table-cell>
          <table:table-cell office:value-type="float" office:value="2" table:style-name="ce59">
            <text:p>2</text:p>
          </table:table-cell>
          <table:table-cell office:value-type="float" office:value="1" table:style-name="ce59">
            <text:p>1</text:p>
          </table:table-cell>
          <table:table-cell office:value-type="float" office:value="3" table:style-name="ce59">
            <text:p>3</text:p>
          </table:table-cell>
          <table:table-cell office:value-type="float" office:value="1" table:style-name="ce87">
            <text:p>1</text:p>
          </table:table-cell>
          <table:table-cell table:style-name="ce1"/>
          <table:table-cell office:value-type="string" office:string-value="Critère 12" table:formula="of:=[.C19]" table:style-name="ce85">
            <text:p>Critère 12</text:p>
          </table:table-cell>
          <table:table-cell office:value-type="float" office:value="0.15022358041600467" table:formula="of:=[.AI19]" table:style-name="ce108">
            <text:p>0,1502</text:p>
          </table:table-cell>
          <table:table-cell table:style-name="ce8"/>
          <table:table-cell table:style-name="ce1"/>
          <table:table-cell office:value-type="string" table:style-name="ce85">
            <text:p>Critère 12</text:p>
          </table:table-cell>
          <table:table-cell office:value-type="float" office:value="3.8461538461538464E-2" table:formula="of:=[.D19]/SUM([.D$8:.D$19])" table:style-name="ce91">
            <text:p>0,038461538</text:p>
          </table:table-cell>
          <table:table-cell office:value-type="float" office:value="9.5238095238095233E-2" table:formula="of:=[.E19]/SUM([.E$8:.E$19])" table:style-name="ce91">
            <text:p>0,095238095</text:p>
          </table:table-cell>
          <table:table-cell office:value-type="float" office:value="0.17647058823529413" table:formula="of:=[.F19]/SUM([.F$8:.F$19])" table:style-name="ce91">
            <text:p>0,176470588</text:p>
          </table:table-cell>
          <table:table-cell office:value-type="float" office:value="7.6433121019108291E-2" table:formula="of:=[.G19]/SUM([.G$8:.G$19])" table:style-name="ce91">
            <text:p>0,076433121</text:p>
          </table:table-cell>
          <table:table-cell office:value-type="float" office:value="4.72972972972973E-2" table:formula="of:=[.H19]/SUM([.H$8:.H$19])" table:style-name="ce91">
            <text:p>0,047297297</text:p>
          </table:table-cell>
          <table:table-cell office:value-type="float" office:value="0.10619469026548674" table:formula="of:=[.I19]/SUM([.I$8:.I$19])" table:style-name="ce91">
            <text:p>0,10619469</text:p>
          </table:table-cell>
          <table:table-cell office:value-type="float" office:value="0.19108280254777071" table:formula="of:=[.J19]/SUM([.J$8:.J$19])" table:style-name="ce91">
            <text:p>0,191082803</text:p>
          </table:table-cell>
          <table:table-cell office:value-type="float" office:value="0.33277870216306155" table:formula="of:=[.K19]/SUM([.K$8:.K$19])" table:style-name="ce91">
            <text:p>0,332778702</text:p>
          </table:table-cell>
          <table:table-cell office:value-type="float" office:value="0.17595307917888561" table:formula="of:=[.L19]/SUM([.L$8:.L$19])" table:style-name="ce91">
            <text:p>0,175953079</text:p>
          </table:table-cell>
          <table:table-cell office:value-type="float" office:value="0.13824884792626729" table:formula="of:=[.M19]/SUM([.M$8:.M$19])" table:style-name="ce91">
            <text:p>0,138248848</text:p>
          </table:table-cell>
          <table:table-cell office:value-type="float" office:value="0.28938906752411575" table:formula="of:=[.N19]/SUM([.N$8:.N$19])" table:style-name="ce91">
            <text:p>0,289389068</text:p>
          </table:table-cell>
          <table:table-cell office:value-type="float" office:value="0.13513513513513511" table:formula="of:=[.O19]/SUM([.O$8:.O$19])" table:style-name="ce91">
            <text:p>0,135135135</text:p>
          </table:table-cell>
          <table:table-cell table:style-name="ce92"/>
          <table:table-cell office:value-type="float" office:value="0.15022358041600467" table:formula="of:=AVERAGE([.V19:.AG19])" table:style-name="ce93">
            <text:p>0,15022358</text:p>
          </table:table-cell>
          <table:table-cell table:style-name="ce1"/>
          <table:table-cell office:value-type="float" office:value="2.2944380207010187" table:formula="of:=([.D19]*[.$AI$8])+([.E19]*[.$AI$9])+([.F19]*[.$AI$10])+([.G19]*[.$AI$11])+([.H19]*[.$AI$12])+([.I19]*[.$AI$13])+([.J19]*[.AI$14])+([.K19]*[.$AI$15])+([.L19]*[.$AI$16])+([.M19]*[.$AI$17])+([.N19]*[.$AI$18])+([.M19]*[.$AI$19])" table:style-name="ce93">
            <text:p>2,294438021</text:p>
          </table:table-cell>
          <table:table-cell table:style-name="ce1"/>
          <table:table-cell office:value-type="float" office:value="15.273487786319407" table:formula="of:=[.AK19]/[.AI19]" table:style-name="ce93">
            <text:p>15,27348779</text:p>
          </table:table-cell>
          <table:table-cell table:number-columns-repeated="16345"/>
        </table:table-row>
        <table:table-row table:number-rows-repeated="3" table:style-name="ro2">
          <table:table-cell/>
          <table:table-cell table:style-name="ce5"/>
          <table:table-cell table:number-columns-repeated="16" table:style-name="ce1"/>
          <table:table-cell table:style-name="ce8"/>
          <table:table-cell table:number-columns-repeated="16365" table:style-name="ce1"/>
        </table:table-row>
        <table:table-row table:style-name="ro4">
          <table:table-cell/>
          <table:table-cell table:style-name="ce5"/>
          <table:table-cell office:value-type="string" table:style-name="ce94">
            <text:p>λ<text:span text:style-name="T11">max </text:span><text:span text:style-name="T2">:</text:span></text:p>
          </table:table-cell>
          <table:table-cell office:value-type="float" office:value="14.379155971386766" table:formula="of:=AVERAGE([.AM8:.AM19])" table:style-name="ce95">
            <text:p>14,37915597</text:p>
          </table:table-cell>
          <table:table-cell office:value-type="string" table:number-columns-spanned="3" table:number-rows-spanned="1" table:style-name="ce75">
            <text:p><text:s/>(Cohérence moyenne)</text:p>
          </table:table-cell>
          <table:covered-table-cell table:number-columns-repeated="2"/>
          <table:table-cell table:number-columns-repeated="11" table:style-name="ce1"/>
          <table:table-cell table:style-name="ce8"/>
          <table:table-cell table:number-columns-repeated="16365" table:style-name="ce1"/>
        </table:table-row>
        <table:table-row table:style-name="ro4">
          <table:table-cell/>
          <table:table-cell table:style-name="ce5"/>
          <table:table-cell office:value-type="string" table:style-name="ce94">
            <text:p>IA :</text:p>
          </table:table-cell>
          <table:table-cell office:value-type="float" office:value="1.48" table:style-name="ce95">
            <text:p>1,48</text:p>
          </table:table-cell>
          <table:table-cell office:value-type="string" table:number-columns-spanned="3" table:number-rows-spanned="1" table:style-name="ce76">
            <text:p><text:s/>(Indice aléatoire)</text:p>
          </table:table-cell>
          <table:covered-table-cell table:number-columns-repeated="2"/>
          <table:table-cell table:number-columns-repeated="11" table:style-name="ce1"/>
          <table:table-cell table:style-name="ce8"/>
          <table:table-cell table:number-columns-repeated="16365" table:style-name="ce1"/>
        </table:table-row>
        <table:table-row table:style-name="ro4">
          <table:table-cell/>
          <table:table-cell table:style-name="ce5"/>
          <table:table-cell office:value-type="string" table:style-name="ce96">
            <text:p>CI :</text:p>
          </table:table-cell>
          <table:table-cell office:value-type="float" office:value="0.21628690648970597" table:formula="of:=([.D23]-12)/(12-1)" table:style-name="ce95">
            <text:p>0,216286906</text:p>
          </table:table-cell>
          <table:table-cell office:value-type="string" table:number-columns-spanned="3" table:number-rows-spanned="1" table:style-name="ce76">
            <text:p><text:s/>(Indice de Cohérence)</text:p>
          </table:table-cell>
          <table:covered-table-cell table:number-columns-repeated="2"/>
          <table:table-cell table:number-columns-repeated="11" table:style-name="ce1"/>
          <table:table-cell table:style-name="ce8"/>
          <table:table-cell table:number-columns-repeated="16365" table:style-name="ce1"/>
        </table:table-row>
        <table:table-row table:style-name="ro4">
          <table:table-cell/>
          <table:table-cell table:style-name="ce5"/>
          <table:table-cell office:value-type="string" table:style-name="ce96">
            <text:p>CR :</text:p>
          </table:table-cell>
          <table:table-cell office:value-type="percentage" office:value="0.14613980168223376" table:formula="of:=[.D25]/[.D24]" table:style-name="ce120">
            <text:p>14,61 %</text:p>
          </table:table-cell>
          <table:table-cell office:value-type="string" table:number-columns-spanned="3" table:number-rows-spanned="1" table:style-name="ce76">
            <text:p><text:s/>(Ratio de cohérence)</text:p>
          </table:table-cell>
          <table:covered-table-cell table:number-columns-repeated="2"/>
          <table:table-cell table:number-columns-repeated="11" table:style-name="ce1"/>
          <table:table-cell table:style-name="ce8"/>
          <table:table-cell table:number-columns-repeated="16365" table:style-name="ce1"/>
        </table:table-row>
        <table:table-row table:style-name="ro2">
          <table:table-cell/>
          <table:table-cell table:style-name="ce5"/>
          <table:table-cell table:number-columns-repeated="16" table:style-name="ce1"/>
          <table:table-cell table:style-name="ce8"/>
          <table:table-cell table:number-columns-repeated="16365" table:style-name="ce1"/>
        </table:table-row>
        <table:table-row table:style-name="ro4">
          <table:table-cell/>
          <table:table-cell table:style-name="ce5"/>
          <table:table-cell office:value-type="string" office:string-value="Le ration de cohérence est supérieur à 10%, vous devriez reprendre la matrice" table:formula="of:=IF([.D26]&lt;0.1;&quot;&quot;;&quot;Le ration de cohérence est supérieur à 10%, vous devriez reprendre la matrice&quot;)" table:number-columns-spanned="5" table:number-rows-spanned="2" table:style-name="ce102">
            <text:p>Le ration de cohérence est supérieur à 10%, vous devriez reprendre la matrice</text:p>
          </table:table-cell>
          <table:covered-table-cell table:number-columns-repeated="4"/>
          <table:table-cell table:number-columns-repeated="11" table:style-name="ce1"/>
          <table:table-cell table:style-name="ce8"/>
          <table:table-cell table:number-columns-repeated="16365" table:style-name="ce1"/>
        </table:table-row>
        <table:table-row table:style-name="ro2">
          <table:table-cell/>
          <table:table-cell table:style-name="ce5"/>
          <table:covered-table-cell/>
          <table:covered-table-cell table:number-columns-repeated="4"/>
          <table:table-cell table:number-columns-repeated="11" table:style-name="ce1"/>
          <table:table-cell table:style-name="ce8"/>
          <table:table-cell table:number-columns-repeated="16365" table:style-name="ce1"/>
        </table:table-row>
        <table:table-row table:style-name="ro2">
          <table:table-cell/>
          <table:table-cell table:style-name="ce5"/>
          <table:table-cell table:number-columns-repeated="16" table:style-name="ce1"/>
          <table:table-cell table:style-name="ce8"/>
          <table:table-cell table:number-columns-repeated="16365" table:style-name="ce1"/>
        </table:table-row>
        <table:table-row table:style-name="ro2">
          <table:table-cell/>
          <table:table-cell table:style-name="ce21"/>
          <table:table-cell table:number-columns-repeated="16" table:style-name="ce22"/>
          <table:table-cell table:style-name="ce23"/>
          <table:table-cell table:number-columns-repeated="16365" table:style-name="ce1"/>
        </table:table-row>
        <table:table-row table:style-name="ro2">
          <table:table-cell table:number-columns-repeated="16384"/>
        </table:table-row>
        <table:table-row table:number-rows-repeated="1048544" table:style-name="ro2" table:visibility="collapse">
          <table:table-cell table:number-columns-repeated="16384"/>
        </table:table-row>
      </table:table>
      <table:database-ranges>
        <table:database-range table:target-range-address="3_critères.C14:3_critères.D14" table:name="__Anonymous_Sheet_DB__2" table:contains-header="fals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style:font-face style:name="Liberation Sans1" svg:font-family="&quot;Liberation Sans1&quot;"/>
    <style:font-face style:name="Vani" svg:font-family="Vani"/>
  </office:font-face-decls>
  <office:styles>
    <number:number-style style:name="N0">
      <number:number number:min-integer-digits="1"/>
    </number:number-style>
    <number:number-style style:name="N2">
      <number:number number:decimal-places="2" number:min-integer-digits="1"/>
    </number:number-style>
    <number:percentage-style style:name="N36">
      <number:number number:decimal-places="2" number:min-integer-digits="1"/>
      <number:text> %</number:text>
    </number:percentage-style>
    <number:number-style style:name="N37">
      <number:number number:decimal-places="4" number:min-integer-digits="1"/>
    </number:number-style>
    <number:number-style style:name="N38">
      <number:number number:decimal-places="3"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CCFFCC"/>
      <style:text-properties fo:color="#006600"/>
    </style:style>
    <style:style style:name="cf2" style:family="table-cell" style:data-style-name="N0">
      <style:table-cell-properties fo:background-color="#FFCCCC"/>
      <style:text-properties fo:color="#CC00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OM </meta:initial-creator>
    <dc:creator>Kevin</dc:creator>
    <meta:creation-date>2019-05-17T10:47:59Z</meta:creation-date>
    <dc:date>2021-03-24T18:24:57Z</dc:date>
    <meta:editing-cycles>31</meta:editing-cycles>
    <meta:editing-duration>PT13672S</meta:editing-duration>
  </office:meta>
</office:document-meta>
</file>